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661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0.7862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736in" svg:height="3.5555in" svg:x="10.7736in" svg:y="8.8in">
            <draw:object draw:notify-on-update-of-ranges="Sheet1.B1:Sheet1.B1 Sheet1.B2:Sheet1.B100 Sheet1.C1:Sheet1.C1 Sheet1.C2:Sheet1.C10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41in" svg:height="3.5449in" svg:x="17.022in" svg:y="8.7669in">
            <draw:object draw:notify-on-update-of-ranges="Sheet1.B1:Sheet1.B1 Sheet1.B2:Sheet1.B501 Sheet1.C1:Sheet1.C1 Sheet1.C2:Sheet1.C50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348in" svg:height="3.5453in" svg:x="23.3303in" svg:y="8.7886in">
            <draw:object draw:notify-on-update-of-ranges="Sheet1.B1:Sheet1.B1 Sheet1.B2:Sheet1.B1001 Sheet1.C1:Sheet1.C1 Sheet1.C2:Sheet1.C100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arams</text:p>
          </table:table-cell>
          <table:table-cell office:value-type="string" calcext:value-type="string">
            <text:p>Time Savings</text:p>
          </table:table-cell>
          <table:table-cell office:value-type="string" calcext:value-type="string">
            <text:p>BD-BR Inc</text:p>
          </table:table-cell>
          <table:table-cell office:value-type="string" calcext:value-type="string">
            <text:p>RDCCOst</text:p>
          </table:table-cell>
        </table:table-row>
        <table:table-row table:style-name="ro1">
          <table:table-cell office:value-type="string" calcext:value-type="string">
            <text:p>BipredSearchRange=2_SearchRange=32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149" calcext:value-type="float">
            <text:p>0.0149</text:p>
          </table:table-cell>
        </table:table-row>
        <table:table-row table:style-name="ro1">
          <table:table-cell office:value-type="string" calcext:value-type="string">
            <text:p>BipredSearchRange=2_QuadtreeTUMaxDepthInter=2_SearchRange=32</text:p>
          </table:table-cell>
          <table:table-cell office:value-type="float" office:value="0.3593" calcext:value-type="float">
            <text:p>0.359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69" calcext:value-type="float">
            <text:p>0.0069</text:p>
          </table:table-cell>
        </table:table-row>
        <table:table-row table:style-name="ro1">
          <table:table-cell office:value-type="string" calcext:value-type="string">
            <text:p>BipredSearchRange=2_SearchRange=32_TestRect=0.7</text:p>
          </table:table-cell>
          <table:table-cell office:value-type="float" office:value="0.3656" calcext:value-type="float">
            <text:p>0.3656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119" calcext:value-type="float">
            <text:p>0.0119</text:p>
          </table:table-cell>
        </table:table-row>
        <table:table-row table:style-name="ro1">
          <table:table-cell office:value-type="string" calcext:value-type="string">
            <text:p>BipredSearchRange=2_SearchRange=32_TestRect=0.3</text:p>
          </table:table-cell>
          <table:table-cell office:value-type="float" office:value="0.4938" calcext:value-type="float">
            <text:p>0.4938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217" calcext:value-type="float">
            <text:p>0.0217</text:p>
          </table:table-cell>
        </table:table-row>
        <table:table-row table:style-name="ro1">
          <table:table-cell office:value-type="string" calcext:value-type="string">
            <text:p>BipredSearchRange=2_SearchRange=32_TestRect=0.9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132" calcext:value-type="float">
            <text:p>0.0132</text:p>
          </table:table-cell>
        </table:table-row>
        <table:table-row table:style-name="ro1">
          <table:table-cell office:value-type="string" calcext:value-type="string">
            <text:p>BipredSearchRange=2_SearchRange=32_TestRect=0.8</text:p>
          </table:table-cell>
          <table:table-cell office:value-type="float" office:value="0.1363" calcext:value-type="float">
            <text:p>0.136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235" calcext:value-type="float">
            <text:p>0.0235</text:p>
          </table:table-cell>
        </table:table-row>
        <table:table-row table:style-name="ro1">
          <table:table-cell office:value-type="string" calcext:value-type="string">
            <text:p>BipredSearchRange=2_SearchRange=32_TestRect=0</text:p>
          </table:table-cell>
          <table:table-cell office:value-type="float" office:value="0.5735" calcext:value-type="float">
            <text:p>0.5735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BipredSearchRange=2_SearchRange=32_TestRect=0.6</text:p>
          </table:table-cell>
          <table:table-cell office:value-type="float" office:value="0.2586" calcext:value-type="float">
            <text:p>0.2586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282" calcext:value-type="float">
            <text:p>0.0282</text:p>
          </table:table-cell>
        </table:table-row>
        <table:table-row table:style-name="ro1">
          <table:table-cell office:value-type="string" calcext:value-type="string">
            <text:p>BipredSearchRange=2_SearchRange=32_TestRect=0.4</text:p>
          </table:table-cell>
          <table:table-cell office:value-type="float" office:value="0.332" calcext:value-type="float">
            <text:p>0.332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318" calcext:value-type="float">
            <text:p>0.0318</text:p>
          </table:table-cell>
        </table:table-row>
        <table:table-row table:style-name="ro1">
          <table:table-cell office:value-type="string" calcext:value-type="string">
            <text:p>BipredSearchRange=2_SearchRange=32_TestRect=0.2</text:p>
          </table:table-cell>
          <table:table-cell office:value-type="float" office:value="0.27" calcext:value-type="float">
            <text:p>0.27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529" calcext:value-type="float">
            <text:p>0.0529</text:p>
          </table:table-cell>
        </table:table-row>
        <table:table-row table:style-name="ro1">
          <table:table-cell office:value-type="string" calcext:value-type="string">
            <text:p>BipredSearchRange=2_SearchRange=32_TestRect=0.1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BipredSearchRange=2_SearchRange=32_TestRect=0.5</text:p>
          </table:table-cell>
          <table:table-cell office:value-type="float" office:value="0.2495" calcext:value-type="float">
            <text:p>0.2495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379" calcext:value-type="float">
            <text:p>0.0379</text:p>
          </table:table-cell>
        </table:table-row>
        <table:table-row table:style-name="ro1">
          <table:table-cell office:value-type="string" calcext:value-type="string">
            <text:p>BipredSearchRange=0_SearchRange=32</text:p>
          </table:table-cell>
          <table:table-cell office:value-type="float" office:value="0.2028" calcext:value-type="float">
            <text:p>0.202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1">
          <table:table-cell office:value-type="string" calcext:value-type="string">
            <text:p>BipredSearchRange=2_SearchRange=8</text:p>
          </table:table-cell>
          <table:table-cell office:value-type="float" office:value="0.0564" calcext:value-type="float">
            <text:p>0.056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276" calcext:value-type="float">
            <text:p>0.0276</text:p>
          </table:table-cell>
        </table:table-row>
        <table:table-row table:style-name="ro1">
          <table:table-cell office:value-type="string" calcext:value-type="string">
            <text:p>BipredSearchRange=2_QuadtreeTUMaxDepthInter=1_SearchRange=32</text:p>
          </table:table-cell>
          <table:table-cell office:value-type="float" office:value="0.3965" calcext:value-type="float">
            <text:p>0.3965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114" calcext:value-type="float">
            <text:p>0.0114</text:p>
          </table:table-cell>
        </table:table-row>
        <table:table-row table:style-name="ro1">
          <table:table-cell office:value-type="string" calcext:value-type="string">
            <text:p>AMP=0_BipredSearchRange=2_SearchRange=32</text:p>
          </table:table-cell>
          <table:table-cell office:value-type="float" office:value="0.3273" calcext:value-type="float">
            <text:p>0.3273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262" calcext:value-type="float">
            <text:p>0.0262</text:p>
          </table:table-cell>
        </table:table-row>
        <table:table-row table:style-name="ro1">
          <table:table-cell office:value-type="string" calcext:value-type="string">
            <text:p>BipredSearchRange=2_RefFrames=3_SearchRange=32</text:p>
          </table:table-cell>
          <table:table-cell office:value-type="float" office:value="0.2061" calcext:value-type="float">
            <text:p>0.2061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301" calcext:value-type="float">
            <text:p>0.0301</text:p>
          </table:table-cell>
        </table:table-row>
        <table:table-row table:style-name="ro1">
          <table:table-cell office:value-type="string" calcext:value-type="string">
            <text:p>BipredSearchRange=2_HadamardME=0_SearchRange=32</text:p>
          </table:table-cell>
          <table:table-cell office:value-type="float" office:value="0.3742" calcext:value-type="float">
            <text:p>0.3742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302" calcext:value-type="float">
            <text:p>0.0302</text:p>
          </table:table-cell>
        </table:table-row>
        <table:table-row table:style-name="ro1">
          <table:table-cell office:value-type="string" calcext:value-type="string">
            <text:p>BipredSearchRange=2_RefFrames=2_SearchRange=32</text:p>
          </table:table-cell>
          <table:table-cell office:value-type="float" office:value="0.3005" calcext:value-type="float">
            <text:p>0.3005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447" calcext:value-type="float">
            <text:p>0.0447</text:p>
          </table:table-cell>
        </table:table-row>
        <table:table-row table:style-name="ro1">
          <table:table-cell office:value-type="string" calcext:value-type="string">
            <text:p>BipredSearchRange=2_FME=1_SearchRange=32</text:p>
          </table:table-cell>
          <table:table-cell office:value-type="float" office:value="0.3513" calcext:value-type="float">
            <text:p>0.3513</text:p>
          </table:table-cell>
          <table:table-cell office:value-type="float" office:value="0.043" calcext:value-type="float">
            <text:p>0.043</text:p>
          </table:table-cell>
          <table:table-cell office:value-type="float" office:value="0.1224" calcext:value-type="float">
            <text:p>0.1224</text:p>
          </table:table-cell>
        </table:table-row>
        <table:table-row table:style-name="ro1">
          <table:table-cell office:value-type="string" calcext:value-type="string">
            <text:p>BipredSearchRange=2_MaxPartitionDepth=3_SearchRange=32</text:p>
          </table:table-cell>
          <table:table-cell office:value-type="float" office:value="0.2261" calcext:value-type="float">
            <text:p>0.2261</text:p>
          </table:table-cell>
          <table:table-cell office:value-type="float" office:value="0.0872" calcext:value-type="float">
            <text:p>0.0872</text:p>
          </table:table-cell>
          <table:table-cell office:value-type="float" office:value="0.3858" calcext:value-type="float">
            <text:p>0.3858</text:p>
          </table:table-cell>
        </table:table-row>
        <table:table-row table:style-name="ro1">
          <table:table-cell office:value-type="string" calcext:value-type="string">
            <text:p>BipredSearchRange=2_RefFrames=1_SearchRange=32</text:p>
          </table:table-cell>
          <table:table-cell office:value-type="float" office:value="0.4782" calcext:value-type="float">
            <text:p>0.4782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432" calcext:value-type="float">
            <text:p>0.0432</text:p>
          </table:table-cell>
        </table:table-row>
        <table:table-row table:style-name="ro1">
          <table:table-cell office:value-type="string" calcext:value-type="string">
            <text:p>BipredSearchRange=2_FME=0_SearchRange=32</text:p>
          </table:table-cell>
          <table:table-cell office:value-type="float" office:value="0.5756" calcext:value-type="float">
            <text:p>0.5756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1747" calcext:value-type="float">
            <text:p>0.1747</text:p>
          </table:table-cell>
        </table:table-row>
        <table:table-row table:style-name="ro1">
          <table:table-cell office:value-type="string" calcext:value-type="string">
            <text:p>BipredSearchRange=2_SearchRange=0</text:p>
          </table:table-cell>
          <table:table-cell office:value-type="float" office:value="0.165" calcext:value-type="float">
            <text:p>0.165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1714" calcext:value-type="float">
            <text:p>0.1714</text:p>
          </table:table-cell>
        </table:table-row>
        <table:table-row table:style-name="ro1">
          <table:table-cell office:value-type="string" calcext:value-type="string">
            <text:p>BipredSearchRange=2_RDOQ=0_SearchRange=32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8448" calcext:value-type="float">
            <text:p>0.8448</text:p>
          </table:table-cell>
        </table:table-row>
        <table:table-row table:style-name="ro1">
          <table:table-cell office:value-type="string" calcext:value-type="string">
            <text:p>BipredSearchRange=2_MaxPartitionDepth=2_SearchRange=32</text:p>
          </table:table-cell>
          <table:table-cell office:value-type="float" office:value="0.612" calcext:value-type="float">
            <text:p>0.612</text:p>
          </table:table-cell>
          <table:table-cell office:value-type="float" office:value="0.2886" calcext:value-type="float">
            <text:p>0.2886</text:p>
          </table:table-cell>
          <table:table-cell office:value-type="float" office:value="0.4716" calcext:value-type="float">
            <text:p>0.4716</text:p>
          </table:table-cell>
        </table:table-row>
        <table:table-row table:style-name="ro1">
          <table:table-cell office:value-type="string" calcext:value-type="string">
            <text:p>BipredSearchRange=2_FME=2_SearchRange=32</text:p>
          </table:table-cell>
          <table:table-cell office:value-type="float" office:value="0.3446" calcext:value-type="float">
            <text:p>0.3446</text:p>
          </table:table-cell>
          <table:table-cell office:value-type="float" office:value="0.1035" calcext:value-type="float">
            <text:p>0.1035</text:p>
          </table:table-cell>
          <table:table-cell office:value-type="float" office:value="0.3005" calcext:value-type="float">
            <text:p>0.3005</text:p>
          </table:table-cell>
        </table:table-row>
        <table:table-row table:style-name="ro1">
          <table:table-cell office:value-type="string" calcext:value-type="string">
            <text:p>BipredSearchRange=2_MaxPartitionDepth=1_SearchRange=32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7102" calcext:value-type="float">
            <text:p>0.7102</text:p>
          </table:table-cell>
          <table:table-cell office:value-type="float" office:value="0.8908" calcext:value-type="float">
            <text:p>0.8908</text:p>
          </table:table-cell>
        </table:table-row>
        <table:table-row table:style-name="ro1">
          <table:table-cell office:value-type="string" calcext:value-type="string">
            <text:p>BipredSearchRange=0_QuadtreeTUMaxDepthInter=2_SearchRange=32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137" calcext:value-type="float">
            <text:p>0.0137</text:p>
          </table:table-cell>
        </table:table-row>
        <table:table-row table:style-name="ro1">
          <table:table-cell office:value-type="string" calcext:value-type="string">
            <text:p>BipredSearchRange=0_SearchRange=32_TestRect=0.7</text:p>
          </table:table-cell>
          <table:table-cell office:value-type="float" office:value="0.231" calcext:value-type="float">
            <text:p>0.231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236" calcext:value-type="float">
            <text:p>0.0236</text:p>
          </table:table-cell>
        </table:table-row>
        <table:table-row table:style-name="ro1">
          <table:table-cell office:value-type="string" calcext:value-type="string">
            <text:p>BipredSearchRange=0_SearchRange=32_TestRect=0.3</text:p>
          </table:table-cell>
          <table:table-cell office:value-type="float" office:value="0.3193" calcext:value-type="float">
            <text:p>0.3193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429" calcext:value-type="float">
            <text:p>0.0429</text:p>
          </table:table-cell>
        </table:table-row>
        <table:table-row table:style-name="ro1">
          <table:table-cell office:value-type="string" calcext:value-type="string">
            <text:p>BipredSearchRange=0_SearchRange=32_TestRect=0.9</text:p>
          </table:table-cell>
          <table:table-cell office:value-type="float" office:value="0.2" calcext:value-type="float">
            <text:p>0.2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224" calcext:value-type="float">
            <text:p>0.0224</text:p>
          </table:table-cell>
        </table:table-row>
        <table:table-row table:style-name="ro1">
          <table:table-cell office:value-type="string" calcext:value-type="string">
            <text:p>BipredSearchRange=0_SearchRange=32_TestRect=0.8</text:p>
          </table:table-cell>
          <table:table-cell office:value-type="float" office:value="0.1661" calcext:value-type="float">
            <text:p>0.1661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261" calcext:value-type="float">
            <text:p>0.0261</text:p>
          </table:table-cell>
        </table:table-row>
        <table:table-row table:style-name="ro1">
          <table:table-cell office:value-type="string" calcext:value-type="string">
            <text:p>BipredSearchRange=0_SearchRange=32_TestRect=0</text:p>
          </table:table-cell>
          <table:table-cell office:value-type="float" office:value="0.4085" calcext:value-type="float">
            <text:p>0.408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525" calcext:value-type="float">
            <text:p>0.0525</text:p>
          </table:table-cell>
        </table:table-row>
        <table:table-row table:style-name="ro1">
          <table:table-cell office:value-type="string" calcext:value-type="string">
            <text:p>BipredSearchRange=0_SearchRange=32_TestRect=0.6</text:p>
          </table:table-cell>
          <table:table-cell office:value-type="float" office:value="0.1994" calcext:value-type="float">
            <text:p>0.1994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483" calcext:value-type="float">
            <text:p>0.0483</text:p>
          </table:table-cell>
        </table:table-row>
        <table:table-row table:style-name="ro1">
          <table:table-cell office:value-type="string" calcext:value-type="string">
            <text:p>BipredSearchRange=0_SearchRange=32_TestRect=0.4</text:p>
          </table:table-cell>
          <table:table-cell office:value-type="float" office:value="0.3138" calcext:value-type="float">
            <text:p>0.313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414" calcext:value-type="float">
            <text:p>0.0414</text:p>
          </table:table-cell>
        </table:table-row>
        <table:table-row table:style-name="ro1">
          <table:table-cell office:value-type="string" calcext:value-type="string">
            <text:p>BipredSearchRange=0_SearchRange=32_TestRect=0.2</text:p>
          </table:table-cell>
          <table:table-cell office:value-type="float" office:value="0.4082" calcext:value-type="float">
            <text:p>0.4082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362" calcext:value-type="float">
            <text:p>0.0362</text:p>
          </table:table-cell>
        </table:table-row>
        <table:table-row table:style-name="ro1">
          <table:table-cell office:value-type="string" calcext:value-type="string">
            <text:p>BipredSearchRange=0_SearchRange=32_TestRect=0.1</text:p>
          </table:table-cell>
          <table:table-cell office:value-type="float" office:value="0.3689" calcext:value-type="float">
            <text:p>0.3689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459" calcext:value-type="float">
            <text:p>0.0459</text:p>
          </table:table-cell>
        </table:table-row>
        <table:table-row table:style-name="ro1">
          <table:table-cell office:value-type="string" calcext:value-type="string">
            <text:p>BipredSearchRange=0_SearchRange=32_TestRect=0.5</text:p>
          </table:table-cell>
          <table:table-cell office:value-type="float" office:value="0.2167" calcext:value-type="float">
            <text:p>0.2167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504" calcext:value-type="float">
            <text:p>0.0504</text:p>
          </table:table-cell>
        </table:table-row>
        <table:table-row table:style-name="ro1">
          <table:table-cell office:value-type="string" calcext:value-type="string">
            <text:p>BipredSearchRange=0_SearchRange=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office:value-type="float" office:value="29.4229" calcext:value-type="float">
            <text:p>29.4229</text:p>
          </table:table-cell>
        </table:table-row>
        <table:table-row table:style-name="ro1">
          <table:table-cell office:value-type="string" calcext:value-type="string">
            <text:p>BipredSearchRange=0_QuadtreeTUMaxDepthInter=1_SearchRange=32</text:p>
          </table:table-cell>
          <table:table-cell office:value-type="float" office:value="0.3273" calcext:value-type="float">
            <text:p>0.3273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171" calcext:value-type="float">
            <text:p>0.0171</text:p>
          </table:table-cell>
        </table:table-row>
        <table:table-row table:style-name="ro1">
          <table:table-cell office:value-type="string" calcext:value-type="string">
            <text:p>AMP=0_BipredSearchRange=0_SearchRange=32</text:p>
          </table:table-cell>
          <table:table-cell office:value-type="float" office:value="0.1963" calcext:value-type="float">
            <text:p>0.1963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475" calcext:value-type="float">
            <text:p>0.0475</text:p>
          </table:table-cell>
        </table:table-row>
        <table:table-row table:style-name="ro1">
          <table:table-cell office:value-type="string" calcext:value-type="string">
            <text:p>BipredSearchRange=0_RefFrames=3_SearchRange=32</text:p>
          </table:table-cell>
          <table:table-cell office:value-type="float" office:value="0.216" calcext:value-type="float">
            <text:p>0.216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348" calcext:value-type="float">
            <text:p>0.0348</text:p>
          </table:table-cell>
        </table:table-row>
        <table:table-row table:style-name="ro1">
          <table:table-cell office:value-type="string" calcext:value-type="string">
            <text:p>BipredSearchRange=0_HadamardME=0_SearchRange=32</text:p>
          </table:table-cell>
          <table:table-cell office:value-type="float" office:value="0.258" calcext:value-type="float">
            <text:p>0.258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BipredSearchRange=0_RefFrames=2_SearchRange=32</text:p>
          </table:table-cell>
          <table:table-cell office:value-type="float" office:value="0.1751" calcext:value-type="float">
            <text:p>0.1751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862" calcext:value-type="float">
            <text:p>0.0862</text:p>
          </table:table-cell>
        </table:table-row>
        <table:table-row table:style-name="ro1">
          <table:table-cell office:value-type="string" calcext:value-type="string">
            <text:p>BipredSearchRange=0_FME=1_SearchRange=32</text:p>
          </table:table-cell>
          <table:table-cell office:value-type="float" office:value="0.3999" calcext:value-type="float">
            <text:p>0.3999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1071" calcext:value-type="float">
            <text:p>0.1071</text:p>
          </table:table-cell>
        </table:table-row>
        <table:table-row table:style-name="ro1">
          <table:table-cell office:value-type="string" calcext:value-type="string">
            <text:p>BipredSearchRange=0_MaxPartitionDepth=3_SearchRange=32</text:p>
          </table:table-cell>
          <table:table-cell office:value-type="float" office:value="0.3337" calcext:value-type="float">
            <text:p>0.3337</text:p>
          </table:table-cell>
          <table:table-cell office:value-type="float" office:value="0.0874" calcext:value-type="float">
            <text:p>0.0874</text:p>
          </table:table-cell>
          <table:table-cell office:value-type="float" office:value="0.2619" calcext:value-type="float">
            <text:p>0.2619</text:p>
          </table:table-cell>
        </table:table-row>
        <table:table-row table:style-name="ro1">
          <table:table-cell office:value-type="string" calcext:value-type="string">
            <text:p>BipredSearchRange=0_RefFrames=1_SearchRange=32</text:p>
          </table:table-cell>
          <table:table-cell office:value-type="float" office:value="0.5049" calcext:value-type="float">
            <text:p>0.5049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411" calcext:value-type="float">
            <text:p>0.0411</text:p>
          </table:table-cell>
        </table:table-row>
        <table:table-row table:style-name="ro1">
          <table:table-cell office:value-type="string" calcext:value-type="string">
            <text:p>BipredSearchRange=0_FME=0_SearchRange=32</text:p>
          </table:table-cell>
          <table:table-cell office:value-type="float" office:value="0.4786" calcext:value-type="float">
            <text:p>0.4786</text:p>
          </table:table-cell>
          <table:table-cell office:value-type="float" office:value="0.1139" calcext:value-type="float">
            <text:p>0.1139</text:p>
          </table:table-cell>
          <table:table-cell office:value-type="float" office:value="0.2379" calcext:value-type="float">
            <text:p>0.2379</text:p>
          </table:table-cell>
        </table:table-row>
        <table:table-row table:style-name="ro1">
          <table:table-cell office:value-type="string" calcext:value-type="string">
            <text:p>BipredSearchRange=0_SearchRange=0</text:p>
          </table:table-cell>
          <table:table-cell office:value-type="float" office:value="0.1036" calcext:value-type="float">
            <text:p>0.1036</text:p>
          </table:table-cell>
          <table:table-cell office:value-type="float" office:value="0.0567" calcext:value-type="float">
            <text:p>0.0567</text:p>
          </table:table-cell>
          <table:table-cell office:value-type="float" office:value="0.5474" calcext:value-type="float">
            <text:p>0.5474</text:p>
          </table:table-cell>
        </table:table-row>
        <table:table-row table:style-name="ro1">
          <table:table-cell office:value-type="string" calcext:value-type="string">
            <text:p>BipredSearchRange=0_RDOQ=0_SearchRange=32</text:p>
          </table:table-cell>
          <table:table-cell office:value-type="float" office:value="0.3156" calcext:value-type="float">
            <text:p>0.3156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1036" calcext:value-type="float">
            <text:p>0.1036</text:p>
          </table:table-cell>
        </table:table-row>
        <table:table-row table:style-name="ro1">
          <table:table-cell office:value-type="string" calcext:value-type="string">
            <text:p>BipredSearchRange=0_MaxPartitionDepth=2_SearchRange=32</text:p>
          </table:table-cell>
          <table:table-cell office:value-type="float" office:value="0.6306" calcext:value-type="float">
            <text:p>0.6306</text:p>
          </table:table-cell>
          <table:table-cell office:value-type="float" office:value="0.2943" calcext:value-type="float">
            <text:p>0.2943</text:p>
          </table:table-cell>
          <table:table-cell office:value-type="float" office:value="0.4667" calcext:value-type="float">
            <text:p>0.4667</text:p>
          </table:table-cell>
        </table:table-row>
        <table:table-row table:style-name="ro1">
          <table:table-cell office:value-type="string" calcext:value-type="string">
            <text:p>BipredSearchRange=0_FME=2_SearchRange=32</text:p>
          </table:table-cell>
          <table:table-cell office:value-type="float" office:value="0.4084" calcext:value-type="float">
            <text:p>0.4084</text:p>
          </table:table-cell>
          <table:table-cell office:value-type="float" office:value="0.1142" calcext:value-type="float">
            <text:p>0.1142</text:p>
          </table:table-cell>
          <table:table-cell office:value-type="float" office:value="0.2796" calcext:value-type="float">
            <text:p>0.2796</text:p>
          </table:table-cell>
        </table:table-row>
        <table:table-row table:style-name="ro1">
          <table:table-cell office:value-type="string" calcext:value-type="string">
            <text:p>BipredSearchRange=0_MaxPartitionDepth=1_SearchRange=32</text:p>
          </table:table-cell>
          <table:table-cell office:value-type="float" office:value="0.7909" calcext:value-type="float">
            <text:p>0.7909</text:p>
          </table:table-cell>
          <table:table-cell office:value-type="float" office:value="0.7138" calcext:value-type="float">
            <text:p>0.7138</text:p>
          </table:table-cell>
          <table:table-cell office:value-type="float" office:value="0.9024" calcext:value-type="float">
            <text:p>0.9024</text:p>
          </table:table-cell>
        </table:table-row>
        <table:table-row table:style-name="ro1">
          <table:table-cell office:value-type="string" calcext:value-type="string">
            <text:p>BipredSearchRange=2_QuadtreeTUMaxDepthInter=2_SearchRange=8</text:p>
          </table:table-cell>
          <table:table-cell office:value-type="float" office:value="0.3541" calcext:value-type="float">
            <text:p>0.3541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73" calcext:value-type="float">
            <text:p>0.0073</text:p>
          </table:table-cell>
        </table:table-row>
        <table:table-row table:style-name="ro1">
          <table:table-cell office:value-type="string" calcext:value-type="string">
            <text:p>BipredSearchRange=2_SearchRange=8_TestRect=0.7</text:p>
          </table:table-cell>
          <table:table-cell office:value-type="float" office:value="0.101" calcext:value-type="float">
            <text:p>0.101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628" calcext:value-type="float">
            <text:p>0.0628</text:p>
          </table:table-cell>
        </table:table-row>
        <table:table-row table:style-name="ro1">
          <table:table-cell office:value-type="string" calcext:value-type="string">
            <text:p>BipredSearchRange=2_SearchRange=8_TestRect=0.3</text:p>
          </table:table-cell>
          <table:table-cell office:value-type="float" office:value="0.3674" calcext:value-type="float">
            <text:p>0.367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25" calcext:value-type="float">
            <text:p>0.0325</text:p>
          </table:table-cell>
        </table:table-row>
        <table:table-row table:style-name="ro1">
          <table:table-cell office:value-type="string" calcext:value-type="string">
            <text:p>BipredSearchRange=2_SearchRange=8_TestRect=0.9</text:p>
          </table:table-cell>
          <table:table-cell office:value-type="float" office:value="0.333" calcext:value-type="float">
            <text:p>0.333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114" calcext:value-type="float">
            <text:p>0.0114</text:p>
          </table:table-cell>
        </table:table-row>
        <table:table-row table:style-name="ro1">
          <table:table-cell office:value-type="string" calcext:value-type="string">
            <text:p>BipredSearchRange=2_SearchRange=8_TestRect=0.8</text:p>
          </table:table-cell>
          <table:table-cell office:value-type="float" office:value="0.3547" calcext:value-type="float">
            <text:p>0.354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3" calcext:value-type="float">
            <text:p>0.0113</text:p>
          </table:table-cell>
        </table:table-row>
        <table:table-row table:style-name="ro1">
          <table:table-cell office:value-type="string" calcext:value-type="string">
            <text:p>BipredSearchRange=2_SearchRange=8_TestRect=0</text:p>
          </table:table-cell>
          <table:table-cell office:value-type="float" office:value="0.5938" calcext:value-type="float">
            <text:p>0.5938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BipredSearchRange=2_SearchRange=8_TestRect=0.6</text:p>
          </table:table-cell>
          <table:table-cell office:value-type="float" office:value="0.414" calcext:value-type="float">
            <text:p>0.414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171" calcext:value-type="float">
            <text:p>0.0171</text:p>
          </table:table-cell>
        </table:table-row>
        <table:table-row table:style-name="ro1">
          <table:table-cell office:value-type="string" calcext:value-type="string">
            <text:p>BipredSearchRange=2_SearchRange=8_TestRect=0.4</text:p>
          </table:table-cell>
          <table:table-cell office:value-type="float" office:value="0.3809" calcext:value-type="float">
            <text:p>0.3809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305" calcext:value-type="float">
            <text:p>0.0305</text:p>
          </table:table-cell>
        </table:table-row>
        <table:table-row table:style-name="ro1">
          <table:table-cell office:value-type="string" calcext:value-type="string">
            <text:p>BipredSearchRange=2_SearchRange=8_TestRect=0.2</text:p>
          </table:table-cell>
          <table:table-cell office:value-type="float" office:value="0.4333" calcext:value-type="float">
            <text:p>0.4333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342" calcext:value-type="float">
            <text:p>0.0342</text:p>
          </table:table-cell>
        </table:table-row>
        <table:table-row table:style-name="ro1">
          <table:table-cell office:value-type="string" calcext:value-type="string">
            <text:p>BipredSearchRange=2_SearchRange=8_TestRect=0.1</text:p>
          </table:table-cell>
          <table:table-cell office:value-type="float" office:value="0.5685" calcext:value-type="float">
            <text:p>0.5685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313" calcext:value-type="float">
            <text:p>0.0313</text:p>
          </table:table-cell>
        </table:table-row>
        <table:table-row table:style-name="ro1">
          <table:table-cell office:value-type="string" calcext:value-type="string">
            <text:p>BipredSearchRange=2_SearchRange=8_TestRect=0.5</text:p>
          </table:table-cell>
          <table:table-cell office:value-type="float" office:value="0.4365" calcext:value-type="float">
            <text:p>0.4365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218" calcext:value-type="float">
            <text:p>0.0218</text:p>
          </table:table-cell>
        </table:table-row>
        <table:table-row table:style-name="ro1">
          <table:table-cell office:value-type="string" calcext:value-type="string">
            <text:p>BipredSearchRange=2_QuadtreeTUMaxDepthInter=1_SearchRange=8</text:p>
          </table:table-cell>
          <table:table-cell office:value-type="float" office:value="0.3021" calcext:value-type="float">
            <text:p>0.3021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169" calcext:value-type="float">
            <text:p>0.0169</text:p>
          </table:table-cell>
        </table:table-row>
        <table:table-row table:style-name="ro1">
          <table:table-cell office:value-type="string" calcext:value-type="string">
            <text:p>AMP=0_BipredSearchRange=2_SearchRange=8</text:p>
          </table:table-cell>
          <table:table-cell office:value-type="float" office:value="0.1807" calcext:value-type="float">
            <text:p>0.1807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522" calcext:value-type="float">
            <text:p>0.0522</text:p>
          </table:table-cell>
        </table:table-row>
        <table:table-row table:style-name="ro1">
          <table:table-cell office:value-type="string" calcext:value-type="string">
            <text:p>BipredSearchRange=2_RefFrames=3_SearchRange=8</text:p>
          </table:table-cell>
          <table:table-cell office:value-type="float" office:value="0.0898" calcext:value-type="float">
            <text:p>0.0898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881" calcext:value-type="float">
            <text:p>0.0881</text:p>
          </table:table-cell>
        </table:table-row>
        <table:table-row table:style-name="ro1">
          <table:table-cell office:value-type="string" calcext:value-type="string">
            <text:p>BipredSearchRange=2_HadamardME=0_SearchRange=8</text:p>
          </table:table-cell>
          <table:table-cell office:value-type="float" office:value="0.3798" calcext:value-type="float">
            <text:p>0.3798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358" calcext:value-type="float">
            <text:p>0.0358</text:p>
          </table:table-cell>
        </table:table-row>
        <table:table-row table:style-name="ro1">
          <table:table-cell office:value-type="string" calcext:value-type="string">
            <text:p>BipredSearchRange=2_RefFrames=2_SearchRange=8</text:p>
          </table:table-cell>
          <table:table-cell office:value-type="float" office:value="0.4606" calcext:value-type="float">
            <text:p>0.4606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336" calcext:value-type="float">
            <text:p>0.0336</text:p>
          </table:table-cell>
        </table:table-row>
        <table:table-row table:style-name="ro1">
          <table:table-cell office:value-type="string" calcext:value-type="string">
            <text:p>BipredSearchRange=2_FME=1_SearchRange=8</text:p>
          </table:table-cell>
          <table:table-cell office:value-type="float" office:value="0.4548" calcext:value-type="float">
            <text:p>0.4548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979" calcext:value-type="float">
            <text:p>0.0979</text:p>
          </table:table-cell>
        </table:table-row>
        <table:table-row table:style-name="ro1">
          <table:table-cell office:value-type="string" calcext:value-type="string">
            <text:p>BipredSearchRange=2_MaxPartitionDepth=3_SearchRange=8</text:p>
          </table:table-cell>
          <table:table-cell office:value-type="float" office:value="0.4283" calcext:value-type="float">
            <text:p>0.4283</text:p>
          </table:table-cell>
          <table:table-cell office:value-type="float" office:value="0.0863" calcext:value-type="float">
            <text:p>0.0863</text:p>
          </table:table-cell>
          <table:table-cell office:value-type="float" office:value="0.2016" calcext:value-type="float">
            <text:p>0.2016</text:p>
          </table:table-cell>
        </table:table-row>
        <table:table-row table:style-name="ro1">
          <table:table-cell office:value-type="string" calcext:value-type="string">
            <text:p>BipredSearchRange=2_RefFrames=1_SearchRange=8</text:p>
          </table:table-cell>
          <table:table-cell office:value-type="float" office:value="0.5633" calcext:value-type="float">
            <text:p>0.5633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352" calcext:value-type="float">
            <text:p>0.0352</text:p>
          </table:table-cell>
        </table:table-row>
        <table:table-row table:style-name="ro1">
          <table:table-cell office:value-type="string" calcext:value-type="string">
            <text:p>BipredSearchRange=2_FME=0_SearchRange=8</text:p>
          </table:table-cell>
          <table:table-cell office:value-type="float" office:value="0.5051" calcext:value-type="float">
            <text:p>0.5051</text:p>
          </table:table-cell>
          <table:table-cell office:value-type="float" office:value="0.1077" calcext:value-type="float">
            <text:p>0.1077</text:p>
          </table:table-cell>
          <table:table-cell office:value-type="float" office:value="0.2133" calcext:value-type="float">
            <text:p>0.2133</text:p>
          </table:table-cell>
        </table:table-row>
        <table:table-row table:style-name="ro1">
          <table:table-cell office:value-type="string" calcext:value-type="string">
            <text:p>BipredSearchRange=2_RDOQ=0_SearchRange=8</text:p>
          </table:table-cell>
          <table:table-cell office:value-type="float" office:value="0.2198" calcext:value-type="float">
            <text:p>0.2198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1448" calcext:value-type="float">
            <text:p>0.1448</text:p>
          </table:table-cell>
        </table:table-row>
        <table:table-row table:style-name="ro1">
          <table:table-cell office:value-type="string" calcext:value-type="string">
            <text:p>BipredSearchRange=2_MaxPartitionDepth=2_SearchRange=8</text:p>
          </table:table-cell>
          <table:table-cell office:value-type="float" office:value="0.6532" calcext:value-type="float">
            <text:p>0.6532</text:p>
          </table:table-cell>
          <table:table-cell office:value-type="float" office:value="0.291" calcext:value-type="float">
            <text:p>0.291</text:p>
          </table:table-cell>
          <table:table-cell office:value-type="float" office:value="0.4455" calcext:value-type="float">
            <text:p>0.4455</text:p>
          </table:table-cell>
        </table:table-row>
        <table:table-row table:style-name="ro1">
          <table:table-cell office:value-type="string" calcext:value-type="string">
            <text:p>BipredSearchRange=2_FME=2_SearchRange=8</text:p>
          </table:table-cell>
          <table:table-cell office:value-type="float" office:value="0.2826" calcext:value-type="float">
            <text:p>0.2826</text:p>
          </table:table-cell>
          <table:table-cell office:value-type="float" office:value="0.1068" calcext:value-type="float">
            <text:p>0.1068</text:p>
          </table:table-cell>
          <table:table-cell office:value-type="float" office:value="0.378" calcext:value-type="float">
            <text:p>0.378</text:p>
          </table:table-cell>
        </table:table-row>
        <table:table-row table:style-name="ro1">
          <table:table-cell office:value-type="string" calcext:value-type="string">
            <text:p>BipredSearchRange=2_MaxPartitionDepth=1_SearchRange=8</text:p>
          </table:table-cell>
          <table:table-cell office:value-type="float" office:value="0.8047" calcext:value-type="float">
            <text:p>0.8047</text:p>
          </table:table-cell>
          <table:table-cell office:value-type="float" office:value="0.7111" calcext:value-type="float">
            <text:p>0.7111</text:p>
          </table:table-cell>
          <table:table-cell office:value-type="float" office:value="0.8837" calcext:value-type="float">
            <text:p>0.8837</text:p>
          </table:table-cell>
        </table:table-row>
        <table:table-row table:style-name="ro1">
          <table:table-cell office:value-type="string" calcext:value-type="string">
            <text:p>BipredSearchRange=2_QuadtreeTUMaxDepthInter=2_SearchRange=32_TestRect=0.9</text:p>
          </table:table-cell>
          <table:table-cell office:value-type="float" office:value="0.2951" calcext:value-type="float">
            <text:p>0.295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36" calcext:value-type="float">
            <text:p>0.0136</text:p>
          </table:table-cell>
        </table:table-row>
        <table:table-row table:style-name="ro1">
          <table:table-cell office:value-type="string" calcext:value-type="string">
            <text:p>BipredSearchRange=2_QuadtreeTUMaxDepthInter=2_SearchRange=8_TestRect=0.9</text:p>
          </table:table-cell>
          <table:table-cell office:value-type="float" office:value="0.2837" calcext:value-type="float">
            <text:p>0.2837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BipredSearchRange=0_SearchRange=8_TestRect=0.9</text:p>
          </table:table-cell>
          <table:table-cell office:value-type="float" office:value="0.1824" calcext:value-type="float">
            <text:p>0.1824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361" calcext:value-type="float">
            <text:p>0.0361</text:p>
          </table:table-cell>
        </table:table-row>
        <table:table-row table:style-name="ro1">
          <table:table-cell office:value-type="string" calcext:value-type="string">
            <text:p>BipredSearchRange=0_QuadtreeTUMaxDepthInter=2_SearchRange=32_TestRect=0.9</text:p>
          </table:table-cell>
          <table:table-cell office:value-type="float" office:value="0.4075" calcext:value-type="float">
            <text:p>0.4075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92" calcext:value-type="float">
            <text:p>0.0092</text:p>
          </table:table-cell>
        </table:table-row>
        <table:table-row table:style-name="ro1">
          <table:table-cell office:value-type="string" calcext:value-type="string">
            <text:p>BipredSearchRange=2_QuadtreeTUMaxDepthInter=1_SearchRange=32_TestRect=0.9</text:p>
          </table:table-cell>
          <table:table-cell office:value-type="float" office:value="0.3051" calcext:value-type="float">
            <text:p>0.3051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string" calcext:value-type="string">
            <text:p>BipredSearchRange=2_QuadtreeTUMaxDepthInter=1_SearchRange=8_TestRect=0.9</text:p>
          </table:table-cell>
          <table:table-cell office:value-type="float" office:value="0.3034" calcext:value-type="float">
            <text:p>0.303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97" calcext:value-type="float">
            <text:p>0.0297</text:p>
          </table:table-cell>
        </table:table-row>
        <table:table-row table:style-name="ro1">
          <table:table-cell office:value-type="string" calcext:value-type="string">
            <text:p>BipredSearchRange=0_QuadtreeTUMaxDepthInter=1_SearchRange=32_TestRect=0.9</text:p>
          </table:table-cell>
          <table:table-cell office:value-type="float" office:value="0.3246" calcext:value-type="float">
            <text:p>0.3246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289" calcext:value-type="float">
            <text:p>0.0289</text:p>
          </table:table-cell>
        </table:table-row>
        <table:table-row table:style-name="ro1">
          <table:table-cell office:value-type="string" calcext:value-type="string">
            <text:p>BipredSearchRange=2_RefFrames=3_SearchRange=32_TestRect=0.9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255" calcext:value-type="float">
            <text:p>0.0255</text:p>
          </table:table-cell>
        </table:table-row>
        <table:table-row table:style-name="ro1">
          <table:table-cell office:value-type="string" calcext:value-type="string">
            <text:p>BipredSearchRange=0_RefFrames=3_SearchRange=32_TestRect=0.9</text:p>
          </table:table-cell>
          <table:table-cell office:value-type="float" office:value="0.1172" calcext:value-type="float">
            <text:p>0.1172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782" calcext:value-type="float">
            <text:p>0.0782</text:p>
          </table:table-cell>
        </table:table-row>
        <table:table-row table:style-name="ro1">
          <table:table-cell office:value-type="string" calcext:value-type="string">
            <text:p>BipredSearchRange=2_RefFrames=3_SearchRange=8_TestRect=0.9</text:p>
          </table:table-cell>
          <table:table-cell office:value-type="float" office:value="0.3402" calcext:value-type="float">
            <text:p>0.3402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275" calcext:value-type="float">
            <text:p>0.0275</text:p>
          </table:table-cell>
        </table:table-row>
        <table:table-row table:style-name="ro1">
          <table:table-cell office:value-type="string" calcext:value-type="string">
            <text:p>AMP=0_BipredSearchRange=2_SearchRange=32_TestRect=0.9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456" calcext:value-type="float">
            <text:p>0.0456</text:p>
          </table:table-cell>
        </table:table-row>
        <table:table-row table:style-name="ro1">
          <table:table-cell office:value-type="string" calcext:value-type="string">
            <text:p>AMP=0_BipredSearchRange=0_SearchRange=32_TestRect=0.9</text:p>
          </table:table-cell>
          <table:table-cell office:value-type="float" office:value="0.2669" calcext:value-type="float">
            <text:p>0.2669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396" calcext:value-type="float">
            <text:p>0.0396</text:p>
          </table:table-cell>
        </table:table-row>
        <table:table-row table:style-name="ro1">
          <table:table-cell office:value-type="string" calcext:value-type="string">
            <text:p>AMP=0_BipredSearchRange=2_SearchRange=8_TestRect=0.9</text:p>
          </table:table-cell>
          <table:table-cell office:value-type="float" office:value="0.4065" calcext:value-type="float">
            <text:p>0.4065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BipredSearchRange=0_HadamardME=0_SearchRange=32_TestRect=0.9</text:p>
          </table:table-cell>
          <table:table-cell office:value-type="float" office:value="0.2876" calcext:value-type="float">
            <text:p>0.2876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string" calcext:value-type="string">
            <text:p>BipredSearchRange=2_HadamardME=0_SearchRange=32_TestRect=0.9</text:p>
          </table:table-cell>
          <table:table-cell office:value-type="float" office:value="0.3035" calcext:value-type="float">
            <text:p>0.3035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434" calcext:value-type="float">
            <text:p>0.0434</text:p>
          </table:table-cell>
        </table:table-row>
        <table:table-row table:style-name="ro1">
          <table:table-cell office:value-type="string" calcext:value-type="string">
            <text:p>BipredSearchRange=2_RefFrames=2_SearchRange=32_TestRect=0.9</text:p>
          </table:table-cell>
          <table:table-cell office:value-type="float" office:value="0.4037" calcext:value-type="float">
            <text:p>0.4037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369" calcext:value-type="float">
            <text:p>0.0369</text:p>
          </table:table-cell>
        </table:table-row>
        <table:table-row table:style-name="ro1">
          <table:table-cell office:value-type="string" calcext:value-type="string">
            <text:p>BipredSearchRange=2_HadamardME=0_SearchRange=8_TestRect=0.9</text:p>
          </table:table-cell>
          <table:table-cell office:value-type="float" office:value="0.3178" calcext:value-type="float">
            <text:p>0.317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71" calcext:value-type="float">
            <text:p>0.0471</text:p>
          </table:table-cell>
        </table:table-row>
        <table:table-row table:style-name="ro1">
          <table:table-cell office:value-type="string" calcext:value-type="string">
            <text:p>BipredSearchRange=0_RefFrames=2_SearchRange=32_TestRect=0.9</text:p>
          </table:table-cell>
          <table:table-cell office:value-type="float" office:value="0.3287" calcext:value-type="float">
            <text:p>0.3287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535" calcext:value-type="float">
            <text:p>0.0535</text:p>
          </table:table-cell>
        </table:table-row>
        <table:table-row table:style-name="ro1">
          <table:table-cell office:value-type="string" calcext:value-type="string">
            <text:p>BipredSearchRange=2_RefFrames=2_SearchRange=8_TestRect=0.9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479" calcext:value-type="float">
            <text:p>0.0479</text:p>
          </table:table-cell>
        </table:table-row>
        <table:table-row table:style-name="ro1">
          <table:table-cell office:value-type="string" calcext:value-type="string">
            <text:p>BipredSearchRange=2_RefFrames=1_SearchRange=8_TestRect=0.9</text:p>
          </table:table-cell>
          <table:table-cell office:value-type="float" office:value="0.5682" calcext:value-type="float">
            <text:p>0.5682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425" calcext:value-type="float">
            <text:p>0.0425</text:p>
          </table:table-cell>
        </table:table-row>
        <table:table-row table:style-name="ro1">
          <table:table-cell office:value-type="string" calcext:value-type="string">
            <text:p>BipredSearchRange=2_RefFrames=1_SearchRange=32_TestRect=0.9</text:p>
          </table:table-cell>
          <table:table-cell office:value-type="float" office:value="0.4812" calcext:value-type="float">
            <text:p>0.481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472" calcext:value-type="float">
            <text:p>0.0472</text:p>
          </table:table-cell>
        </table:table-row>
        <table:table-row table:style-name="ro1">
          <table:table-cell office:value-type="string" calcext:value-type="string">
            <text:p>BipredSearchRange=0_RefFrames=1_SearchRange=32_TestRect=0.9</text:p>
          </table:table-cell>
          <table:table-cell office:value-type="float" office:value="0.4988" calcext:value-type="float">
            <text:p>0.4988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464" calcext:value-type="float">
            <text:p>0.0464</text:p>
          </table:table-cell>
        </table:table-row>
        <table:table-row table:style-name="ro1">
          <table:table-cell office:value-type="string" calcext:value-type="string">
            <text:p>BipredSearchRange=2_SearchRange=0_TestRect=0.9</text:p>
          </table:table-cell>
          <table:table-cell office:value-type="float" office:value="0.2294" calcext:value-type="float">
            <text:p>0.2294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141" calcext:value-type="float">
            <text:p>0.141</text:p>
          </table:table-cell>
        </table:table-row>
        <table:table-row table:style-name="ro1">
          <table:table-cell office:value-type="string" calcext:value-type="string">
            <text:p>BipredSearchRange=2_RDOQ=0_SearchRange=8_TestRect=0.9</text:p>
          </table:table-cell>
          <table:table-cell office:value-type="float" office:value="0.2418" calcext:value-type="float">
            <text:p>0.2418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1441" calcext:value-type="float">
            <text:p>0.1441</text:p>
          </table:table-cell>
        </table:table-row>
        <table:table-row table:style-name="ro1">
          <table:table-cell office:value-type="string" calcext:value-type="string">
            <text:p>BipredSearchRange=0_RDOQ=0_SearchRange=32_TestRect=0.9</text:p>
          </table:table-cell>
          <table:table-cell office:value-type="float" office:value="0.2695" calcext:value-type="float">
            <text:p>0.2695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1348" calcext:value-type="float">
            <text:p>0.1348</text:p>
          </table:table-cell>
        </table:table-row>
        <table:table-row table:style-name="ro1">
          <table:table-cell office:value-type="string" calcext:value-type="string">
            <text:p>BipredSearchRange=2_RDOQ=0_SearchRange=32_TestRect=0.9</text:p>
          </table:table-cell>
          <table:table-cell office:value-type="float" office:value="0.264" calcext:value-type="float">
            <text:p>0.264</text:p>
          </table:table-cell>
          <table:table-cell office:value-type="float" office:value="0.0338" calcext:value-type="float">
            <text:p>0.0338</text:p>
          </table:table-cell>
          <table:table-cell office:value-type="float" office:value="0.128" calcext:value-type="float">
            <text:p>0.128</text:p>
          </table:table-cell>
        </table:table-row>
        <table:table-row table:style-name="ro1">
          <table:table-cell office:value-type="string" calcext:value-type="string">
            <text:p>BipredSearchRange=0_FME=1_SearchRange=32_TestRect=0.9</text:p>
          </table:table-cell>
          <table:table-cell office:value-type="float" office:value="0.356" calcext:value-type="float">
            <text:p>0.356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1217" calcext:value-type="float">
            <text:p>0.1217</text:p>
          </table:table-cell>
        </table:table-row>
        <table:table-row table:style-name="ro1">
          <table:table-cell office:value-type="string" calcext:value-type="string">
            <text:p>BipredSearchRange=2_FME=1_SearchRange=32_TestRect=0.9</text:p>
          </table:table-cell>
          <table:table-cell office:value-type="float" office:value="0.345" calcext:value-type="float">
            <text:p>0.34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1297" calcext:value-type="float">
            <text:p>0.1297</text:p>
          </table:table-cell>
        </table:table-row>
        <table:table-row table:style-name="ro1">
          <table:table-cell office:value-type="string" calcext:value-type="string">
            <text:p>BipredSearchRange=2_FME=1_SearchRange=8_TestRect=0.9</text:p>
          </table:table-cell>
          <table:table-cell office:value-type="float" office:value="0.4584" calcext:value-type="float">
            <text:p>0.4584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0913" calcext:value-type="float">
            <text:p>0.0913</text:p>
          </table:table-cell>
        </table:table-row>
        <table:table-row table:style-name="ro1">
          <table:table-cell office:value-type="string" calcext:value-type="string">
            <text:p>BipredSearchRange=0_SearchRange=0_TestRect=0.9</text:p>
          </table:table-cell>
          <table:table-cell office:value-type="float" office:value="0.1647" calcext:value-type="float">
            <text:p>0.1647</text:p>
          </table:table-cell>
          <table:table-cell office:value-type="float" office:value="0.058" calcext:value-type="float">
            <text:p>0.058</text:p>
          </table:table-cell>
          <table:table-cell office:value-type="float" office:value="0.352" calcext:value-type="float">
            <text:p>0.352</text:p>
          </table:table-cell>
        </table:table-row>
        <table:table-row table:style-name="ro1">
          <table:table-cell office:value-type="string" calcext:value-type="string">
            <text:p>BipredSearchRange=2_MaxPartitionDepth=3_SearchRange=8_TestRect=0.9</text:p>
          </table:table-cell>
          <table:table-cell office:value-type="float" office:value="0.4649" calcext:value-type="float">
            <text:p>0.4649</text:p>
          </table:table-cell>
          <table:table-cell office:value-type="float" office:value="0.0944" calcext:value-type="float">
            <text:p>0.0944</text:p>
          </table:table-cell>
          <table:table-cell office:value-type="float" office:value="0.2031" calcext:value-type="float">
            <text:p>0.2031</text:p>
          </table:table-cell>
        </table:table-row>
        <table:table-row table:style-name="ro1">
          <table:table-cell office:value-type="string" calcext:value-type="string">
            <text:p>BipredSearchRange=2_MaxPartitionDepth=3_SearchRange=32_TestRect=0.9</text:p>
          </table:table-cell>
          <table:table-cell office:value-type="float" office:value="0.3406" calcext:value-type="float">
            <text:p>0.3406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2725" calcext:value-type="float">
            <text:p>0.2725</text:p>
          </table:table-cell>
        </table:table-row>
        <table:table-row table:style-name="ro1">
          <table:table-cell office:value-type="string" calcext:value-type="string">
            <text:p>BipredSearchRange=0_MaxPartitionDepth=3_SearchRange=32_TestRect=0.9</text:p>
          </table:table-cell>
          <table:table-cell office:value-type="float" office:value="0.4878" calcext:value-type="float">
            <text:p>0.4878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1959" calcext:value-type="float">
            <text:p>0.1959</text:p>
          </table:table-cell>
        </table:table-row>
        <table:table-row table:style-name="ro1">
          <table:table-cell office:value-type="string" calcext:value-type="string">
            <text:p>BipredSearchRange=2_FME=0_SearchRange=32_TestRect=0.9</text:p>
          </table:table-cell>
          <table:table-cell office:value-type="float" office:value="0.5109" calcext:value-type="float">
            <text:p>0.5109</text:p>
          </table:table-cell>
          <table:table-cell office:value-type="float" office:value="0.1045" calcext:value-type="float">
            <text:p>0.1045</text:p>
          </table:table-cell>
          <table:table-cell office:value-type="float" office:value="0.2046" calcext:value-type="float">
            <text:p>0.2046</text:p>
          </table:table-cell>
        </table:table-row>
        <table:table-row table:style-name="ro1">
          <table:table-cell office:value-type="string" calcext:value-type="string">
            <text:p>BipredSearchRange=2_FME=2_SearchRange=32_TestRect=0.9</text:p>
          </table:table-cell>
          <table:table-cell office:value-type="float" office:value="0.3127" calcext:value-type="float">
            <text:p>0.3127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3426" calcext:value-type="float">
            <text:p>0.3426</text:p>
          </table:table-cell>
        </table:table-row>
        <table:table-row table:style-name="ro1">
          <table:table-cell office:value-type="string" calcext:value-type="string">
            <text:p>BipredSearchRange=2_FME=2_SearchRange=8_TestRect=0.9</text:p>
          </table:table-cell>
          <table:table-cell office:value-type="float" office:value="0.4496" calcext:value-type="float">
            <text:p>0.4496</text:p>
          </table:table-cell>
          <table:table-cell office:value-type="float" office:value="0.1109" calcext:value-type="float">
            <text:p>0.1109</text:p>
          </table:table-cell>
          <table:table-cell office:value-type="float" office:value="0.2467" calcext:value-type="float">
            <text:p>0.2467</text:p>
          </table:table-cell>
        </table:table-row>
        <table:table-row table:style-name="ro1">
          <table:table-cell office:value-type="string" calcext:value-type="string">
            <text:p>BipredSearchRange=2_FME=0_SearchRange=8_TestRect=0.9</text:p>
          </table:table-cell>
          <table:table-cell office:value-type="float" office:value="0.5" calcext:value-type="float">
            <text:p>0.5</text:p>
          </table:table-cell>
          <table:table-cell office:value-type="float" office:value="0.1041" calcext:value-type="float">
            <text:p>0.1041</text:p>
          </table:table-cell>
          <table:table-cell office:value-type="float" office:value="0.2082" calcext:value-type="float">
            <text:p>0.2082</text:p>
          </table:table-cell>
        </table:table-row>
        <table:table-row table:style-name="ro1">
          <table:table-cell office:value-type="string" calcext:value-type="string">
            <text:p>BipredSearchRange=0_FME=0_SearchRange=32_TestRect=0.9</text:p>
          </table:table-cell>
          <table:table-cell office:value-type="float" office:value="0.4899" calcext:value-type="float">
            <text:p>0.4899</text:p>
          </table:table-cell>
          <table:table-cell office:value-type="float" office:value="0.1098" calcext:value-type="float">
            <text:p>0.1098</text:p>
          </table:table-cell>
          <table:table-cell office:value-type="float" office:value="0.2242" calcext:value-type="float">
            <text:p>0.2242</text:p>
          </table:table-cell>
        </table:table-row>
        <table:table-row table:style-name="ro1">
          <table:table-cell office:value-type="string" calcext:value-type="string">
            <text:p>BipredSearchRange=0_FME=2_SearchRange=32_TestRect=0.9</text:p>
          </table:table-cell>
          <table:table-cell office:value-type="float" office:value="0.3282" calcext:value-type="float">
            <text:p>0.3282</text:p>
          </table:table-cell>
          <table:table-cell office:value-type="float" office:value="0.119" calcext:value-type="float">
            <text:p>0.119</text:p>
          </table:table-cell>
          <table:table-cell office:value-type="float" office:value="0.3626" calcext:value-type="float">
            <text:p>0.3626</text:p>
          </table:table-cell>
        </table:table-row>
        <table:table-row table:style-name="ro1">
          <table:table-cell office:value-type="string" calcext:value-type="string">
            <text:p>BipredSearchRange=2_MaxPartitionDepth=2_SearchRange=32_TestRect=0.9</text:p>
          </table:table-cell>
          <table:table-cell office:value-type="float" office:value="0.6215" calcext:value-type="float">
            <text:p>0.6215</text:p>
          </table:table-cell>
          <table:table-cell office:value-type="float" office:value="0.3091" calcext:value-type="float">
            <text:p>0.3091</text:p>
          </table:table-cell>
          <table:table-cell office:value-type="float" office:value="0.4973" calcext:value-type="float">
            <text:p>0.4973</text:p>
          </table:table-cell>
        </table:table-row>
        <table:table-row table:style-name="ro1">
          <table:table-cell office:value-type="string" calcext:value-type="string">
            <text:p>BipredSearchRange=2_MaxPartitionDepth=2_SearchRange=8_TestRect=0.9</text:p>
          </table:table-cell>
          <table:table-cell office:value-type="float" office:value="0.6909" calcext:value-type="float">
            <text:p>0.6909</text:p>
          </table:table-cell>
          <table:table-cell office:value-type="float" office:value="0.3134" calcext:value-type="float">
            <text:p>0.3134</text:p>
          </table:table-cell>
          <table:table-cell office:value-type="float" office:value="0.4536" calcext:value-type="float">
            <text:p>0.4536</text:p>
          </table:table-cell>
        </table:table-row>
        <table:table-row table:style-name="ro1">
          <table:table-cell office:value-type="string" calcext:value-type="string">
            <text:p>BipredSearchRange=0_MaxPartitionDepth=2_SearchRange=32_TestRect=0.9</text:p>
          </table:table-cell>
          <table:table-cell office:value-type="float" office:value="0.6602" calcext:value-type="float">
            <text:p>0.6602</text:p>
          </table:table-cell>
          <table:table-cell office:value-type="float" office:value="0.3166" calcext:value-type="float">
            <text:p>0.3166</text:p>
          </table:table-cell>
          <table:table-cell office:value-type="float" office:value="0.4796" calcext:value-type="float">
            <text:p>0.4796</text:p>
          </table:table-cell>
        </table:table-row>
        <table:table-row table:style-name="ro1">
          <table:table-cell office:value-type="string" calcext:value-type="string">
            <text:p>BipredSearchRange=2_MaxPartitionDepth=1_SearchRange=32_TestRect=0.9</text:p>
          </table:table-cell>
          <table:table-cell office:value-type="float" office:value="0.8214" calcext:value-type="float">
            <text:p>0.8214</text:p>
          </table:table-cell>
          <table:table-cell office:value-type="float" office:value="0.7476" calcext:value-type="float">
            <text:p>0.7476</text:p>
          </table:table-cell>
          <table:table-cell office:value-type="float" office:value="0.9101" calcext:value-type="float">
            <text:p>0.9101</text:p>
          </table:table-cell>
        </table:table-row>
        <table:table-row table:style-name="ro1">
          <table:table-cell office:value-type="string" calcext:value-type="string">
            <text:p>BipredSearchRange=2_MaxPartitionDepth=1_SearchRange=8_TestRect=0.9</text:p>
          </table:table-cell>
          <table:table-cell office:value-type="float" office:value="0.814" calcext:value-type="float">
            <text:p>0.814</text:p>
          </table:table-cell>
          <table:table-cell office:value-type="float" office:value="0.7498" calcext:value-type="float">
            <text:p>0.7498</text:p>
          </table:table-cell>
          <table:table-cell office:value-type="float" office:value="0.9211" calcext:value-type="float">
            <text:p>0.9211</text:p>
          </table:table-cell>
        </table:table-row>
        <table:table-row table:style-name="ro1">
          <table:table-cell office:value-type="string" calcext:value-type="string">
            <text:p>BipredSearchRange=0_MaxPartitionDepth=1_SearchRange=32_TestRect=0.9</text:p>
          </table:table-cell>
          <table:table-cell office:value-type="float" office:value="0.8081" calcext:value-type="float">
            <text:p>0.8081</text:p>
          </table:table-cell>
          <table:table-cell office:value-type="float" office:value="0.754" calcext:value-type="float">
            <text:p>0.754</text:p>
          </table:table-cell>
          <table:table-cell office:value-type="float" office:value="0.933" calcext:value-type="float">
            <text:p>0.933</text:p>
          </table:table-cell>
        </table:table-row>
        <table:table-row table:style-name="ro1">
          <table:table-cell office:value-type="string" calcext:value-type="string">
            <text:p>BipredSearchRange=0_QuadtreeTUMaxDepthInter=2_SearchRange=8</text:p>
          </table:table-cell>
          <table:table-cell office:value-type="float" office:value="0.2009" calcext:value-type="float">
            <text:p>0.2009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183" calcext:value-type="float">
            <text:p>0.0183</text:p>
          </table:table-cell>
        </table:table-row>
        <table:table-row table:style-name="ro1">
          <table:table-cell office:value-type="string" calcext:value-type="string">
            <text:p>BipredSearchRange=0_QuadtreeTUMaxDepthInter=2_SearchRange=8_TestRect=0.9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65" calcext:value-type="float">
            <text:p>0.0265</text:p>
          </table:table-cell>
        </table:table-row>
        <table:table-row table:style-name="ro1">
          <table:table-cell office:value-type="string" calcext:value-type="string">
            <text:p>BipredSearchRange=2_QuadtreeTUMaxDepthInter=2_SearchRange=32_TestRect=0.8</text:p>
          </table:table-cell>
          <table:table-cell office:value-type="float" office:value="0.2278" calcext:value-type="float">
            <text:p>0.2278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251" calcext:value-type="float">
            <text:p>0.0251</text:p>
          </table:table-cell>
        </table:table-row>
        <table:table-row table:style-name="ro1">
          <table:table-cell office:value-type="string" calcext:value-type="string">
            <text:p>BipredSearchRange=2_QuadtreeTUMaxDepthInter=2_SearchRange=8_TestRect=0.8</text:p>
          </table:table-cell>
          <table:table-cell office:value-type="float" office:value="0.2734" calcext:value-type="float">
            <text:p>0.2734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207" calcext:value-type="float">
            <text:p>0.0207</text:p>
          </table:table-cell>
        </table:table-row>
        <table:table-row table:style-name="ro1">
          <table:table-cell office:value-type="string" calcext:value-type="string">
            <text:p>BipredSearchRange=0_QuadtreeTUMaxDepthInter=2_SearchRange=32_TestRect=0.8</text:p>
          </table:table-cell>
          <table:table-cell office:value-type="float" office:value="0.2854" calcext:value-type="float">
            <text:p>0.2854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BipredSearchRange=2_QuadtreeTUMaxDepthInter=2_SearchRange=32_TestRect=0.7</text:p>
          </table:table-cell>
          <table:table-cell office:value-type="float" office:value="0.2981" calcext:value-type="float">
            <text:p>0.2981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207" calcext:value-type="float">
            <text:p>0.0207</text:p>
          </table:table-cell>
        </table:table-row>
        <table:table-row table:style-name="ro1">
          <table:table-cell office:value-type="string" calcext:value-type="string">
            <text:p>BipredSearchRange=0_QuadtreeTUMaxDepthInter=2_SearchRange=32_TestRect=0.7</text:p>
          </table:table-cell>
          <table:table-cell office:value-type="float" office:value="0.446" calcext:value-type="float">
            <text:p>0.446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158" calcext:value-type="float">
            <text:p>0.0158</text:p>
          </table:table-cell>
        </table:table-row>
        <table:table-row table:style-name="ro1">
          <table:table-cell office:value-type="string" calcext:value-type="string">
            <text:p>BipredSearchRange=2_QuadtreeTUMaxDepthInter=2_RefFrames=3_SearchRange=32</text:p>
          </table:table-cell>
          <table:table-cell office:value-type="float" office:value="0.4232" calcext:value-type="float">
            <text:p>0.4232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205" calcext:value-type="float">
            <text:p>0.0205</text:p>
          </table:table-cell>
        </table:table-row>
        <table:table-row table:style-name="ro1">
          <table:table-cell office:value-type="string" calcext:value-type="string">
            <text:p>BipredSearchRange=2_QuadtreeTUMaxDepthInter=2_RefFrames=3_SearchRange=32_TestRect=0.9</text:p>
          </table:table-cell>
          <table:table-cell office:value-type="float" office:value="0.3321" calcext:value-type="float">
            <text:p>0.3321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315" calcext:value-type="float">
            <text:p>0.0315</text:p>
          </table:table-cell>
        </table:table-row>
        <table:table-row table:style-name="ro1">
          <table:table-cell office:value-type="string" calcext:value-type="string">
            <text:p>BipredSearchRange=2_QuadtreeTUMaxDepthInter=2_SearchRange=8_TestRect=0.7</text:p>
          </table:table-cell>
          <table:table-cell office:value-type="float" office:value="0.3176" calcext:value-type="float">
            <text:p>0.3176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BipredSearchRange=2_QuadtreeTUMaxDepthInter=2_SearchRange=8_TestRect=0.6</text:p>
          </table:table-cell>
          <table:table-cell office:value-type="float" office:value="0.3195" calcext:value-type="float">
            <text:p>0.3195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365" calcext:value-type="float">
            <text:p>0.0365</text:p>
          </table:table-cell>
        </table:table-row>
        <table:table-row table:style-name="ro1">
          <table:table-cell office:value-type="string" calcext:value-type="string">
            <text:p>BipredSearchRange=2_QuadtreeTUMaxDepthInter=2_SearchRange=32_TestRect=0.6</text:p>
          </table:table-cell>
          <table:table-cell office:value-type="float" office:value="0.42" calcext:value-type="float">
            <text:p>0.42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185" calcext:value-type="float">
            <text:p>0.0185</text:p>
          </table:table-cell>
        </table:table-row>
        <table:table-row table:style-name="ro1">
          <table:table-cell office:value-type="string" calcext:value-type="string">
            <text:p>BipredSearchRange=0_QuadtreeTUMaxDepthInter=2_RefFrames=3_SearchRange=32</text:p>
          </table:table-cell>
          <table:table-cell office:value-type="float" office:value="0.3402" calcext:value-type="float">
            <text:p>0.3402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0242" calcext:value-type="float">
            <text:p>0.0242</text:p>
          </table:table-cell>
        </table:table-row>
        <table:table-row table:style-name="ro1">
          <table:table-cell office:value-type="string" calcext:value-type="string">
            <text:p>BipredSearchRange=0_QuadtreeTUMaxDepthInter=2_RefFrames=3_SearchRange=32_TestRect=0.9</text:p>
          </table:table-cell>
          <table:table-cell office:value-type="float" office:value="0.4236" calcext:value-type="float">
            <text:p>0.4236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262" calcext:value-type="float">
            <text:p>0.0262</text:p>
          </table:table-cell>
        </table:table-row>
        <table:table-row table:style-name="ro1">
          <table:table-cell office:value-type="string" calcext:value-type="string">
            <text:p>BipredSearchRange=2_QuadtreeTUMaxDepthInter=2_RefFrames=3_SearchRange=8</text:p>
          </table:table-cell>
          <table:table-cell office:value-type="float" office:value="0.389" calcext:value-type="float">
            <text:p>0.389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228" calcext:value-type="float">
            <text:p>0.0228</text:p>
          </table:table-cell>
        </table:table-row>
        <table:table-row table:style-name="ro1">
          <table:table-cell office:value-type="string" calcext:value-type="string">
            <text:p>BipredSearchRange=2_QuadtreeTUMaxDepthInter=2_RefFrames=3_SearchRange=8_TestRect=0.9</text:p>
          </table:table-cell>
          <table:table-cell office:value-type="float" office:value="0.4838" calcext:value-type="float">
            <text:p>0.4838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216" calcext:value-type="float">
            <text:p>0.0216</text:p>
          </table:table-cell>
        </table:table-row>
        <table:table-row table:style-name="ro1">
          <table:table-cell office:value-type="string" calcext:value-type="string">
            <text:p>AMP=0_BipredSearchRange=2_QuadtreeTUMaxDepthInter=2_SearchRange=32</text:p>
          </table:table-cell>
          <table:table-cell office:value-type="float" office:value="0.253" calcext:value-type="float">
            <text:p>0.253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354" calcext:value-type="float">
            <text:p>0.0354</text:p>
          </table:table-cell>
        </table:table-row>
        <table:table-row table:style-name="ro1">
          <table:table-cell office:value-type="string" calcext:value-type="string">
            <text:p>AMP=0_BipredSearchRange=2_QuadtreeTUMaxDepthInter=2_SearchRange=32_TestRect=0.9</text:p>
          </table:table-cell>
          <table:table-cell office:value-type="float" office:value="0.3452" calcext:value-type="float">
            <text:p>0.3452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358" calcext:value-type="float">
            <text:p>0.0358</text:p>
          </table:table-cell>
        </table:table-row>
        <table:table-row table:style-name="ro1">
          <table:table-cell office:value-type="string" calcext:value-type="string">
            <text:p>AMP=0_BipredSearchRange=0_QuadtreeTUMaxDepthInter=2_SearchRange=32</text:p>
          </table:table-cell>
          <table:table-cell office:value-type="float" office:value="0.3142" calcext:value-type="float">
            <text:p>0.3142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277" calcext:value-type="float">
            <text:p>0.0277</text:p>
          </table:table-cell>
        </table:table-row>
        <table:table-row table:style-name="ro1">
          <table:table-cell office:value-type="string" calcext:value-type="string">
            <text:p>AMP=0_BipredSearchRange=0_QuadtreeTUMaxDepthInter=2_SearchRange=32_TestRect=0.9</text:p>
          </table:table-cell>
          <table:table-cell office:value-type="float" office:value="0.321" calcext:value-type="float">
            <text:p>0.321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341" calcext:value-type="float">
            <text:p>0.0341</text:p>
          </table:table-cell>
        </table:table-row>
        <table:table-row table:style-name="ro1">
          <table:table-cell office:value-type="string" calcext:value-type="string">
            <text:p>AMP=0_BipredSearchRange=2_QuadtreeTUMaxDepthInter=2_SearchRange=8</text:p>
          </table:table-cell>
          <table:table-cell office:value-type="float" office:value="0.2566" calcext:value-type="float">
            <text:p>0.2566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368" calcext:value-type="float">
            <text:p>0.0368</text:p>
          </table:table-cell>
        </table:table-row>
        <table:table-row table:style-name="ro1">
          <table:table-cell office:value-type="string" calcext:value-type="string">
            <text:p>AMP=0_BipredSearchRange=2_QuadtreeTUMaxDepthInter=2_SearchRange=8_TestRect=0.9</text:p>
          </table:table-cell>
          <table:table-cell office:value-type="float" office:value="0.363" calcext:value-type="float">
            <text:p>0.363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363" calcext:value-type="float">
            <text:p>0.0363</text:p>
          </table:table-cell>
        </table:table-row>
        <table:table-row table:style-name="ro1">
          <table:table-cell office:value-type="string" calcext:value-type="string">
            <text:p>BipredSearchRange=2_QuadtreeTUMaxDepthInter=2_SearchRange=32_TestRect=0.5</text:p>
          </table:table-cell>
          <table:table-cell office:value-type="float" office:value="0.3398" calcext:value-type="float">
            <text:p>0.3398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297" calcext:value-type="float">
            <text:p>0.0297</text:p>
          </table:table-cell>
        </table:table-row>
        <table:table-row table:style-name="ro1">
          <table:table-cell office:value-type="string" calcext:value-type="string">
            <text:p>BipredSearchRange=2_QuadtreeTUMaxDepthInter=2_SearchRange=8_TestRect=0.5</text:p>
          </table:table-cell>
          <table:table-cell office:value-type="float" office:value="0.3765" calcext:value-type="float">
            <text:p>0.3765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341" calcext:value-type="float">
            <text:p>0.0341</text:p>
          </table:table-cell>
        </table:table-row>
        <table:table-row table:style-name="ro1">
          <table:table-cell office:value-type="string" calcext:value-type="string">
            <text:p>BipredSearchRange=0_QuadtreeTUMaxDepthInter=2_SearchRange=32_TestRect=0.6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34" calcext:value-type="float">
            <text:p>0.0234</text:p>
          </table:table-cell>
        </table:table-row>
        <table:table-row table:style-name="ro1">
          <table:table-cell office:value-type="string" calcext:value-type="string">
            <text:p>BipredSearchRange=2_QuadtreeTUMaxDepthInter=2_SearchRange=32_TestRect=0.4</text:p>
          </table:table-cell>
          <table:table-cell office:value-type="float" office:value="0.3979" calcext:value-type="float">
            <text:p>0.3979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BipredSearchRange=2_QuadtreeTUMaxDepthInter=2_SearchRange=32_TestRect=0.3</text:p>
          </table:table-cell>
          <table:table-cell office:value-type="float" office:value="0.4475" calcext:value-type="float">
            <text:p>0.4475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295" calcext:value-type="float">
            <text:p>0.0295</text:p>
          </table:table-cell>
        </table:table-row>
        <table:table-row table:style-name="ro1">
          <table:table-cell office:value-type="string" calcext:value-type="string">
            <text:p>BipredSearchRange=0_QuadtreeTUMaxDepthInter=2_SearchRange=32_TestRect=0.5</text:p>
          </table:table-cell>
          <table:table-cell office:value-type="float" office:value="0.4142" calcext:value-type="float">
            <text:p>0.4142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286" calcext:value-type="float">
            <text:p>0.0286</text:p>
          </table:table-cell>
        </table:table-row>
        <table:table-row table:style-name="ro1">
          <table:table-cell office:value-type="string" calcext:value-type="string">
            <text:p>BipredSearchRange=0_HadamardME=0_QuadtreeTUMaxDepthInter=2_SearchRange=32</text:p>
          </table:table-cell>
          <table:table-cell office:value-type="float" office:value="0.385" calcext:value-type="float">
            <text:p>0.385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335" calcext:value-type="float">
            <text:p>0.0335</text:p>
          </table:table-cell>
        </table:table-row>
        <table:table-row table:style-name="ro1">
          <table:table-cell office:value-type="string" calcext:value-type="string">
            <text:p>BipredSearchRange=0_HadamardME=0_QuadtreeTUMaxDepthInter=2_SearchRange=32_TestRect=0.9</text:p>
          </table:table-cell>
          <table:table-cell office:value-type="float" office:value="0.472" calcext:value-type="float">
            <text:p>0.472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342" calcext:value-type="float">
            <text:p>0.0342</text:p>
          </table:table-cell>
        </table:table-row>
        <table:table-row table:style-name="ro1">
          <table:table-cell office:value-type="string" calcext:value-type="string">
            <text:p>BipredSearchRange=2_HadamardME=0_QuadtreeTUMaxDepthInter=2_SearchRange=32</text:p>
          </table:table-cell>
          <table:table-cell office:value-type="float" office:value="0.4015" calcext:value-type="float">
            <text:p>0.4015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office:value-type="string" calcext:value-type="string">
            <text:p>BipredSearchRange=2_HadamardME=0_QuadtreeTUMaxDepthInter=2_SearchRange=32_TestRect=0.9</text:p>
          </table:table-cell>
          <table:table-cell office:value-type="float" office:value="0.3747" calcext:value-type="float">
            <text:p>0.3747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405" calcext:value-type="float">
            <text:p>0.0405</text:p>
          </table:table-cell>
        </table:table-row>
        <table:table-row table:style-name="ro1">
          <table:table-cell office:value-type="string" calcext:value-type="string">
            <text:p>BipredSearchRange=2_QuadtreeTUMaxDepthInter=2_SearchRange=8_TestRect=0.4</text:p>
          </table:table-cell>
          <table:table-cell office:value-type="float" office:value="0.4333" calcext:value-type="float">
            <text:p>0.433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47" calcext:value-type="float">
            <text:p>0.0347</text:p>
          </table:table-cell>
        </table:table-row>
        <table:table-row table:style-name="ro1">
          <table:table-cell office:value-type="string" calcext:value-type="string">
            <text:p>BipredSearchRange=2_QuadtreeTUMaxDepthInter=2_SearchRange=8_TestRect=0.3</text:p>
          </table:table-cell>
          <table:table-cell office:value-type="float" office:value="0.5194" calcext:value-type="float">
            <text:p>0.5194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296" calcext:value-type="float">
            <text:p>0.0296</text:p>
          </table:table-cell>
        </table:table-row>
        <table:table-row table:style-name="ro1">
          <table:table-cell office:value-type="string" calcext:value-type="string">
            <text:p>BipredSearchRange=0_QuadtreeTUMaxDepthInter=2_SearchRange=32_TestRect=0.4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345" calcext:value-type="float">
            <text:p>0.0345</text:p>
          </table:table-cell>
        </table:table-row>
        <table:table-row table:style-name="ro1">
          <table:table-cell office:value-type="string" calcext:value-type="string">
            <text:p>BipredSearchRange=2_QuadtreeTUMaxDepthInter=2_RefFrames=2_SearchRange=32</text:p>
          </table:table-cell>
          <table:table-cell office:value-type="float" office:value="0.5387" calcext:value-type="float">
            <text:p>0.5387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276" calcext:value-type="float">
            <text:p>0.0276</text:p>
          </table:table-cell>
        </table:table-row>
        <table:table-row table:style-name="ro1">
          <table:table-cell office:value-type="string" calcext:value-type="string">
            <text:p>BipredSearchRange=2_QuadtreeTUMaxDepthInter=2_RefFrames=2_SearchRange=32_TestRect=0.9</text:p>
          </table:table-cell>
          <table:table-cell office:value-type="float" office:value="0.565" calcext:value-type="float">
            <text:p>0.565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298" calcext:value-type="float">
            <text:p>0.0298</text:p>
          </table:table-cell>
        </table:table-row>
        <table:table-row table:style-name="ro1">
          <table:table-cell office:value-type="string" calcext:value-type="string">
            <text:p>BipredSearchRange=2_HadamardME=0_QuadtreeTUMaxDepthInter=2_SearchRange=8</text:p>
          </table:table-cell>
          <table:table-cell office:value-type="float" office:value="0.2058" calcext:value-type="float">
            <text:p>0.2058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657" calcext:value-type="float">
            <text:p>0.0657</text:p>
          </table:table-cell>
        </table:table-row>
        <table:table-row table:style-name="ro1">
          <table:table-cell office:value-type="string" calcext:value-type="string">
            <text:p>BipredSearchRange=2_HadamardME=0_QuadtreeTUMaxDepthInter=2_SearchRange=8_TestRect=0.9</text:p>
          </table:table-cell>
          <table:table-cell office:value-type="float" office:value="0.4745" calcext:value-type="float">
            <text:p>0.474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314" calcext:value-type="float">
            <text:p>0.0314</text:p>
          </table:table-cell>
        </table:table-row>
        <table:table-row table:style-name="ro1">
          <table:table-cell office:value-type="string" calcext:value-type="string">
            <text:p>BipredSearchRange=0_QuadtreeTUMaxDepthInter=2_SearchRange=32_TestRect=0.3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275" calcext:value-type="float">
            <text:p>0.0275</text:p>
          </table:table-cell>
        </table:table-row>
        <table:table-row table:style-name="ro1">
          <table:table-cell office:value-type="string" calcext:value-type="string">
            <text:p>BipredSearchRange=2_QuadtreeTUMaxDepthInter=2_SearchRange=32_TestRect=0.2</text:p>
          </table:table-cell>
          <table:table-cell office:value-type="float" office:value="0.5768" calcext:value-type="float">
            <text:p>0.5768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288" calcext:value-type="float">
            <text:p>0.0288</text:p>
          </table:table-cell>
        </table:table-row>
        <table:table-row table:style-name="ro1">
          <table:table-cell office:value-type="string" calcext:value-type="string">
            <text:p>BipredSearchRange=0_QuadtreeTUMaxDepthInter=2_SearchRange=32_TestRect=0.2</text:p>
          </table:table-cell>
          <table:table-cell office:value-type="float" office:value="0.5178" calcext:value-type="float">
            <text:p>0.5178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331" calcext:value-type="float">
            <text:p>0.0331</text:p>
          </table:table-cell>
        </table:table-row>
        <table:table-row table:style-name="ro1">
          <table:table-cell office:value-type="string" calcext:value-type="string">
            <text:p>BipredSearchRange=2_QuadtreeTUMaxDepthInter=2_SearchRange=8_TestRect=0.2</text:p>
          </table:table-cell>
          <table:table-cell office:value-type="float" office:value="0.5648" calcext:value-type="float">
            <text:p>0.5648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311" calcext:value-type="float">
            <text:p>0.0311</text:p>
          </table:table-cell>
        </table:table-row>
        <table:table-row table:style-name="ro1">
          <table:table-cell office:value-type="string" calcext:value-type="string">
            <text:p>BipredSearchRange=0_QuadtreeTUMaxDepthInter=2_RefFrames=2_SearchRange=32</text:p>
          </table:table-cell>
          <table:table-cell office:value-type="float" office:value="0.4007" calcext:value-type="float">
            <text:p>0.4007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437" calcext:value-type="float">
            <text:p>0.0437</text:p>
          </table:table-cell>
        </table:table-row>
        <table:table-row table:style-name="ro1">
          <table:table-cell office:value-type="string" calcext:value-type="string">
            <text:p>BipredSearchRange=0_QuadtreeTUMaxDepthInter=2_RefFrames=2_SearchRange=32_TestRect=0.9</text:p>
          </table:table-cell>
          <table:table-cell office:value-type="float" office:value="0.471" calcext:value-type="float">
            <text:p>0.471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371" calcext:value-type="float">
            <text:p>0.0371</text:p>
          </table:table-cell>
        </table:table-row>
        <table:table-row table:style-name="ro1">
          <table:table-cell office:value-type="string" calcext:value-type="string">
            <text:p>BipredSearchRange=2_QuadtreeTUMaxDepthInter=2_RefFrames=2_SearchRange=8</text:p>
          </table:table-cell>
          <table:table-cell office:value-type="float" office:value="0.4287" calcext:value-type="float">
            <text:p>0.4287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377" calcext:value-type="float">
            <text:p>0.0377</text:p>
          </table:table-cell>
        </table:table-row>
        <table:table-row table:style-name="ro1">
          <table:table-cell office:value-type="string" calcext:value-type="string">
            <text:p>BipredSearchRange=2_QuadtreeTUMaxDepthInter=2_RefFrames=2_SearchRange=8_TestRect=0.9</text:p>
          </table:table-cell>
          <table:table-cell office:value-type="float" office:value="0.4515" calcext:value-type="float">
            <text:p>0.4515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408" calcext:value-type="float">
            <text:p>0.0408</text:p>
          </table:table-cell>
        </table:table-row>
        <table:table-row table:style-name="ro1">
          <table:table-cell office:value-type="string" calcext:value-type="string">
            <text:p>BipredSearchRange=2_QuadtreeTUMaxDepthInter=2_SearchRange=32_TestRect=0.1</text:p>
          </table:table-cell>
          <table:table-cell office:value-type="float" office:value="0.6093" calcext:value-type="float">
            <text:p>0.6093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301" calcext:value-type="float">
            <text:p>0.0301</text:p>
          </table:table-cell>
        </table:table-row>
        <table:table-row table:style-name="ro1">
          <table:table-cell office:value-type="string" calcext:value-type="string">
            <text:p>BipredSearchRange=0_QuadtreeTUMaxDepthInter=2_SearchRange=32_TestRect=0.1</text:p>
          </table:table-cell>
          <table:table-cell office:value-type="float" office:value="0.6318" calcext:value-type="float">
            <text:p>0.6318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325" calcext:value-type="float">
            <text:p>0.0325</text:p>
          </table:table-cell>
        </table:table-row>
        <table:table-row table:style-name="ro1">
          <table:table-cell office:value-type="string" calcext:value-type="string">
            <text:p>BipredSearchRange=2_QuadtreeTUMaxDepthInter=2_SearchRange=8_TestRect=0.1</text:p>
          </table:table-cell>
          <table:table-cell office:value-type="float" office:value="0.615" calcext:value-type="float">
            <text:p>0.615</text:p>
          </table:table-cell>
          <table:table-cell office:value-type="float" office:value="0.02" calcext:value-type="float">
            <text:p>0.02</text:p>
          </table:table-cell>
          <table:table-cell office:value-type="float" office:value="0.0325" calcext:value-type="float">
            <text:p>0.0325</text:p>
          </table:table-cell>
        </table:table-row>
        <table:table-row table:style-name="ro1">
          <table:table-cell office:value-type="string" calcext:value-type="string">
            <text:p>BipredSearchRange=2_QuadtreeTUMaxDepthInter=2_SearchRange=32_TestRect=0</text:p>
          </table:table-cell>
          <table:table-cell office:value-type="float" office:value="0.5382" calcext:value-type="float">
            <text:p>0.5382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393" calcext:value-type="float">
            <text:p>0.0393</text:p>
          </table:table-cell>
        </table:table-row>
        <table:table-row table:style-name="ro1">
          <table:table-cell office:value-type="string" calcext:value-type="string">
            <text:p>BipredSearchRange=2_QuadtreeTUMaxDepthInter=2_RefFrames=1_SearchRange=8</text:p>
          </table:table-cell>
          <table:table-cell office:value-type="float" office:value="0.5956" calcext:value-type="float">
            <text:p>0.5956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358" calcext:value-type="float">
            <text:p>0.0358</text:p>
          </table:table-cell>
        </table:table-row>
        <table:table-row table:style-name="ro1">
          <table:table-cell office:value-type="string" calcext:value-type="string">
            <text:p>BipredSearchRange=2_QuadtreeTUMaxDepthInter=2_RefFrames=1_SearchRange=8_TestRect=0.9</text:p>
          </table:table-cell>
          <table:table-cell office:value-type="float" office:value="0.6354" calcext:value-type="float">
            <text:p>0.6354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string" calcext:value-type="string">
            <text:p>BipredSearchRange=2_QuadtreeTUMaxDepthInter=2_RefFrames=1_SearchRange=32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0344" calcext:value-type="float">
            <text:p>0.0344</text:p>
          </table:table-cell>
        </table:table-row>
        <table:table-row table:style-name="ro1">
          <table:table-cell office:value-type="string" calcext:value-type="string">
            <text:p>BipredSearchRange=2_QuadtreeTUMaxDepthInter=2_RefFrames=1_SearchRange=32_TestRect=0.9</text:p>
          </table:table-cell>
          <table:table-cell office:value-type="float" office:value="0.5994" calcext:value-type="float">
            <text:p>0.5994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string" calcext:value-type="string">
            <text:p>BipredSearchRange=2_QuadtreeTUMaxDepthInter=2_SearchRange=8_TestRect=0</text:p>
          </table:table-cell>
          <table:table-cell office:value-type="float" office:value="0.5669" calcext:value-type="float">
            <text:p>0.5669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409" calcext:value-type="float">
            <text:p>0.0409</text:p>
          </table:table-cell>
        </table:table-row>
        <table:table-row table:style-name="ro1">
          <table:table-cell office:value-type="string" calcext:value-type="string">
            <text:p>BipredSearchRange=0_QuadtreeTUMaxDepthInter=2_RefFrames=1_SearchRange=32</text:p>
          </table:table-cell>
          <table:table-cell office:value-type="float" office:value="0.635" calcext:value-type="float">
            <text:p>0.63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339" calcext:value-type="float">
            <text:p>0.0339</text:p>
          </table:table-cell>
        </table:table-row>
        <table:table-row table:style-name="ro1">
          <table:table-cell office:value-type="string" calcext:value-type="string">
            <text:p>BipredSearchRange=0_QuadtreeTUMaxDepthInter=2_RefFrames=1_SearchRange=32_TestRect=0.9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407" calcext:value-type="float">
            <text:p>0.0407</text:p>
          </table:table-cell>
        </table:table-row>
        <table:table-row table:style-name="ro1">
          <table:table-cell office:value-type="string" calcext:value-type="string">
            <text:p>BipredSearchRange=0_QuadtreeTUMaxDepthInter=2_SearchRange=32_TestRect=0</text:p>
          </table:table-cell>
          <table:table-cell office:value-type="float" office:value="0.5582" calcext:value-type="float">
            <text:p>0.5582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403" calcext:value-type="float">
            <text:p>0.0403</text:p>
          </table:table-cell>
        </table:table-row>
        <table:table-row table:style-name="ro1">
          <table:table-cell office:value-type="string" calcext:value-type="string">
            <text:p>BipredSearchRange=2_QuadtreeTUMaxDepthInter=2_SearchRange=0</text:p>
          </table:table-cell>
          <table:table-cell office:value-type="float" office:value="0.2449" calcext:value-type="float">
            <text:p>0.2449</text:p>
          </table:table-cell>
          <table:table-cell office:value-type="float" office:value="0.0301" calcext:value-type="float">
            <text:p>0.0301</text:p>
          </table:table-cell>
          <table:table-cell office:value-type="float" office:value="0.1228" calcext:value-type="float">
            <text:p>0.1228</text:p>
          </table:table-cell>
        </table:table-row>
        <table:table-row table:style-name="ro1">
          <table:table-cell office:value-type="string" calcext:value-type="string">
            <text:p>BipredSearchRange=2_QuadtreeTUMaxDepthInter=2_SearchRange=0_TestRect=0.9</text:p>
          </table:table-cell>
          <table:table-cell office:value-type="float" office:value="0.3893" calcext:value-type="float">
            <text:p>0.3893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784" calcext:value-type="float">
            <text:p>0.0784</text:p>
          </table:table-cell>
        </table:table-row>
        <table:table-row table:style-name="ro1">
          <table:table-cell office:value-type="string" calcext:value-type="string">
            <text:p>BipredSearchRange=2_QuadtreeTUMaxDepthInter=2_RDOQ=0_SearchRange=8</text:p>
          </table:table-cell>
          <table:table-cell office:value-type="float" office:value="0.1761" calcext:value-type="float">
            <text:p>0.1761</text:p>
          </table:table-cell>
          <table:table-cell office:value-type="float" office:value="0.0343" calcext:value-type="float">
            <text:p>0.0343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>
          <table:table-cell office:value-type="string" calcext:value-type="string">
            <text:p>BipredSearchRange=2_QuadtreeTUMaxDepthInter=2_RDOQ=0_SearchRange=8_TestRect=0.9</text:p>
          </table:table-cell>
          <table:table-cell office:value-type="float" office:value="0.3972" calcext:value-type="float">
            <text:p>0.3972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0951" calcext:value-type="float">
            <text:p>0.0951</text:p>
          </table:table-cell>
        </table:table-row>
        <table:table-row table:style-name="ro1">
          <table:table-cell office:value-type="string" calcext:value-type="string">
            <text:p>BipredSearchRange=0_QuadtreeTUMaxDepthInter=2_RDOQ=0_SearchRange=32</text:p>
          </table:table-cell>
          <table:table-cell office:value-type="float" office:value="0.263" calcext:value-type="float">
            <text:p>0.263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1326" calcext:value-type="float">
            <text:p>0.1326</text:p>
          </table:table-cell>
        </table:table-row>
        <table:table-row table:style-name="ro1">
          <table:table-cell office:value-type="string" calcext:value-type="string">
            <text:p>BipredSearchRange=0_QuadtreeTUMaxDepthInter=2_RDOQ=0_SearchRange=32_TestRect=0.9</text:p>
          </table:table-cell>
          <table:table-cell office:value-type="float" office:value="0.333" calcext:value-type="float">
            <text:p>0.333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1118" calcext:value-type="float">
            <text:p>0.1118</text:p>
          </table:table-cell>
        </table:table-row>
        <table:table-row table:style-name="ro1">
          <table:table-cell office:value-type="string" calcext:value-type="string">
            <text:p>BipredSearchRange=2_QuadtreeTUMaxDepthInter=2_RDOQ=0_SearchRange=32</text:p>
          </table:table-cell>
          <table:table-cell office:value-type="float" office:value="0.2421" calcext:value-type="float">
            <text:p>0.2421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1429" calcext:value-type="float">
            <text:p>0.1429</text:p>
          </table:table-cell>
        </table:table-row>
        <table:table-row table:style-name="ro1">
          <table:table-cell office:value-type="string" calcext:value-type="string">
            <text:p>BipredSearchRange=2_QuadtreeTUMaxDepthInter=2_RDOQ=0_SearchRange=32_TestRect=0.9</text:p>
          </table:table-cell>
          <table:table-cell office:value-type="float" office:value="0.1545" calcext:value-type="float">
            <text:p>0.1545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2246" calcext:value-type="float">
            <text:p>0.2246</text:p>
          </table:table-cell>
        </table:table-row>
        <table:table-row table:style-name="ro1">
          <table:table-cell office:value-type="string" calcext:value-type="string">
            <text:p>BipredSearchRange=2_FME=1_QuadtreeTUMaxDepthInter=2_SearchRange=8_TestRect=0.9</text:p>
          </table:table-cell>
          <table:table-cell office:value-type="float" office:value="0.4537" calcext:value-type="float">
            <text:p>0.4537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string" calcext:value-type="string">
            <text:p>BipredSearchRange=0_FME=1_QuadtreeTUMaxDepthInter=2_SearchRange=32</text:p>
          </table:table-cell>
          <table:table-cell office:value-type="float" office:value="0.5379" calcext:value-type="float">
            <text:p>0.5379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819" calcext:value-type="float">
            <text:p>0.0819</text:p>
          </table:table-cell>
        </table:table-row>
        <table:table-row table:style-name="ro1">
          <table:table-cell office:value-type="string" calcext:value-type="string">
            <text:p>BipredSearchRange=0_FME=1_QuadtreeTUMaxDepthInter=2_SearchRange=32_TestRect=0.9</text:p>
          </table:table-cell>
          <table:table-cell office:value-type="float" office:value="0.4496" calcext:value-type="float">
            <text:p>0.4496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0986" calcext:value-type="float">
            <text:p>0.0986</text:p>
          </table:table-cell>
        </table:table-row>
        <table:table-row table:style-name="ro1">
          <table:table-cell office:value-type="string" calcext:value-type="string">
            <text:p>BipredSearchRange=2_FME=1_QuadtreeTUMaxDepthInter=2_SearchRange=32</text:p>
          </table:table-cell>
          <table:table-cell office:value-type="float" office:value="0.4761" calcext:value-type="float">
            <text:p>0.4761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868" calcext:value-type="float">
            <text:p>0.0868</text:p>
          </table:table-cell>
        </table:table-row>
        <table:table-row table:style-name="ro1">
          <table:table-cell office:value-type="string" calcext:value-type="string">
            <text:p>BipredSearchRange=2_FME=1_QuadtreeTUMaxDepthInter=2_SearchRange=32_TestRect=0.9</text:p>
          </table:table-cell>
          <table:table-cell office:value-type="float" office:value="0.452" calcext:value-type="float">
            <text:p>0.452</text:p>
          </table:table-cell>
          <table:table-cell office:value-type="float" office:value="0.0431" calcext:value-type="float">
            <text:p>0.0431</text:p>
          </table:table-cell>
          <table:table-cell office:value-type="float" office:value="0.0953" calcext:value-type="float">
            <text:p>0.0953</text:p>
          </table:table-cell>
        </table:table-row>
        <table:table-row table:style-name="ro1">
          <table:table-cell office:value-type="string" calcext:value-type="string">
            <text:p>BipredSearchRange=2_FME=1_QuadtreeTUMaxDepthInter=2_SearchRange=8</text:p>
          </table:table-cell>
          <table:table-cell office:value-type="float" office:value="0.5251" calcext:value-type="float">
            <text:p>0.5251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812" calcext:value-type="float">
            <text:p>0.0812</text:p>
          </table:table-cell>
        </table:table-row>
        <table:table-row table:style-name="ro1">
          <table:table-cell office:value-type="string" calcext:value-type="string">
            <text:p>BipredSearchRange=0_QuadtreeTUMaxDepthInter=2_SearchRange=0</text:p>
          </table:table-cell>
          <table:table-cell office:value-type="float" office:value="0.244" calcext:value-type="float">
            <text:p>0.244</text:p>
          </table:table-cell>
          <table:table-cell office:value-type="float" office:value="0.0564" calcext:value-type="float">
            <text:p>0.0564</text:p>
          </table:table-cell>
          <table:table-cell office:value-type="float" office:value="0.2313" calcext:value-type="float">
            <text:p>0.2313</text:p>
          </table:table-cell>
        </table:table-row>
        <table:table-row table:style-name="ro1">
          <table:table-cell office:value-type="string" calcext:value-type="string">
            <text:p>BipredSearchRange=0_QuadtreeTUMaxDepthInter=2_SearchRange=0_TestRect=0.9</text:p>
          </table:table-cell>
          <table:table-cell office:value-type="float" office:value="0.1849" calcext:value-type="float">
            <text:p>0.1849</text:p>
          </table:table-cell>
          <table:table-cell office:value-type="float" office:value="0.056" calcext:value-type="float">
            <text:p>0.056</text:p>
          </table:table-cell>
          <table:table-cell office:value-type="float" office:value="0.3031" calcext:value-type="float">
            <text:p>0.3031</text:p>
          </table:table-cell>
        </table:table-row>
        <table:table-row table:style-name="ro1">
          <table:table-cell office:value-type="string" calcext:value-type="string">
            <text:p>BipredSearchRange=2_MaxPartitionDepth=3_QuadtreeTUMaxDepthInter=2_SearchRange=8</text:p>
          </table:table-cell>
          <table:table-cell office:value-type="float" office:value="0.3028" calcext:value-type="float">
            <text:p>0.3028</text:p>
          </table:table-cell>
          <table:table-cell office:value-type="float" office:value="0.1" calcext:value-type="float">
            <text:p>0.1</text:p>
          </table:table-cell>
          <table:table-cell office:value-type="float" office:value="0.3303" calcext:value-type="float">
            <text:p>0.3303</text:p>
          </table:table-cell>
        </table:table-row>
        <table:table-row table:style-name="ro1">
          <table:table-cell office:value-type="string" calcext:value-type="string">
            <text:p>BipredSearchRange=2_MaxPartitionDepth=3_QuadtreeTUMaxDepthInter=2_SearchRange=8_TestRect=0.9</text:p>
          </table:table-cell>
          <table:table-cell office:value-type="float" office:value="0.4202" calcext:value-type="float">
            <text:p>0.4202</text:p>
          </table:table-cell>
          <table:table-cell office:value-type="float" office:value="0.1088" calcext:value-type="float">
            <text:p>0.1088</text:p>
          </table:table-cell>
          <table:table-cell office:value-type="float" office:value="0.259" calcext:value-type="float">
            <text:p>0.259</text:p>
          </table:table-cell>
        </table:table-row>
        <table:table-row table:style-name="ro1">
          <table:table-cell office:value-type="string" calcext:value-type="string">
            <text:p>BipredSearchRange=2_MaxPartitionDepth=3_QuadtreeTUMaxDepthInter=2_SearchRange=32</text:p>
          </table:table-cell>
          <table:table-cell office:value-type="float" office:value="0.4014" calcext:value-type="float">
            <text:p>0.4014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2464" calcext:value-type="float">
            <text:p>0.2464</text:p>
          </table:table-cell>
        </table:table-row>
        <table:table-row table:style-name="ro1">
          <table:table-cell office:value-type="string" calcext:value-type="string">
            <text:p>BipredSearchRange=2_MaxPartitionDepth=3_QuadtreeTUMaxDepthInter=2_SearchRange=32_TestRect=0.9</text:p>
          </table:table-cell>
          <table:table-cell office:value-type="float" office:value="0.4738" calcext:value-type="float">
            <text:p>0.4738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2292" calcext:value-type="float">
            <text:p>0.2292</text:p>
          </table:table-cell>
        </table:table-row>
        <table:table-row table:style-name="ro1">
          <table:table-cell office:value-type="string" calcext:value-type="string">
            <text:p>BipredSearchRange=0_MaxPartitionDepth=3_QuadtreeTUMaxDepthInter=2_SearchRange=32</text:p>
          </table:table-cell>
          <table:table-cell office:value-type="float" office:value="0.4068" calcext:value-type="float">
            <text:p>0.4068</text:p>
          </table:table-cell>
          <table:table-cell office:value-type="float" office:value="0.1033" calcext:value-type="float">
            <text:p>0.1033</text:p>
          </table:table-cell>
          <table:table-cell office:value-type="float" office:value="0.2539" calcext:value-type="float">
            <text:p>0.2539</text:p>
          </table:table-cell>
        </table:table-row>
        <table:table-row table:style-name="ro1">
          <table:table-cell office:value-type="string" calcext:value-type="string">
            <text:p>BipredSearchRange=0_MaxPartitionDepth=3_QuadtreeTUMaxDepthInter=2_SearchRange=32_TestRect=0.9</text:p>
          </table:table-cell>
          <table:table-cell office:value-type="float" office:value="0.5408" calcext:value-type="float">
            <text:p>0.5408</text:p>
          </table:table-cell>
          <table:table-cell office:value-type="float" office:value="0.1108" calcext:value-type="float">
            <text:p>0.1108</text:p>
          </table:table-cell>
          <table:table-cell office:value-type="float" office:value="0.2048" calcext:value-type="float">
            <text:p>0.2048</text:p>
          </table:table-cell>
        </table:table-row>
        <table:table-row table:style-name="ro1">
          <table:table-cell office:value-type="string" calcext:value-type="string">
            <text:p>BipredSearchRange=2_FME=0_QuadtreeTUMaxDepthInter=2_SearchRange=32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1055" calcext:value-type="float">
            <text:p>0.1055</text:p>
          </table:table-cell>
          <table:table-cell office:value-type="float" office:value="0.1751" calcext:value-type="float">
            <text:p>0.1751</text:p>
          </table:table-cell>
        </table:table-row>
        <table:table-row table:style-name="ro1">
          <table:table-cell office:value-type="string" calcext:value-type="string">
            <text:p>BipredSearchRange=2_FME=0_QuadtreeTUMaxDepthInter=2_SearchRange=32_TestRect=0.9</text:p>
          </table:table-cell>
          <table:table-cell office:value-type="float" office:value="0.588" calcext:value-type="float">
            <text:p>0.588</text:p>
          </table:table-cell>
          <table:table-cell office:value-type="float" office:value="0.108" calcext:value-type="float">
            <text:p>0.108</text:p>
          </table:table-cell>
          <table:table-cell office:value-type="float" office:value="0.1837" calcext:value-type="float">
            <text:p>0.1837</text:p>
          </table:table-cell>
        </table:table-row>
        <table:table-row table:style-name="ro1">
          <table:table-cell office:value-type="string" calcext:value-type="string">
            <text:p>BipredSearchRange=2_FME=2_QuadtreeTUMaxDepthInter=2_SearchRange=32</text:p>
          </table:table-cell>
          <table:table-cell office:value-type="float" office:value="0.3903" calcext:value-type="float">
            <text:p>0.3903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268" calcext:value-type="float">
            <text:p>0.268</text:p>
          </table:table-cell>
        </table:table-row>
        <table:table-row table:style-name="ro1">
          <table:table-cell office:value-type="string" calcext:value-type="string">
            <text:p>BipredSearchRange=2_FME=2_QuadtreeTUMaxDepthInter=2_SearchRange=32_TestRect=0.9</text:p>
          </table:table-cell>
          <table:table-cell office:value-type="float" office:value="0.4092" calcext:value-type="float">
            <text:p>0.4092</text:p>
          </table:table-cell>
          <table:table-cell office:value-type="float" office:value="0.1032" calcext:value-type="float">
            <text:p>0.1032</text:p>
          </table:table-cell>
          <table:table-cell office:value-type="float" office:value="0.2522" calcext:value-type="float">
            <text:p>0.2522</text:p>
          </table:table-cell>
        </table:table-row>
        <table:table-row table:style-name="ro1">
          <table:table-cell office:value-type="string" calcext:value-type="string">
            <text:p>BipredSearchRange=2_FME=0_QuadtreeTUMaxDepthInter=2_SearchRange=8_TestRect=0.9</text:p>
          </table:table-cell>
          <table:table-cell office:value-type="float" office:value="0.6126" calcext:value-type="float">
            <text:p>0.6126</text:p>
          </table:table-cell>
          <table:table-cell office:value-type="float" office:value="0.1074" calcext:value-type="float">
            <text:p>0.1074</text:p>
          </table:table-cell>
          <table:table-cell office:value-type="float" office:value="0.1753" calcext:value-type="float">
            <text:p>0.1753</text:p>
          </table:table-cell>
        </table:table-row>
        <table:table-row table:style-name="ro1">
          <table:table-cell office:value-type="string" calcext:value-type="string">
            <text:p>BipredSearchRange=2_FME=2_QuadtreeTUMaxDepthInter=2_SearchRange=8</text:p>
          </table:table-cell>
          <table:table-cell office:value-type="float" office:value="0.4108" calcext:value-type="float">
            <text:p>0.4108</text:p>
          </table:table-cell>
          <table:table-cell office:value-type="float" office:value="0.1107" calcext:value-type="float">
            <text:p>0.1107</text:p>
          </table:table-cell>
          <table:table-cell office:value-type="float" office:value="0.2694" calcext:value-type="float">
            <text:p>0.2694</text:p>
          </table:table-cell>
        </table:table-row>
        <table:table-row table:style-name="ro1">
          <table:table-cell office:value-type="string" calcext:value-type="string">
            <text:p>BipredSearchRange=2_FME=2_QuadtreeTUMaxDepthInter=2_SearchRange=8_TestRect=0.9</text:p>
          </table:table-cell>
          <table:table-cell office:value-type="float" office:value="0.4233" calcext:value-type="float">
            <text:p>0.4233</text:p>
          </table:table-cell>
          <table:table-cell office:value-type="float" office:value="0.1117" calcext:value-type="float">
            <text:p>0.1117</text:p>
          </table:table-cell>
          <table:table-cell office:value-type="float" office:value="0.2639" calcext:value-type="float">
            <text:p>0.2639</text:p>
          </table:table-cell>
        </table:table-row>
        <table:table-row table:style-name="ro1">
          <table:table-cell office:value-type="string" calcext:value-type="string">
            <text:p>BipredSearchRange=2_FME=0_QuadtreeTUMaxDepthInter=2_SearchRange=8</text:p>
          </table:table-cell>
          <table:table-cell office:value-type="float" office:value="0.6322" calcext:value-type="float">
            <text:p>0.632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692" calcext:value-type="float">
            <text:p>0.1692</text:p>
          </table:table-cell>
        </table:table-row>
        <table:table-row table:style-name="ro1">
          <table:table-cell office:value-type="string" calcext:value-type="string">
            <text:p>BipredSearchRange=0_FME=0_QuadtreeTUMaxDepthInter=2_SearchRange=32_TestRect=0.9</text:p>
          </table:table-cell>
          <table:table-cell office:value-type="float" office:value="0.6482" calcext:value-type="float">
            <text:p>0.6482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1736" calcext:value-type="float">
            <text:p>0.1736</text:p>
          </table:table-cell>
        </table:table-row>
        <table:table-row table:style-name="ro1">
          <table:table-cell office:value-type="string" calcext:value-type="string">
            <text:p>BipredSearchRange=0_FME=0_QuadtreeTUMaxDepthInter=2_SearchRange=32</text:p>
          </table:table-cell>
          <table:table-cell office:value-type="float" office:value="0.5995" calcext:value-type="float">
            <text:p>0.5995</text:p>
          </table:table-cell>
          <table:table-cell office:value-type="float" office:value="0.1157" calcext:value-type="float">
            <text:p>0.1157</text:p>
          </table:table-cell>
          <table:table-cell office:value-type="float" office:value="0.193" calcext:value-type="float">
            <text:p>0.193</text:p>
          </table:table-cell>
        </table:table-row>
        <table:table-row table:style-name="ro1">
          <table:table-cell office:value-type="string" calcext:value-type="string">
            <text:p>BipredSearchRange=0_FME=2_QuadtreeTUMaxDepthInter=2_SearchRange=32</text:p>
          </table:table-cell>
          <table:table-cell office:value-type="float" office:value="0.3124" calcext:value-type="float">
            <text:p>0.3124</text:p>
          </table:table-cell>
          <table:table-cell office:value-type="float" office:value="0.1179" calcext:value-type="float">
            <text:p>0.1179</text:p>
          </table:table-cell>
          <table:table-cell office:value-type="float" office:value="0.3774" calcext:value-type="float">
            <text:p>0.3774</text:p>
          </table:table-cell>
        </table:table-row>
        <table:table-row table:style-name="ro1">
          <table:table-cell office:value-type="string" calcext:value-type="string">
            <text:p>BipredSearchRange=0_FME=2_QuadtreeTUMaxDepthInter=2_SearchRange=32_TestRect=0.9</text:p>
          </table:table-cell>
          <table:table-cell office:value-type="float" office:value="0.4273" calcext:value-type="float">
            <text:p>0.4273</text:p>
          </table:table-cell>
          <table:table-cell office:value-type="float" office:value="0.1161" calcext:value-type="float">
            <text:p>0.1161</text:p>
          </table:table-cell>
          <table:table-cell office:value-type="float" office:value="0.2717" calcext:value-type="float">
            <text:p>0.2717</text:p>
          </table:table-cell>
        </table:table-row>
        <table:table-row table:style-name="ro1">
          <table:table-cell office:value-type="string" calcext:value-type="string">
            <text:p>BipredSearchRange=2_MaxPartitionDepth=2_QuadtreeTUMaxDepthInter=2_SearchRange=32</text:p>
          </table:table-cell>
          <table:table-cell office:value-type="float" office:value="0.6382" calcext:value-type="float">
            <text:p>0.6382</text:p>
          </table:table-cell>
          <table:table-cell office:value-type="float" office:value="0.354" calcext:value-type="float">
            <text:p>0.354</text:p>
          </table:table-cell>
          <table:table-cell office:value-type="float" office:value="0.5548" calcext:value-type="float">
            <text:p>0.5548</text:p>
          </table:table-cell>
        </table:table-row>
        <table:table-row table:style-name="ro1">
          <table:table-cell office:value-type="string" calcext:value-type="string">
            <text:p>BipredSearchRange=2_MaxPartitionDepth=2_QuadtreeTUMaxDepthInter=2_SearchRange=32_TestRect=0.9</text:p>
          </table:table-cell>
          <table:table-cell office:value-type="float" office:value="0.6677" calcext:value-type="float">
            <text:p>0.6677</text:p>
          </table:table-cell>
          <table:table-cell office:value-type="float" office:value="0.3755" calcext:value-type="float">
            <text:p>0.3755</text:p>
          </table:table-cell>
          <table:table-cell office:value-type="float" office:value="0.5624" calcext:value-type="float">
            <text:p>0.5624</text:p>
          </table:table-cell>
        </table:table-row>
        <table:table-row table:style-name="ro1">
          <table:table-cell office:value-type="string" calcext:value-type="string">
            <text:p>BipredSearchRange=2_MaxPartitionDepth=2_QuadtreeTUMaxDepthInter=2_SearchRange=8</text:p>
          </table:table-cell>
          <table:table-cell office:value-type="float" office:value="0.6497" calcext:value-type="float">
            <text:p>0.6497</text:p>
          </table:table-cell>
          <table:table-cell office:value-type="float" office:value="0.356" calcext:value-type="float">
            <text:p>0.356</text:p>
          </table:table-cell>
          <table:table-cell office:value-type="float" office:value="0.548" calcext:value-type="float">
            <text:p>0.548</text:p>
          </table:table-cell>
        </table:table-row>
        <table:table-row table:style-name="ro1">
          <table:table-cell office:value-type="string" calcext:value-type="string">
            <text:p>BipredSearchRange=2_MaxPartitionDepth=2_QuadtreeTUMaxDepthInter=2_SearchRange=8_TestRect=0.9</text:p>
          </table:table-cell>
          <table:table-cell office:value-type="float" office:value="0.6753" calcext:value-type="float">
            <text:p>0.6753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5618" calcext:value-type="float">
            <text:p>0.5618</text:p>
          </table:table-cell>
        </table:table-row>
        <table:table-row table:style-name="ro1">
          <table:table-cell office:value-type="string" calcext:value-type="string">
            <text:p>BipredSearchRange=0_MaxPartitionDepth=2_QuadtreeTUMaxDepthInter=2_SearchRange=32</text:p>
          </table:table-cell>
          <table:table-cell office:value-type="float" office:value="0.5763" calcext:value-type="float">
            <text:p>0.5763</text:p>
          </table:table-cell>
          <table:table-cell office:value-type="float" office:value="0.3586" calcext:value-type="float">
            <text:p>0.3586</text:p>
          </table:table-cell>
          <table:table-cell office:value-type="float" office:value="0.6223" calcext:value-type="float">
            <text:p>0.6223</text:p>
          </table:table-cell>
        </table:table-row>
        <table:table-row table:style-name="ro1">
          <table:table-cell office:value-type="string" calcext:value-type="string">
            <text:p>BipredSearchRange=0_MaxPartitionDepth=2_QuadtreeTUMaxDepthInter=2_SearchRange=32_TestRect=0.9</text:p>
          </table:table-cell>
          <table:table-cell office:value-type="float" office:value="0.7002" calcext:value-type="float">
            <text:p>0.7002</text:p>
          </table:table-cell>
          <table:table-cell office:value-type="float" office:value="0.3822" calcext:value-type="float">
            <text:p>0.3822</text:p>
          </table:table-cell>
          <table:table-cell office:value-type="float" office:value="0.5458" calcext:value-type="float">
            <text:p>0.5458</text:p>
          </table:table-cell>
        </table:table-row>
        <table:table-row table:style-name="ro1">
          <table:table-cell office:value-type="string" calcext:value-type="string">
            <text:p>BipredSearchRange=2_MaxPartitionDepth=1_QuadtreeTUMaxDepthInter=2_SearchRange=32</text:p>
          </table:table-cell>
          <table:table-cell office:value-type="float" office:value="0.7862" calcext:value-type="float">
            <text:p>0.7862</text:p>
          </table:table-cell>
          <table:table-cell office:value-type="float" office:value="0.9124" calcext:value-type="float">
            <text:p>0.9124</text:p>
          </table:table-cell>
          <table:table-cell office:value-type="float" office:value="1.1604" calcext:value-type="float">
            <text:p>1.1604</text:p>
          </table:table-cell>
        </table:table-row>
        <table:table-row table:style-name="ro1">
          <table:table-cell office:value-type="string" calcext:value-type="string">
            <text:p>BipredSearchRange=2_MaxPartitionDepth=1_QuadtreeTUMaxDepthInter=2_SearchRange=32_TestRect=0.9</text:p>
          </table:table-cell>
          <table:table-cell office:value-type="float" office:value="0.8269" calcext:value-type="float">
            <text:p>0.8269</text:p>
          </table:table-cell>
          <table:table-cell office:value-type="float" office:value="0.9511" calcext:value-type="float">
            <text:p>0.9511</text:p>
          </table:table-cell>
          <table:table-cell office:value-type="float" office:value="1.1503" calcext:value-type="float">
            <text:p>1.1503</text:p>
          </table:table-cell>
        </table:table-row>
        <table:table-row table:style-name="ro1">
          <table:table-cell office:value-type="string" calcext:value-type="string">
            <text:p>BipredSearchRange=2_MaxPartitionDepth=1_QuadtreeTUMaxDepthInter=2_SearchRange=8</text:p>
          </table:table-cell>
          <table:table-cell office:value-type="float" office:value="0.8389" calcext:value-type="float">
            <text:p>0.8389</text:p>
          </table:table-cell>
          <table:table-cell office:value-type="float" office:value="0.9136" calcext:value-type="float">
            <text:p>0.9136</text:p>
          </table:table-cell>
          <table:table-cell office:value-type="float" office:value="1.089" calcext:value-type="float">
            <text:p>1.089</text:p>
          </table:table-cell>
        </table:table-row>
        <table:table-row table:style-name="ro1">
          <table:table-cell office:value-type="string" calcext:value-type="string">
            <text:p>BipredSearchRange=2_MaxPartitionDepth=1_QuadtreeTUMaxDepthInter=2_SearchRange=8_TestRect=0.9</text:p>
          </table:table-cell>
          <table:table-cell office:value-type="float" office:value="0.8394" calcext:value-type="float">
            <text:p>0.8394</text:p>
          </table:table-cell>
          <table:table-cell office:value-type="float" office:value="0.9531" calcext:value-type="float">
            <text:p>0.9531</text:p>
          </table:table-cell>
          <table:table-cell office:value-type="float" office:value="1.1354" calcext:value-type="float">
            <text:p>1.1354</text:p>
          </table:table-cell>
        </table:table-row>
        <table:table-row table:style-name="ro1">
          <table:table-cell office:value-type="string" calcext:value-type="string">
            <text:p>BipredSearchRange=0_MaxPartitionDepth=1_QuadtreeTUMaxDepthInter=2_SearchRange=32</text:p>
          </table:table-cell>
          <table:table-cell office:value-type="float" office:value="0.8126" calcext:value-type="float">
            <text:p>0.8126</text:p>
          </table:table-cell>
          <table:table-cell office:value-type="float" office:value="0.9147" calcext:value-type="float">
            <text:p>0.9147</text:p>
          </table:table-cell>
          <table:table-cell office:value-type="float" office:value="1.1257" calcext:value-type="float">
            <text:p>1.1257</text:p>
          </table:table-cell>
        </table:table-row>
        <table:table-row table:style-name="ro1">
          <table:table-cell office:value-type="string" calcext:value-type="string">
            <text:p>BipredSearchRange=0_MaxPartitionDepth=1_QuadtreeTUMaxDepthInter=2_SearchRange=32_TestRect=0.9</text:p>
          </table:table-cell>
          <table:table-cell office:value-type="float" office:value="0.839" calcext:value-type="float">
            <text:p>0.839</text:p>
          </table:table-cell>
          <table:table-cell office:value-type="float" office:value="0.9548" calcext:value-type="float">
            <text:p>0.9548</text:p>
          </table:table-cell>
          <table:table-cell office:value-type="float" office:value="1.1381" calcext:value-type="float">
            <text:p>1.1381</text:p>
          </table:table-cell>
        </table:table-row>
        <table:table-row table:style-name="ro1">
          <table:table-cell office:value-type="string" calcext:value-type="string">
            <text:p>BipredSearchRange=0_SearchRange=8_TestRect=0.7</text:p>
          </table:table-cell>
          <table:table-cell office:value-type="float" office:value="0.2489" calcext:value-type="float">
            <text:p>0.2489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BipredSearchRange=0_QuadtreeTUMaxDepthInter=2_SearchRange=8_TestRect=0.7</text:p>
          </table:table-cell>
          <table:table-cell office:value-type="float" office:value="0.3153" calcext:value-type="float">
            <text:p>0.315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85" calcext:value-type="float">
            <text:p>0.0285</text:p>
          </table:table-cell>
        </table:table-row>
        <table:table-row table:style-name="ro1">
          <table:table-cell office:value-type="string" calcext:value-type="string">
            <text:p>BipredSearchRange=0_SearchRange=8_TestRect=0.3</text:p>
          </table:table-cell>
          <table:table-cell office:value-type="float" office:value="0.3852" calcext:value-type="float">
            <text:p>0.3852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372" calcext:value-type="float">
            <text:p>0.0372</text:p>
          </table:table-cell>
        </table:table-row>
        <table:table-row table:style-name="ro1">
          <table:table-cell office:value-type="string" calcext:value-type="string">
            <text:p>BipredSearchRange=0_QuadtreeTUMaxDepthInter=2_SearchRange=8_TestRect=0.3</text:p>
          </table:table-cell>
          <table:table-cell office:value-type="float" office:value="0.4659" calcext:value-type="float">
            <text:p>0.4659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353" calcext:value-type="float">
            <text:p>0.0353</text:p>
          </table:table-cell>
        </table:table-row>
        <table:table-row table:style-name="ro1">
          <table:table-cell office:value-type="string" calcext:value-type="string">
            <text:p>BipredSearchRange=0_SearchRange=8_TestRect=0.8</text:p>
          </table:table-cell>
          <table:table-cell office:value-type="float" office:value="0.2371" calcext:value-type="float">
            <text:p>0.2371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289" calcext:value-type="float">
            <text:p>0.0289</text:p>
          </table:table-cell>
        </table:table-row>
        <table:table-row table:style-name="ro1">
          <table:table-cell office:value-type="string" calcext:value-type="string">
            <text:p>BipredSearchRange=0_QuadtreeTUMaxDepthInter=2_SearchRange=8_TestRect=0.8</text:p>
          </table:table-cell>
          <table:table-cell office:value-type="float" office:value="0.3797" calcext:value-type="float">
            <text:p>0.3797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204" calcext:value-type="float">
            <text:p>0.0204</text:p>
          </table:table-cell>
        </table:table-row>
        <table:table-row table:style-name="ro1">
          <table:table-cell office:value-type="string" calcext:value-type="string">
            <text:p>BipredSearchRange=0_SearchRange=8_TestRect=0</text:p>
          </table:table-cell>
          <table:table-cell office:value-type="float" office:value="0.5033" calcext:value-type="float">
            <text:p>0.5033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436" calcext:value-type="float">
            <text:p>0.0436</text:p>
          </table:table-cell>
        </table:table-row>
        <table:table-row table:style-name="ro1">
          <table:table-cell office:value-type="string" calcext:value-type="string">
            <text:p>BipredSearchRange=0_QuadtreeTUMaxDepthInter=2_SearchRange=8_TestRect=0</text:p>
          </table:table-cell>
          <table:table-cell office:value-type="float" office:value="0.6062" calcext:value-type="float">
            <text:p>0.6062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373" calcext:value-type="float">
            <text:p>0.0373</text:p>
          </table:table-cell>
        </table:table-row>
        <table:table-row table:style-name="ro1">
          <table:table-cell office:value-type="string" calcext:value-type="string">
            <text:p>BipredSearchRange=0_SearchRange=8_TestRect=0.6</text:p>
          </table:table-cell>
          <table:table-cell office:value-type="float" office:value="0.3299" calcext:value-type="float">
            <text:p>0.3299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306" calcext:value-type="float">
            <text:p>0.0306</text:p>
          </table:table-cell>
        </table:table-row>
        <table:table-row table:style-name="ro1">
          <table:table-cell office:value-type="string" calcext:value-type="string">
            <text:p>BipredSearchRange=0_QuadtreeTUMaxDepthInter=2_SearchRange=8_TestRect=0.6</text:p>
          </table:table-cell>
          <table:table-cell office:value-type="float" office:value="0.3299" calcext:value-type="float">
            <text:p>0.3299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BipredSearchRange=0_SearchRange=8_TestRect=0.4</text:p>
          </table:table-cell>
          <table:table-cell office:value-type="float" office:value="0.3457" calcext:value-type="float">
            <text:p>0.3457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395" calcext:value-type="float">
            <text:p>0.0395</text:p>
          </table:table-cell>
        </table:table-row>
        <table:table-row table:style-name="ro1">
          <table:table-cell office:value-type="string" calcext:value-type="string">
            <text:p>BipredSearchRange=0_QuadtreeTUMaxDepthInter=2_SearchRange=8_TestRect=0.4</text:p>
          </table:table-cell>
          <table:table-cell office:value-type="float" office:value="0.4547" calcext:value-type="float">
            <text:p>0.4547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344" calcext:value-type="float">
            <text:p>0.0344</text:p>
          </table:table-cell>
        </table:table-row>
        <table:table-row table:style-name="ro1">
          <table:table-cell office:value-type="string" calcext:value-type="string">
            <text:p>BipredSearchRange=0_SearchRange=8_TestRect=0.2</text:p>
          </table:table-cell>
          <table:table-cell office:value-type="float" office:value="0.4293" calcext:value-type="float">
            <text:p>0.429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72" calcext:value-type="float">
            <text:p>0.0372</text:p>
          </table:table-cell>
        </table:table-row>
        <table:table-row table:style-name="ro1">
          <table:table-cell office:value-type="string" calcext:value-type="string">
            <text:p>BipredSearchRange=0_QuadtreeTUMaxDepthInter=2_SearchRange=8_TestRect=0.2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352" calcext:value-type="float">
            <text:p>0.0352</text:p>
          </table:table-cell>
        </table:table-row>
        <table:table-row table:style-name="ro1">
          <table:table-cell office:value-type="string" calcext:value-type="string">
            <text:p>BipredSearchRange=0_SearchRange=8_TestRect=0.1</text:p>
          </table:table-cell>
          <table:table-cell office:value-type="float" office:value="0.5079" calcext:value-type="float">
            <text:p>0.5079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348" calcext:value-type="float">
            <text:p>0.0348</text:p>
          </table:table-cell>
        </table:table-row>
        <table:table-row table:style-name="ro1">
          <table:table-cell office:value-type="string" calcext:value-type="string">
            <text:p>BipredSearchRange=0_QuadtreeTUMaxDepthInter=2_SearchRange=8_TestRect=0.1</text:p>
          </table:table-cell>
          <table:table-cell office:value-type="float" office:value="0.581" calcext:value-type="float">
            <text:p>0.581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335" calcext:value-type="float">
            <text:p>0.0335</text:p>
          </table:table-cell>
        </table:table-row>
        <table:table-row table:style-name="ro1">
          <table:table-cell office:value-type="string" calcext:value-type="string">
            <text:p>BipredSearchRange=0_SearchRange=8_TestRect=0.5</text:p>
          </table:table-cell>
          <table:table-cell office:value-type="float" office:value="0.2944" calcext:value-type="float">
            <text:p>0.2944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363" calcext:value-type="float">
            <text:p>0.0363</text:p>
          </table:table-cell>
        </table:table-row>
        <table:table-row table:style-name="ro1">
          <table:table-cell office:value-type="string" calcext:value-type="string">
            <text:p>BipredSearchRange=0_QuadtreeTUMaxDepthInter=2_SearchRange=8_TestRect=0.5</text:p>
          </table:table-cell>
          <table:table-cell office:value-type="float" office:value="0.5077" calcext:value-type="float">
            <text:p>0.5077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275" calcext:value-type="float">
            <text:p>0.0275</text:p>
          </table:table-cell>
        </table:table-row>
        <table:table-row table:style-name="ro1">
          <table:table-cell office:value-type="string" calcext:value-type="string">
            <text:p>BipredSearchRange=0_QuadtreeTUMaxDepthInter=1_SearchRange=8</text:p>
          </table:table-cell>
          <table:table-cell office:value-type="float" office:value="0.3641" calcext:value-type="float">
            <text:p>0.3641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BipredSearchRange=0_QuadtreeTUMaxDepthInter=1_SearchRange=8_TestRect=0.9</text:p>
          </table:table-cell>
          <table:table-cell office:value-type="float" office:value="0.26" calcext:value-type="float">
            <text:p>0.26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435" calcext:value-type="float">
            <text:p>0.0435</text:p>
          </table:table-cell>
        </table:table-row>
        <table:table-row table:style-name="ro1">
          <table:table-cell office:value-type="string" calcext:value-type="string">
            <text:p>AMP=0_BipredSearchRange=0_SearchRange=8</text:p>
          </table:table-cell>
          <table:table-cell office:value-type="float" office:value="0.2253" calcext:value-type="float">
            <text:p>0.2253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461" calcext:value-type="float">
            <text:p>0.0461</text:p>
          </table:table-cell>
        </table:table-row>
        <table:table-row table:style-name="ro1">
          <table:table-cell office:value-type="string" calcext:value-type="string">
            <text:p>AMP=0_BipredSearchRange=0_SearchRange=8_TestRect=0.9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566" calcext:value-type="float">
            <text:p>0.0566</text:p>
          </table:table-cell>
        </table:table-row>
        <table:table-row table:style-name="ro1">
          <table:table-cell office:value-type="string" calcext:value-type="string">
            <text:p>AMP=0_BipredSearchRange=0_QuadtreeTUMaxDepthInter=2_SearchRange=8</text:p>
          </table:table-cell>
          <table:table-cell office:value-type="float" office:value="0.3501" calcext:value-type="float">
            <text:p>0.350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43" calcext:value-type="float">
            <text:p>0.0343</text:p>
          </table:table-cell>
        </table:table-row>
        <table:table-row table:style-name="ro1">
          <table:table-cell office:value-type="string" calcext:value-type="string">
            <text:p>AMP=0_BipredSearchRange=0_QuadtreeTUMaxDepthInter=2_SearchRange=8_TestRect=0.9</text:p>
          </table:table-cell>
          <table:table-cell office:value-type="float" office:value="0.2014" calcext:value-type="float">
            <text:p>0.2014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711" calcext:value-type="float">
            <text:p>0.0711</text:p>
          </table:table-cell>
        </table:table-row>
        <table:table-row table:style-name="ro1">
          <table:table-cell office:value-type="string" calcext:value-type="string">
            <text:p>BipredSearchRange=0_RefFrames=3_SearchRange=8</text:p>
          </table:table-cell>
          <table:table-cell office:value-type="float" office:value="0.2192" calcext:value-type="float">
            <text:p>0.2192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BipredSearchRange=0_RefFrames=3_SearchRange=8_TestRect=0.9</text:p>
          </table:table-cell>
          <table:table-cell office:value-type="float" office:value="0.265" calcext:value-type="float">
            <text:p>0.265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418" calcext:value-type="float">
            <text:p>0.0418</text:p>
          </table:table-cell>
        </table:table-row>
        <table:table-row table:style-name="ro1">
          <table:table-cell office:value-type="string" calcext:value-type="string">
            <text:p>BipredSearchRange=0_QuadtreeTUMaxDepthInter=2_RefFrames=3_SearchRange=8</text:p>
          </table:table-cell>
          <table:table-cell office:value-type="float" office:value="0.3673" calcext:value-type="float">
            <text:p>0.3673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BipredSearchRange=0_QuadtreeTUMaxDepthInter=2_RefFrames=3_SearchRange=8_TestRect=0.9</text:p>
          </table:table-cell>
          <table:table-cell office:value-type="float" office:value="0.4084" calcext:value-type="float">
            <text:p>0.4084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332" calcext:value-type="float">
            <text:p>0.0332</text:p>
          </table:table-cell>
        </table:table-row>
        <table:table-row table:style-name="ro1">
          <table:table-cell office:value-type="string" calcext:value-type="string">
            <text:p>BipredSearchRange=0_HadamardME=0_SearchRange=8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513" calcext:value-type="float">
            <text:p>0.0513</text:p>
          </table:table-cell>
        </table:table-row>
        <table:table-row table:style-name="ro1">
          <table:table-cell office:value-type="string" calcext:value-type="string">
            <text:p>BipredSearchRange=0_HadamardME=0_SearchRange=8_TestRect=0.9</text:p>
          </table:table-cell>
          <table:table-cell office:value-type="float" office:value="0.3792" calcext:value-type="float">
            <text:p>0.3792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string" calcext:value-type="string">
            <text:p>BipredSearchRange=0_HadamardME=0_QuadtreeTUMaxDepthInter=2_SearchRange=8</text:p>
          </table:table-cell>
          <table:table-cell office:value-type="float" office:value="0.4126" calcext:value-type="float">
            <text:p>0.4126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366" calcext:value-type="float">
            <text:p>0.0366</text:p>
          </table:table-cell>
        </table:table-row>
        <table:table-row table:style-name="ro1">
          <table:table-cell office:value-type="string" calcext:value-type="string">
            <text:p>BipredSearchRange=0_HadamardME=0_QuadtreeTUMaxDepthInter=2_SearchRange=8_TestRect=0.9</text:p>
          </table:table-cell>
          <table:table-cell office:value-type="float" office:value="0.4386" calcext:value-type="float">
            <text:p>0.4386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408" calcext:value-type="float">
            <text:p>0.0408</text:p>
          </table:table-cell>
        </table:table-row>
        <table:table-row table:style-name="ro1">
          <table:table-cell office:value-type="string" calcext:value-type="string">
            <text:p>BipredSearchRange=0_RefFrames=2_SearchRange=8</text:p>
          </table:table-cell>
          <table:table-cell office:value-type="float" office:value="0.1661" calcext:value-type="float">
            <text:p>0.1661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973" calcext:value-type="float">
            <text:p>0.0973</text:p>
          </table:table-cell>
        </table:table-row>
        <table:table-row table:style-name="ro1">
          <table:table-cell office:value-type="string" calcext:value-type="string">
            <text:p>BipredSearchRange=0_RefFrames=2_SearchRange=8_TestRect=0.9</text:p>
          </table:table-cell>
          <table:table-cell office:value-type="float" office:value="0.3296" calcext:value-type="float">
            <text:p>0.3296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544" calcext:value-type="float">
            <text:p>0.0544</text:p>
          </table:table-cell>
        </table:table-row>
        <table:table-row table:style-name="ro1">
          <table:table-cell office:value-type="string" calcext:value-type="string">
            <text:p>BipredSearchRange=0_QuadtreeTUMaxDepthInter=2_RefFrames=2_SearchRange=8</text:p>
          </table:table-cell>
          <table:table-cell office:value-type="float" office:value="0.4178" calcext:value-type="float">
            <text:p>0.4178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0457" calcext:value-type="float">
            <text:p>0.0457</text:p>
          </table:table-cell>
        </table:table-row>
        <table:table-row table:style-name="ro1">
          <table:table-cell office:value-type="string" calcext:value-type="string">
            <text:p>BipredSearchRange=0_QuadtreeTUMaxDepthInter=2_RefFrames=2_SearchRange=8_TestRect=0.9</text:p>
          </table:table-cell>
          <table:table-cell office:value-type="float" office:value="0.4731" calcext:value-type="float">
            <text:p>0.4731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0425" calcext:value-type="float">
            <text:p>0.0425</text:p>
          </table:table-cell>
        </table:table-row>
        <table:table-row table:style-name="ro1">
          <table:table-cell office:value-type="string" calcext:value-type="string">
            <text:p>BipredSearchRange=0_FME=1_SearchRange=8</text:p>
          </table:table-cell>
          <table:table-cell office:value-type="float" office:value="0.3949" calcext:value-type="float">
            <text:p>0.3949</text:p>
          </table:table-cell>
          <table:table-cell office:value-type="float" office:value="0.0431" calcext:value-type="float">
            <text:p>0.0431</text:p>
          </table:table-cell>
          <table:table-cell office:value-type="float" office:value="0.1092" calcext:value-type="float">
            <text:p>0.1092</text:p>
          </table:table-cell>
        </table:table-row>
        <table:table-row table:style-name="ro1">
          <table:table-cell office:value-type="string" calcext:value-type="string">
            <text:p>BipredSearchRange=0_FME=1_SearchRange=8_TestRect=0.9</text:p>
          </table:table-cell>
          <table:table-cell office:value-type="float" office:value="0.3883" calcext:value-type="float">
            <text:p>0.3883</text:p>
          </table:table-cell>
          <table:table-cell office:value-type="float" office:value="0.0424" calcext:value-type="float">
            <text:p>0.0424</text:p>
          </table:table-cell>
          <table:table-cell office:value-type="float" office:value="0.1091" calcext:value-type="float">
            <text:p>0.1091</text:p>
          </table:table-cell>
        </table:table-row>
        <table:table-row table:style-name="ro1">
          <table:table-cell office:value-type="string" calcext:value-type="string">
            <text:p>BipredSearchRange=0_FME=1_QuadtreeTUMaxDepthInter=2_SearchRange=8_TestRect=0.9</text:p>
          </table:table-cell>
          <table:table-cell office:value-type="float" office:value="0.4945" calcext:value-type="float">
            <text:p>0.4945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0913" calcext:value-type="float">
            <text:p>0.0913</text:p>
          </table:table-cell>
        </table:table-row>
        <table:table-row table:style-name="ro1">
          <table:table-cell office:value-type="string" calcext:value-type="string">
            <text:p>BipredSearchRange=0_FME=1_QuadtreeTUMaxDepthInter=2_SearchRange=8</text:p>
          </table:table-cell>
          <table:table-cell office:value-type="float" office:value="0.4993" calcext:value-type="float">
            <text:p>0.4993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876" calcext:value-type="float">
            <text:p>0.0876</text:p>
          </table:table-cell>
        </table:table-row>
        <table:table-row table:style-name="ro1">
          <table:table-cell office:value-type="string" calcext:value-type="string">
            <text:p>BipredSearchRange=0_MaxPartitionDepth=3_SearchRange=8</text:p>
          </table:table-cell>
          <table:table-cell office:value-type="float" office:value="0.3436" calcext:value-type="float">
            <text:p>0.3436</text:p>
          </table:table-cell>
          <table:table-cell office:value-type="float" office:value="0.0894" calcext:value-type="float">
            <text:p>0.0894</text:p>
          </table:table-cell>
          <table:table-cell office:value-type="float" office:value="0.2602" calcext:value-type="float">
            <text:p>0.2602</text:p>
          </table:table-cell>
        </table:table-row>
        <table:table-row table:style-name="ro1">
          <table:table-cell office:value-type="string" calcext:value-type="string">
            <text:p>BipredSearchRange=0_MaxPartitionDepth=3_SearchRange=8_TestRect=0.9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0957" calcext:value-type="float">
            <text:p>0.0957</text:p>
          </table:table-cell>
          <table:table-cell office:value-type="float" office:value="0.2567" calcext:value-type="float">
            <text:p>0.2567</text:p>
          </table:table-cell>
        </table:table-row>
        <table:table-row table:style-name="ro1">
          <table:table-cell office:value-type="string" calcext:value-type="string">
            <text:p>BipredSearchRange=0_MaxPartitionDepth=3_QuadtreeTUMaxDepthInter=2_SearchRange=8</text:p>
          </table:table-cell>
          <table:table-cell office:value-type="float" office:value="0.4061" calcext:value-type="float">
            <text:p>0.4061</text:p>
          </table:table-cell>
          <table:table-cell office:value-type="float" office:value="0.1038" calcext:value-type="float">
            <text:p>0.1038</text:p>
          </table:table-cell>
          <table:table-cell office:value-type="float" office:value="0.2555" calcext:value-type="float">
            <text:p>0.2555</text:p>
          </table:table-cell>
        </table:table-row>
        <table:table-row table:style-name="ro1">
          <table:table-cell office:value-type="string" calcext:value-type="string">
            <text:p>BipredSearchRange=0_MaxPartitionDepth=3_QuadtreeTUMaxDepthInter=2_SearchRange=8_TestRect=0.9</text:p>
          </table:table-cell>
          <table:table-cell office:value-type="float" office:value="0.4978" calcext:value-type="float">
            <text:p>0.4978</text:p>
          </table:table-cell>
          <table:table-cell office:value-type="float" office:value="0.114" calcext:value-type="float">
            <text:p>0.114</text:p>
          </table:table-cell>
          <table:table-cell office:value-type="float" office:value="0.2291" calcext:value-type="float">
            <text:p>0.2291</text:p>
          </table:table-cell>
        </table:table-row>
        <table:table-row table:style-name="ro1">
          <table:table-cell office:value-type="string" calcext:value-type="string">
            <text:p>BipredSearchRange=0_RefFrames=1_SearchRange=8</text:p>
          </table:table-cell>
          <table:table-cell office:value-type="float" office:value="0.4875" calcext:value-type="float">
            <text:p>0.4875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482" calcext:value-type="float">
            <text:p>0.0482</text:p>
          </table:table-cell>
        </table:table-row>
        <table:table-row table:style-name="ro1">
          <table:table-cell office:value-type="string" calcext:value-type="string">
            <text:p>BipredSearchRange=0_RefFrames=1_SearchRange=8_TestRect=0.9</text:p>
          </table:table-cell>
          <table:table-cell office:value-type="float" office:value="0.5507" calcext:value-type="float">
            <text:p>0.5507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447" calcext:value-type="float">
            <text:p>0.0447</text:p>
          </table:table-cell>
        </table:table-row>
        <table:table-row table:style-name="ro1">
          <table:table-cell office:value-type="string" calcext:value-type="string">
            <text:p>BipredSearchRange=0_QuadtreeTUMaxDepthInter=2_RefFrames=1_SearchRange=8</text:p>
          </table:table-cell>
          <table:table-cell office:value-type="float" office:value="0.6114" calcext:value-type="float">
            <text:p>0.6114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371" calcext:value-type="float">
            <text:p>0.0371</text:p>
          </table:table-cell>
        </table:table-row>
        <table:table-row table:style-name="ro1">
          <table:table-cell office:value-type="string" calcext:value-type="string">
            <text:p>BipredSearchRange=0_QuadtreeTUMaxDepthInter=2_RefFrames=1_SearchRange=8_TestRect=0.9</text:p>
          </table:table-cell>
          <table:table-cell office:value-type="float" office:value="0.6108" calcext:value-type="float">
            <text:p>0.6108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0432" calcext:value-type="float">
            <text:p>0.0432</text:p>
          </table:table-cell>
        </table:table-row>
        <table:table-row table:style-name="ro1">
          <table:table-cell office:value-type="string" calcext:value-type="string">
            <text:p>BipredSearchRange=0_FME=0_SearchRange=8</text:p>
          </table:table-cell>
          <table:table-cell office:value-type="float" office:value="0.5361" calcext:value-type="float">
            <text:p>0.5361</text:p>
          </table:table-cell>
          <table:table-cell office:value-type="float" office:value="0.1134" calcext:value-type="float">
            <text:p>0.1134</text:p>
          </table:table-cell>
          <table:table-cell office:value-type="float" office:value="0.2115" calcext:value-type="float">
            <text:p>0.2115</text:p>
          </table:table-cell>
        </table:table-row>
        <table:table-row table:style-name="ro1">
          <table:table-cell office:value-type="string" calcext:value-type="string">
            <text:p>BipredSearchRange=0_FME=0_SearchRange=8_TestRect=0.9</text:p>
          </table:table-cell>
          <table:table-cell office:value-type="float" office:value="0.4652" calcext:value-type="float">
            <text:p>0.4652</text:p>
          </table:table-cell>
          <table:table-cell office:value-type="float" office:value="0.1177" calcext:value-type="float">
            <text:p>0.1177</text:p>
          </table:table-cell>
          <table:table-cell office:value-type="float" office:value="0.2531" calcext:value-type="float">
            <text:p>0.2531</text:p>
          </table:table-cell>
        </table:table-row>
        <table:table-row table:style-name="ro1">
          <table:table-cell office:value-type="string" calcext:value-type="string">
            <text:p>BipredSearchRange=0_FME=0_QuadtreeTUMaxDepthInter=2_SearchRange=8</text:p>
          </table:table-cell>
          <table:table-cell office:value-type="float" office:value="0.6539" calcext:value-type="float">
            <text:p>0.6539</text:p>
          </table:table-cell>
          <table:table-cell office:value-type="float" office:value="0.1146" calcext:value-type="float">
            <text:p>0.1146</text:p>
          </table:table-cell>
          <table:table-cell office:value-type="float" office:value="0.1753" calcext:value-type="float">
            <text:p>0.1753</text:p>
          </table:table-cell>
        </table:table-row>
        <table:table-row table:style-name="ro1">
          <table:table-cell office:value-type="string" calcext:value-type="string">
            <text:p>BipredSearchRange=0_FME=0_QuadtreeTUMaxDepthInter=2_SearchRange=8_TestRect=0.9</text:p>
          </table:table-cell>
          <table:table-cell office:value-type="float" office:value="0.6312" calcext:value-type="float">
            <text:p>0.6312</text:p>
          </table:table-cell>
          <table:table-cell office:value-type="float" office:value="0.1143" calcext:value-type="float">
            <text:p>0.1143</text:p>
          </table:table-cell>
          <table:table-cell office:value-type="float" office:value="0.181" calcext:value-type="float">
            <text:p>0.181</text:p>
          </table:table-cell>
        </table:table-row>
        <table:table-row table:style-name="ro1">
          <table:table-cell office:value-type="string" calcext:value-type="string">
            <text:p>BipredSearchRange=0_RDOQ=0_SearchRange=8</text:p>
          </table:table-cell>
          <table:table-cell office:value-type="float" office:value="0.2758" calcext:value-type="float">
            <text:p>0.2758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1277" calcext:value-type="float">
            <text:p>0.1277</text:p>
          </table:table-cell>
        </table:table-row>
        <table:table-row table:style-name="ro1">
          <table:table-cell office:value-type="string" calcext:value-type="string">
            <text:p>BipredSearchRange=0_RDOQ=0_SearchRange=8_TestRect=0.9</text:p>
          </table:table-cell>
          <table:table-cell office:value-type="float" office:value="0.2144" calcext:value-type="float">
            <text:p>0.2144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1702" calcext:value-type="float">
            <text:p>0.1702</text:p>
          </table:table-cell>
        </table:table-row>
        <table:table-row table:style-name="ro1">
          <table:table-cell office:value-type="string" calcext:value-type="string">
            <text:p>BipredSearchRange=0_QuadtreeTUMaxDepthInter=2_RDOQ=0_SearchRange=8</text:p>
          </table:table-cell>
          <table:table-cell office:value-type="float" office:value="0.3325" calcext:value-type="float">
            <text:p>0.3325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string" calcext:value-type="string">
            <text:p>BipredSearchRange=0_QuadtreeTUMaxDepthInter=2_RDOQ=0_SearchRange=8_TestRect=0.9</text:p>
          </table:table-cell>
          <table:table-cell office:value-type="float" office:value="0.3677" calcext:value-type="float">
            <text:p>0.3677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1054" calcext:value-type="float">
            <text:p>0.1054</text:p>
          </table:table-cell>
        </table:table-row>
        <table:table-row table:style-name="ro1">
          <table:table-cell office:value-type="string" calcext:value-type="string">
            <text:p>BipredSearchRange=0_MaxPartitionDepth=2_SearchRange=8</text:p>
          </table:table-cell>
          <table:table-cell office:value-type="float" office:value="0.6011" calcext:value-type="float">
            <text:p>0.6011</text:p>
          </table:table-cell>
          <table:table-cell office:value-type="float" office:value="0.2973" calcext:value-type="float">
            <text:p>0.2973</text:p>
          </table:table-cell>
          <table:table-cell office:value-type="float" office:value="0.4946" calcext:value-type="float">
            <text:p>0.4946</text:p>
          </table:table-cell>
        </table:table-row>
        <table:table-row table:style-name="ro1">
          <table:table-cell office:value-type="string" calcext:value-type="string">
            <text:p>BipredSearchRange=0_MaxPartitionDepth=2_SearchRange=8_TestRect=0.9</text:p>
          </table:table-cell>
          <table:table-cell office:value-type="float" office:value="0.6303" calcext:value-type="float">
            <text:p>0.6303</text:p>
          </table:table-cell>
          <table:table-cell office:value-type="float" office:value="0.3166" calcext:value-type="float">
            <text:p>0.3166</text:p>
          </table:table-cell>
          <table:table-cell office:value-type="float" office:value="0.5022" calcext:value-type="float">
            <text:p>0.5022</text:p>
          </table:table-cell>
        </table:table-row>
        <table:table-row table:style-name="ro1">
          <table:table-cell office:value-type="string" calcext:value-type="string">
            <text:p>BipredSearchRange=0_MaxPartitionDepth=2_QuadtreeTUMaxDepthInter=2_SearchRange=8</text:p>
          </table:table-cell>
          <table:table-cell office:value-type="float" office:value="0.6427" calcext:value-type="float">
            <text:p>0.6427</text:p>
          </table:table-cell>
          <table:table-cell office:value-type="float" office:value="0.3594" calcext:value-type="float">
            <text:p>0.3594</text:p>
          </table:table-cell>
          <table:table-cell office:value-type="float" office:value="0.5593" calcext:value-type="float">
            <text:p>0.5593</text:p>
          </table:table-cell>
        </table:table-row>
        <table:table-row table:style-name="ro1">
          <table:table-cell office:value-type="string" calcext:value-type="string">
            <text:p>BipredSearchRange=0_MaxPartitionDepth=2_QuadtreeTUMaxDepthInter=2_SearchRange=8_TestRect=0.9</text:p>
          </table:table-cell>
          <table:table-cell office:value-type="float" office:value="0.7154" calcext:value-type="float">
            <text:p>0.7154</text:p>
          </table:table-cell>
          <table:table-cell office:value-type="float" office:value="0.3828" calcext:value-type="float">
            <text:p>0.3828</text:p>
          </table:table-cell>
          <table:table-cell office:value-type="float" office:value="0.5351" calcext:value-type="float">
            <text:p>0.5351</text:p>
          </table:table-cell>
        </table:table-row>
        <table:table-row table:style-name="ro1">
          <table:table-cell office:value-type="string" calcext:value-type="string">
            <text:p>BipredSearchRange=0_FME=2_SearchRange=8</text:p>
          </table:table-cell>
          <table:table-cell office:value-type="float" office:value="0.2934" calcext:value-type="float">
            <text:p>0.2934</text:p>
          </table:table-cell>
          <table:table-cell office:value-type="float" office:value="0.1104" calcext:value-type="float">
            <text:p>0.1104</text:p>
          </table:table-cell>
          <table:table-cell office:value-type="float" office:value="0.3763" calcext:value-type="float">
            <text:p>0.3763</text:p>
          </table:table-cell>
        </table:table-row>
        <table:table-row table:style-name="ro1">
          <table:table-cell office:value-type="string" calcext:value-type="string">
            <text:p>BipredSearchRange=0_FME=2_SearchRange=8_TestRect=0.9</text:p>
          </table:table-cell>
          <table:table-cell office:value-type="float" office:value="0.3738" calcext:value-type="float">
            <text:p>0.3738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3074" calcext:value-type="float">
            <text:p>0.3074</text:p>
          </table:table-cell>
        </table:table-row>
        <table:table-row table:style-name="ro1">
          <table:table-cell office:value-type="string" calcext:value-type="string">
            <text:p>BipredSearchRange=0_FME=2_QuadtreeTUMaxDepthInter=2_SearchRange=8</text:p>
          </table:table-cell>
          <table:table-cell office:value-type="float" office:value="0.3689" calcext:value-type="float">
            <text:p>0.3689</text:p>
          </table:table-cell>
          <table:table-cell office:value-type="float" office:value="0.1172" calcext:value-type="float">
            <text:p>0.1172</text:p>
          </table:table-cell>
          <table:table-cell office:value-type="float" office:value="0.3176" calcext:value-type="float">
            <text:p>0.3176</text:p>
          </table:table-cell>
        </table:table-row>
        <table:table-row table:style-name="ro1">
          <table:table-cell office:value-type="string" calcext:value-type="string">
            <text:p>BipredSearchRange=0_FME=2_QuadtreeTUMaxDepthInter=2_SearchRange=8_TestRect=0.9</text:p>
          </table:table-cell>
          <table:table-cell office:value-type="float" office:value="0.3323" calcext:value-type="float">
            <text:p>0.3323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3608" calcext:value-type="float">
            <text:p>0.3608</text:p>
          </table:table-cell>
        </table:table-row>
        <table:table-row table:style-name="ro1">
          <table:table-cell office:value-type="string" calcext:value-type="string">
            <text:p>BipredSearchRange=0_MaxPartitionDepth=1_SearchRange=8</text:p>
          </table:table-cell>
          <table:table-cell office:value-type="float" office:value="0.804" calcext:value-type="float">
            <text:p>0.804</text:p>
          </table:table-cell>
          <table:table-cell office:value-type="float" office:value="0.7128" calcext:value-type="float">
            <text:p>0.7128</text:p>
          </table:table-cell>
          <table:table-cell office:value-type="float" office:value="0.8865" calcext:value-type="float">
            <text:p>0.8865</text:p>
          </table:table-cell>
        </table:table-row>
        <table:table-row table:style-name="ro1">
          <table:table-cell office:value-type="string" calcext:value-type="string">
            <text:p>BipredSearchRange=0_MaxPartitionDepth=1_SearchRange=8_TestRect=0.9</text:p>
          </table:table-cell>
          <table:table-cell office:value-type="float" office:value="0.8151" calcext:value-type="float">
            <text:p>0.8151</text:p>
          </table:table-cell>
          <table:table-cell office:value-type="float" office:value="0.757" calcext:value-type="float">
            <text:p>0.757</text:p>
          </table:table-cell>
          <table:table-cell office:value-type="float" office:value="0.9287" calcext:value-type="float">
            <text:p>0.9287</text:p>
          </table:table-cell>
        </table:table-row>
        <table:table-row table:style-name="ro1">
          <table:table-cell office:value-type="string" calcext:value-type="string">
            <text:p>BipredSearchRange=0_MaxPartitionDepth=1_QuadtreeTUMaxDepthInter=2_SearchRange=8</text:p>
          </table:table-cell>
          <table:table-cell office:value-type="float" office:value="0.8228" calcext:value-type="float">
            <text:p>0.8228</text:p>
          </table:table-cell>
          <table:table-cell office:value-type="float" office:value="0.9171" calcext:value-type="float">
            <text:p>0.9171</text:p>
          </table:table-cell>
          <table:table-cell office:value-type="float" office:value="1.1146" calcext:value-type="float">
            <text:p>1.1146</text:p>
          </table:table-cell>
        </table:table-row>
        <table:table-row table:style-name="ro1">
          <table:table-cell office:value-type="string" calcext:value-type="string">
            <text:p>BipredSearchRange=0_MaxPartitionDepth=1_QuadtreeTUMaxDepthInter=2_SearchRange=8_TestRect=0.9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9559" calcext:value-type="float">
            <text:p>0.9559</text:p>
          </table:table-cell>
          <table:table-cell office:value-type="float" office:value="1.1349" calcext:value-type="float">
            <text:p>1.1349</text:p>
          </table:table-cell>
        </table:table-row>
        <table:table-row table:style-name="ro1">
          <table:table-cell office:value-type="string" calcext:value-type="string">
            <text:p>BipredSearchRange=2_QuadtreeTUMaxDepthInter=1_SearchRange=32_TestRect=0.8</text:p>
          </table:table-cell>
          <table:table-cell office:value-type="float" office:value="0.4161" calcext:value-type="float">
            <text:p>0.4161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207" calcext:value-type="float">
            <text:p>0.0207</text:p>
          </table:table-cell>
        </table:table-row>
        <table:table-row table:style-name="ro1">
          <table:table-cell office:value-type="string" calcext:value-type="string">
            <text:p>BipredSearchRange=2_QuadtreeTUMaxDepthInter=1_SearchRange=8_TestRect=0.8</text:p>
          </table:table-cell>
          <table:table-cell office:value-type="float" office:value="0.3634" calcext:value-type="float">
            <text:p>0.3634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265" calcext:value-type="float">
            <text:p>0.0265</text:p>
          </table:table-cell>
        </table:table-row>
        <table:table-row table:style-name="ro1">
          <table:table-cell office:value-type="string" calcext:value-type="string">
            <text:p>BipredSearchRange=0_QuadtreeTUMaxDepthInter=1_SearchRange=8_TestRect=0.8</text:p>
          </table:table-cell>
          <table:table-cell office:value-type="float" office:value="0.3944" calcext:value-type="float">
            <text:p>0.3944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337" calcext:value-type="float">
            <text:p>0.0337</text:p>
          </table:table-cell>
        </table:table-row>
        <table:table-row table:style-name="ro1">
          <table:table-cell office:value-type="string" calcext:value-type="string">
            <text:p>BipredSearchRange=0_QuadtreeTUMaxDepthInter=1_SearchRange=32_TestRect=0.8</text:p>
          </table:table-cell>
          <table:table-cell office:value-type="float" office:value="0.4522" calcext:value-type="float">
            <text:p>0.452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44" calcext:value-type="float">
            <text:p>0.0244</text:p>
          </table:table-cell>
        </table:table-row>
        <table:table-row table:style-name="ro1">
          <table:table-cell office:value-type="string" calcext:value-type="string">
            <text:p>BipredSearchRange=2_RefFrames=3_SearchRange=32_TestRect=0.8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211" calcext:value-type="float">
            <text:p>0.0211</text:p>
          </table:table-cell>
        </table:table-row>
        <table:table-row table:style-name="ro1">
          <table:table-cell office:value-type="string" calcext:value-type="string">
            <text:p>BipredSearchRange=2_QuadtreeTUMaxDepthInter=2_RefFrames=3_SearchRange=32_TestRect=0.8</text:p>
          </table:table-cell>
          <table:table-cell office:value-type="float" office:value="0.2264" calcext:value-type="float">
            <text:p>0.2264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518" calcext:value-type="float">
            <text:p>0.0518</text:p>
          </table:table-cell>
        </table:table-row>
        <table:table-row table:style-name="ro1">
          <table:table-cell office:value-type="string" calcext:value-type="string">
            <text:p>BipredSearchRange=0_RefFrames=3_SearchRange=8_TestRect=0.8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1124" calcext:value-type="float">
            <text:p>0.1124</text:p>
          </table:table-cell>
        </table:table-row>
        <table:table-row table:style-name="ro1">
          <table:table-cell office:value-type="string" calcext:value-type="string">
            <text:p>BipredSearchRange=0_QuadtreeTUMaxDepthInter=2_RefFrames=3_SearchRange=8_TestRect=0.8</text:p>
          </table:table-cell>
          <table:table-cell office:value-type="float" office:value="0.4078" calcext:value-type="float">
            <text:p>0.4078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364" calcext:value-type="float">
            <text:p>0.0364</text:p>
          </table:table-cell>
        </table:table-row>
        <table:table-row table:style-name="ro1">
          <table:table-cell office:value-type="string" calcext:value-type="string">
            <text:p>BipredSearchRange=0_RefFrames=3_SearchRange=32_TestRect=0.8</text:p>
          </table:table-cell>
          <table:table-cell office:value-type="float" office:value="0.3407" calcext:value-type="float">
            <text:p>0.3407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298" calcext:value-type="float">
            <text:p>0.0298</text:p>
          </table:table-cell>
        </table:table-row>
        <table:table-row table:style-name="ro1">
          <table:table-cell office:value-type="string" calcext:value-type="string">
            <text:p>BipredSearchRange=0_QuadtreeTUMaxDepthInter=2_RefFrames=3_SearchRange=32_TestRect=0.8</text:p>
          </table:table-cell>
          <table:table-cell office:value-type="float" office:value="0.3747" calcext:value-type="float">
            <text:p>0.3747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334" calcext:value-type="float">
            <text:p>0.0334</text:p>
          </table:table-cell>
        </table:table-row>
        <table:table-row table:style-name="ro1">
          <table:table-cell office:value-type="string" calcext:value-type="string">
            <text:p>BipredSearchRange=2_RefFrames=3_SearchRange=8_TestRect=0.8</text:p>
          </table:table-cell>
          <table:table-cell office:value-type="float" office:value="0.1121" calcext:value-type="float">
            <text:p>0.1121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1011" calcext:value-type="float">
            <text:p>0.1011</text:p>
          </table:table-cell>
        </table:table-row>
        <table:table-row table:style-name="ro1">
          <table:table-cell office:value-type="string" calcext:value-type="string">
            <text:p>BipredSearchRange=2_QuadtreeTUMaxDepthInter=2_RefFrames=3_SearchRange=8_TestRect=0.8</text:p>
          </table:table-cell>
          <table:table-cell office:value-type="float" office:value="0.44" calcext:value-type="float">
            <text:p>0.44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266" calcext:value-type="float">
            <text:p>0.0266</text:p>
          </table:table-cell>
        </table:table-row>
        <table:table-row table:style-name="ro1">
          <table:table-cell office:value-type="string" calcext:value-type="string">
            <text:p>AMP=0_BipredSearchRange=2_SearchRange=32_TestRect=0.8</text:p>
          </table:table-cell>
          <table:table-cell office:value-type="float" office:value="0.3151" calcext:value-type="float">
            <text:p>0.3151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388" calcext:value-type="float">
            <text:p>0.0388</text:p>
          </table:table-cell>
        </table:table-row>
        <table:table-row table:style-name="ro1">
          <table:table-cell office:value-type="string" calcext:value-type="string">
            <text:p>AMP=0_BipredSearchRange=2_QuadtreeTUMaxDepthInter=2_SearchRange=32_TestRect=0.8</text:p>
          </table:table-cell>
          <table:table-cell office:value-type="float" office:value="0.4077" calcext:value-type="float">
            <text:p>0.4077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331" calcext:value-type="float">
            <text:p>0.0331</text:p>
          </table:table-cell>
        </table:table-row>
        <table:table-row table:style-name="ro1">
          <table:table-cell office:value-type="string" calcext:value-type="string">
            <text:p>AMP=0_BipredSearchRange=0_QuadtreeTUMaxDepthInter=2_SearchRange=32_TestRect=0.8</text:p>
          </table:table-cell>
          <table:table-cell office:value-type="float" office:value="0.3947" calcext:value-type="float">
            <text:p>0.3947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338" calcext:value-type="float">
            <text:p>0.0338</text:p>
          </table:table-cell>
        </table:table-row>
        <table:table-row table:style-name="ro1">
          <table:table-cell office:value-type="string" calcext:value-type="string">
            <text:p>AMP=0_BipredSearchRange=0_SearchRange=32_TestRect=0.8</text:p>
          </table:table-cell>
          <table:table-cell office:value-type="float" office:value="0.2922" calcext:value-type="float">
            <text:p>0.2922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467" calcext:value-type="float">
            <text:p>0.0467</text:p>
          </table:table-cell>
        </table:table-row>
        <table:table-row table:style-name="ro1">
          <table:table-cell office:value-type="string" calcext:value-type="string">
            <text:p>AMP=0_BipredSearchRange=2_SearchRange=8_TestRect=0.8</text:p>
          </table:table-cell>
          <table:table-cell office:value-type="float" office:value="0.2549" calcext:value-type="float">
            <text:p>0.2549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508" calcext:value-type="float">
            <text:p>0.0508</text:p>
          </table:table-cell>
        </table:table-row>
        <table:table-row table:style-name="ro1">
          <table:table-cell office:value-type="string" calcext:value-type="string">
            <text:p>AMP=0_BipredSearchRange=2_QuadtreeTUMaxDepthInter=2_SearchRange=8_TestRect=0.8</text:p>
          </table:table-cell>
          <table:table-cell office:value-type="float" office:value="0.3524" calcext:value-type="float">
            <text:p>0.3524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439" calcext:value-type="float">
            <text:p>0.0439</text:p>
          </table:table-cell>
        </table:table-row>
        <table:table-row table:style-name="ro1">
          <table:table-cell office:value-type="string" calcext:value-type="string">
            <text:p>AMP=0_BipredSearchRange=0_SearchRange=8_TestRect=0.8</text:p>
          </table:table-cell>
          <table:table-cell office:value-type="float" office:value="0.3501" calcext:value-type="float">
            <text:p>0.3501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>
            <text:p>AMP=0_BipredSearchRange=0_QuadtreeTUMaxDepthInter=2_SearchRange=8_TestRect=0.8</text:p>
          </table:table-cell>
          <table:table-cell office:value-type="float" office:value="0.379" calcext:value-type="float">
            <text:p>0.379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435" calcext:value-type="float">
            <text:p>0.0435</text:p>
          </table:table-cell>
        </table:table-row>
        <table:table-row table:style-name="ro1">
          <table:table-cell office:value-type="string" calcext:value-type="string">
            <text:p>BipredSearchRange=0_HadamardME=0_SearchRange=32_TestRect=0.8</text:p>
          </table:table-cell>
          <table:table-cell office:value-type="float" office:value="0.389" calcext:value-type="float">
            <text:p>0.389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397" calcext:value-type="float">
            <text:p>0.0397</text:p>
          </table:table-cell>
        </table:table-row>
        <table:table-row table:style-name="ro1">
          <table:table-cell office:value-type="string" calcext:value-type="string">
            <text:p>BipredSearchRange=0_HadamardME=0_QuadtreeTUMaxDepthInter=2_SearchRange=32_TestRect=0.8</text:p>
          </table:table-cell>
          <table:table-cell office:value-type="float" office:value="0.442" calcext:value-type="float">
            <text:p>0.442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392" calcext:value-type="float">
            <text:p>0.0392</text:p>
          </table:table-cell>
        </table:table-row>
        <table:table-row table:style-name="ro1">
          <table:table-cell office:value-type="string" calcext:value-type="string">
            <text:p>BipredSearchRange=2_HadamardME=0_SearchRange=32_TestRect=0.8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385" calcext:value-type="float">
            <text:p>0.0385</text:p>
          </table:table-cell>
        </table:table-row>
        <table:table-row table:style-name="ro1">
          <table:table-cell office:value-type="string" calcext:value-type="string">
            <text:p>BipredSearchRange=2_HadamardME=0_QuadtreeTUMaxDepthInter=2_SearchRange=32_TestRect=0.8</text:p>
          </table:table-cell>
          <table:table-cell office:value-type="float" office:value="0.4754" calcext:value-type="float">
            <text:p>0.4754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367" calcext:value-type="float">
            <text:p>0.0367</text:p>
          </table:table-cell>
        </table:table-row>
        <table:table-row table:style-name="ro1">
          <table:table-cell office:value-type="string" calcext:value-type="string">
            <text:p>BipredSearchRange=2_RefFrames=2_SearchRange=32_TestRect=0.8</text:p>
          </table:table-cell>
          <table:table-cell office:value-type="float" office:value="0.3276" calcext:value-type="float">
            <text:p>0.3276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497" calcext:value-type="float">
            <text:p>0.0497</text:p>
          </table:table-cell>
        </table:table-row>
        <table:table-row table:style-name="ro1">
          <table:table-cell office:value-type="string" calcext:value-type="string">
            <text:p>BipredSearchRange=2_QuadtreeTUMaxDepthInter=2_RefFrames=2_SearchRange=32_TestRect=0.8</text:p>
          </table:table-cell>
          <table:table-cell office:value-type="float" office:value="0.485" calcext:value-type="float">
            <text:p>0.4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372" calcext:value-type="float">
            <text:p>0.0372</text:p>
          </table:table-cell>
        </table:table-row>
        <table:table-row table:style-name="ro1">
          <table:table-cell office:value-type="string" calcext:value-type="string">
            <text:p>BipredSearchRange=2_HadamardME=0_QuadtreeTUMaxDepthInter=2_SearchRange=8_TestRect=0.8</text:p>
          </table:table-cell>
          <table:table-cell office:value-type="float" office:value="0.4112" calcext:value-type="float">
            <text:p>0.4112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393" calcext:value-type="float">
            <text:p>0.0393</text:p>
          </table:table-cell>
        </table:table-row>
        <table:table-row table:style-name="ro1">
          <table:table-cell office:value-type="string" calcext:value-type="string">
            <text:p>BipredSearchRange=2_HadamardME=0_SearchRange=8_TestRect=0.8</text:p>
          </table:table-cell>
          <table:table-cell office:value-type="float" office:value="0.3501" calcext:value-type="float">
            <text:p>0.3501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471" calcext:value-type="float">
            <text:p>0.0471</text:p>
          </table:table-cell>
        </table:table-row>
        <table:table-row table:style-name="ro1">
          <table:table-cell office:value-type="string" calcext:value-type="string">
            <text:p>BipredSearchRange=0_HadamardME=0_SearchRange=8_TestRect=0.8</text:p>
          </table:table-cell>
          <table:table-cell office:value-type="float" office:value="0.3512" calcext:value-type="float">
            <text:p>0.3512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528" calcext:value-type="float">
            <text:p>0.0528</text:p>
          </table:table-cell>
        </table:table-row>
        <table:table-row table:style-name="ro1">
          <table:table-cell office:value-type="string" calcext:value-type="string">
            <text:p>BipredSearchRange=0_HadamardME=0_QuadtreeTUMaxDepthInter=2_SearchRange=8_TestRect=0.8</text:p>
          </table:table-cell>
          <table:table-cell office:value-type="float" office:value="0.4659" calcext:value-type="float">
            <text:p>0.4659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388" calcext:value-type="float">
            <text:p>0.0388</text:p>
          </table:table-cell>
        </table:table-row>
        <table:table-row table:style-name="ro1">
          <table:table-cell office:value-type="string" calcext:value-type="string">
            <text:p>BipredSearchRange=0_RefFrames=2_SearchRange=32_TestRect=0.8</text:p>
          </table:table-cell>
          <table:table-cell office:value-type="float" office:value="0.4718" calcext:value-type="float">
            <text:p>0.4718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371" calcext:value-type="float">
            <text:p>0.0371</text:p>
          </table:table-cell>
        </table:table-row>
        <table:table-row table:style-name="ro1">
          <table:table-cell office:value-type="string" calcext:value-type="string">
            <text:p>BipredSearchRange=0_QuadtreeTUMaxDepthInter=2_RefFrames=2_SearchRange=32_TestRect=0.8</text:p>
          </table:table-cell>
          <table:table-cell office:value-type="float" office:value="0.5086" calcext:value-type="float">
            <text:p>0.5086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378" calcext:value-type="float">
            <text:p>0.0378</text:p>
          </table:table-cell>
        </table:table-row>
        <table:table-row table:style-name="ro1">
          <table:table-cell office:value-type="string" calcext:value-type="string">
            <text:p>BipredSearchRange=2_RefFrames=2_SearchRange=8_TestRect=0.8</text:p>
          </table:table-cell>
          <table:table-cell office:value-type="float" office:value="0.4155" calcext:value-type="float">
            <text:p>0.4155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408" calcext:value-type="float">
            <text:p>0.0408</text:p>
          </table:table-cell>
        </table:table-row>
        <table:table-row table:style-name="ro1">
          <table:table-cell office:value-type="string" calcext:value-type="string">
            <text:p>BipredSearchRange=2_QuadtreeTUMaxDepthInter=2_RefFrames=2_SearchRange=8_TestRect=0.8</text:p>
          </table:table-cell>
          <table:table-cell office:value-type="float" office:value="0.48" calcext:value-type="float">
            <text:p>0.48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405" calcext:value-type="float">
            <text:p>0.0405</text:p>
          </table:table-cell>
        </table:table-row>
        <table:table-row table:style-name="ro1">
          <table:table-cell office:value-type="string" calcext:value-type="string">
            <text:p>BipredSearchRange=0_RefFrames=2_SearchRange=8_TestRect=0.8</text:p>
          </table:table-cell>
          <table:table-cell office:value-type="float" office:value="0.3329" calcext:value-type="float">
            <text:p>0.3329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578" calcext:value-type="float">
            <text:p>0.0578</text:p>
          </table:table-cell>
        </table:table-row>
        <table:table-row table:style-name="ro1">
          <table:table-cell office:value-type="string" calcext:value-type="string">
            <text:p>BipredSearchRange=0_QuadtreeTUMaxDepthInter=2_RefFrames=2_SearchRange=8_TestRect=0.8</text:p>
          </table:table-cell>
          <table:table-cell office:value-type="float" office:value="0.4815" calcext:value-type="float">
            <text:p>0.4815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444" calcext:value-type="float">
            <text:p>0.0444</text:p>
          </table:table-cell>
        </table:table-row>
        <table:table-row table:style-name="ro1">
          <table:table-cell office:value-type="string" calcext:value-type="string">
            <text:p>BipredSearchRange=2_RefFrames=1_SearchRange=8_TestRect=0.8</text:p>
          </table:table-cell>
          <table:table-cell office:value-type="float" office:value="0.5014" calcext:value-type="float">
            <text:p>0.5014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0489" calcext:value-type="float">
            <text:p>0.0489</text:p>
          </table:table-cell>
        </table:table-row>
        <table:table-row table:style-name="ro1">
          <table:table-cell office:value-type="string" calcext:value-type="string">
            <text:p>BipredSearchRange=2_QuadtreeTUMaxDepthInter=2_RefFrames=1_SearchRange=8_TestRect=0.8</text:p>
          </table:table-cell>
          <table:table-cell office:value-type="float" office:value="0.5955" calcext:value-type="float">
            <text:p>0.5955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BipredSearchRange=2_QuadtreeTUMaxDepthInter=2_RefFrames=1_SearchRange=32_TestRect=0.8</text:p>
          </table:table-cell>
          <table:table-cell office:value-type="float" office:value="0.6103" calcext:value-type="float">
            <text:p>0.6103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BipredSearchRange=2_RefFrames=1_SearchRange=32_TestRect=0.8</text:p>
          </table:table-cell>
          <table:table-cell office:value-type="float" office:value="0.4473" calcext:value-type="float">
            <text:p>0.4473</text:p>
          </table:table-cell>
          <table:table-cell office:value-type="float" office:value="0.023" calcext:value-type="float">
            <text:p>0.023</text:p>
          </table:table-cell>
          <table:table-cell office:value-type="float" office:value="0.0513" calcext:value-type="float">
            <text:p>0.0513</text:p>
          </table:table-cell>
        </table:table-row>
        <table:table-row table:style-name="ro1">
          <table:table-cell office:value-type="string" calcext:value-type="string">
            <text:p>BipredSearchRange=0_RefFrames=1_SearchRange=32_TestRect=0.8</text:p>
          </table:table-cell>
          <table:table-cell office:value-type="float" office:value="0.4975" calcext:value-type="float">
            <text:p>0.4975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464" calcext:value-type="float">
            <text:p>0.0464</text:p>
          </table:table-cell>
        </table:table-row>
        <table:table-row table:style-name="ro1">
          <table:table-cell office:value-type="string" calcext:value-type="string">
            <text:p>BipredSearchRange=0_QuadtreeTUMaxDepthInter=2_RefFrames=1_SearchRange=32_TestRect=0.8</text:p>
          </table:table-cell>
          <table:table-cell office:value-type="float" office:value="0.5966" calcext:value-type="float">
            <text:p>0.5966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string" calcext:value-type="string">
            <text:p>BipredSearchRange=0_QuadtreeTUMaxDepthInter=2_RefFrames=1_SearchRange=8_TestRect=0.8</text:p>
          </table:table-cell>
          <table:table-cell office:value-type="float" office:value="0.6059" calcext:value-type="float">
            <text:p>0.6059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0468" calcext:value-type="float">
            <text:p>0.0468</text:p>
          </table:table-cell>
        </table:table-row>
        <table:table-row table:style-name="ro1">
          <table:table-cell office:value-type="string" calcext:value-type="string">
            <text:p>BipredSearchRange=0_RefFrames=1_SearchRange=8_TestRect=0.8</text:p>
          </table:table-cell>
          <table:table-cell office:value-type="float" office:value="0.5794" calcext:value-type="float">
            <text:p>0.5794</text:p>
          </table:table-cell>
          <table:table-cell office:value-type="float" office:value="0.0259" calcext:value-type="float">
            <text:p>0.0259</text:p>
          </table:table-cell>
          <table:table-cell office:value-type="float" office:value="0.0448" calcext:value-type="float">
            <text:p>0.0448</text:p>
          </table:table-cell>
        </table:table-row>
        <table:table-row table:style-name="ro1">
          <table:table-cell office:value-type="string" calcext:value-type="string">
            <text:p>BipredSearchRange=2_SearchRange=0_TestRect=0.8</text:p>
          </table:table-cell>
          <table:table-cell office:value-type="float" office:value="0.1977" calcext:value-type="float">
            <text:p>0.1977</text:p>
          </table:table-cell>
          <table:table-cell office:value-type="float" office:value="0.034" calcext:value-type="float">
            <text:p>0.034</text:p>
          </table:table-cell>
          <table:table-cell office:value-type="float" office:value="0.1719" calcext:value-type="float">
            <text:p>0.1719</text:p>
          </table:table-cell>
        </table:table-row>
        <table:table-row table:style-name="ro1">
          <table:table-cell office:value-type="string" calcext:value-type="string">
            <text:p>BipredSearchRange=2_QuadtreeTUMaxDepthInter=2_SearchRange=0_TestRect=0.8</text:p>
          </table:table-cell>
          <table:table-cell office:value-type="float" office:value="0.3018" calcext:value-type="float">
            <text:p>0.3018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1143" calcext:value-type="float">
            <text:p>0.1143</text:p>
          </table:table-cell>
        </table:table-row>
        <table:table-row table:style-name="ro1">
          <table:table-cell office:value-type="string" calcext:value-type="string">
            <text:p>BipredSearchRange=2_RDOQ=0_SearchRange=8_TestRect=0.8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3056" calcext:value-type="float">
            <text:p>0.3056</text:p>
          </table:table-cell>
        </table:table-row>
        <table:table-row table:style-name="ro1">
          <table:table-cell office:value-type="string" calcext:value-type="string">
            <text:p>BipredSearchRange=2_QuadtreeTUMaxDepthInter=2_RDOQ=0_SearchRange=8_TestRect=0.8</text:p>
          </table:table-cell>
          <table:table-cell office:value-type="float" office:value="0.3132" calcext:value-type="float">
            <text:p>0.3132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1251" calcext:value-type="float">
            <text:p>0.1251</text:p>
          </table:table-cell>
        </table:table-row>
        <table:table-row table:style-name="ro1">
          <table:table-cell office:value-type="string" calcext:value-type="string">
            <text:p>BipredSearchRange=0_RDOQ=0_SearchRange=32_TestRect=0.8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3015" calcext:value-type="float">
            <text:p>0.3015</text:p>
          </table:table-cell>
        </table:table-row>
        <table:table-row table:style-name="ro1">
          <table:table-cell office:value-type="string" calcext:value-type="string">
            <text:p>BipredSearchRange=0_QuadtreeTUMaxDepthInter=2_RDOQ=0_SearchRange=32_TestRect=0.8</text:p>
          </table:table-cell>
          <table:table-cell office:value-type="float" office:value="0.2739" calcext:value-type="float">
            <text:p>0.2739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1437" calcext:value-type="float">
            <text:p>0.1437</text:p>
          </table:table-cell>
        </table:table-row>
        <table:table-row table:style-name="ro1">
          <table:table-cell office:value-type="string" calcext:value-type="string">
            <text:p>BipredSearchRange=2_RDOQ=0_SearchRange=32_TestRect=0.8</text:p>
          </table:table-cell>
          <table:table-cell office:value-type="float" office:value="0.2307" calcext:value-type="float">
            <text:p>0.2307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1564" calcext:value-type="float">
            <text:p>0.1564</text:p>
          </table:table-cell>
        </table:table-row>
        <table:table-row table:style-name="ro1">
          <table:table-cell office:value-type="string" calcext:value-type="string">
            <text:p>BipredSearchRange=2_QuadtreeTUMaxDepthInter=2_RDOQ=0_SearchRange=32_TestRect=0.8</text:p>
          </table:table-cell>
          <table:table-cell office:value-type="float" office:value="0.3795" calcext:value-type="float">
            <text:p>0.3795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0965" calcext:value-type="float">
            <text:p>0.0965</text:p>
          </table:table-cell>
        </table:table-row>
        <table:table-row table:style-name="ro1">
          <table:table-cell office:value-type="string" calcext:value-type="string">
            <text:p>BipredSearchRange=0_RDOQ=0_SearchRange=8_TestRect=0.8</text:p>
          </table:table-cell>
          <table:table-cell office:value-type="float" office:value="0.3254" calcext:value-type="float">
            <text:p>0.3254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1144" calcext:value-type="float">
            <text:p>0.1144</text:p>
          </table:table-cell>
        </table:table-row>
        <table:table-row table:style-name="ro1">
          <table:table-cell office:value-type="string" calcext:value-type="string">
            <text:p>BipredSearchRange=0_QuadtreeTUMaxDepthInter=2_RDOQ=0_SearchRange=8_TestRect=0.8</text:p>
          </table:table-cell>
          <table:table-cell office:value-type="float" office:value="0.4351" calcext:value-type="float">
            <text:p>0.4351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0924" calcext:value-type="float">
            <text:p>0.0924</text:p>
          </table:table-cell>
        </table:table-row>
        <table:table-row table:style-name="ro1">
          <table:table-cell office:value-type="string" calcext:value-type="string">
            <text:p>BipredSearchRange=2_FME=1_QuadtreeTUMaxDepthInter=2_SearchRange=32_TestRect=0.8</text:p>
          </table:table-cell>
          <table:table-cell office:value-type="float" office:value="0.4884" calcext:value-type="float">
            <text:p>0.4884</text:p>
          </table:table-cell>
          <table:table-cell office:value-type="float" office:value="0.044" calcext:value-type="float">
            <text:p>0.044</text:p>
          </table:table-cell>
          <table:table-cell office:value-type="float" office:value="0.0901" calcext:value-type="float">
            <text:p>0.0901</text:p>
          </table:table-cell>
        </table:table-row>
        <table:table-row table:style-name="ro1">
          <table:table-cell office:value-type="string" calcext:value-type="string">
            <text:p>BipredSearchRange=2_FME=1_QuadtreeTUMaxDepthInter=2_SearchRange=8_TestRect=0.8</text:p>
          </table:table-cell>
          <table:table-cell office:value-type="float" office:value="0.4962" calcext:value-type="float">
            <text:p>0.4962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896" calcext:value-type="float">
            <text:p>0.0896</text:p>
          </table:table-cell>
        </table:table-row>
        <table:table-row table:style-name="ro1">
          <table:table-cell office:value-type="string" calcext:value-type="string">
            <text:p>BipredSearchRange=0_FME=1_SearchRange=32_TestRect=0.8</text:p>
          </table:table-cell>
          <table:table-cell office:value-type="float" office:value="0.3172" calcext:value-type="float">
            <text:p>0.3172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1374" calcext:value-type="float">
            <text:p>0.1374</text:p>
          </table:table-cell>
        </table:table-row>
        <table:table-row table:style-name="ro1">
          <table:table-cell office:value-type="string" calcext:value-type="string">
            <text:p>BipredSearchRange=0_FME=1_QuadtreeTUMaxDepthInter=2_SearchRange=32_TestRect=0.8</text:p>
          </table:table-cell>
          <table:table-cell office:value-type="float" office:value="0.3985" calcext:value-type="float">
            <text:p>0.398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1157" calcext:value-type="float">
            <text:p>0.1157</text:p>
          </table:table-cell>
        </table:table-row>
        <table:table-row table:style-name="ro1">
          <table:table-cell office:value-type="string" calcext:value-type="string">
            <text:p>BipredSearchRange=2_FME=1_SearchRange=32_TestRect=0.8</text:p>
          </table:table-cell>
          <table:table-cell office:value-type="float" office:value="0.3986" calcext:value-type="float">
            <text:p>0.3986</text:p>
          </table:table-cell>
          <table:table-cell office:value-type="float" office:value="0.046" calcext:value-type="float">
            <text:p>0.046</text:p>
          </table:table-cell>
          <table:table-cell office:value-type="float" office:value="0.1154" calcext:value-type="float">
            <text:p>0.1154</text:p>
          </table:table-cell>
        </table:table-row>
        <table:table-row table:style-name="ro1">
          <table:table-cell office:value-type="string" calcext:value-type="string">
            <text:p>BipredSearchRange=0_FME=1_SearchRange=8_TestRect=0.8</text:p>
          </table:table-cell>
          <table:table-cell office:value-type="float" office:value="0.3645" calcext:value-type="float">
            <text:p>0.3645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1199" calcext:value-type="float">
            <text:p>0.1199</text:p>
          </table:table-cell>
        </table:table-row>
        <table:table-row table:style-name="ro1">
          <table:table-cell office:value-type="string" calcext:value-type="string">
            <text:p>BipredSearchRange=0_FME=1_QuadtreeTUMaxDepthInter=2_SearchRange=8_TestRect=0.8</text:p>
          </table:table-cell>
          <table:table-cell office:value-type="float" office:value="0.5299" calcext:value-type="float">
            <text:p>0.5299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string" calcext:value-type="string">
            <text:p>BipredSearchRange=2_FME=1_SearchRange=8_TestRect=0.8</text:p>
          </table:table-cell>
          <table:table-cell office:value-type="float" office:value="0.4519" calcext:value-type="float">
            <text:p>0.4519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967" calcext:value-type="float">
            <text:p>0.0967</text:p>
          </table:table-cell>
        </table:table-row>
        <table:table-row table:style-name="ro1">
          <table:table-cell office:value-type="string" calcext:value-type="string">
            <text:p>BipredSearchRange=0_QuadtreeTUMaxDepthInter=2_SearchRange=0_TestRect=0.8</text:p>
          </table:table-cell>
          <table:table-cell office:value-type="float" office:value="0.3609" calcext:value-type="float">
            <text:p>0.3609</text:p>
          </table:table-cell>
          <table:table-cell office:value-type="float" office:value="0.0577" calcext:value-type="float">
            <text:p>0.0577</text:p>
          </table:table-cell>
          <table:table-cell office:value-type="float" office:value="0.1598" calcext:value-type="float">
            <text:p>0.1598</text:p>
          </table:table-cell>
        </table:table-row>
        <table:table-row table:style-name="ro1">
          <table:table-cell office:value-type="string" calcext:value-type="string">
            <text:p>BipredSearchRange=0_SearchRange=0_TestRect=0.8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0587" calcext:value-type="float">
            <text:p>0.0587</text:p>
          </table:table-cell>
          <table:table-cell office:value-type="float" office:value="1.6005" calcext:value-type="float">
            <text:p>1.6005</text:p>
          </table:table-cell>
        </table:table-row>
        <table:table-row table:style-name="ro1">
          <table:table-cell office:value-type="string" calcext:value-type="string">
            <text:p>BipredSearchRange=2_MaxPartitionDepth=3_SearchRange=8_TestRect=0.8</text:p>
          </table:table-cell>
          <table:table-cell office:value-type="float" office:value="0.4479" calcext:value-type="float">
            <text:p>0.4479</text:p>
          </table:table-cell>
          <table:table-cell office:value-type="float" office:value="0.0985" calcext:value-type="float">
            <text:p>0.098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BipredSearchRange=2_MaxPartitionDepth=3_QuadtreeTUMaxDepthInter=2_SearchRange=8_TestRect=0.8</text:p>
          </table:table-cell>
          <table:table-cell office:value-type="float" office:value="0.5043" calcext:value-type="float">
            <text:p>0.5043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2263" calcext:value-type="float">
            <text:p>0.2263</text:p>
          </table:table-cell>
        </table:table-row>
        <table:table-row table:style-name="ro1">
          <table:table-cell office:value-type="string" calcext:value-type="string">
            <text:p>BipredSearchRange=2_MaxPartitionDepth=3_SearchRange=32_TestRect=0.8</text:p>
          </table:table-cell>
          <table:table-cell office:value-type="float" office:value="0.4139" calcext:value-type="float">
            <text:p>0.4139</text:p>
          </table:table-cell>
          <table:table-cell office:value-type="float" office:value="0.0978" calcext:value-type="float">
            <text:p>0.0978</text:p>
          </table:table-cell>
          <table:table-cell office:value-type="float" office:value="0.2363" calcext:value-type="float">
            <text:p>0.2363</text:p>
          </table:table-cell>
        </table:table-row>
        <table:table-row table:style-name="ro1">
          <table:table-cell office:value-type="string" calcext:value-type="string">
            <text:p>BipredSearchRange=2_MaxPartitionDepth=3_QuadtreeTUMaxDepthInter=2_SearchRange=32_TestRect=0.8</text:p>
          </table:table-cell>
          <table:table-cell office:value-type="float" office:value="0.4441" calcext:value-type="float">
            <text:p>0.4441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2561" calcext:value-type="float">
            <text:p>0.2561</text:p>
          </table:table-cell>
        </table:table-row>
        <table:table-row table:style-name="ro1">
          <table:table-cell office:value-type="string" calcext:value-type="string">
            <text:p>BipredSearchRange=0_MaxPartitionDepth=3_SearchRange=32_TestRect=0.8</text:p>
          </table:table-cell>
          <table:table-cell office:value-type="float" office:value="0.4107" calcext:value-type="float">
            <text:p>0.4107</text:p>
          </table:table-cell>
          <table:table-cell office:value-type="float" office:value="0.0988" calcext:value-type="float">
            <text:p>0.0988</text:p>
          </table:table-cell>
          <table:table-cell office:value-type="float" office:value="0.2406" calcext:value-type="float">
            <text:p>0.2406</text:p>
          </table:table-cell>
        </table:table-row>
        <table:table-row table:style-name="ro1">
          <table:table-cell office:value-type="string" calcext:value-type="string">
            <text:p>BipredSearchRange=0_MaxPartitionDepth=3_QuadtreeTUMaxDepthInter=2_SearchRange=32_TestRect=0.8</text:p>
          </table:table-cell>
          <table:table-cell office:value-type="float" office:value="0.4123" calcext:value-type="float">
            <text:p>0.4123</text:p>
          </table:table-cell>
          <table:table-cell office:value-type="float" office:value="0.1158" calcext:value-type="float">
            <text:p>0.1158</text:p>
          </table:table-cell>
          <table:table-cell office:value-type="float" office:value="0.2809" calcext:value-type="float">
            <text:p>0.2809</text:p>
          </table:table-cell>
        </table:table-row>
        <table:table-row table:style-name="ro1">
          <table:table-cell office:value-type="string" calcext:value-type="string">
            <text:p>BipredSearchRange=0_MaxPartitionDepth=3_SearchRange=8_TestRect=0.8</text:p>
          </table:table-cell>
          <table:table-cell office:value-type="float" office:value="0.4045" calcext:value-type="float">
            <text:p>0.4045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2465" calcext:value-type="float">
            <text:p>0.2465</text:p>
          </table:table-cell>
        </table:table-row>
        <table:table-row table:style-name="ro1">
          <table:table-cell office:value-type="string" calcext:value-type="string">
            <text:p>BipredSearchRange=0_MaxPartitionDepth=3_QuadtreeTUMaxDepthInter=2_SearchRange=8_TestRect=0.8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1195" calcext:value-type="float">
            <text:p>0.1195</text:p>
          </table:table-cell>
          <table:table-cell office:value-type="float" office:value="0.2327" calcext:value-type="float">
            <text:p>0.2327</text:p>
          </table:table-cell>
        </table:table-row>
        <table:table-row table:style-name="ro1">
          <table:table-cell office:value-type="string" calcext:value-type="string">
            <text:p>BipredSearchRange=2_FME=0_SearchRange=32_TestRect=0.8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1066" calcext:value-type="float">
            <text:p>0.1066</text:p>
          </table:table-cell>
          <table:table-cell office:value-type="float" office:value="0.1958" calcext:value-type="float">
            <text:p>0.1958</text:p>
          </table:table-cell>
        </table:table-row>
        <table:table-row table:style-name="ro1">
          <table:table-cell office:value-type="string" calcext:value-type="string">
            <text:p>BipredSearchRange=2_FME=0_QuadtreeTUMaxDepthInter=2_SearchRange=32_TestRect=0.8</text:p>
          </table:table-cell>
          <table:table-cell office:value-type="float" office:value="0.6188" calcext:value-type="float">
            <text:p>0.6188</text:p>
          </table:table-cell>
          <table:table-cell office:value-type="float" office:value="0.1103" calcext:value-type="float">
            <text:p>0.1103</text:p>
          </table:table-cell>
          <table:table-cell office:value-type="float" office:value="0.1782" calcext:value-type="float">
            <text:p>0.1782</text:p>
          </table:table-cell>
        </table:table-row>
        <table:table-row table:style-name="ro1">
          <table:table-cell office:value-type="string" calcext:value-type="string">
            <text:p>BipredSearchRange=2_FME=2_SearchRange=32_TestRect=0.8</text:p>
          </table:table-cell>
          <table:table-cell office:value-type="float" office:value="0.3523" calcext:value-type="float">
            <text:p>0.3523</text:p>
          </table:table-cell>
          <table:table-cell office:value-type="float" office:value="0.109" calcext:value-type="float">
            <text:p>0.109</text:p>
          </table:table-cell>
          <table:table-cell office:value-type="float" office:value="0.3094" calcext:value-type="float">
            <text:p>0.3094</text:p>
          </table:table-cell>
        </table:table-row>
        <table:table-row table:style-name="ro1">
          <table:table-cell office:value-type="string" calcext:value-type="string">
            <text:p>BipredSearchRange=2_FME=2_QuadtreeTUMaxDepthInter=2_SearchRange=32_TestRect=0.8</text:p>
          </table:table-cell>
          <table:table-cell office:value-type="float" office:value="0.2737" calcext:value-type="float">
            <text:p>0.2737</text:p>
          </table:table-cell>
          <table:table-cell office:value-type="float" office:value="0.1087" calcext:value-type="float">
            <text:p>0.1087</text:p>
          </table:table-cell>
          <table:table-cell office:value-type="float" office:value="0.3974" calcext:value-type="float">
            <text:p>0.3974</text:p>
          </table:table-cell>
        </table:table-row>
        <table:table-row table:style-name="ro1">
          <table:table-cell office:value-type="string" calcext:value-type="string">
            <text:p>BipredSearchRange=2_FME=2_SearchRange=8_TestRect=0.8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3258" calcext:value-type="float">
            <text:p>0.3258</text:p>
          </table:table-cell>
        </table:table-row>
        <table:table-row table:style-name="ro1">
          <table:table-cell office:value-type="string" calcext:value-type="string">
            <text:p>BipredSearchRange=2_FME=2_QuadtreeTUMaxDepthInter=2_SearchRange=8_TestRect=0.8</text:p>
          </table:table-cell>
          <table:table-cell office:value-type="float" office:value="0.5002" calcext:value-type="float">
            <text:p>0.5002</text:p>
          </table:table-cell>
          <table:table-cell office:value-type="float" office:value="0.1129" calcext:value-type="float">
            <text:p>0.1129</text:p>
          </table:table-cell>
          <table:table-cell office:value-type="float" office:value="0.2257" calcext:value-type="float">
            <text:p>0.2257</text:p>
          </table:table-cell>
        </table:table-row>
        <table:table-row table:style-name="ro1">
          <table:table-cell office:value-type="string" calcext:value-type="string">
            <text:p>BipredSearchRange=2_FME=0_QuadtreeTUMaxDepthInter=2_SearchRange=8_TestRect=0.8</text:p>
          </table:table-cell>
          <table:table-cell office:value-type="float" office:value="0.6606" calcext:value-type="float">
            <text:p>0.6606</text:p>
          </table:table-cell>
          <table:table-cell office:value-type="float" office:value="0.1124" calcext:value-type="float">
            <text:p>0.1124</text:p>
          </table:table-cell>
          <table:table-cell office:value-type="float" office:value="0.1702" calcext:value-type="float">
            <text:p>0.1702</text:p>
          </table:table-cell>
        </table:table-row>
        <table:table-row table:style-name="ro1">
          <table:table-cell office:value-type="string" calcext:value-type="string">
            <text:p>BipredSearchRange=2_FME=0_SearchRange=8_TestRect=0.8</text:p>
          </table:table-cell>
          <table:table-cell office:value-type="float" office:value="0.5572" calcext:value-type="float">
            <text:p>0.5572</text:p>
          </table:table-cell>
          <table:table-cell office:value-type="float" office:value="0.1038" calcext:value-type="float">
            <text:p>0.1038</text:p>
          </table:table-cell>
          <table:table-cell office:value-type="float" office:value="0.1863" calcext:value-type="float">
            <text:p>0.1863</text:p>
          </table:table-cell>
        </table:table-row>
        <table:table-row table:style-name="ro1">
          <table:table-cell office:value-type="string" calcext:value-type="string">
            <text:p>BipredSearchRange=0_FME=2_SearchRange=8_TestRect=0.8</text:p>
          </table:table-cell>
          <table:table-cell office:value-type="float" office:value="0.4544" calcext:value-type="float">
            <text:p>0.4544</text:p>
          </table:table-cell>
          <table:table-cell office:value-type="float" office:value="0.1217" calcext:value-type="float">
            <text:p>0.1217</text:p>
          </table:table-cell>
          <table:table-cell office:value-type="float" office:value="0.2678" calcext:value-type="float">
            <text:p>0.2678</text:p>
          </table:table-cell>
        </table:table-row>
        <table:table-row table:style-name="ro1">
          <table:table-cell office:value-type="string" calcext:value-type="string">
            <text:p>BipredSearchRange=0_FME=2_QuadtreeTUMaxDepthInter=2_SearchRange=8_TestRect=0.8</text:p>
          </table:table-cell>
          <table:table-cell office:value-type="float" office:value="0.4933" calcext:value-type="float">
            <text:p>0.4933</text:p>
          </table:table-cell>
          <table:table-cell office:value-type="float" office:value="0.1252" calcext:value-type="float">
            <text:p>0.1252</text:p>
          </table:table-cell>
          <table:table-cell office:value-type="float" office:value="0.2539" calcext:value-type="float">
            <text:p>0.2539</text:p>
          </table:table-cell>
        </table:table-row>
        <table:table-row table:style-name="ro1">
          <table:table-cell office:value-type="string" calcext:value-type="string">
            <text:p>BipredSearchRange=0_FME=0_SearchRange=8_TestRect=0.8</text:p>
          </table:table-cell>
          <table:table-cell office:value-type="float" office:value="0.5701" calcext:value-type="float">
            <text:p>0.5701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2062" calcext:value-type="float">
            <text:p>0.2062</text:p>
          </table:table-cell>
        </table:table-row>
        <table:table-row table:style-name="ro1">
          <table:table-cell office:value-type="string" calcext:value-type="string">
            <text:p>BipredSearchRange=0_FME=0_QuadtreeTUMaxDepthInter=2_SearchRange=8_TestRect=0.8</text:p>
          </table:table-cell>
          <table:table-cell office:value-type="float" office:value="0.6554" calcext:value-type="float">
            <text:p>0.6554</text:p>
          </table:table-cell>
          <table:table-cell office:value-type="float" office:value="0.1178" calcext:value-type="float">
            <text:p>0.1178</text:p>
          </table:table-cell>
          <table:table-cell office:value-type="float" office:value="0.1797" calcext:value-type="float">
            <text:p>0.1797</text:p>
          </table:table-cell>
        </table:table-row>
        <table:table-row table:style-name="ro1">
          <table:table-cell office:value-type="string" calcext:value-type="string">
            <text:p>BipredSearchRange=0_FME=0_SearchRange=32_TestRect=0.8</text:p>
          </table:table-cell>
          <table:table-cell office:value-type="float" office:value="0.5567" calcext:value-type="float">
            <text:p>0.5567</text:p>
          </table:table-cell>
          <table:table-cell office:value-type="float" office:value="0.1138" calcext:value-type="float">
            <text:p>0.1138</text:p>
          </table:table-cell>
          <table:table-cell office:value-type="float" office:value="0.2045" calcext:value-type="float">
            <text:p>0.2045</text:p>
          </table:table-cell>
        </table:table-row>
        <table:table-row table:style-name="ro1">
          <table:table-cell office:value-type="string" calcext:value-type="string">
            <text:p>BipredSearchRange=0_FME=0_QuadtreeTUMaxDepthInter=2_SearchRange=32_TestRect=0.8</text:p>
          </table:table-cell>
          <table:table-cell office:value-type="float" office:value="0.6671" calcext:value-type="float">
            <text:p>0.6671</text:p>
          </table:table-cell>
          <table:table-cell office:value-type="float" office:value="0.1165" calcext:value-type="float">
            <text:p>0.1165</text:p>
          </table:table-cell>
          <table:table-cell office:value-type="float" office:value="0.1746" calcext:value-type="float">
            <text:p>0.1746</text:p>
          </table:table-cell>
        </table:table-row>
        <table:table-row table:style-name="ro1">
          <table:table-cell office:value-type="string" calcext:value-type="string">
            <text:p>BipredSearchRange=0_FME=2_SearchRange=32_TestRect=0.8</text:p>
          </table:table-cell>
          <table:table-cell office:value-type="float" office:value="0.3463" calcext:value-type="float">
            <text:p>0.3463</text:p>
          </table:table-cell>
          <table:table-cell office:value-type="float" office:value="0.1209" calcext:value-type="float">
            <text:p>0.1209</text:p>
          </table:table-cell>
          <table:table-cell office:value-type="float" office:value="0.3492" calcext:value-type="float">
            <text:p>0.3492</text:p>
          </table:table-cell>
        </table:table-row>
        <table:table-row table:style-name="ro1">
          <table:table-cell office:value-type="string" calcext:value-type="string">
            <text:p>BipredSearchRange=0_FME=2_QuadtreeTUMaxDepthInter=2_SearchRange=32_TestRect=0.8</text:p>
          </table:table-cell>
          <table:table-cell office:value-type="float" office:value="0.4531" calcext:value-type="float">
            <text:p>0.4531</text:p>
          </table:table-cell>
          <table:table-cell office:value-type="float" office:value="0.1189" calcext:value-type="float">
            <text:p>0.1189</text:p>
          </table:table-cell>
          <table:table-cell office:value-type="float" office:value="0.2625" calcext:value-type="float">
            <text:p>0.2625</text:p>
          </table:table-cell>
        </table:table-row>
        <table:table-row table:style-name="ro1">
          <table:table-cell office:value-type="string" calcext:value-type="string">
            <text:p>BipredSearchRange=2_MaxPartitionDepth=2_SearchRange=32_TestRect=0.8</text:p>
          </table:table-cell>
          <table:table-cell office:value-type="float" office:value="0.6438" calcext:value-type="float">
            <text:p>0.6438</text:p>
          </table:table-cell>
          <table:table-cell office:value-type="float" office:value="0.32" calcext:value-type="float">
            <text:p>0.32</text:p>
          </table:table-cell>
          <table:table-cell office:value-type="float" office:value="0.4971" calcext:value-type="float">
            <text:p>0.4971</text:p>
          </table:table-cell>
        </table:table-row>
        <table:table-row table:style-name="ro1">
          <table:table-cell office:value-type="string" calcext:value-type="string">
            <text:p>BipredSearchRange=2_MaxPartitionDepth=2_QuadtreeTUMaxDepthInter=2_SearchRange=32_TestRect=0.8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3888" calcext:value-type="float">
            <text:p>0.3888</text:p>
          </table:table-cell>
          <table:table-cell office:value-type="float" office:value="0.6075" calcext:value-type="float">
            <text:p>0.6075</text:p>
          </table:table-cell>
        </table:table-row>
        <table:table-row table:style-name="ro1">
          <table:table-cell office:value-type="string" calcext:value-type="string">
            <text:p>BipredSearchRange=2_MaxPartitionDepth=2_SearchRange=8_TestRect=0.8</text:p>
          </table:table-cell>
          <table:table-cell office:value-type="float" office:value="0.6598" calcext:value-type="float">
            <text:p>0.6598</text:p>
          </table:table-cell>
          <table:table-cell office:value-type="float" office:value="0.3237" calcext:value-type="float">
            <text:p>0.3237</text:p>
          </table:table-cell>
          <table:table-cell office:value-type="float" office:value="0.4906" calcext:value-type="float">
            <text:p>0.4906</text:p>
          </table:table-cell>
        </table:table-row>
        <table:table-row table:style-name="ro1">
          <table:table-cell office:value-type="string" calcext:value-type="string">
            <text:p>BipredSearchRange=2_MaxPartitionDepth=2_QuadtreeTUMaxDepthInter=2_SearchRange=8_TestRect=0.8</text:p>
          </table:table-cell>
          <table:table-cell office:value-type="float" office:value="0.6919" calcext:value-type="float">
            <text:p>0.6919</text:p>
          </table:table-cell>
          <table:table-cell office:value-type="float" office:value="0.3922" calcext:value-type="float">
            <text:p>0.3922</text:p>
          </table:table-cell>
          <table:table-cell office:value-type="float" office:value="0.5668" calcext:value-type="float">
            <text:p>0.5668</text:p>
          </table:table-cell>
        </table:table-row>
        <table:table-row table:style-name="ro1">
          <table:table-cell office:value-type="string" calcext:value-type="string">
            <text:p>BipredSearchRange=0_MaxPartitionDepth=2_SearchRange=32_TestRect=0.8</text:p>
          </table:table-cell>
          <table:table-cell office:value-type="float" office:value="0.6581" calcext:value-type="float">
            <text:p>0.6581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4956" calcext:value-type="float">
            <text:p>0.4956</text:p>
          </table:table-cell>
        </table:table-row>
        <table:table-row table:style-name="ro1">
          <table:table-cell office:value-type="string" calcext:value-type="string">
            <text:p>BipredSearchRange=0_MaxPartitionDepth=2_QuadtreeTUMaxDepthInter=2_SearchRange=32_TestRect=0.8</text:p>
          </table:table-cell>
          <table:table-cell office:value-type="float" office:value="0.7025" calcext:value-type="float">
            <text:p>0.7025</text:p>
          </table:table-cell>
          <table:table-cell office:value-type="float" office:value="0.3946" calcext:value-type="float">
            <text:p>0.3946</text:p>
          </table:table-cell>
          <table:table-cell office:value-type="float" office:value="0.5617" calcext:value-type="float">
            <text:p>0.5617</text:p>
          </table:table-cell>
        </table:table-row>
        <table:table-row table:style-name="ro1">
          <table:table-cell office:value-type="string" calcext:value-type="string">
            <text:p>BipredSearchRange=0_MaxPartitionDepth=2_SearchRange=8_TestRect=0.8</text:p>
          </table:table-cell>
          <table:table-cell office:value-type="float" office:value="0.6582" calcext:value-type="float">
            <text:p>0.6582</text:p>
          </table:table-cell>
          <table:table-cell office:value-type="float" office:value="0.3275" calcext:value-type="float">
            <text:p>0.3275</text:p>
          </table:table-cell>
          <table:table-cell office:value-type="float" office:value="0.4976" calcext:value-type="float">
            <text:p>0.4976</text:p>
          </table:table-cell>
        </table:table-row>
        <table:table-row table:style-name="ro1">
          <table:table-cell office:value-type="string" calcext:value-type="string">
            <text:p>BipredSearchRange=0_MaxPartitionDepth=2_QuadtreeTUMaxDepthInter=2_SearchRange=8_TestRect=0.8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3947" calcext:value-type="float">
            <text:p>0.3947</text:p>
          </table:table-cell>
          <table:table-cell office:value-type="float" office:value="0.5552" calcext:value-type="float">
            <text:p>0.5552</text:p>
          </table:table-cell>
        </table:table-row>
        <table:table-row table:style-name="ro1">
          <table:table-cell office:value-type="string" calcext:value-type="string">
            <text:p>BipredSearchRange=2_MaxPartitionDepth=1_SearchRange=32_TestRect=0.8</text:p>
          </table:table-cell>
          <table:table-cell office:value-type="float" office:value="0.811" calcext:value-type="float">
            <text:p>0.811</text:p>
          </table:table-cell>
          <table:table-cell office:value-type="float" office:value="0.7665" calcext:value-type="float">
            <text:p>0.7665</text:p>
          </table:table-cell>
          <table:table-cell office:value-type="float" office:value="0.9452" calcext:value-type="float">
            <text:p>0.9452</text:p>
          </table:table-cell>
        </table:table-row>
        <table:table-row table:style-name="ro1">
          <table:table-cell office:value-type="string" calcext:value-type="string">
            <text:p>BipredSearchRange=2_MaxPartitionDepth=1_QuadtreeTUMaxDepthInter=2_SearchRange=32_TestRect=0.8</text:p>
          </table:table-cell>
          <table:table-cell office:value-type="float" office:value="0.8271" calcext:value-type="float">
            <text:p>0.8271</text:p>
          </table:table-cell>
          <table:table-cell office:value-type="float" office:value="0.9681" calcext:value-type="float">
            <text:p>0.9681</text:p>
          </table:table-cell>
          <table:table-cell office:value-type="float" office:value="1.1704" calcext:value-type="float">
            <text:p>1.1704</text:p>
          </table:table-cell>
        </table:table-row>
        <table:table-row table:style-name="ro1">
          <table:table-cell office:value-type="string" calcext:value-type="string">
            <text:p>BipredSearchRange=2_MaxPartitionDepth=1_SearchRange=8_TestRect=0.8</text:p>
          </table:table-cell>
          <table:table-cell office:value-type="float" office:value="0.8202" calcext:value-type="float">
            <text:p>0.8202</text:p>
          </table:table-cell>
          <table:table-cell office:value-type="float" office:value="0.7687" calcext:value-type="float">
            <text:p>0.7687</text:p>
          </table:table-cell>
          <table:table-cell office:value-type="float" office:value="0.9373" calcext:value-type="float">
            <text:p>0.9373</text:p>
          </table:table-cell>
        </table:table-row>
        <table:table-row table:style-name="ro1">
          <table:table-cell office:value-type="string" calcext:value-type="string">
            <text:p>BipredSearchRange=2_MaxPartitionDepth=1_QuadtreeTUMaxDepthInter=2_SearchRange=8_TestRect=0.8</text:p>
          </table:table-cell>
          <table:table-cell office:value-type="float" office:value="0.8546" calcext:value-type="float">
            <text:p>0.8546</text:p>
          </table:table-cell>
          <table:table-cell office:value-type="float" office:value="0.9714" calcext:value-type="float">
            <text:p>0.9714</text:p>
          </table:table-cell>
          <table:table-cell office:value-type="float" office:value="1.1367" calcext:value-type="float">
            <text:p>1.1367</text:p>
          </table:table-cell>
        </table:table-row>
        <table:table-row table:style-name="ro1">
          <table:table-cell office:value-type="string" calcext:value-type="string">
            <text:p>BipredSearchRange=0_MaxPartitionDepth=1_SearchRange=8_TestRect=0.8</text:p>
          </table:table-cell>
          <table:table-cell office:value-type="float" office:value="0.8232" calcext:value-type="float">
            <text:p>0.8232</text:p>
          </table:table-cell>
          <table:table-cell office:value-type="float" office:value="0.7746" calcext:value-type="float">
            <text:p>0.7746</text:p>
          </table:table-cell>
          <table:table-cell office:value-type="float" office:value="0.941" calcext:value-type="float">
            <text:p>0.941</text:p>
          </table:table-cell>
        </table:table-row>
        <table:table-row table:style-name="ro1">
          <table:table-cell office:value-type="string" calcext:value-type="string">
            <text:p>BipredSearchRange=0_MaxPartitionDepth=1_QuadtreeTUMaxDepthInter=2_SearchRange=8_TestRect=0.8</text:p>
          </table:table-cell>
          <table:table-cell office:value-type="float" office:value="0.8591" calcext:value-type="float">
            <text:p>0.8591</text:p>
          </table:table-cell>
          <table:table-cell office:value-type="float" office:value="0.9734" calcext:value-type="float">
            <text:p>0.9734</text:p>
          </table:table-cell>
          <table:table-cell office:value-type="float" office:value="1.1331" calcext:value-type="float">
            <text:p>1.1331</text:p>
          </table:table-cell>
        </table:table-row>
        <table:table-row table:style-name="ro1">
          <table:table-cell office:value-type="string" calcext:value-type="string">
            <text:p>BipredSearchRange=0_MaxPartitionDepth=1_SearchRange=32_TestRect=0.8</text:p>
          </table:table-cell>
          <table:table-cell office:value-type="float" office:value="0.8017" calcext:value-type="float">
            <text:p>0.8017</text:p>
          </table:table-cell>
          <table:table-cell office:value-type="float" office:value="0.7733" calcext:value-type="float">
            <text:p>0.7733</text:p>
          </table:table-cell>
          <table:table-cell office:value-type="float" office:value="0.9645" calcext:value-type="float">
            <text:p>0.9645</text:p>
          </table:table-cell>
        </table:table-row>
        <table:table-row table:style-name="ro1">
          <table:table-cell office:value-type="string" calcext:value-type="string">
            <text:p>BipredSearchRange=0_MaxPartitionDepth=1_QuadtreeTUMaxDepthInter=2_SearchRange=32_TestRect=0.8</text:p>
          </table:table-cell>
          <table:table-cell office:value-type="float" office:value="0.7959" calcext:value-type="float">
            <text:p>0.7959</text:p>
          </table:table-cell>
          <table:table-cell office:value-type="float" office:value="0.9727" calcext:value-type="float">
            <text:p>0.9727</text:p>
          </table:table-cell>
          <table:table-cell office:value-type="float" office:value="1.2222" calcext:value-type="float">
            <text:p>1.2222</text:p>
          </table:table-cell>
        </table:table-row>
        <table:table-row table:style-name="ro1">
          <table:table-cell office:value-type="string" calcext:value-type="string">
            <text:p>BipredSearchRange=2_QuadtreeTUMaxDepthInter=1_SearchRange=32_TestRect=0.7</text:p>
          </table:table-cell>
          <table:table-cell office:value-type="float" office:value="0.3129" calcext:value-type="float">
            <text:p>0.312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51" calcext:value-type="float">
            <text:p>0.0351</text:p>
          </table:table-cell>
        </table:table-row>
        <table:table-row table:style-name="ro1">
          <table:table-cell office:value-type="string" calcext:value-type="string">
            <text:p>BipredSearchRange=2_QuadtreeTUMaxDepthInter=1_SearchRange=8_TestRect=0.7</text:p>
          </table:table-cell>
          <table:table-cell office:value-type="float" office:value="0.3977" calcext:value-type="float">
            <text:p>0.3977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316" calcext:value-type="float">
            <text:p>0.0316</text:p>
          </table:table-cell>
        </table:table-row>
        <table:table-row table:style-name="ro1">
          <table:table-cell office:value-type="string" calcext:value-type="string">
            <text:p>BipredSearchRange=0_QuadtreeTUMaxDepthInter=1_SearchRange=8_TestRect=0.7</text:p>
          </table:table-cell>
          <table:table-cell office:value-type="float" office:value="0.3806" calcext:value-type="float">
            <text:p>0.3806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BipredSearchRange=0_QuadtreeTUMaxDepthInter=1_SearchRange=32_TestRect=0.7</text:p>
          </table:table-cell>
          <table:table-cell office:value-type="float" office:value="0.2712" calcext:value-type="float">
            <text:p>0.2712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string" calcext:value-type="string">
            <text:p>BipredSearchRange=2_RefFrames=3_SearchRange=32_TestRect=0.7</text:p>
          </table:table-cell>
          <table:table-cell office:value-type="float" office:value="0.2291" calcext:value-type="float">
            <text:p>0.229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482" calcext:value-type="float">
            <text:p>0.0482</text:p>
          </table:table-cell>
        </table:table-row>
        <table:table-row table:style-name="ro1">
          <table:table-cell office:value-type="string" calcext:value-type="string">
            <text:p>BipredSearchRange=2_QuadtreeTUMaxDepthInter=2_RefFrames=3_SearchRange=32_TestRect=0.7</text:p>
          </table:table-cell>
          <table:table-cell office:value-type="float" office:value="0.3928" calcext:value-type="float">
            <text:p>0.3928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303" calcext:value-type="float">
            <text:p>0.0303</text:p>
          </table:table-cell>
        </table:table-row>
        <table:table-row table:style-name="ro1">
          <table:table-cell office:value-type="string" calcext:value-type="string">
            <text:p>BipredSearchRange=0_RefFrames=3_SearchRange=8_TestRect=0.7</text:p>
          </table:table-cell>
          <table:table-cell office:value-type="float" office:value="0.1879" calcext:value-type="float">
            <text:p>0.1879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653" calcext:value-type="float">
            <text:p>0.0653</text:p>
          </table:table-cell>
        </table:table-row>
        <table:table-row table:style-name="ro1">
          <table:table-cell office:value-type="string" calcext:value-type="string">
            <text:p>BipredSearchRange=0_QuadtreeTUMaxDepthInter=2_RefFrames=3_SearchRange=8_TestRect=0.7</text:p>
          </table:table-cell>
          <table:table-cell office:value-type="float" office:value="0.4052" calcext:value-type="float">
            <text:p>0.4052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357" calcext:value-type="float">
            <text:p>0.0357</text:p>
          </table:table-cell>
        </table:table-row>
        <table:table-row table:style-name="ro1">
          <table:table-cell office:value-type="string" calcext:value-type="string">
            <text:p>BipredSearchRange=0_RefFrames=3_SearchRange=32_TestRect=0.7</text:p>
          </table:table-cell>
          <table:table-cell office:value-type="float" office:value="0.1428" calcext:value-type="float">
            <text:p>0.1428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899" calcext:value-type="float">
            <text:p>0.0899</text:p>
          </table:table-cell>
        </table:table-row>
        <table:table-row table:style-name="ro1">
          <table:table-cell office:value-type="string" calcext:value-type="string">
            <text:p>BipredSearchRange=0_QuadtreeTUMaxDepthInter=2_RefFrames=3_SearchRange=32_TestRect=0.7</text:p>
          </table:table-cell>
          <table:table-cell office:value-type="float" office:value="0.4269" calcext:value-type="float">
            <text:p>0.4269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294" calcext:value-type="float">
            <text:p>0.0294</text:p>
          </table:table-cell>
        </table:table-row>
        <table:table-row table:style-name="ro1">
          <table:table-cell office:value-type="string" calcext:value-type="string">
            <text:p>BipredSearchRange=2_RefFrames=3_SearchRange=8_TestRect=0.7</text:p>
          </table:table-cell>
          <table:table-cell office:value-type="float" office:value="0.2866" calcext:value-type="float">
            <text:p>0.2866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414" calcext:value-type="float">
            <text:p>0.0414</text:p>
          </table:table-cell>
        </table:table-row>
        <table:table-row table:style-name="ro1">
          <table:table-cell office:value-type="string" calcext:value-type="string">
            <text:p>BipredSearchRange=2_QuadtreeTUMaxDepthInter=2_RefFrames=3_SearchRange=8_TestRect=0.7</text:p>
          </table:table-cell>
          <table:table-cell office:value-type="float" office:value="0.3751" calcext:value-type="float">
            <text:p>0.3751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AMP=0_BipredSearchRange=2_SearchRange=32_TestRect=0.7</text:p>
          </table:table-cell>
          <table:table-cell office:value-type="float" office:value="0.1753" calcext:value-type="float">
            <text:p>0.1753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863" calcext:value-type="float">
            <text:p>0.0863</text:p>
          </table:table-cell>
        </table:table-row>
        <table:table-row table:style-name="ro1">
          <table:table-cell office:value-type="string" calcext:value-type="string">
            <text:p>AMP=0_BipredSearchRange=2_QuadtreeTUMaxDepthInter=2_SearchRange=32_TestRect=0.7</text:p>
          </table:table-cell>
          <table:table-cell office:value-type="float" office:value="0.1814" calcext:value-type="float">
            <text:p>0.1814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767" calcext:value-type="float">
            <text:p>0.0767</text:p>
          </table:table-cell>
        </table:table-row>
        <table:table-row table:style-name="ro1">
          <table:table-cell office:value-type="string" calcext:value-type="string">
            <text:p>AMP=0_BipredSearchRange=0_QuadtreeTUMaxDepthInter=2_SearchRange=32_TestRect=0.7</text:p>
          </table:table-cell>
          <table:table-cell office:value-type="float" office:value="0.3658" calcext:value-type="float">
            <text:p>0.3658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394" calcext:value-type="float">
            <text:p>0.0394</text:p>
          </table:table-cell>
        </table:table-row>
        <table:table-row table:style-name="ro1">
          <table:table-cell office:value-type="string" calcext:value-type="string">
            <text:p>AMP=0_BipredSearchRange=0_SearchRange=32_TestRect=0.7</text:p>
          </table:table-cell>
          <table:table-cell office:value-type="float" office:value="0.3321" calcext:value-type="float">
            <text:p>0.3321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string" calcext:value-type="string">
            <text:p>AMP=0_BipredSearchRange=2_SearchRange=8_TestRect=0.7</text:p>
          </table:table-cell>
          <table:table-cell office:value-type="float" office:value="0.2829" calcext:value-type="float">
            <text:p>0.2829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563" calcext:value-type="float">
            <text:p>0.0563</text:p>
          </table:table-cell>
        </table:table-row>
        <table:table-row table:style-name="ro1">
          <table:table-cell office:value-type="string" calcext:value-type="string">
            <text:p>AMP=0_BipredSearchRange=2_QuadtreeTUMaxDepthInter=2_SearchRange=8_TestRect=0.7</text:p>
          </table:table-cell>
          <table:table-cell office:value-type="float" office:value="0.3621" calcext:value-type="float">
            <text:p>0.3621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474" calcext:value-type="float">
            <text:p>0.0474</text:p>
          </table:table-cell>
        </table:table-row>
        <table:table-row table:style-name="ro1">
          <table:table-cell office:value-type="string" calcext:value-type="string">
            <text:p>AMP=0_BipredSearchRange=0_SearchRange=8_TestRect=0.7</text:p>
          </table:table-cell>
          <table:table-cell office:value-type="float" office:value="0.3349" calcext:value-type="float">
            <text:p>0.3349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443" calcext:value-type="float">
            <text:p>0.0443</text:p>
          </table:table-cell>
        </table:table-row>
        <table:table-row table:style-name="ro1">
          <table:table-cell office:value-type="string" calcext:value-type="string">
            <text:p>AMP=0_BipredSearchRange=0_QuadtreeTUMaxDepthInter=2_SearchRange=8_TestRect=0.7</text:p>
          </table:table-cell>
          <table:table-cell office:value-type="float" office:value="0.2966" calcext:value-type="float">
            <text:p>0.2966</text:p>
          </table:table-cell>
          <table:table-cell office:value-type="float" office:value="0.016" calcext:value-type="float">
            <text:p>0.016</text:p>
          </table:table-cell>
          <table:table-cell office:value-type="float" office:value="0.0538" calcext:value-type="float">
            <text:p>0.0538</text:p>
          </table:table-cell>
        </table:table-row>
        <table:table-row table:style-name="ro1">
          <table:table-cell office:value-type="string" calcext:value-type="string">
            <text:p>BipredSearchRange=0_HadamardME=0_SearchRange=32_TestRect=0.7</text:p>
          </table:table-cell>
          <table:table-cell office:value-type="float" office:value="0.3271" calcext:value-type="float">
            <text:p>0.3271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525" calcext:value-type="float">
            <text:p>0.0525</text:p>
          </table:table-cell>
        </table:table-row>
        <table:table-row table:style-name="ro1">
          <table:table-cell office:value-type="string" calcext:value-type="string">
            <text:p>BipredSearchRange=0_HadamardME=0_QuadtreeTUMaxDepthInter=2_SearchRange=32_TestRect=0.7</text:p>
          </table:table-cell>
          <table:table-cell office:value-type="float" office:value="0.302" calcext:value-type="float">
            <text:p>0.302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593" calcext:value-type="float">
            <text:p>0.0593</text:p>
          </table:table-cell>
        </table:table-row>
        <table:table-row table:style-name="ro1">
          <table:table-cell office:value-type="string" calcext:value-type="string">
            <text:p>BipredSearchRange=2_HadamardME=0_SearchRange=32_TestRect=0.7</text:p>
          </table:table-cell>
          <table:table-cell office:value-type="float" office:value="0.3446" calcext:value-type="float">
            <text:p>0.3446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458" calcext:value-type="float">
            <text:p>0.0458</text:p>
          </table:table-cell>
        </table:table-row>
        <table:table-row table:style-name="ro1">
          <table:table-cell office:value-type="string" calcext:value-type="string">
            <text:p>BipredSearchRange=2_HadamardME=0_QuadtreeTUMaxDepthInter=2_SearchRange=32_TestRect=0.7</text:p>
          </table:table-cell>
          <table:table-cell office:value-type="float" office:value="0.4054" calcext:value-type="float">
            <text:p>0.405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419" calcext:value-type="float">
            <text:p>0.0419</text:p>
          </table:table-cell>
        </table:table-row>
        <table:table-row table:style-name="ro1">
          <table:table-cell office:value-type="string" calcext:value-type="string">
            <text:p>BipredSearchRange=2_RefFrames=2_SearchRange=32_TestRect=0.7</text:p>
          </table:table-cell>
          <table:table-cell office:value-type="float" office:value="0.3477" calcext:value-type="float">
            <text:p>0.3477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506" calcext:value-type="float">
            <text:p>0.0506</text:p>
          </table:table-cell>
        </table:table-row>
        <table:table-row table:style-name="ro1">
          <table:table-cell office:value-type="string" calcext:value-type="string">
            <text:p>BipredSearchRange=2_QuadtreeTUMaxDepthInter=2_RefFrames=2_SearchRange=32_TestRect=0.7</text:p>
          </table:table-cell>
          <table:table-cell office:value-type="float" office:value="0.4303" calcext:value-type="float">
            <text:p>0.4303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448" calcext:value-type="float">
            <text:p>0.0448</text:p>
          </table:table-cell>
        </table:table-row>
        <table:table-row table:style-name="ro1">
          <table:table-cell office:value-type="string" calcext:value-type="string">
            <text:p>BipredSearchRange=2_HadamardME=0_QuadtreeTUMaxDepthInter=2_SearchRange=8_TestRect=0.7</text:p>
          </table:table-cell>
          <table:table-cell office:value-type="float" office:value="0.4136" calcext:value-type="float">
            <text:p>0.4136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437" calcext:value-type="float">
            <text:p>0.0437</text:p>
          </table:table-cell>
        </table:table-row>
        <table:table-row table:style-name="ro1">
          <table:table-cell office:value-type="string" calcext:value-type="string">
            <text:p>BipredSearchRange=2_HadamardME=0_SearchRange=8_TestRect=0.7</text:p>
          </table:table-cell>
          <table:table-cell office:value-type="float" office:value="0.2543" calcext:value-type="float">
            <text:p>0.2543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726" calcext:value-type="float">
            <text:p>0.0726</text:p>
          </table:table-cell>
        </table:table-row>
        <table:table-row table:style-name="ro1">
          <table:table-cell office:value-type="string" calcext:value-type="string">
            <text:p>BipredSearchRange=0_HadamardME=0_SearchRange=8_TestRect=0.7</text:p>
          </table:table-cell>
          <table:table-cell office:value-type="float" office:value="0.3521" calcext:value-type="float">
            <text:p>0.3521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491" calcext:value-type="float">
            <text:p>0.0491</text:p>
          </table:table-cell>
        </table:table-row>
        <table:table-row table:style-name="ro1">
          <table:table-cell office:value-type="string" calcext:value-type="string">
            <text:p>BipredSearchRange=0_HadamardME=0_QuadtreeTUMaxDepthInter=2_SearchRange=8_TestRect=0.7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447" calcext:value-type="float">
            <text:p>0.0447</text:p>
          </table:table-cell>
        </table:table-row>
        <table:table-row table:style-name="ro1">
          <table:table-cell office:value-type="string" calcext:value-type="string">
            <text:p>BipredSearchRange=0_RefFrames=2_SearchRange=32_TestRect=0.7</text:p>
          </table:table-cell>
          <table:table-cell office:value-type="float" office:value="0.294" calcext:value-type="float">
            <text:p>0.294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676" calcext:value-type="float">
            <text:p>0.0676</text:p>
          </table:table-cell>
        </table:table-row>
        <table:table-row table:style-name="ro1">
          <table:table-cell office:value-type="string" calcext:value-type="string">
            <text:p>BipredSearchRange=0_QuadtreeTUMaxDepthInter=2_RefFrames=2_SearchRange=32_TestRect=0.7</text:p>
          </table:table-cell>
          <table:table-cell office:value-type="float" office:value="0.4854" calcext:value-type="float">
            <text:p>0.4854</text:p>
          </table:table-cell>
          <table:table-cell office:value-type="float" office:value="0.02" calcext:value-type="float">
            <text:p>0.02</text:p>
          </table:table-cell>
          <table:table-cell office:value-type="float" office:value="0.0412" calcext:value-type="float">
            <text:p>0.0412</text:p>
          </table:table-cell>
        </table:table-row>
        <table:table-row table:style-name="ro1">
          <table:table-cell office:value-type="string" calcext:value-type="string">
            <text:p>BipredSearchRange=2_RefFrames=2_SearchRange=8_TestRect=0.7</text:p>
          </table:table-cell>
          <table:table-cell office:value-type="float" office:value="0.3496" calcext:value-type="float">
            <text:p>0.3496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0576" calcext:value-type="float">
            <text:p>0.0576</text:p>
          </table:table-cell>
        </table:table-row>
        <table:table-row table:style-name="ro1">
          <table:table-cell office:value-type="string" calcext:value-type="string">
            <text:p>BipredSearchRange=2_QuadtreeTUMaxDepthInter=2_RefFrames=2_SearchRange=8_TestRect=0.7</text:p>
          </table:table-cell>
          <table:table-cell office:value-type="float" office:value="0.4502" calcext:value-type="float">
            <text:p>0.4502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454" calcext:value-type="float">
            <text:p>0.0454</text:p>
          </table:table-cell>
        </table:table-row>
        <table:table-row table:style-name="ro1">
          <table:table-cell office:value-type="string" calcext:value-type="string">
            <text:p>BipredSearchRange=0_RefFrames=2_SearchRange=8_TestRect=0.7</text:p>
          </table:table-cell>
          <table:table-cell office:value-type="float" office:value="0.4403" calcext:value-type="float">
            <text:p>0.4403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485" calcext:value-type="float">
            <text:p>0.0485</text:p>
          </table:table-cell>
        </table:table-row>
        <table:table-row table:style-name="ro1">
          <table:table-cell office:value-type="string" calcext:value-type="string">
            <text:p>BipredSearchRange=0_QuadtreeTUMaxDepthInter=2_RefFrames=2_SearchRange=8_TestRect=0.7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448" calcext:value-type="float">
            <text:p>0.0448</text:p>
          </table:table-cell>
        </table:table-row>
        <table:table-row table:style-name="ro1">
          <table:table-cell office:value-type="string" calcext:value-type="string">
            <text:p>BipredSearchRange=2_RefFrames=1_SearchRange=8_TestRect=0.7</text:p>
          </table:table-cell>
          <table:table-cell office:value-type="float" office:value="0.4379" calcext:value-type="float">
            <text:p>0.4379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0557" calcext:value-type="float">
            <text:p>0.0557</text:p>
          </table:table-cell>
        </table:table-row>
        <table:table-row table:style-name="ro1">
          <table:table-cell office:value-type="string" calcext:value-type="string">
            <text:p>BipredSearchRange=2_QuadtreeTUMaxDepthInter=2_RefFrames=1_SearchRange=8_TestRect=0.7</text:p>
          </table:table-cell>
          <table:table-cell office:value-type="float" office:value="0.613" calcext:value-type="float">
            <text:p>0.613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0458" calcext:value-type="float">
            <text:p>0.0458</text:p>
          </table:table-cell>
        </table:table-row>
        <table:table-row table:style-name="ro1">
          <table:table-cell office:value-type="string" calcext:value-type="string">
            <text:p>BipredSearchRange=2_QuadtreeTUMaxDepthInter=2_RefFrames=1_SearchRange=32_TestRect=0.7</text:p>
          </table:table-cell>
          <table:table-cell office:value-type="float" office:value="0.614" calcext:value-type="float">
            <text:p>0.614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0434" calcext:value-type="float">
            <text:p>0.0434</text:p>
          </table:table-cell>
        </table:table-row>
        <table:table-row table:style-name="ro1">
          <table:table-cell office:value-type="string" calcext:value-type="string">
            <text:p>BipredSearchRange=2_RefFrames=1_SearchRange=32_TestRect=0.7</text:p>
          </table:table-cell>
          <table:table-cell office:value-type="float" office:value="0.4521" calcext:value-type="float">
            <text:p>0.4521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522" calcext:value-type="float">
            <text:p>0.0522</text:p>
          </table:table-cell>
        </table:table-row>
        <table:table-row table:style-name="ro1">
          <table:table-cell office:value-type="string" calcext:value-type="string">
            <text:p>BipredSearchRange=0_RefFrames=1_SearchRange=32_TestRect=0.7</text:p>
          </table:table-cell>
          <table:table-cell office:value-type="float" office:value="0.4876" calcext:value-type="float">
            <text:p>0.4876</text:p>
          </table:table-cell>
          <table:table-cell office:value-type="float" office:value="0.026" calcext:value-type="float">
            <text:p>0.026</text:p>
          </table:table-cell>
          <table:table-cell office:value-type="float" office:value="0.0534" calcext:value-type="float">
            <text:p>0.0534</text:p>
          </table:table-cell>
        </table:table-row>
        <table:table-row table:style-name="ro1">
          <table:table-cell office:value-type="string" calcext:value-type="string">
            <text:p>BipredSearchRange=0_QuadtreeTUMaxDepthInter=2_RefFrames=1_SearchRange=32_TestRect=0.7</text:p>
          </table:table-cell>
          <table:table-cell office:value-type="float" office:value="0.622" calcext:value-type="float">
            <text:p>0.622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>
            <text:p>BipredSearchRange=0_QuadtreeTUMaxDepthInter=2_RefFrames=1_SearchRange=8_TestRect=0.7</text:p>
          </table:table-cell>
          <table:table-cell office:value-type="float" office:value="0.6833" calcext:value-type="float">
            <text:p>0.6833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412" calcext:value-type="float">
            <text:p>0.0412</text:p>
          </table:table-cell>
        </table:table-row>
        <table:table-row table:style-name="ro1">
          <table:table-cell office:value-type="string" calcext:value-type="string">
            <text:p>BipredSearchRange=0_RefFrames=1_SearchRange=8_TestRect=0.7</text:p>
          </table:table-cell>
          <table:table-cell office:value-type="float" office:value="0.6117" calcext:value-type="float">
            <text:p>0.6117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439" calcext:value-type="float">
            <text:p>0.0439</text:p>
          </table:table-cell>
        </table:table-row>
        <table:table-row table:style-name="ro1">
          <table:table-cell office:value-type="string" calcext:value-type="string">
            <text:p>BipredSearchRange=2_SearchRange=0_TestRect=0.7</text:p>
          </table:table-cell>
          <table:table-cell office:value-type="float" office:value="0.2765" calcext:value-type="float">
            <text:p>0.2765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1164" calcext:value-type="float">
            <text:p>0.1164</text:p>
          </table:table-cell>
        </table:table-row>
        <table:table-row table:style-name="ro1">
          <table:table-cell office:value-type="string" calcext:value-type="string">
            <text:p>BipredSearchRange=2_QuadtreeTUMaxDepthInter=2_SearchRange=0_TestRect=0.7</text:p>
          </table:table-cell>
          <table:table-cell office:value-type="float" office:value="0.3152" calcext:value-type="float">
            <text:p>0.3152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1162" calcext:value-type="float">
            <text:p>0.1162</text:p>
          </table:table-cell>
        </table:table-row>
        <table:table-row table:style-name="ro1">
          <table:table-cell office:value-type="string" calcext:value-type="string">
            <text:p>BipredSearchRange=2_RDOQ=0_SearchRange=8_TestRect=0.7</text:p>
          </table:table-cell>
          <table:table-cell office:value-type="float" office:value="0.332" calcext:value-type="float">
            <text:p>0.332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1121" calcext:value-type="float">
            <text:p>0.1121</text:p>
          </table:table-cell>
        </table:table-row>
        <table:table-row table:style-name="ro1">
          <table:table-cell office:value-type="string" calcext:value-type="string">
            <text:p>BipredSearchRange=2_QuadtreeTUMaxDepthInter=2_RDOQ=0_SearchRange=8_TestRect=0.7</text:p>
          </table:table-cell>
          <table:table-cell office:value-type="float" office:value="0.5042" calcext:value-type="float">
            <text:p>0.5042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0805" calcext:value-type="float">
            <text:p>0.0805</text:p>
          </table:table-cell>
        </table:table-row>
        <table:table-row table:style-name="ro1">
          <table:table-cell office:value-type="string" calcext:value-type="string">
            <text:p>BipredSearchRange=0_RDOQ=0_SearchRange=32_TestRect=0.7</text:p>
          </table:table-cell>
          <table:table-cell office:value-type="float" office:value="0.4576" calcext:value-type="float">
            <text:p>0.4576</text:p>
          </table:table-cell>
          <table:table-cell office:value-type="float" office:value="0.038" calcext:value-type="float">
            <text:p>0.038</text:p>
          </table:table-cell>
          <table:table-cell office:value-type="float" office:value="0.083" calcext:value-type="float">
            <text:p>0.083</text:p>
          </table:table-cell>
        </table:table-row>
        <table:table-row table:style-name="ro1">
          <table:table-cell office:value-type="string" calcext:value-type="string">
            <text:p>BipredSearchRange=0_QuadtreeTUMaxDepthInter=2_RDOQ=0_SearchRange=32_TestRect=0.7</text:p>
          </table:table-cell>
          <table:table-cell office:value-type="float" office:value="0.5099" calcext:value-type="float">
            <text:p>0.5099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0796" calcext:value-type="float">
            <text:p>0.0796</text:p>
          </table:table-cell>
        </table:table-row>
        <table:table-row table:style-name="ro1">
          <table:table-cell office:value-type="string" calcext:value-type="string">
            <text:p>BipredSearchRange=2_RDOQ=0_SearchRange=32_TestRect=0.7</text:p>
          </table:table-cell>
          <table:table-cell office:value-type="float" office:value="0.2867" calcext:value-type="float">
            <text:p>0.2867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1265" calcext:value-type="float">
            <text:p>0.1265</text:p>
          </table:table-cell>
        </table:table-row>
        <table:table-row table:style-name="ro1">
          <table:table-cell office:value-type="string" calcext:value-type="string">
            <text:p>BipredSearchRange=2_QuadtreeTUMaxDepthInter=2_RDOQ=0_SearchRange=32_TestRect=0.7</text:p>
          </table:table-cell>
          <table:table-cell office:value-type="float" office:value="0.4212" calcext:value-type="float">
            <text:p>0.4212</text:p>
          </table:table-cell>
          <table:table-cell office:value-type="float" office:value="0.0404" calcext:value-type="float">
            <text:p>0.0404</text:p>
          </table:table-cell>
          <table:table-cell office:value-type="float" office:value="0.0959" calcext:value-type="float">
            <text:p>0.0959</text:p>
          </table:table-cell>
        </table:table-row>
        <table:table-row table:style-name="ro1">
          <table:table-cell office:value-type="string" calcext:value-type="string">
            <text:p>BipredSearchRange=0_RDOQ=0_SearchRange=8_TestRect=0.7</text:p>
          </table:table-cell>
          <table:table-cell office:value-type="float" office:value="0.4652" calcext:value-type="float">
            <text:p>0.4652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831" calcext:value-type="float">
            <text:p>0.0831</text:p>
          </table:table-cell>
        </table:table-row>
        <table:table-row table:style-name="ro1">
          <table:table-cell office:value-type="string" calcext:value-type="string">
            <text:p>BipredSearchRange=0_QuadtreeTUMaxDepthInter=2_RDOQ=0_SearchRange=8_TestRect=0.7</text:p>
          </table:table-cell>
          <table:table-cell office:value-type="float" office:value="0.3704" calcext:value-type="float">
            <text:p>0.3704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1146" calcext:value-type="float">
            <text:p>0.1146</text:p>
          </table:table-cell>
        </table:table-row>
        <table:table-row table:style-name="ro1">
          <table:table-cell office:value-type="string" calcext:value-type="string">
            <text:p>BipredSearchRange=2_FME=1_QuadtreeTUMaxDepthInter=2_SearchRange=32_TestRect=0.7</text:p>
          </table:table-cell>
          <table:table-cell office:value-type="float" office:value="0.5907" calcext:value-type="float">
            <text:p>0.5907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0763" calcext:value-type="float">
            <text:p>0.0763</text:p>
          </table:table-cell>
        </table:table-row>
        <table:table-row table:style-name="ro1">
          <table:table-cell office:value-type="string" calcext:value-type="string">
            <text:p>BipredSearchRange=2_FME=1_QuadtreeTUMaxDepthInter=2_SearchRange=8_TestRect=0.7</text:p>
          </table:table-cell>
          <table:table-cell office:value-type="float" office:value="0.598" calcext:value-type="float">
            <text:p>0.598</text:p>
          </table:table-cell>
          <table:table-cell office:value-type="float" office:value="0.046" calcext:value-type="float">
            <text:p>0.046</text:p>
          </table:table-cell>
          <table:table-cell office:value-type="float" office:value="0.0769" calcext:value-type="float">
            <text:p>0.0769</text:p>
          </table:table-cell>
        </table:table-row>
        <table:table-row table:style-name="ro1">
          <table:table-cell office:value-type="string" calcext:value-type="string">
            <text:p>BipredSearchRange=0_FME=1_SearchRange=32_TestRect=0.7</text:p>
          </table:table-cell>
          <table:table-cell office:value-type="float" office:value="0.5291" calcext:value-type="float">
            <text:p>0.5291</text:p>
          </table:table-cell>
          <table:table-cell office:value-type="float" office:value="0.0449" calcext:value-type="float">
            <text:p>0.0449</text:p>
          </table:table-cell>
          <table:table-cell office:value-type="float" office:value="0.0849" calcext:value-type="float">
            <text:p>0.0849</text:p>
          </table:table-cell>
        </table:table-row>
        <table:table-row table:style-name="ro1">
          <table:table-cell office:value-type="string" calcext:value-type="string">
            <text:p>BipredSearchRange=0_FME=1_QuadtreeTUMaxDepthInter=2_SearchRange=32_TestRect=0.7</text:p>
          </table:table-cell>
          <table:table-cell office:value-type="float" office:value="0.4968" calcext:value-type="float">
            <text:p>0.4968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976" calcext:value-type="float">
            <text:p>0.0976</text:p>
          </table:table-cell>
        </table:table-row>
        <table:table-row table:style-name="ro1">
          <table:table-cell office:value-type="string" calcext:value-type="string">
            <text:p>BipredSearchRange=2_FME=1_SearchRange=32_TestRect=0.7</text:p>
          </table:table-cell>
          <table:table-cell office:value-type="float" office:value="0.3837" calcext:value-type="float">
            <text:p>0.3837</text:p>
          </table:table-cell>
          <table:table-cell office:value-type="float" office:value="0.0508" calcext:value-type="float">
            <text:p>0.0508</text:p>
          </table:table-cell>
          <table:table-cell office:value-type="float" office:value="0.1323" calcext:value-type="float">
            <text:p>0.1323</text:p>
          </table:table-cell>
        </table:table-row>
        <table:table-row table:style-name="ro1">
          <table:table-cell office:value-type="string" calcext:value-type="string">
            <text:p>BipredSearchRange=0_FME=1_SearchRange=8_TestRect=0.7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1368" calcext:value-type="float">
            <text:p>0.1368</text:p>
          </table:table-cell>
        </table:table-row>
        <table:table-row table:style-name="ro1">
          <table:table-cell office:value-type="string" calcext:value-type="string">
            <text:p>BipredSearchRange=0_FME=1_QuadtreeTUMaxDepthInter=2_SearchRange=8_TestRect=0.7</text:p>
          </table:table-cell>
          <table:table-cell office:value-type="float" office:value="0.4751" calcext:value-type="float">
            <text:p>0.4751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string" calcext:value-type="string">
            <text:p>BipredSearchRange=2_FME=1_SearchRange=8_TestRect=0.7</text:p>
          </table:table-cell>
          <table:table-cell office:value-type="float" office:value="0.3965" calcext:value-type="float">
            <text:p>0.3965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1321" calcext:value-type="float">
            <text:p>0.1321</text:p>
          </table:table-cell>
        </table:table-row>
        <table:table-row table:style-name="ro1">
          <table:table-cell office:value-type="string" calcext:value-type="string">
            <text:p>BipredSearchRange=0_QuadtreeTUMaxDepthInter=2_SearchRange=0_TestRect=0.7</text:p>
          </table:table-cell>
          <table:table-cell office:value-type="float" office:value="0.4841" calcext:value-type="float">
            <text:p>0.4841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1209" calcext:value-type="float">
            <text:p>0.1209</text:p>
          </table:table-cell>
        </table:table-row>
        <table:table-row table:style-name="ro1">
          <table:table-cell office:value-type="string" calcext:value-type="string">
            <text:p>BipredSearchRange=0_SearchRange=0_TestRect=0.7</text:p>
          </table:table-cell>
          <table:table-cell office:value-type="float" office:value="0.4115" calcext:value-type="float">
            <text:p>0.4115</text:p>
          </table:table-cell>
          <table:table-cell office:value-type="float" office:value="0.0621" calcext:value-type="float">
            <text:p>0.0621</text:p>
          </table:table-cell>
          <table:table-cell office:value-type="float" office:value="0.1508" calcext:value-type="float">
            <text:p>0.1508</text:p>
          </table:table-cell>
        </table:table-row>
        <table:table-row table:style-name="ro1">
          <table:table-cell office:value-type="string" calcext:value-type="string">
            <text:p>BipredSearchRange=2_MaxPartitionDepth=3_SearchRange=8_TestRect=0.7</text:p>
          </table:table-cell>
          <table:table-cell office:value-type="float" office:value="0.5231" calcext:value-type="float">
            <text:p>0.5231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1961" calcext:value-type="float">
            <text:p>0.1961</text:p>
          </table:table-cell>
        </table:table-row>
        <table:table-row table:style-name="ro1">
          <table:table-cell office:value-type="string" calcext:value-type="string">
            <text:p>BipredSearchRange=2_MaxPartitionDepth=3_QuadtreeTUMaxDepthInter=2_SearchRange=8_TestRect=0.7</text:p>
          </table:table-cell>
          <table:table-cell office:value-type="float" office:value="0.5894" calcext:value-type="float">
            <text:p>0.5894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2024" calcext:value-type="float">
            <text:p>0.2024</text:p>
          </table:table-cell>
        </table:table-row>
        <table:table-row table:style-name="ro1">
          <table:table-cell office:value-type="string" calcext:value-type="string">
            <text:p>BipredSearchRange=2_MaxPartitionDepth=3_SearchRange=32_TestRect=0.7</text:p>
          </table:table-cell>
          <table:table-cell office:value-type="float" office:value="0.5172" calcext:value-type="float">
            <text:p>0.5172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1993" calcext:value-type="float">
            <text:p>0.1993</text:p>
          </table:table-cell>
        </table:table-row>
        <table:table-row table:style-name="ro1">
          <table:table-cell office:value-type="string" calcext:value-type="string">
            <text:p>BipredSearchRange=2_MaxPartitionDepth=3_QuadtreeTUMaxDepthInter=2_SearchRange=32_TestRect=0.7</text:p>
          </table:table-cell>
          <table:table-cell office:value-type="float" office:value="0.5884" calcext:value-type="float">
            <text:p>0.5884</text:p>
          </table:table-cell>
          <table:table-cell office:value-type="float" office:value="0.118" calcext:value-type="float">
            <text:p>0.118</text:p>
          </table:table-cell>
          <table:table-cell office:value-type="float" office:value="0.2006" calcext:value-type="float">
            <text:p>0.2006</text:p>
          </table:table-cell>
        </table:table-row>
        <table:table-row table:style-name="ro1">
          <table:table-cell office:value-type="string" calcext:value-type="string">
            <text:p>BipredSearchRange=0_MaxPartitionDepth=3_SearchRange=32_TestRect=0.7</text:p>
          </table:table-cell>
          <table:table-cell office:value-type="float" office:value="0.5301" calcext:value-type="float">
            <text:p>0.5301</text:p>
          </table:table-cell>
          <table:table-cell office:value-type="float" office:value="0.1024" calcext:value-type="float">
            <text:p>0.1024</text:p>
          </table:table-cell>
          <table:table-cell office:value-type="float" office:value="0.1931" calcext:value-type="float">
            <text:p>0.1931</text:p>
          </table:table-cell>
        </table:table-row>
        <table:table-row table:style-name="ro1">
          <table:table-cell office:value-type="string" calcext:value-type="string">
            <text:p>BipredSearchRange=0_MaxPartitionDepth=3_QuadtreeTUMaxDepthInter=2_SearchRange=32_TestRect=0.7</text:p>
          </table:table-cell>
          <table:table-cell office:value-type="float" office:value="0.5957" calcext:value-type="float">
            <text:p>0.5957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2042" calcext:value-type="float">
            <text:p>0.2042</text:p>
          </table:table-cell>
        </table:table-row>
        <table:table-row table:style-name="ro1">
          <table:table-cell office:value-type="string" calcext:value-type="string">
            <text:p>BipredSearchRange=0_MaxPartitionDepth=3_SearchRange=8_TestRect=0.7</text:p>
          </table:table-cell>
          <table:table-cell office:value-type="float" office:value="0.5349" calcext:value-type="float">
            <text:p>0.5349</text:p>
          </table:table-cell>
          <table:table-cell office:value-type="float" office:value="0.1051" calcext:value-type="float">
            <text:p>0.1051</text:p>
          </table:table-cell>
          <table:table-cell office:value-type="float" office:value="0.1965" calcext:value-type="float">
            <text:p>0.1965</text:p>
          </table:table-cell>
        </table:table-row>
        <table:table-row table:style-name="ro1">
          <table:table-cell office:value-type="string" calcext:value-type="string">
            <text:p>BipredSearchRange=0_MaxPartitionDepth=3_QuadtreeTUMaxDepthInter=2_SearchRange=8_TestRect=0.7</text:p>
          </table:table-cell>
          <table:table-cell office:value-type="float" office:value="0.4805" calcext:value-type="float">
            <text:p>0.4805</text:p>
          </table:table-cell>
          <table:table-cell office:value-type="float" office:value="0.1233" calcext:value-type="float">
            <text:p>0.1233</text:p>
          </table:table-cell>
          <table:table-cell office:value-type="float" office:value="0.2567" calcext:value-type="float">
            <text:p>0.2567</text:p>
          </table:table-cell>
        </table:table-row>
        <table:table-row table:style-name="ro1">
          <table:table-cell office:value-type="string" calcext:value-type="string">
            <text:p>BipredSearchRange=2_FME=0_SearchRange=32_TestRect=0.7</text:p>
          </table:table-cell>
          <table:table-cell office:value-type="float" office:value="0.6257" calcext:value-type="float">
            <text:p>0.6257</text:p>
          </table:table-cell>
          <table:table-cell office:value-type="float" office:value="0.1095" calcext:value-type="float">
            <text:p>0.1095</text:p>
          </table:table-cell>
          <table:table-cell office:value-type="float" office:value="0.1751" calcext:value-type="float">
            <text:p>0.1751</text:p>
          </table:table-cell>
        </table:table-row>
        <table:table-row table:style-name="ro1">
          <table:table-cell office:value-type="string" calcext:value-type="string">
            <text:p>BipredSearchRange=2_FME=0_QuadtreeTUMaxDepthInter=2_SearchRange=32_TestRect=0.7</text:p>
          </table:table-cell>
          <table:table-cell office:value-type="float" office:value="0.6213" calcext:value-type="float">
            <text:p>0.6213</text:p>
          </table:table-cell>
          <table:table-cell office:value-type="float" office:value="0.1078" calcext:value-type="float">
            <text:p>0.1078</text:p>
          </table:table-cell>
          <table:table-cell office:value-type="float" office:value="0.1735" calcext:value-type="float">
            <text:p>0.1735</text:p>
          </table:table-cell>
        </table:table-row>
        <table:table-row table:style-name="ro1">
          <table:table-cell office:value-type="string" calcext:value-type="string">
            <text:p>BipredSearchRange=2_FME=2_SearchRange=32_TestRect=0.7</text:p>
          </table:table-cell>
          <table:table-cell office:value-type="float" office:value="0.4893" calcext:value-type="float">
            <text:p>0.4893</text:p>
          </table:table-cell>
          <table:table-cell office:value-type="float" office:value="0.1084" calcext:value-type="float">
            <text:p>0.1084</text:p>
          </table:table-cell>
          <table:table-cell office:value-type="float" office:value="0.2215" calcext:value-type="float">
            <text:p>0.2215</text:p>
          </table:table-cell>
        </table:table-row>
        <table:table-row table:style-name="ro1">
          <table:table-cell office:value-type="string" calcext:value-type="string">
            <text:p>BipredSearchRange=2_FME=2_QuadtreeTUMaxDepthInter=2_SearchRange=32_TestRect=0.7</text:p>
          </table:table-cell>
          <table:table-cell office:value-type="float" office:value="0.5654" calcext:value-type="float">
            <text:p>0.5654</text:p>
          </table:table-cell>
          <table:table-cell office:value-type="float" office:value="0.1134" calcext:value-type="float">
            <text:p>0.1134</text:p>
          </table:table-cell>
          <table:table-cell office:value-type="float" office:value="0.2005" calcext:value-type="float">
            <text:p>0.2005</text:p>
          </table:table-cell>
        </table:table-row>
        <table:table-row table:style-name="ro1">
          <table:table-cell office:value-type="string" calcext:value-type="string">
            <text:p>BipredSearchRange=2_FME=2_SearchRange=8_TestRect=0.7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1139" calcext:value-type="float">
            <text:p>0.1139</text:p>
          </table:table-cell>
          <table:table-cell office:value-type="float" office:value="0.3147" calcext:value-type="float">
            <text:p>0.3147</text:p>
          </table:table-cell>
        </table:table-row>
        <table:table-row table:style-name="ro1">
          <table:table-cell office:value-type="string" calcext:value-type="string">
            <text:p>BipredSearchRange=2_FME=2_QuadtreeTUMaxDepthInter=2_SearchRange=8_TestRect=0.7</text:p>
          </table:table-cell>
          <table:table-cell office:value-type="float" office:value="0.5728" calcext:value-type="float">
            <text:p>0.5728</text:p>
          </table:table-cell>
          <table:table-cell office:value-type="float" office:value="0.1124" calcext:value-type="float">
            <text:p>0.1124</text:p>
          </table:table-cell>
          <table:table-cell office:value-type="float" office:value="0.1962" calcext:value-type="float">
            <text:p>0.1962</text:p>
          </table:table-cell>
        </table:table-row>
        <table:table-row table:style-name="ro1">
          <table:table-cell office:value-type="string" calcext:value-type="string">
            <text:p>BipredSearchRange=2_FME=0_QuadtreeTUMaxDepthInter=2_SearchRange=8_TestRect=0.7</text:p>
          </table:table-cell>
          <table:table-cell office:value-type="float" office:value="0.6339" calcext:value-type="float">
            <text:p>0.6339</text:p>
          </table:table-cell>
          <table:table-cell office:value-type="float" office:value="0.1107" calcext:value-type="float">
            <text:p>0.1107</text:p>
          </table:table-cell>
          <table:table-cell office:value-type="float" office:value="0.1747" calcext:value-type="float">
            <text:p>0.1747</text:p>
          </table:table-cell>
        </table:table-row>
        <table:table-row table:style-name="ro1">
          <table:table-cell office:value-type="string" calcext:value-type="string">
            <text:p>BipredSearchRange=2_FME=0_SearchRange=8_TestRect=0.7</text:p>
          </table:table-cell>
          <table:table-cell office:value-type="float" office:value="0.6305" calcext:value-type="float">
            <text:p>0.6305</text:p>
          </table:table-cell>
          <table:table-cell office:value-type="float" office:value="0.1119" calcext:value-type="float">
            <text:p>0.1119</text:p>
          </table:table-cell>
          <table:table-cell office:value-type="float" office:value="0.1775" calcext:value-type="float">
            <text:p>0.1775</text:p>
          </table:table-cell>
        </table:table-row>
        <table:table-row table:style-name="ro1">
          <table:table-cell office:value-type="string" calcext:value-type="string">
            <text:p>BipredSearchRange=0_FME=2_SearchRange=8_TestRect=0.7</text:p>
          </table:table-cell>
          <table:table-cell office:value-type="float" office:value="0.5086" calcext:value-type="float">
            <text:p>0.5086</text:p>
          </table:table-cell>
          <table:table-cell office:value-type="float" office:value="0.1175" calcext:value-type="float">
            <text:p>0.1175</text:p>
          </table:table-cell>
          <table:table-cell office:value-type="float" office:value="0.231" calcext:value-type="float">
            <text:p>0.231</text:p>
          </table:table-cell>
        </table:table-row>
        <table:table-row table:style-name="ro1">
          <table:table-cell office:value-type="string" calcext:value-type="string">
            <text:p>BipredSearchRange=0_FME=2_QuadtreeTUMaxDepthInter=2_SearchRange=8_TestRect=0.7</text:p>
          </table:table-cell>
          <table:table-cell office:value-type="float" office:value="0.5853" calcext:value-type="float">
            <text:p>0.5853</text:p>
          </table:table-cell>
          <table:table-cell office:value-type="float" office:value="0.1243" calcext:value-type="float">
            <text:p>0.1243</text:p>
          </table:table-cell>
          <table:table-cell office:value-type="float" office:value="0.2123" calcext:value-type="float">
            <text:p>0.2123</text:p>
          </table:table-cell>
        </table:table-row>
        <table:table-row table:style-name="ro1">
          <table:table-cell office:value-type="string" calcext:value-type="string">
            <text:p>BipredSearchRange=0_FME=0_SearchRange=8_TestRect=0.7</text:p>
          </table:table-cell>
          <table:table-cell office:value-type="float" office:value="0.5544" calcext:value-type="float">
            <text:p>0.5544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2122" calcext:value-type="float">
            <text:p>0.2122</text:p>
          </table:table-cell>
        </table:table-row>
        <table:table-row table:style-name="ro1">
          <table:table-cell office:value-type="string" calcext:value-type="string">
            <text:p>BipredSearchRange=0_FME=0_QuadtreeTUMaxDepthInter=2_SearchRange=8_TestRect=0.7</text:p>
          </table:table-cell>
          <table:table-cell office:value-type="float" office:value="0.7217" calcext:value-type="float">
            <text:p>0.7217</text:p>
          </table:table-cell>
          <table:table-cell office:value-type="float" office:value="0.1191" calcext:value-type="float">
            <text:p>0.1191</text:p>
          </table:table-cell>
          <table:table-cell office:value-type="float" office:value="0.165" calcext:value-type="float">
            <text:p>0.165</text:p>
          </table:table-cell>
        </table:table-row>
        <table:table-row table:style-name="ro1">
          <table:table-cell office:value-type="string" calcext:value-type="string">
            <text:p>BipredSearchRange=0_FME=0_SearchRange=32_TestRect=0.7</text:p>
          </table:table-cell>
          <table:table-cell office:value-type="float" office:value="0.5304" calcext:value-type="float">
            <text:p>0.5304</text:p>
          </table:table-cell>
          <table:table-cell office:value-type="float" office:value="0.118" calcext:value-type="float">
            <text:p>0.118</text:p>
          </table:table-cell>
          <table:table-cell office:value-type="float" office:value="0.2225" calcext:value-type="float">
            <text:p>0.2225</text:p>
          </table:table-cell>
        </table:table-row>
        <table:table-row table:style-name="ro1">
          <table:table-cell office:value-type="string" calcext:value-type="string">
            <text:p>BipredSearchRange=0_FME=0_QuadtreeTUMaxDepthInter=2_SearchRange=32_TestRect=0.7</text:p>
          </table:table-cell>
          <table:table-cell office:value-type="float" office:value="0.6401" calcext:value-type="float">
            <text:p>0.6401</text:p>
          </table:table-cell>
          <table:table-cell office:value-type="float" office:value="0.1148" calcext:value-type="float">
            <text:p>0.1148</text:p>
          </table:table-cell>
          <table:table-cell office:value-type="float" office:value="0.1794" calcext:value-type="float">
            <text:p>0.1794</text:p>
          </table:table-cell>
        </table:table-row>
        <table:table-row table:style-name="ro1">
          <table:table-cell office:value-type="string" calcext:value-type="string">
            <text:p>BipredSearchRange=0_FME=2_SearchRange=32_TestRect=0.7</text:p>
          </table:table-cell>
          <table:table-cell office:value-type="float" office:value="0.4965" calcext:value-type="float">
            <text:p>0.4965</text:p>
          </table:table-cell>
          <table:table-cell office:value-type="float" office:value="0.1217" calcext:value-type="float">
            <text:p>0.1217</text:p>
          </table:table-cell>
          <table:table-cell office:value-type="float" office:value="0.2451" calcext:value-type="float">
            <text:p>0.2451</text:p>
          </table:table-cell>
        </table:table-row>
        <table:table-row table:style-name="ro1">
          <table:table-cell office:value-type="string" calcext:value-type="string">
            <text:p>BipredSearchRange=0_FME=2_QuadtreeTUMaxDepthInter=2_SearchRange=32_TestRect=0.7</text:p>
          </table:table-cell>
          <table:table-cell office:value-type="float" office:value="0.4659" calcext:value-type="float">
            <text:p>0.4659</text:p>
          </table:table-cell>
          <table:table-cell office:value-type="float" office:value="0.1258" calcext:value-type="float">
            <text:p>0.1258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BipredSearchRange=2_MaxPartitionDepth=2_SearchRange=32_TestRect=0.7</text:p>
          </table:table-cell>
          <table:table-cell office:value-type="float" office:value="0.6493" calcext:value-type="float">
            <text:p>0.6493</text:p>
          </table:table-cell>
          <table:table-cell office:value-type="float" office:value="0.3304" calcext:value-type="float">
            <text:p>0.3304</text:p>
          </table:table-cell>
          <table:table-cell office:value-type="float" office:value="0.5088" calcext:value-type="float">
            <text:p>0.5088</text:p>
          </table:table-cell>
        </table:table-row>
        <table:table-row table:style-name="ro1">
          <table:table-cell office:value-type="string" calcext:value-type="string">
            <text:p>BipredSearchRange=2_MaxPartitionDepth=2_QuadtreeTUMaxDepthInter=2_SearchRange=32_TestRect=0.7</text:p>
          </table:table-cell>
          <table:table-cell office:value-type="float" office:value="0.7545" calcext:value-type="float">
            <text:p>0.7545</text:p>
          </table:table-cell>
          <table:table-cell office:value-type="float" office:value="0.4007" calcext:value-type="float">
            <text:p>0.4007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BipredSearchRange=2_MaxPartitionDepth=2_SearchRange=8_TestRect=0.7</text:p>
          </table:table-cell>
          <table:table-cell office:value-type="float" office:value="0.6531" calcext:value-type="float">
            <text:p>0.6531</text:p>
          </table:table-cell>
          <table:table-cell office:value-type="float" office:value="0.332" calcext:value-type="float">
            <text:p>0.332</text:p>
          </table:table-cell>
          <table:table-cell office:value-type="float" office:value="0.5084" calcext:value-type="float">
            <text:p>0.5084</text:p>
          </table:table-cell>
        </table:table-row>
        <table:table-row table:style-name="ro1">
          <table:table-cell office:value-type="string" calcext:value-type="string">
            <text:p>BipredSearchRange=2_MaxPartitionDepth=2_QuadtreeTUMaxDepthInter=2_SearchRange=8_TestRect=0.7</text:p>
          </table:table-cell>
          <table:table-cell office:value-type="float" office:value="0.6972" calcext:value-type="float">
            <text:p>0.6972</text:p>
          </table:table-cell>
          <table:table-cell office:value-type="float" office:value="0.397" calcext:value-type="float">
            <text:p>0.397</text:p>
          </table:table-cell>
          <table:table-cell office:value-type="float" office:value="0.5694" calcext:value-type="float">
            <text:p>0.5694</text:p>
          </table:table-cell>
        </table:table-row>
        <table:table-row table:style-name="ro1">
          <table:table-cell office:value-type="string" calcext:value-type="string">
            <text:p>BipredSearchRange=0_MaxPartitionDepth=2_SearchRange=32_TestRect=0.7</text:p>
          </table:table-cell>
          <table:table-cell office:value-type="float" office:value="0.6576" calcext:value-type="float">
            <text:p>0.6576</text:p>
          </table:table-cell>
          <table:table-cell office:value-type="float" office:value="0.3331" calcext:value-type="float">
            <text:p>0.3331</text:p>
          </table:table-cell>
          <table:table-cell office:value-type="float" office:value="0.5065" calcext:value-type="float">
            <text:p>0.5065</text:p>
          </table:table-cell>
        </table:table-row>
        <table:table-row table:style-name="ro1">
          <table:table-cell office:value-type="string" calcext:value-type="string">
            <text:p>BipredSearchRange=0_MaxPartitionDepth=2_QuadtreeTUMaxDepthInter=2_SearchRange=32_TestRect=0.7</text:p>
          </table:table-cell>
          <table:table-cell office:value-type="float" office:value="0.7565" calcext:value-type="float">
            <text:p>0.7565</text:p>
          </table:table-cell>
          <table:table-cell office:value-type="float" office:value="0.4025" calcext:value-type="float">
            <text:p>0.4025</text:p>
          </table:table-cell>
          <table:table-cell office:value-type="float" office:value="0.5321" calcext:value-type="float">
            <text:p>0.5321</text:p>
          </table:table-cell>
        </table:table-row>
        <table:table-row table:style-name="ro1">
          <table:table-cell office:value-type="string" calcext:value-type="string">
            <text:p>BipredSearchRange=0_MaxPartitionDepth=2_SearchRange=8_TestRect=0.7</text:p>
          </table:table-cell>
          <table:table-cell office:value-type="float" office:value="0.661" calcext:value-type="float">
            <text:p>0.661</text:p>
          </table:table-cell>
          <table:table-cell office:value-type="float" office:value="0.335" calcext:value-type="float">
            <text:p>0.335</text:p>
          </table:table-cell>
          <table:table-cell office:value-type="float" office:value="0.5068" calcext:value-type="float">
            <text:p>0.5068</text:p>
          </table:table-cell>
        </table:table-row>
        <table:table-row table:style-name="ro1">
          <table:table-cell office:value-type="string" calcext:value-type="string">
            <text:p>BipredSearchRange=0_MaxPartitionDepth=2_QuadtreeTUMaxDepthInter=2_SearchRange=8_TestRect=0.7</text:p>
          </table:table-cell>
          <table:table-cell office:value-type="float" office:value="0.7061" calcext:value-type="float">
            <text:p>0.7061</text:p>
          </table:table-cell>
          <table:table-cell office:value-type="float" office:value="0.4058" calcext:value-type="float">
            <text:p>0.4058</text:p>
          </table:table-cell>
          <table:table-cell office:value-type="float" office:value="0.5747" calcext:value-type="float">
            <text:p>0.5747</text:p>
          </table:table-cell>
        </table:table-row>
        <table:table-row table:style-name="ro1">
          <table:table-cell office:value-type="string" calcext:value-type="string">
            <text:p>BipredSearchRange=2_MaxPartitionDepth=1_SearchRange=32_TestRect=0.7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7852" calcext:value-type="float">
            <text:p>0.7852</text:p>
          </table:table-cell>
          <table:table-cell office:value-type="float" office:value="0.9626" calcext:value-type="float">
            <text:p>0.9626</text:p>
          </table:table-cell>
        </table:table-row>
        <table:table-row table:style-name="ro1">
          <table:table-cell office:value-type="string" calcext:value-type="string">
            <text:p>BipredSearchRange=2_MaxPartitionDepth=1_QuadtreeTUMaxDepthInter=2_SearchRange=32_TestRect=0.7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9854" calcext:value-type="float">
            <text:p>0.9854</text:p>
          </table:table-cell>
          <table:table-cell office:value-type="float" office:value="1.1343" calcext:value-type="float">
            <text:p>1.1343</text:p>
          </table:table-cell>
        </table:table-row>
        <table:table-row table:style-name="ro1">
          <table:table-cell office:value-type="string" calcext:value-type="string">
            <text:p>BipredSearchRange=2_MaxPartitionDepth=1_SearchRange=8_TestRect=0.7</text:p>
          </table:table-cell>
          <table:table-cell office:value-type="float" office:value="0.8561" calcext:value-type="float">
            <text:p>0.8561</text:p>
          </table:table-cell>
          <table:table-cell office:value-type="float" office:value="0.7848" calcext:value-type="float">
            <text:p>0.7848</text:p>
          </table:table-cell>
          <table:table-cell office:value-type="float" office:value="0.9167" calcext:value-type="float">
            <text:p>0.9167</text:p>
          </table:table-cell>
        </table:table-row>
        <table:table-row table:style-name="ro1">
          <table:table-cell office:value-type="string" calcext:value-type="string">
            <text:p>BipredSearchRange=2_MaxPartitionDepth=1_QuadtreeTUMaxDepthInter=2_SearchRange=8_TestRect=0.7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9878" calcext:value-type="float">
            <text:p>0.9878</text:p>
          </table:table-cell>
          <table:table-cell office:value-type="float" office:value="1.1348" calcext:value-type="float">
            <text:p>1.1348</text:p>
          </table:table-cell>
        </table:table-row>
        <table:table-row table:style-name="ro1">
          <table:table-cell office:value-type="string" calcext:value-type="string">
            <text:p>BipredSearchRange=0_MaxPartitionDepth=1_SearchRange=8_TestRect=0.7</text:p>
          </table:table-cell>
          <table:table-cell office:value-type="float" office:value="0.8224" calcext:value-type="float">
            <text:p>0.8224</text:p>
          </table:table-cell>
          <table:table-cell office:value-type="float" office:value="0.787" calcext:value-type="float">
            <text:p>0.787</text:p>
          </table:table-cell>
          <table:table-cell office:value-type="float" office:value="0.9569" calcext:value-type="float">
            <text:p>0.9569</text:p>
          </table:table-cell>
        </table:table-row>
        <table:table-row table:style-name="ro1">
          <table:table-cell office:value-type="string" calcext:value-type="string">
            <text:p>BipredSearchRange=0_MaxPartitionDepth=1_QuadtreeTUMaxDepthInter=2_SearchRange=8_TestRect=0.7</text:p>
          </table:table-cell>
          <table:table-cell office:value-type="float" office:value="0.8732" calcext:value-type="float">
            <text:p>0.8732</text:p>
          </table:table-cell>
          <table:table-cell office:value-type="float" office:value="0.994" calcext:value-type="float">
            <text:p>0.994</text:p>
          </table:table-cell>
          <table:table-cell office:value-type="float" office:value="1.1383" calcext:value-type="float">
            <text:p>1.1383</text:p>
          </table:table-cell>
        </table:table-row>
        <table:table-row table:style-name="ro1">
          <table:table-cell office:value-type="string" calcext:value-type="string">
            <text:p>BipredSearchRange=0_MaxPartitionDepth=1_SearchRange=32_TestRect=0.7</text:p>
          </table:table-cell>
          <table:table-cell office:value-type="float" office:value="0.8233" calcext:value-type="float">
            <text:p>0.8233</text:p>
          </table:table-cell>
          <table:table-cell office:value-type="float" office:value="0.7875" calcext:value-type="float">
            <text:p>0.7875</text:p>
          </table:table-cell>
          <table:table-cell office:value-type="float" office:value="0.9566" calcext:value-type="float">
            <text:p>0.9566</text:p>
          </table:table-cell>
        </table:table-row>
        <table:table-row table:style-name="ro1">
          <table:table-cell office:value-type="string" calcext:value-type="string">
            <text:p>BipredSearchRange=0_MaxPartitionDepth=1_QuadtreeTUMaxDepthInter=2_SearchRange=32_TestRect=0.7</text:p>
          </table:table-cell>
          <table:table-cell office:value-type="float" office:value="0.8672" calcext:value-type="float">
            <text:p>0.8672</text:p>
          </table:table-cell>
          <table:table-cell office:value-type="float" office:value="0.993" calcext:value-type="float">
            <text:p>0.993</text:p>
          </table:table-cell>
          <table:table-cell office:value-type="float" office:value="1.145" calcext:value-type="float">
            <text:p>1.145</text:p>
          </table:table-cell>
        </table:table-row>
        <table:table-row table:style-name="ro1">
          <table:table-cell office:value-type="string" calcext:value-type="string">
            <text:p>BipredSearchRange=2_QuadtreeTUMaxDepthInter=1_RefFrames=3_SearchRange=32</text:p>
          </table:table-cell>
          <table:table-cell office:value-type="float" office:value="0.505" calcext:value-type="float">
            <text:p>0.505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212" calcext:value-type="float">
            <text:p>0.0212</text:p>
          </table:table-cell>
        </table:table-row>
        <table:table-row table:style-name="ro1">
          <table:table-cell office:value-type="string" calcext:value-type="string">
            <text:p>BipredSearchRange=2_QuadtreeTUMaxDepthInter=1_RefFrames=3_SearchRange=32_TestRect=0.9</text:p>
          </table:table-cell>
          <table:table-cell office:value-type="float" office:value="0.4093" calcext:value-type="float">
            <text:p>0.4093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302" calcext:value-type="float">
            <text:p>0.0302</text:p>
          </table:table-cell>
        </table:table-row>
        <table:table-row table:style-name="ro1">
          <table:table-cell office:value-type="string" calcext:value-type="string">
            <text:p>BipredSearchRange=2_QuadtreeTUMaxDepthInter=1_RefFrames=3_SearchRange=32_TestRect=0.8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275" calcext:value-type="float">
            <text:p>0.0275</text:p>
          </table:table-cell>
        </table:table-row>
        <table:table-row table:style-name="ro1">
          <table:table-cell office:value-type="string" calcext:value-type="string">
            <text:p>BipredSearchRange=2_QuadtreeTUMaxDepthInter=1_RefFrames=3_SearchRange=32_TestRect=0.7</text:p>
          </table:table-cell>
          <table:table-cell office:value-type="float" office:value="0.5699" calcext:value-type="float">
            <text:p>0.569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98" calcext:value-type="float">
            <text:p>0.0298</text:p>
          </table:table-cell>
        </table:table-row>
        <table:table-row table:style-name="ro1">
          <table:table-cell office:value-type="string" calcext:value-type="string">
            <text:p>BipredSearchRange=2_QuadtreeTUMaxDepthInter=1_SearchRange=8_TestRect=0.6</text:p>
          </table:table-cell>
          <table:table-cell office:value-type="float" office:value="0.3841" calcext:value-type="float">
            <text:p>0.3841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453" calcext:value-type="float">
            <text:p>0.0453</text:p>
          </table:table-cell>
        </table:table-row>
        <table:table-row table:style-name="ro1">
          <table:table-cell office:value-type="string" calcext:value-type="string">
            <text:p>BipredSearchRange=2_QuadtreeTUMaxDepthInter=1_SearchRange=32_TestRect=0.6</text:p>
          </table:table-cell>
          <table:table-cell office:value-type="float" office:value="0.5312" calcext:value-type="float">
            <text:p>0.5312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287" calcext:value-type="float">
            <text:p>0.0287</text:p>
          </table:table-cell>
        </table:table-row>
        <table:table-row table:style-name="ro1">
          <table:table-cell office:value-type="string" calcext:value-type="string">
            <text:p>BipredSearchRange=0_QuadtreeTUMaxDepthInter=1_RefFrames=3_SearchRange=8</text:p>
          </table:table-cell>
          <table:table-cell office:value-type="float" office:value="0.3896" calcext:value-type="float">
            <text:p>0.3896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358" calcext:value-type="float">
            <text:p>0.0358</text:p>
          </table:table-cell>
        </table:table-row>
        <table:table-row table:style-name="ro1">
          <table:table-cell office:value-type="string" calcext:value-type="string">
            <text:p>BipredSearchRange=0_QuadtreeTUMaxDepthInter=1_RefFrames=3_SearchRange=8_TestRect=0.9</text:p>
          </table:table-cell>
          <table:table-cell office:value-type="float" office:value="0.553" calcext:value-type="float">
            <text:p>0.55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295" calcext:value-type="float">
            <text:p>0.0295</text:p>
          </table:table-cell>
        </table:table-row>
        <table:table-row table:style-name="ro1">
          <table:table-cell office:value-type="string" calcext:value-type="string">
            <text:p>BipredSearchRange=0_QuadtreeTUMaxDepthInter=1_RefFrames=3_SearchRange=8_TestRect=0.8</text:p>
          </table:table-cell>
          <table:table-cell office:value-type="float" office:value="0.4237" calcext:value-type="float">
            <text:p>0.4237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422" calcext:value-type="float">
            <text:p>0.0422</text:p>
          </table:table-cell>
        </table:table-row>
        <table:table-row table:style-name="ro1">
          <table:table-cell office:value-type="string" calcext:value-type="string">
            <text:p>BipredSearchRange=0_QuadtreeTUMaxDepthInter=1_RefFrames=3_SearchRange=8_TestRect=0.7</text:p>
          </table:table-cell>
          <table:table-cell office:value-type="float" office:value="0.5762" calcext:value-type="float">
            <text:p>0.5762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334" calcext:value-type="float">
            <text:p>0.0334</text:p>
          </table:table-cell>
        </table:table-row>
        <table:table-row table:style-name="ro1">
          <table:table-cell office:value-type="string" calcext:value-type="string">
            <text:p>BipredSearchRange=0_QuadtreeTUMaxDepthInter=1_RefFrames=3_SearchRange=32</text:p>
          </table:table-cell>
          <table:table-cell office:value-type="float" office:value="0.4863" calcext:value-type="float">
            <text:p>0.4863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251" calcext:value-type="float">
            <text:p>0.0251</text:p>
          </table:table-cell>
        </table:table-row>
        <table:table-row table:style-name="ro1">
          <table:table-cell office:value-type="string" calcext:value-type="string">
            <text:p>BipredSearchRange=0_QuadtreeTUMaxDepthInter=1_RefFrames=3_SearchRange=32_TestRect=0.9</text:p>
          </table:table-cell>
          <table:table-cell office:value-type="float" office:value="0.5498" calcext:value-type="float">
            <text:p>0.5498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253" calcext:value-type="float">
            <text:p>0.0253</text:p>
          </table:table-cell>
        </table:table-row>
        <table:table-row table:style-name="ro1">
          <table:table-cell office:value-type="string" calcext:value-type="string">
            <text:p>BipredSearchRange=0_QuadtreeTUMaxDepthInter=1_RefFrames=3_SearchRange=32_TestRect=0.8</text:p>
          </table:table-cell>
          <table:table-cell office:value-type="float" office:value="0.5644" calcext:value-type="float">
            <text:p>0.5644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294" calcext:value-type="float">
            <text:p>0.0294</text:p>
          </table:table-cell>
        </table:table-row>
        <table:table-row table:style-name="ro1">
          <table:table-cell office:value-type="string" calcext:value-type="string">
            <text:p>BipredSearchRange=0_QuadtreeTUMaxDepthInter=1_RefFrames=3_SearchRange=32_TestRect=0.7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386" calcext:value-type="float">
            <text:p>0.0386</text:p>
          </table:table-cell>
        </table:table-row>
        <table:table-row table:style-name="ro1">
          <table:table-cell office:value-type="string" calcext:value-type="string">
            <text:p>BipredSearchRange=2_QuadtreeTUMaxDepthInter=1_RefFrames=3_SearchRange=8</text:p>
          </table:table-cell>
          <table:table-cell office:value-type="float" office:value="0.5103" calcext:value-type="float">
            <text:p>0.5103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261" calcext:value-type="float">
            <text:p>0.0261</text:p>
          </table:table-cell>
        </table:table-row>
        <table:table-row table:style-name="ro1">
          <table:table-cell office:value-type="string" calcext:value-type="string">
            <text:p>BipredSearchRange=2_QuadtreeTUMaxDepthInter=1_RefFrames=3_SearchRange=8_TestRect=0.9</text:p>
          </table:table-cell>
          <table:table-cell office:value-type="float" office:value="0.5397" calcext:value-type="float">
            <text:p>0.5397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BipredSearchRange=2_QuadtreeTUMaxDepthInter=1_RefFrames=3_SearchRange=8_TestRect=0.8</text:p>
          </table:table-cell>
          <table:table-cell office:value-type="float" office:value="0.4431" calcext:value-type="float">
            <text:p>0.4431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399" calcext:value-type="float">
            <text:p>0.0399</text:p>
          </table:table-cell>
        </table:table-row>
        <table:table-row table:style-name="ro1">
          <table:table-cell office:value-type="string" calcext:value-type="string">
            <text:p>BipredSearchRange=2_QuadtreeTUMaxDepthInter=1_RefFrames=3_SearchRange=8_TestRect=0.7</text:p>
          </table:table-cell>
          <table:table-cell office:value-type="float" office:value="0.5747" calcext:value-type="float">
            <text:p>0.5747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315" calcext:value-type="float">
            <text:p>0.0315</text:p>
          </table:table-cell>
        </table:table-row>
        <table:table-row table:style-name="ro1">
          <table:table-cell office:value-type="string" calcext:value-type="string">
            <text:p>AMP=0_BipredSearchRange=2_QuadtreeTUMaxDepthInter=1_SearchRange=32</text:p>
          </table:table-cell>
          <table:table-cell office:value-type="float" office:value="0.316" calcext:value-type="float">
            <text:p>0.316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367" calcext:value-type="float">
            <text:p>0.0367</text:p>
          </table:table-cell>
        </table:table-row>
        <table:table-row table:style-name="ro1">
          <table:table-cell office:value-type="string" calcext:value-type="string">
            <text:p>AMP=0_BipredSearchRange=2_QuadtreeTUMaxDepthInter=1_SearchRange=32_TestRect=0.9</text:p>
          </table:table-cell>
          <table:table-cell office:value-type="float" office:value="0.3698" calcext:value-type="float">
            <text:p>0.3698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414" calcext:value-type="float">
            <text:p>0.0414</text:p>
          </table:table-cell>
        </table:table-row>
        <table:table-row table:style-name="ro1">
          <table:table-cell office:value-type="string" calcext:value-type="string">
            <text:p>AMP=0_BipredSearchRange=2_QuadtreeTUMaxDepthInter=1_SearchRange=32_TestRect=0.8</text:p>
          </table:table-cell>
          <table:table-cell office:value-type="float" office:value="0.4048" calcext:value-type="float">
            <text:p>0.4048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427" calcext:value-type="float">
            <text:p>0.0427</text:p>
          </table:table-cell>
        </table:table-row>
        <table:table-row table:style-name="ro1">
          <table:table-cell office:value-type="string" calcext:value-type="string">
            <text:p>AMP=0_BipredSearchRange=2_QuadtreeTUMaxDepthInter=1_SearchRange=32_TestRect=0.7</text:p>
          </table:table-cell>
          <table:table-cell office:value-type="float" office:value="0.4194" calcext:value-type="float">
            <text:p>0.4194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435" calcext:value-type="float">
            <text:p>0.0435</text:p>
          </table:table-cell>
        </table:table-row>
        <table:table-row table:style-name="ro1">
          <table:table-cell office:value-type="string" calcext:value-type="string">
            <text:p>AMP=0_BipredSearchRange=0_QuadtreeTUMaxDepthInter=1_SearchRange=32</text:p>
          </table:table-cell>
          <table:table-cell office:value-type="float" office:value="0.3334" calcext:value-type="float">
            <text:p>0.333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88" calcext:value-type="float">
            <text:p>0.0388</text:p>
          </table:table-cell>
        </table:table-row>
        <table:table-row table:style-name="ro1">
          <table:table-cell office:value-type="string" calcext:value-type="string">
            <text:p>AMP=0_BipredSearchRange=0_QuadtreeTUMaxDepthInter=1_SearchRange=32_TestRect=0.9</text:p>
          </table:table-cell>
          <table:table-cell office:value-type="float" office:value="0.4736" calcext:value-type="float">
            <text:p>0.4736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364" calcext:value-type="float">
            <text:p>0.0364</text:p>
          </table:table-cell>
        </table:table-row>
        <table:table-row table:style-name="ro1">
          <table:table-cell office:value-type="string" calcext:value-type="string">
            <text:p>AMP=0_BipredSearchRange=0_QuadtreeTUMaxDepthInter=1_SearchRange=32_TestRect=0.8</text:p>
          </table:table-cell>
          <table:table-cell office:value-type="float" office:value="0.544" calcext:value-type="float">
            <text:p>0.544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341" calcext:value-type="float">
            <text:p>0.0341</text:p>
          </table:table-cell>
        </table:table-row>
        <table:table-row table:style-name="ro1">
          <table:table-cell office:value-type="string" calcext:value-type="string">
            <text:p>AMP=0_BipredSearchRange=0_QuadtreeTUMaxDepthInter=1_SearchRange=32_TestRect=0.7</text:p>
          </table:table-cell>
          <table:table-cell office:value-type="float" office:value="0.4666" calcext:value-type="float">
            <text:p>0.4666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454" calcext:value-type="float">
            <text:p>0.0454</text:p>
          </table:table-cell>
        </table:table-row>
        <table:table-row table:style-name="ro1">
          <table:table-cell office:value-type="string" calcext:value-type="string">
            <text:p>AMP=0_BipredSearchRange=2_QuadtreeTUMaxDepthInter=1_SearchRange=8</text:p>
          </table:table-cell>
          <table:table-cell office:value-type="float" office:value="0.3243" calcext:value-type="float">
            <text:p>0.3243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386" calcext:value-type="float">
            <text:p>0.0386</text:p>
          </table:table-cell>
        </table:table-row>
        <table:table-row table:style-name="ro1">
          <table:table-cell office:value-type="string" calcext:value-type="string">
            <text:p>AMP=0_BipredSearchRange=2_QuadtreeTUMaxDepthInter=1_SearchRange=8_TestRect=0.9</text:p>
          </table:table-cell>
          <table:table-cell office:value-type="float" office:value="0.3726" calcext:value-type="float">
            <text:p>0.3726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468" calcext:value-type="float">
            <text:p>0.0468</text:p>
          </table:table-cell>
        </table:table-row>
        <table:table-row table:style-name="ro1">
          <table:table-cell office:value-type="string" calcext:value-type="string">
            <text:p>AMP=0_BipredSearchRange=2_QuadtreeTUMaxDepthInter=1_SearchRange=8_TestRect=0.8</text:p>
          </table:table-cell>
          <table:table-cell office:value-type="float" office:value="0.4068" calcext:value-type="float">
            <text:p>0.4068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463" calcext:value-type="float">
            <text:p>0.0463</text:p>
          </table:table-cell>
        </table:table-row>
        <table:table-row table:style-name="ro1">
          <table:table-cell office:value-type="string" calcext:value-type="string">
            <text:p>AMP=0_BipredSearchRange=2_QuadtreeTUMaxDepthInter=1_SearchRange=8_TestRect=0.7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394" calcext:value-type="float">
            <text:p>0.0394</text:p>
          </table:table-cell>
        </table:table-row>
        <table:table-row table:style-name="ro1">
          <table:table-cell office:value-type="string" calcext:value-type="string">
            <text:p>BipredSearchRange=2_QuadtreeTUMaxDepthInter=1_SearchRange=32_TestRect=0.5</text:p>
          </table:table-cell>
          <table:table-cell office:value-type="float" office:value="0.5529" calcext:value-type="float">
            <text:p>0.5529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0345" calcext:value-type="float">
            <text:p>0.0345</text:p>
          </table:table-cell>
        </table:table-row>
        <table:table-row table:style-name="ro1">
          <table:table-cell office:value-type="string" calcext:value-type="string">
            <text:p>BipredSearchRange=2_QuadtreeTUMaxDepthInter=1_SearchRange=8_TestRect=0.5</text:p>
          </table:table-cell>
          <table:table-cell office:value-type="float" office:value="0.5594" calcext:value-type="float">
            <text:p>0.559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39" calcext:value-type="float">
            <text:p>0.0339</text:p>
          </table:table-cell>
        </table:table-row>
        <table:table-row table:style-name="ro1">
          <table:table-cell office:value-type="string" calcext:value-type="string">
            <text:p>BipredSearchRange=0_QuadtreeTUMaxDepthInter=1_SearchRange=32_TestRect=0.6</text:p>
          </table:table-cell>
          <table:table-cell office:value-type="float" office:value="0.4212" calcext:value-type="float">
            <text:p>0.4212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437" calcext:value-type="float">
            <text:p>0.0437</text:p>
          </table:table-cell>
        </table:table-row>
        <table:table-row table:style-name="ro1">
          <table:table-cell office:value-type="string" calcext:value-type="string">
            <text:p>BipredSearchRange=0_QuadtreeTUMaxDepthInter=1_SearchRange=8_TestRect=0.6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363" calcext:value-type="float">
            <text:p>0.0363</text:p>
          </table:table-cell>
        </table:table-row>
        <table:table-row table:style-name="ro1">
          <table:table-cell office:value-type="string" calcext:value-type="string">
            <text:p>AMP=0_BipredSearchRange=0_QuadtreeTUMaxDepthInter=1_SearchRange=8</text:p>
          </table:table-cell>
          <table:table-cell office:value-type="float" office:value="0.3372" calcext:value-type="float">
            <text:p>0.3372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421" calcext:value-type="float">
            <text:p>0.0421</text:p>
          </table:table-cell>
        </table:table-row>
        <table:table-row table:style-name="ro1">
          <table:table-cell office:value-type="string" calcext:value-type="string">
            <text:p>AMP=0_BipredSearchRange=0_QuadtreeTUMaxDepthInter=1_SearchRange=8_TestRect=0.9</text:p>
          </table:table-cell>
          <table:table-cell office:value-type="float" office:value="0.3893" calcext:value-type="float">
            <text:p>0.3893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465" calcext:value-type="float">
            <text:p>0.0465</text:p>
          </table:table-cell>
        </table:table-row>
        <table:table-row table:style-name="ro1">
          <table:table-cell office:value-type="string" calcext:value-type="string">
            <text:p>AMP=0_BipredSearchRange=0_QuadtreeTUMaxDepthInter=1_SearchRange=8_TestRect=0.8</text:p>
          </table:table-cell>
          <table:table-cell office:value-type="float" office:value="0.5507" calcext:value-type="float">
            <text:p>0.5507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0365" calcext:value-type="float">
            <text:p>0.0365</text:p>
          </table:table-cell>
        </table:table-row>
        <table:table-row table:style-name="ro1">
          <table:table-cell office:value-type="string" calcext:value-type="string">
            <text:p>AMP=0_BipredSearchRange=0_QuadtreeTUMaxDepthInter=1_SearchRange=8_TestRect=0.7</text:p>
          </table:table-cell>
          <table:table-cell office:value-type="float" office:value="0.4445" calcext:value-type="float">
            <text:p>0.4445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488" calcext:value-type="float">
            <text:p>0.0488</text:p>
          </table:table-cell>
        </table:table-row>
        <table:table-row table:style-name="ro1">
          <table:table-cell office:value-type="string" calcext:value-type="string">
            <text:p>BipredSearchRange=2_QuadtreeTUMaxDepthInter=1_SearchRange=32_TestRect=0.4</text:p>
          </table:table-cell>
          <table:table-cell office:value-type="float" office:value="0.5888" calcext:value-type="float">
            <text:p>0.5888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371" calcext:value-type="float">
            <text:p>0.0371</text:p>
          </table:table-cell>
        </table:table-row>
        <table:table-row table:style-name="ro1">
          <table:table-cell office:value-type="string" calcext:value-type="string">
            <text:p>BipredSearchRange=0_QuadtreeTUMaxDepthInter=1_SearchRange=8_TestRect=0.5</text:p>
          </table:table-cell>
          <table:table-cell office:value-type="float" office:value="0.4461" calcext:value-type="float">
            <text:p>0.4461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502" calcext:value-type="float">
            <text:p>0.0502</text:p>
          </table:table-cell>
        </table:table-row>
        <table:table-row table:style-name="ro1">
          <table:table-cell office:value-type="string" calcext:value-type="string">
            <text:p>BipredSearchRange=2_QuadtreeTUMaxDepthInter=1_SearchRange=32_TestRect=0.3</text:p>
          </table:table-cell>
          <table:table-cell office:value-type="float" office:value="0.496" calcext:value-type="float">
            <text:p>0.496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0398" calcext:value-type="float">
            <text:p>0.0398</text:p>
          </table:table-cell>
        </table:table-row>
        <table:table-row table:style-name="ro1">
          <table:table-cell office:value-type="string" calcext:value-type="string">
            <text:p>BipredSearchRange=0_QuadtreeTUMaxDepthInter=1_SearchRange=32_TestRect=0.5</text:p>
          </table:table-cell>
          <table:table-cell office:value-type="float" office:value="0.4659" calcext:value-type="float">
            <text:p>0.4659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436" calcext:value-type="float">
            <text:p>0.0436</text:p>
          </table:table-cell>
        </table:table-row>
        <table:table-row table:style-name="ro1">
          <table:table-cell office:value-type="string" calcext:value-type="string">
            <text:p>BipredSearchRange=0_HadamardME=0_QuadtreeTUMaxDepthInter=1_SearchRange=32</text:p>
          </table:table-cell>
          <table:table-cell office:value-type="float" office:value="0.4342" calcext:value-type="float">
            <text:p>0.4342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383" calcext:value-type="float">
            <text:p>0.0383</text:p>
          </table:table-cell>
        </table:table-row>
        <table:table-row table:style-name="ro1">
          <table:table-cell office:value-type="string" calcext:value-type="string">
            <text:p>BipredSearchRange=0_HadamardME=0_QuadtreeTUMaxDepthInter=1_SearchRange=32_TestRect=0.9</text:p>
          </table:table-cell>
          <table:table-cell office:value-type="float" office:value="0.605" calcext:value-type="float">
            <text:p>0.605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0315" calcext:value-type="float">
            <text:p>0.0315</text:p>
          </table:table-cell>
        </table:table-row>
        <table:table-row table:style-name="ro1">
          <table:table-cell office:value-type="string" calcext:value-type="string">
            <text:p>BipredSearchRange=0_HadamardME=0_QuadtreeTUMaxDepthInter=1_SearchRange=32_TestRect=0.8</text:p>
          </table:table-cell>
          <table:table-cell office:value-type="float" office:value="0.6198" calcext:value-type="float">
            <text:p>0.6198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354" calcext:value-type="float">
            <text:p>0.0354</text:p>
          </table:table-cell>
        </table:table-row>
        <table:table-row table:style-name="ro1">
          <table:table-cell office:value-type="string" calcext:value-type="string">
            <text:p>BipredSearchRange=0_HadamardME=0_QuadtreeTUMaxDepthInter=1_SearchRange=32_TestRect=0.7</text:p>
          </table:table-cell>
          <table:table-cell office:value-type="float" office:value="0.6305" calcext:value-type="float">
            <text:p>0.6305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0388" calcext:value-type="float">
            <text:p>0.0388</text:p>
          </table:table-cell>
        </table:table-row>
        <table:table-row table:style-name="ro1">
          <table:table-cell office:value-type="string" calcext:value-type="string">
            <text:p>BipredSearchRange=2_HadamardME=0_QuadtreeTUMaxDepthInter=1_SearchRange=32</text:p>
          </table:table-cell>
          <table:table-cell office:value-type="float" office:value="0.5618" calcext:value-type="float">
            <text:p>0.5618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271" calcext:value-type="float">
            <text:p>0.0271</text:p>
          </table:table-cell>
        </table:table-row>
        <table:table-row table:style-name="ro1">
          <table:table-cell office:value-type="string" calcext:value-type="string">
            <text:p>BipredSearchRange=2_HadamardME=0_QuadtreeTUMaxDepthInter=1_SearchRange=32_TestRect=0.9</text:p>
          </table:table-cell>
          <table:table-cell office:value-type="float" office:value="0.4532" calcext:value-type="float">
            <text:p>0.453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397" calcext:value-type="float">
            <text:p>0.0397</text:p>
          </table:table-cell>
        </table:table-row>
        <table:table-row table:style-name="ro1">
          <table:table-cell office:value-type="string" calcext:value-type="string">
            <text:p>BipredSearchRange=2_HadamardME=0_QuadtreeTUMaxDepthInter=1_SearchRange=32_TestRect=0.8</text:p>
          </table:table-cell>
          <table:table-cell office:value-type="float" office:value="0.4847" calcext:value-type="float">
            <text:p>0.4847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428" calcext:value-type="float">
            <text:p>0.0428</text:p>
          </table:table-cell>
        </table:table-row>
        <table:table-row table:style-name="ro1">
          <table:table-cell office:value-type="string" calcext:value-type="string">
            <text:p>BipredSearchRange=2_HadamardME=0_QuadtreeTUMaxDepthInter=1_SearchRange=32_TestRect=0.7</text:p>
          </table:table-cell>
          <table:table-cell office:value-type="float" office:value="0.4912" calcext:value-type="float">
            <text:p>0.4912</text:p>
          </table:table-cell>
          <table:table-cell office:value-type="float" office:value="0.0229" calcext:value-type="float">
            <text:p>0.0229</text:p>
          </table:table-cell>
          <table:table-cell office:value-type="float" office:value="0.0465" calcext:value-type="float">
            <text:p>0.0465</text:p>
          </table:table-cell>
        </table:table-row>
        <table:table-row table:style-name="ro1">
          <table:table-cell office:value-type="string" calcext:value-type="string">
            <text:p>BipredSearchRange=2_QuadtreeTUMaxDepthInter=1_SearchRange=8_TestRect=0.4</text:p>
          </table:table-cell>
          <table:table-cell office:value-type="float" office:value="0.4951" calcext:value-type="float">
            <text:p>0.4951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string" calcext:value-type="string">
            <text:p>BipredSearchRange=2_QuadtreeTUMaxDepthInter=1_SearchRange=8_TestRect=0.3</text:p>
          </table:table-cell>
          <table:table-cell office:value-type="float" office:value="0.514" calcext:value-type="float">
            <text:p>0.514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421" calcext:value-type="float">
            <text:p>0.0421</text:p>
          </table:table-cell>
        </table:table-row>
        <table:table-row table:style-name="ro1">
          <table:table-cell office:value-type="string" calcext:value-type="string">
            <text:p>BipredSearchRange=0_QuadtreeTUMaxDepthInter=1_SearchRange=32_TestRect=0.4</text:p>
          </table:table-cell>
          <table:table-cell office:value-type="float" office:value="0.6025" calcext:value-type="float">
            <text:p>0.6025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412" calcext:value-type="float">
            <text:p>0.0412</text:p>
          </table:table-cell>
        </table:table-row>
        <table:table-row table:style-name="ro1">
          <table:table-cell office:value-type="string" calcext:value-type="string">
            <text:p>BipredSearchRange=2_QuadtreeTUMaxDepthInter=1_RefFrames=2_SearchRange=32</text:p>
          </table:table-cell>
          <table:table-cell office:value-type="float" office:value="0.6007" calcext:value-type="float">
            <text:p>0.6007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314" calcext:value-type="float">
            <text:p>0.0314</text:p>
          </table:table-cell>
        </table:table-row>
        <table:table-row table:style-name="ro1">
          <table:table-cell office:value-type="string" calcext:value-type="string">
            <text:p>BipredSearchRange=2_QuadtreeTUMaxDepthInter=1_RefFrames=2_SearchRange=32_TestRect=0.9</text:p>
          </table:table-cell>
          <table:table-cell office:value-type="float" office:value="0.6234" calcext:value-type="float">
            <text:p>0.6234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345" calcext:value-type="float">
            <text:p>0.0345</text:p>
          </table:table-cell>
        </table:table-row>
        <table:table-row table:style-name="ro1">
          <table:table-cell office:value-type="string" calcext:value-type="string">
            <text:p>BipredSearchRange=2_QuadtreeTUMaxDepthInter=1_RefFrames=2_SearchRange=32_TestRect=0.8</text:p>
          </table:table-cell>
          <table:table-cell office:value-type="float" office:value="0.6359" calcext:value-type="float">
            <text:p>0.6359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354" calcext:value-type="float">
            <text:p>0.0354</text:p>
          </table:table-cell>
        </table:table-row>
        <table:table-row table:style-name="ro1">
          <table:table-cell office:value-type="string" calcext:value-type="string">
            <text:p>BipredSearchRange=2_QuadtreeTUMaxDepthInter=1_RefFrames=2_SearchRange=32_TestRect=0.7</text:p>
          </table:table-cell>
          <table:table-cell office:value-type="float" office:value="0.6478" calcext:value-type="float">
            <text:p>0.6478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0402" calcext:value-type="float">
            <text:p>0.0402</text:p>
          </table:table-cell>
        </table:table-row>
        <table:table-row table:style-name="ro1">
          <table:table-cell office:value-type="string" calcext:value-type="string">
            <text:p>BipredSearchRange=2_HadamardME=0_QuadtreeTUMaxDepthInter=1_SearchRange=8</text:p>
          </table:table-cell>
          <table:table-cell office:value-type="float" office:value="0.4351" calcext:value-type="float">
            <text:p>0.4351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394" calcext:value-type="float">
            <text:p>0.0394</text:p>
          </table:table-cell>
        </table:table-row>
        <table:table-row table:style-name="ro1">
          <table:table-cell office:value-type="string" calcext:value-type="string">
            <text:p>BipredSearchRange=2_HadamardME=0_QuadtreeTUMaxDepthInter=1_SearchRange=8_TestRect=0.9</text:p>
          </table:table-cell>
          <table:table-cell office:value-type="float" office:value="0.5991" calcext:value-type="float">
            <text:p>0.5991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354" calcext:value-type="float">
            <text:p>0.0354</text:p>
          </table:table-cell>
        </table:table-row>
        <table:table-row table:style-name="ro1">
          <table:table-cell office:value-type="string" calcext:value-type="string">
            <text:p>BipredSearchRange=2_HadamardME=0_QuadtreeTUMaxDepthInter=1_SearchRange=8_TestRect=0.8</text:p>
          </table:table-cell>
          <table:table-cell office:value-type="float" office:value="0.6137" calcext:value-type="float">
            <text:p>0.6137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366" calcext:value-type="float">
            <text:p>0.0366</text:p>
          </table:table-cell>
        </table:table-row>
        <table:table-row table:style-name="ro1">
          <table:table-cell office:value-type="string" calcext:value-type="string">
            <text:p>BipredSearchRange=2_HadamardME=0_QuadtreeTUMaxDepthInter=1_SearchRange=8_TestRect=0.7</text:p>
          </table:table-cell>
          <table:table-cell office:value-type="float" office:value="0.6248" calcext:value-type="float">
            <text:p>0.6248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BipredSearchRange=0_QuadtreeTUMaxDepthInter=1_SearchRange=8_TestRect=0.4</text:p>
          </table:table-cell>
          <table:table-cell office:value-type="float" office:value="0.6116" calcext:value-type="float">
            <text:p>0.6116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418" calcext:value-type="float">
            <text:p>0.0418</text:p>
          </table:table-cell>
        </table:table-row>
        <table:table-row table:style-name="ro1">
          <table:table-cell office:value-type="string" calcext:value-type="string">
            <text:p>BipredSearchRange=0_QuadtreeTUMaxDepthInter=1_SearchRange=32_TestRect=0.3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BipredSearchRange=2_QuadtreeTUMaxDepthInter=1_SearchRange=32_TestRect=0.2</text:p>
          </table:table-cell>
          <table:table-cell office:value-type="float" office:value="0.6531" calcext:value-type="float">
            <text:p>0.6531</text:p>
          </table:table-cell>
          <table:table-cell office:value-type="float" office:value="0.029" calcext:value-type="float">
            <text:p>0.029</text:p>
          </table:table-cell>
          <table:table-cell office:value-type="float" office:value="0.0444" calcext:value-type="float">
            <text:p>0.0444</text:p>
          </table:table-cell>
        </table:table-row>
        <table:table-row table:style-name="ro1">
          <table:table-cell office:value-type="string" calcext:value-type="string">
            <text:p>BipredSearchRange=0_QuadtreeTUMaxDepthInter=1_SearchRange=8_TestRect=0.3</text:p>
          </table:table-cell>
          <table:table-cell office:value-type="float" office:value="0.6253" calcext:value-type="float">
            <text:p>0.6253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407" calcext:value-type="float">
            <text:p>0.0407</text:p>
          </table:table-cell>
        </table:table-row>
        <table:table-row table:style-name="ro1">
          <table:table-cell office:value-type="string" calcext:value-type="string">
            <text:p>BipredSearchRange=0_QuadtreeTUMaxDepthInter=1_SearchRange=32_TestRect=0.2</text:p>
          </table:table-cell>
          <table:table-cell office:value-type="float" office:value="0.6624" calcext:value-type="float">
            <text:p>0.6624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BipredSearchRange=2_QuadtreeTUMaxDepthInter=1_SearchRange=8_TestRect=0.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BipredSearchRange=0_HadamardME=0_QuadtreeTUMaxDepthInter=1_SearchRange=8</text:p>
          </table:table-cell>
          <table:table-cell office:value-type="float" office:value="0.4564" calcext:value-type="float">
            <text:p>0.4564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404" calcext:value-type="float">
            <text:p>0.0404</text:p>
          </table:table-cell>
        </table:table-row>
        <table:table-row table:style-name="ro1">
          <table:table-cell office:value-type="string" calcext:value-type="string">
            <text:p>BipredSearchRange=0_HadamardME=0_QuadtreeTUMaxDepthInter=1_SearchRange=8_TestRect=0.9</text:p>
          </table:table-cell>
          <table:table-cell office:value-type="float" office:value="0.6137" calcext:value-type="float">
            <text:p>0.6137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357" calcext:value-type="float">
            <text:p>0.0357</text:p>
          </table:table-cell>
        </table:table-row>
        <table:table-row table:style-name="ro1">
          <table:table-cell office:value-type="string" calcext:value-type="string">
            <text:p>BipredSearchRange=0_HadamardME=0_QuadtreeTUMaxDepthInter=1_SearchRange=8_TestRect=0.8</text:p>
          </table:table-cell>
          <table:table-cell office:value-type="float" office:value="0.6271" calcext:value-type="float">
            <text:p>0.6271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385" calcext:value-type="float">
            <text:p>0.0385</text:p>
          </table:table-cell>
        </table:table-row>
        <table:table-row table:style-name="ro1">
          <table:table-cell office:value-type="string" calcext:value-type="string">
            <text:p>BipredSearchRange=0_HadamardME=0_QuadtreeTUMaxDepthInter=1_SearchRange=8_TestRect=0.7</text:p>
          </table:table-cell>
          <table:table-cell office:value-type="float" office:value="0.5286" calcext:value-type="float">
            <text:p>0.5286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0503" calcext:value-type="float">
            <text:p>0.0503</text:p>
          </table:table-cell>
        </table:table-row>
        <table:table-row table:style-name="ro1">
          <table:table-cell office:value-type="string" calcext:value-type="string">
            <text:p>BipredSearchRange=0_QuadtreeTUMaxDepthInter=1_RefFrames=2_SearchRange=32</text:p>
          </table:table-cell>
          <table:table-cell office:value-type="float" office:value="0.6096" calcext:value-type="float">
            <text:p>0.6096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309" calcext:value-type="float">
            <text:p>0.0309</text:p>
          </table:table-cell>
        </table:table-row>
        <table:table-row table:style-name="ro1">
          <table:table-cell office:value-type="string" calcext:value-type="string">
            <text:p>BipredSearchRange=0_QuadtreeTUMaxDepthInter=1_RefFrames=2_SearchRange=32_TestRect=0.9</text:p>
          </table:table-cell>
          <table:table-cell office:value-type="float" office:value="0.6321" calcext:value-type="float">
            <text:p>0.6321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355" calcext:value-type="float">
            <text:p>0.0355</text:p>
          </table:table-cell>
        </table:table-row>
        <table:table-row table:style-name="ro1">
          <table:table-cell office:value-type="string" calcext:value-type="string">
            <text:p>BipredSearchRange=0_QuadtreeTUMaxDepthInter=1_RefFrames=2_SearchRange=32_TestRect=0.8</text:p>
          </table:table-cell>
          <table:table-cell office:value-type="float" office:value="0.6447" calcext:value-type="float">
            <text:p>0.6447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384" calcext:value-type="float">
            <text:p>0.0384</text:p>
          </table:table-cell>
        </table:table-row>
        <table:table-row table:style-name="ro1">
          <table:table-cell office:value-type="string" calcext:value-type="string">
            <text:p>BipredSearchRange=0_QuadtreeTUMaxDepthInter=1_RefFrames=2_SearchRange=32_TestRect=0.7</text:p>
          </table:table-cell>
          <table:table-cell office:value-type="float" office:value="0.5656" calcext:value-type="float">
            <text:p>0.5656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473" calcext:value-type="float">
            <text:p>0.0473</text:p>
          </table:table-cell>
        </table:table-row>
        <table:table-row table:style-name="ro1">
          <table:table-cell office:value-type="string" calcext:value-type="string">
            <text:p>BipredSearchRange=2_QuadtreeTUMaxDepthInter=1_RefFrames=2_SearchRange=8</text:p>
          </table:table-cell>
          <table:table-cell office:value-type="float" office:value="0.6027" calcext:value-type="float">
            <text:p>0.6027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358" calcext:value-type="float">
            <text:p>0.0358</text:p>
          </table:table-cell>
        </table:table-row>
        <table:table-row table:style-name="ro1">
          <table:table-cell office:value-type="string" calcext:value-type="string">
            <text:p>BipredSearchRange=2_QuadtreeTUMaxDepthInter=1_RefFrames=2_SearchRange=8_TestRect=0.9</text:p>
          </table:table-cell>
          <table:table-cell office:value-type="float" office:value="0.6253" calcext:value-type="float">
            <text:p>0.6253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397" calcext:value-type="float">
            <text:p>0.0397</text:p>
          </table:table-cell>
        </table:table-row>
        <table:table-row table:style-name="ro1">
          <table:table-cell office:value-type="string" calcext:value-type="string">
            <text:p>BipredSearchRange=2_QuadtreeTUMaxDepthInter=1_RefFrames=2_SearchRange=8_TestRect=0.8</text:p>
          </table:table-cell>
          <table:table-cell office:value-type="float" office:value="0.5411" calcext:value-type="float">
            <text:p>0.5411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497" calcext:value-type="float">
            <text:p>0.0497</text:p>
          </table:table-cell>
        </table:table-row>
        <table:table-row table:style-name="ro1">
          <table:table-cell office:value-type="string" calcext:value-type="string">
            <text:p>BipredSearchRange=2_QuadtreeTUMaxDepthInter=1_RefFrames=2_SearchRange=8_TestRect=0.7</text:p>
          </table:table-cell>
          <table:table-cell office:value-type="float" office:value="0.5478" calcext:value-type="float">
            <text:p>0.5478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451" calcext:value-type="float">
            <text:p>0.0451</text:p>
          </table:table-cell>
        </table:table-row>
        <table:table-row table:style-name="ro1">
          <table:table-cell office:value-type="string" calcext:value-type="string">
            <text:p>BipredSearchRange=2_QuadtreeTUMaxDepthInter=1_SearchRange=32_TestRect=0.1</text:p>
          </table:table-cell>
          <table:table-cell office:value-type="float" office:value="0.6736" calcext:value-type="float">
            <text:p>0.6736</text:p>
          </table:table-cell>
          <table:table-cell office:value-type="float" office:value="0.0296" calcext:value-type="float">
            <text:p>0.0296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BipredSearchRange=0_QuadtreeTUMaxDepthInter=1_SearchRange=8_TestRect=0.2</text:p>
          </table:table-cell>
          <table:table-cell office:value-type="float" office:value="0.5728" calcext:value-type="float">
            <text:p>0.5728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0527" calcext:value-type="float">
            <text:p>0.0527</text:p>
          </table:table-cell>
        </table:table-row>
        <table:table-row table:style-name="ro1">
          <table:table-cell office:value-type="string" calcext:value-type="string">
            <text:p>BipredSearchRange=0_QuadtreeTUMaxDepthInter=1_RefFrames=2_SearchRange=8</text:p>
          </table:table-cell>
          <table:table-cell office:value-type="float" office:value="0.6124" calcext:value-type="float">
            <text:p>0.6124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369" calcext:value-type="float">
            <text:p>0.0369</text:p>
          </table:table-cell>
        </table:table-row>
        <table:table-row table:style-name="ro1">
          <table:table-cell office:value-type="string" calcext:value-type="string">
            <text:p>BipredSearchRange=0_QuadtreeTUMaxDepthInter=1_RefFrames=2_SearchRange=8_TestRect=0.9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0383" calcext:value-type="float">
            <text:p>0.0383</text:p>
          </table:table-cell>
        </table:table-row>
        <table:table-row table:style-name="ro1">
          <table:table-cell office:value-type="string" calcext:value-type="string">
            <text:p>BipredSearchRange=0_QuadtreeTUMaxDepthInter=1_RefFrames=2_SearchRange=8_TestRect=0.8</text:p>
          </table:table-cell>
          <table:table-cell office:value-type="float" office:value="0.6457" calcext:value-type="float">
            <text:p>0.6457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388" calcext:value-type="float">
            <text:p>0.0388</text:p>
          </table:table-cell>
        </table:table-row>
        <table:table-row table:style-name="ro1">
          <table:table-cell office:value-type="string" calcext:value-type="string">
            <text:p>BipredSearchRange=0_QuadtreeTUMaxDepthInter=1_RefFrames=2_SearchRange=8_TestRect=0.7</text:p>
          </table:table-cell>
          <table:table-cell office:value-type="float" office:value="0.6544" calcext:value-type="float">
            <text:p>0.6544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0418" calcext:value-type="float">
            <text:p>0.0418</text:p>
          </table:table-cell>
        </table:table-row>
        <table:table-row table:style-name="ro1">
          <table:table-cell office:value-type="string" calcext:value-type="string">
            <text:p>BipredSearchRange=0_QuadtreeTUMaxDepthInter=1_SearchRange=32_TestRect=0.1</text:p>
          </table:table-cell>
          <table:table-cell office:value-type="float" office:value="0.683" calcext:value-type="float">
            <text:p>0.683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467" calcext:value-type="float">
            <text:p>0.0467</text:p>
          </table:table-cell>
        </table:table-row>
        <table:table-row table:style-name="ro1">
          <table:table-cell office:value-type="string" calcext:value-type="string">
            <text:p>BipredSearchRange=0_QuadtreeTUMaxDepthInter=1_SearchRange=8_TestRect=0.1</text:p>
          </table:table-cell>
          <table:table-cell office:value-type="float" office:value="0.6873" calcext:value-type="float">
            <text:p>0.6873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487" calcext:value-type="float">
            <text:p>0.0487</text:p>
          </table:table-cell>
        </table:table-row>
        <table:table-row table:style-name="ro1">
          <table:table-cell office:value-type="string" calcext:value-type="string">
            <text:p>BipredSearchRange=2_QuadtreeTUMaxDepthInter=1_SearchRange=8_TestRect=0.1</text:p>
          </table:table-cell>
          <table:table-cell office:value-type="float" office:value="0.5882" calcext:value-type="float">
            <text:p>0.5882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529" calcext:value-type="float">
            <text:p>0.0529</text:p>
          </table:table-cell>
        </table:table-row>
        <table:table-row table:style-name="ro1">
          <table:table-cell office:value-type="string" calcext:value-type="string">
            <text:p>BipredSearchRange=2_QuadtreeTUMaxDepthInter=1_SearchRange=32_TestRect=0</text:p>
          </table:table-cell>
          <table:table-cell office:value-type="float" office:value="0.7018" calcext:value-type="float">
            <text:p>0.7018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0467" calcext:value-type="float">
            <text:p>0.0467</text:p>
          </table:table-cell>
        </table:table-row>
        <table:table-row table:style-name="ro1">
          <table:table-cell office:value-type="string" calcext:value-type="string">
            <text:p>BipredSearchRange=2_QuadtreeTUMaxDepthInter=1_RefFrames=1_SearchRange=8</text:p>
          </table:table-cell>
          <table:table-cell office:value-type="float" office:value="0.7021" calcext:value-type="float">
            <text:p>0.702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BipredSearchRange=2_QuadtreeTUMaxDepthInter=1_RefFrames=1_SearchRange=8_TestRect=0.9</text:p>
          </table:table-cell>
          <table:table-cell office:value-type="float" office:value="0.7195" calcext:value-type="float">
            <text:p>0.7195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392" calcext:value-type="float">
            <text:p>0.0392</text:p>
          </table:table-cell>
        </table:table-row>
        <table:table-row table:style-name="ro1">
          <table:table-cell office:value-type="string" calcext:value-type="string">
            <text:p>BipredSearchRange=2_QuadtreeTUMaxDepthInter=1_RefFrames=1_SearchRange=8_TestRect=0.8</text:p>
          </table:table-cell>
          <table:table-cell office:value-type="float" office:value="0.6317" calcext:value-type="float">
            <text:p>0.6317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483" calcext:value-type="float">
            <text:p>0.0483</text:p>
          </table:table-cell>
        </table:table-row>
        <table:table-row table:style-name="ro1">
          <table:table-cell office:value-type="string" calcext:value-type="string">
            <text:p>BipredSearchRange=2_QuadtreeTUMaxDepthInter=1_RefFrames=1_SearchRange=8_TestRect=0.7</text:p>
          </table:table-cell>
          <table:table-cell office:value-type="float" office:value="0.7345" calcext:value-type="float">
            <text:p>0.7345</text:p>
          </table:table-cell>
          <table:table-cell office:value-type="float" office:value="0.0332" calcext:value-type="float">
            <text:p>0.0332</text:p>
          </table:table-cell>
          <table:table-cell office:value-type="float" office:value="0.0452" calcext:value-type="float">
            <text:p>0.0452</text:p>
          </table:table-cell>
        </table:table-row>
        <table:table-row table:style-name="ro1">
          <table:table-cell office:value-type="string" calcext:value-type="string">
            <text:p>BipredSearchRange=2_QuadtreeTUMaxDepthInter=1_RefFrames=1_SearchRange=32</text:p>
          </table:table-cell>
          <table:table-cell office:value-type="float" office:value="0.7035" calcext:value-type="float">
            <text:p>0.7035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0354" calcext:value-type="float">
            <text:p>0.0354</text:p>
          </table:table-cell>
        </table:table-row>
        <table:table-row table:style-name="ro1">
          <table:table-cell office:value-type="string" calcext:value-type="string">
            <text:p>BipredSearchRange=2_QuadtreeTUMaxDepthInter=1_RefFrames=1_SearchRange=32_TestRect=0.9</text:p>
          </table:table-cell>
          <table:table-cell office:value-type="float" office:value="0.7185" calcext:value-type="float">
            <text:p>0.7185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373" calcext:value-type="float">
            <text:p>0.0373</text:p>
          </table:table-cell>
        </table:table-row>
        <table:table-row table:style-name="ro1">
          <table:table-cell office:value-type="string" calcext:value-type="string">
            <text:p>BipredSearchRange=2_QuadtreeTUMaxDepthInter=1_RefFrames=1_SearchRange=32_TestRect=0.8</text:p>
          </table:table-cell>
          <table:table-cell office:value-type="float" office:value="0.7252" calcext:value-type="float">
            <text:p>0.7252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396" calcext:value-type="float">
            <text:p>0.0396</text:p>
          </table:table-cell>
        </table:table-row>
        <table:table-row table:style-name="ro1">
          <table:table-cell office:value-type="string" calcext:value-type="string">
            <text:p>BipredSearchRange=2_QuadtreeTUMaxDepthInter=1_RefFrames=1_SearchRange=32_TestRect=0.7</text:p>
          </table:table-cell>
          <table:table-cell office:value-type="float" office:value="0.6412" calcext:value-type="float">
            <text:p>0.6412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0479" calcext:value-type="float">
            <text:p>0.0479</text:p>
          </table:table-cell>
        </table:table-row>
        <table:table-row table:style-name="ro1">
          <table:table-cell office:value-type="string" calcext:value-type="string">
            <text:p>BipredSearchRange=2_QuadtreeTUMaxDepthInter=1_SearchRange=8_TestRect=0</text:p>
          </table:table-cell>
          <table:table-cell office:value-type="float" office:value="0.6991" calcext:value-type="float">
            <text:p>0.6991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0497" calcext:value-type="float">
            <text:p>0.0497</text:p>
          </table:table-cell>
        </table:table-row>
        <table:table-row table:style-name="ro1">
          <table:table-cell office:value-type="string" calcext:value-type="string">
            <text:p>BipredSearchRange=0_QuadtreeTUMaxDepthInter=1_RefFrames=1_SearchRange=32</text:p>
          </table:table-cell>
          <table:table-cell office:value-type="float" office:value="0.6783" calcext:value-type="float">
            <text:p>0.6783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98" calcext:value-type="float">
            <text:p>0.0398</text:p>
          </table:table-cell>
        </table:table-row>
        <table:table-row table:style-name="ro1">
          <table:table-cell office:value-type="string" calcext:value-type="string">
            <text:p>BipredSearchRange=0_QuadtreeTUMaxDepthInter=1_RefFrames=1_SearchRange=32_TestRect=0.9</text:p>
          </table:table-cell>
          <table:table-cell office:value-type="float" office:value="0.7217" calcext:value-type="float">
            <text:p>0.7217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413" calcext:value-type="float">
            <text:p>0.0413</text:p>
          </table:table-cell>
        </table:table-row>
        <table:table-row table:style-name="ro1">
          <table:table-cell office:value-type="string" calcext:value-type="string">
            <text:p>BipredSearchRange=0_QuadtreeTUMaxDepthInter=1_RefFrames=1_SearchRange=32_TestRect=0.8</text:p>
          </table:table-cell>
          <table:table-cell office:value-type="float" office:value="0.653" calcext:value-type="float">
            <text:p>0.653</text:p>
          </table:table-cell>
          <table:table-cell office:value-type="float" office:value="0.032" calcext:value-type="float">
            <text:p>0.032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string" calcext:value-type="string">
            <text:p>BipredSearchRange=0_QuadtreeTUMaxDepthInter=1_RefFrames=1_SearchRange=32_TestRect=0.7</text:p>
          </table:table-cell>
          <table:table-cell office:value-type="float" office:value="0.737" calcext:value-type="float">
            <text:p>0.737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0463" calcext:value-type="float">
            <text:p>0.0463</text:p>
          </table:table-cell>
        </table:table-row>
        <table:table-row table:style-name="ro1">
          <table:table-cell office:value-type="string" calcext:value-type="string">
            <text:p>BipredSearchRange=0_QuadtreeTUMaxDepthInter=1_SearchRange=32_TestRect=0</text:p>
          </table:table-cell>
          <table:table-cell office:value-type="float" office:value="0.7104" calcext:value-type="float">
            <text:p>0.7104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0487" calcext:value-type="float">
            <text:p>0.0487</text:p>
          </table:table-cell>
        </table:table-row>
        <table:table-row table:style-name="ro1">
          <table:table-cell office:value-type="string" calcext:value-type="string">
            <text:p>BipredSearchRange=0_QuadtreeTUMaxDepthInter=1_SearchRange=8_TestRect=0</text:p>
          </table:table-cell>
          <table:table-cell office:value-type="float" office:value="0.6356" calcext:value-type="float">
            <text:p>0.6356</text:p>
          </table:table-cell>
          <table:table-cell office:value-type="float" office:value="0.0355" calcext:value-type="float">
            <text:p>0.0355</text:p>
          </table:table-cell>
          <table:table-cell office:value-type="float" office:value="0.0559" calcext:value-type="float">
            <text:p>0.0559</text:p>
          </table:table-cell>
        </table:table-row>
        <table:table-row table:style-name="ro1">
          <table:table-cell office:value-type="string" calcext:value-type="string">
            <text:p>BipredSearchRange=0_QuadtreeTUMaxDepthInter=1_RefFrames=1_SearchRange=8</text:p>
          </table:table-cell>
          <table:table-cell office:value-type="float" office:value="0.6325" calcext:value-type="float">
            <text:p>0.6325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436" calcext:value-type="float">
            <text:p>0.0436</text:p>
          </table:table-cell>
        </table:table-row>
        <table:table-row table:style-name="ro1">
          <table:table-cell office:value-type="string" calcext:value-type="string">
            <text:p>BipredSearchRange=0_QuadtreeTUMaxDepthInter=1_RefFrames=1_SearchRange=8_TestRect=0.9</text:p>
          </table:table-cell>
          <table:table-cell office:value-type="float" office:value="0.7197" calcext:value-type="float">
            <text:p>0.7197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409" calcext:value-type="float">
            <text:p>0.0409</text:p>
          </table:table-cell>
        </table:table-row>
        <table:table-row table:style-name="ro1">
          <table:table-cell office:value-type="string" calcext:value-type="string">
            <text:p>BipredSearchRange=0_QuadtreeTUMaxDepthInter=1_RefFrames=1_SearchRange=8_TestRect=0.8</text:p>
          </table:table-cell>
          <table:table-cell office:value-type="float" office:value="0.6528" calcext:value-type="float">
            <text:p>0.6528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488" calcext:value-type="float">
            <text:p>0.0488</text:p>
          </table:table-cell>
        </table:table-row>
        <table:table-row table:style-name="ro1">
          <table:table-cell office:value-type="string" calcext:value-type="string">
            <text:p>BipredSearchRange=0_QuadtreeTUMaxDepthInter=1_RefFrames=1_SearchRange=8_TestRect=0.7</text:p>
          </table:table-cell>
          <table:table-cell office:value-type="float" office:value="0.7383" calcext:value-type="float">
            <text:p>0.7383</text:p>
          </table:table-cell>
          <table:table-cell office:value-type="float" office:value="0.0338" calcext:value-type="float">
            <text:p>0.0338</text:p>
          </table:table-cell>
          <table:table-cell office:value-type="float" office:value="0.0457" calcext:value-type="float">
            <text:p>0.0457</text:p>
          </table:table-cell>
        </table:table-row>
        <table:table-row table:style-name="ro1">
          <table:table-cell office:value-type="string" calcext:value-type="string">
            <text:p>BipredSearchRange=2_QuadtreeTUMaxDepthInter=1_SearchRange=0</text:p>
          </table:table-cell>
          <table:table-cell office:value-type="float" office:value="0.4418" calcext:value-type="float">
            <text:p>0.4418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774" calcext:value-type="float">
            <text:p>0.0774</text:p>
          </table:table-cell>
        </table:table-row>
        <table:table-row table:style-name="ro1">
          <table:table-cell office:value-type="string" calcext:value-type="string">
            <text:p>BipredSearchRange=2_QuadtreeTUMaxDepthInter=1_SearchRange=0_TestRect=0.9</text:p>
          </table:table-cell>
          <table:table-cell office:value-type="float" office:value="0.4847" calcext:value-type="float">
            <text:p>0.484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768" calcext:value-type="float">
            <text:p>0.0768</text:p>
          </table:table-cell>
        </table:table-row>
        <table:table-row table:style-name="ro1">
          <table:table-cell office:value-type="string" calcext:value-type="string">
            <text:p>BipredSearchRange=2_QuadtreeTUMaxDepthInter=1_SearchRange=0_TestRect=0.8</text:p>
          </table:table-cell>
          <table:table-cell office:value-type="float" office:value="0.5035" calcext:value-type="float">
            <text:p>0.5035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804" calcext:value-type="float">
            <text:p>0.0804</text:p>
          </table:table-cell>
        </table:table-row>
        <table:table-row table:style-name="ro1">
          <table:table-cell office:value-type="string" calcext:value-type="string">
            <text:p>BipredSearchRange=2_QuadtreeTUMaxDepthInter=1_SearchRange=0_TestRect=0.7</text:p>
          </table:table-cell>
          <table:table-cell office:value-type="float" office:value="0.388" calcext:value-type="float">
            <text:p>0.388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1038" calcext:value-type="float">
            <text:p>0.1038</text:p>
          </table:table-cell>
        </table:table-row>
        <table:table-row table:style-name="ro1">
          <table:table-cell office:value-type="string" calcext:value-type="string">
            <text:p>BipredSearchRange=2_QuadtreeTUMaxDepthInter=1_RDOQ=0_SearchRange=8</text:p>
          </table:table-cell>
          <table:table-cell office:value-type="float" office:value="0.4557" calcext:value-type="float">
            <text:p>0.4557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0857" calcext:value-type="float">
            <text:p>0.0857</text:p>
          </table:table-cell>
        </table:table-row>
        <table:table-row table:style-name="ro1">
          <table:table-cell office:value-type="string" calcext:value-type="string">
            <text:p>BipredSearchRange=2_QuadtreeTUMaxDepthInter=1_RDOQ=0_SearchRange=8_TestRect=0.9</text:p>
          </table:table-cell>
          <table:table-cell office:value-type="float" office:value="0.4881" calcext:value-type="float">
            <text:p>0.4881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string" calcext:value-type="string">
            <text:p>BipredSearchRange=2_QuadtreeTUMaxDepthInter=1_RDOQ=0_SearchRange=8_TestRect=0.8</text:p>
          </table:table-cell>
          <table:table-cell office:value-type="float" office:value="0.5123" calcext:value-type="float">
            <text:p>0.5123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843" calcext:value-type="float">
            <text:p>0.0843</text:p>
          </table:table-cell>
        </table:table-row>
        <table:table-row table:style-name="ro1">
          <table:table-cell office:value-type="string" calcext:value-type="string">
            <text:p>BipredSearchRange=2_QuadtreeTUMaxDepthInter=1_RDOQ=0_SearchRange=8_TestRect=0.7</text:p>
          </table:table-cell>
          <table:table-cell office:value-type="float" office:value="0.4051" calcext:value-type="float">
            <text:p>0.4051</text:p>
          </table:table-cell>
          <table:table-cell office:value-type="float" office:value="0.0453" calcext:value-type="float">
            <text:p>0.0453</text:p>
          </table:table-cell>
          <table:table-cell office:value-type="float" office:value="0.1119" calcext:value-type="float">
            <text:p>0.1119</text:p>
          </table:table-cell>
        </table:table-row>
        <table:table-row table:style-name="ro1">
          <table:table-cell office:value-type="string" calcext:value-type="string">
            <text:p>BipredSearchRange=0_QuadtreeTUMaxDepthInter=1_RDOQ=0_SearchRange=32</text:p>
          </table:table-cell>
          <table:table-cell office:value-type="float" office:value="0.4678" calcext:value-type="float">
            <text:p>0.4678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0811" calcext:value-type="float">
            <text:p>0.0811</text:p>
          </table:table-cell>
        </table:table-row>
        <table:table-row table:style-name="ro1">
          <table:table-cell office:value-type="string" calcext:value-type="string">
            <text:p>BipredSearchRange=0_QuadtreeTUMaxDepthInter=1_RDOQ=0_SearchRange=32_TestRect=0.9</text:p>
          </table:table-cell>
          <table:table-cell office:value-type="float" office:value="0.5077" calcext:value-type="float">
            <text:p>0.5077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0799" calcext:value-type="float">
            <text:p>0.0799</text:p>
          </table:table-cell>
        </table:table-row>
        <table:table-row table:style-name="ro1">
          <table:table-cell office:value-type="string" calcext:value-type="string">
            <text:p>BipredSearchRange=0_QuadtreeTUMaxDepthInter=1_RDOQ=0_SearchRange=32_TestRect=0.8</text:p>
          </table:table-cell>
          <table:table-cell office:value-type="float" office:value="0.3838" calcext:value-type="float">
            <text:p>0.3838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1129" calcext:value-type="float">
            <text:p>0.1129</text:p>
          </table:table-cell>
        </table:table-row>
        <table:table-row table:style-name="ro1">
          <table:table-cell office:value-type="string" calcext:value-type="string">
            <text:p>BipredSearchRange=0_QuadtreeTUMaxDepthInter=1_RDOQ=0_SearchRange=32_TestRect=0.7</text:p>
          </table:table-cell>
          <table:table-cell office:value-type="float" office:value="0.4125" calcext:value-type="float">
            <text:p>0.4125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1132" calcext:value-type="float">
            <text:p>0.1132</text:p>
          </table:table-cell>
        </table:table-row>
        <table:table-row table:style-name="ro1">
          <table:table-cell office:value-type="string" calcext:value-type="string">
            <text:p>BipredSearchRange=2_QuadtreeTUMaxDepthInter=1_RDOQ=0_SearchRange=32</text:p>
          </table:table-cell>
          <table:table-cell office:value-type="float" office:value="0.4495" calcext:value-type="float">
            <text:p>0.4495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0844" calcext:value-type="float">
            <text:p>0.0844</text:p>
          </table:table-cell>
        </table:table-row>
        <table:table-row table:style-name="ro1">
          <table:table-cell office:value-type="string" calcext:value-type="string">
            <text:p>BipredSearchRange=2_QuadtreeTUMaxDepthInter=1_RDOQ=0_SearchRange=32_TestRect=0.9</text:p>
          </table:table-cell>
          <table:table-cell office:value-type="float" office:value="0.3577" calcext:value-type="float">
            <text:p>0.3577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1125" calcext:value-type="float">
            <text:p>0.1125</text:p>
          </table:table-cell>
        </table:table-row>
        <table:table-row table:style-name="ro1">
          <table:table-cell office:value-type="string" calcext:value-type="string">
            <text:p>BipredSearchRange=2_QuadtreeTUMaxDepthInter=1_RDOQ=0_SearchRange=32_TestRect=0.8</text:p>
          </table:table-cell>
          <table:table-cell office:value-type="float" office:value="0.4313" calcext:value-type="float">
            <text:p>0.4313</text:p>
          </table:table-cell>
          <table:table-cell office:value-type="float" office:value="0.042" calcext:value-type="float">
            <text:p>0.042</text:p>
          </table:table-cell>
          <table:table-cell office:value-type="float" office:value="0.0973" calcext:value-type="float">
            <text:p>0.0973</text:p>
          </table:table-cell>
        </table:table-row>
        <table:table-row table:style-name="ro1">
          <table:table-cell office:value-type="string" calcext:value-type="string">
            <text:p>BipredSearchRange=2_QuadtreeTUMaxDepthInter=1_RDOQ=0_SearchRange=32_TestRect=0.7</text:p>
          </table:table-cell>
          <table:table-cell office:value-type="float" office:value="0.3946" calcext:value-type="float">
            <text:p>0.3946</text:p>
          </table:table-cell>
          <table:table-cell office:value-type="float" office:value="0.0449" calcext:value-type="float">
            <text:p>0.0449</text:p>
          </table:table-cell>
          <table:table-cell office:value-type="float" office:value="0.1139" calcext:value-type="float">
            <text:p>0.1139</text:p>
          </table:table-cell>
        </table:table-row>
        <table:table-row table:style-name="ro1">
          <table:table-cell office:value-type="string" calcext:value-type="string">
            <text:p>BipredSearchRange=0_QuadtreeTUMaxDepthInter=1_RDOQ=0_SearchRange=8</text:p>
          </table:table-cell>
          <table:table-cell office:value-type="float" office:value="0.3022" calcext:value-type="float">
            <text:p>0.3022</text:p>
          </table:table-cell>
          <table:table-cell office:value-type="float" office:value="0.0412" calcext:value-type="float">
            <text:p>0.0412</text:p>
          </table:table-cell>
          <table:table-cell office:value-type="float" office:value="0.1362" calcext:value-type="float">
            <text:p>0.1362</text:p>
          </table:table-cell>
        </table:table-row>
        <table:table-row table:style-name="ro1">
          <table:table-cell office:value-type="string" calcext:value-type="string">
            <text:p>BipredSearchRange=0_QuadtreeTUMaxDepthInter=1_RDOQ=0_SearchRange=8_TestRect=0.9</text:p>
          </table:table-cell>
          <table:table-cell office:value-type="float" office:value="0.5166" calcext:value-type="float">
            <text:p>0.5166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856" calcext:value-type="float">
            <text:p>0.0856</text:p>
          </table:table-cell>
        </table:table-row>
        <table:table-row table:style-name="ro1">
          <table:table-cell office:value-type="string" calcext:value-type="string">
            <text:p>BipredSearchRange=0_QuadtreeTUMaxDepthInter=1_RDOQ=0_SearchRange=8_TestRect=0.8</text:p>
          </table:table-cell>
          <table:table-cell office:value-type="float" office:value="0.5043" calcext:value-type="float">
            <text:p>0.5043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0919" calcext:value-type="float">
            <text:p>0.0919</text:p>
          </table:table-cell>
        </table:table-row>
        <table:table-row table:style-name="ro1">
          <table:table-cell office:value-type="string" calcext:value-type="string">
            <text:p>BipredSearchRange=0_QuadtreeTUMaxDepthInter=1_RDOQ=0_SearchRange=8_TestRect=0.7</text:p>
          </table:table-cell>
          <table:table-cell office:value-type="float" office:value="0.551" calcext:value-type="float">
            <text:p>0.551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0885" calcext:value-type="float">
            <text:p>0.0885</text:p>
          </table:table-cell>
        </table:table-row>
        <table:table-row table:style-name="ro1">
          <table:table-cell office:value-type="string" calcext:value-type="string">
            <text:p>BipredSearchRange=2_FME=1_QuadtreeTUMaxDepthInter=1_SearchRange=8_TestRect=0.9</text:p>
          </table:table-cell>
          <table:table-cell office:value-type="float" office:value="0.6231" calcext:value-type="float">
            <text:p>0.6231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0769" calcext:value-type="float">
            <text:p>0.0769</text:p>
          </table:table-cell>
        </table:table-row>
        <table:table-row table:style-name="ro1">
          <table:table-cell office:value-type="string" calcext:value-type="string">
            <text:p>BipredSearchRange=0_FME=1_QuadtreeTUMaxDepthInter=1_SearchRange=8_TestRect=0.9</text:p>
          </table:table-cell>
          <table:table-cell office:value-type="float" office:value="0.5135" calcext:value-type="float">
            <text:p>0.5135</text:p>
          </table:table-cell>
          <table:table-cell office:value-type="float" office:value="0.0517" calcext:value-type="float">
            <text:p>0.0517</text:p>
          </table:table-cell>
          <table:table-cell office:value-type="float" office:value="0.1008" calcext:value-type="float">
            <text:p>0.1008</text:p>
          </table:table-cell>
        </table:table-row>
        <table:table-row table:style-name="ro1">
          <table:table-cell office:value-type="string" calcext:value-type="string">
            <text:p>BipredSearchRange=0_FME=1_QuadtreeTUMaxDepthInter=1_SearchRange=32</text:p>
          </table:table-cell>
          <table:table-cell office:value-type="float" office:value="0.4866" calcext:value-type="float">
            <text:p>0.4866</text:p>
          </table:table-cell>
          <table:table-cell office:value-type="float" office:value="0.0568" calcext:value-type="float">
            <text:p>0.0568</text:p>
          </table:table-cell>
          <table:table-cell office:value-type="float" office:value="0.1167" calcext:value-type="float">
            <text:p>0.1167</text:p>
          </table:table-cell>
        </table:table-row>
        <table:table-row table:style-name="ro1">
          <table:table-cell office:value-type="string" calcext:value-type="string">
            <text:p>BipredSearchRange=0_FME=1_QuadtreeTUMaxDepthInter=1_SearchRange=32_TestRect=0.9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834" calcext:value-type="float">
            <text:p>0.0834</text:p>
          </table:table-cell>
        </table:table-row>
        <table:table-row table:style-name="ro1">
          <table:table-cell office:value-type="string" calcext:value-type="string">
            <text:p>BipredSearchRange=0_FME=1_QuadtreeTUMaxDepthInter=1_SearchRange=32_TestRect=0.8</text:p>
          </table:table-cell>
          <table:table-cell office:value-type="float" office:value="0.6427" calcext:value-type="float">
            <text:p>0.6427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0815" calcext:value-type="float">
            <text:p>0.0815</text:p>
          </table:table-cell>
        </table:table-row>
        <table:table-row table:style-name="ro1">
          <table:table-cell office:value-type="string" calcext:value-type="string">
            <text:p>BipredSearchRange=0_FME=1_QuadtreeTUMaxDepthInter=1_SearchRange=32_TestRect=0.7</text:p>
          </table:table-cell>
          <table:table-cell office:value-type="float" office:value="0.5589" calcext:value-type="float">
            <text:p>0.5589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1086" calcext:value-type="float">
            <text:p>0.1086</text:p>
          </table:table-cell>
        </table:table-row>
        <table:table-row table:style-name="ro1">
          <table:table-cell office:value-type="string" calcext:value-type="string">
            <text:p>BipredSearchRange=2_FME=1_QuadtreeTUMaxDepthInter=1_SearchRange=32</text:p>
          </table:table-cell>
          <table:table-cell office:value-type="float" office:value="0.4746" calcext:value-type="float">
            <text:p>0.4746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981" calcext:value-type="float">
            <text:p>0.0981</text:p>
          </table:table-cell>
        </table:table-row>
        <table:table-row table:style-name="ro1">
          <table:table-cell office:value-type="string" calcext:value-type="string">
            <text:p>BipredSearchRange=2_FME=1_QuadtreeTUMaxDepthInter=1_SearchRange=32_TestRect=0.9</text:p>
          </table:table-cell>
          <table:table-cell office:value-type="float" office:value="0.6149" calcext:value-type="float">
            <text:p>0.6149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0761" calcext:value-type="float">
            <text:p>0.0761</text:p>
          </table:table-cell>
        </table:table-row>
        <table:table-row table:style-name="ro1">
          <table:table-cell office:value-type="string" calcext:value-type="string">
            <text:p>BipredSearchRange=2_FME=1_QuadtreeTUMaxDepthInter=1_SearchRange=32_TestRect=0.8</text:p>
          </table:table-cell>
          <table:table-cell office:value-type="float" office:value="0.5176" calcext:value-type="float">
            <text:p>0.5176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1054" calcext:value-type="float">
            <text:p>0.1054</text:p>
          </table:table-cell>
        </table:table-row>
        <table:table-row table:style-name="ro1">
          <table:table-cell office:value-type="string" calcext:value-type="string">
            <text:p>BipredSearchRange=2_FME=1_QuadtreeTUMaxDepthInter=1_SearchRange=32_TestRect=0.7</text:p>
          </table:table-cell>
          <table:table-cell office:value-type="float" office:value="0.5152" calcext:value-type="float">
            <text:p>0.5152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string" calcext:value-type="string">
            <text:p>BipredSearchRange=0_FME=1_QuadtreeTUMaxDepthInter=1_SearchRange=8</text:p>
          </table:table-cell>
          <table:table-cell office:value-type="float" office:value="0.5072" calcext:value-type="float">
            <text:p>0.5072</text:p>
          </table:table-cell>
          <table:table-cell office:value-type="float" office:value="0.05" calcext:value-type="float">
            <text:p>0.05</text:p>
          </table:table-cell>
          <table:table-cell office:value-type="float" office:value="0.0987" calcext:value-type="float">
            <text:p>0.0987</text:p>
          </table:table-cell>
        </table:table-row>
        <table:table-row table:style-name="ro1">
          <table:table-cell office:value-type="string" calcext:value-type="string">
            <text:p>BipredSearchRange=0_FME=1_QuadtreeTUMaxDepthInter=1_SearchRange=8_TestRect=0.8</text:p>
          </table:table-cell>
          <table:table-cell office:value-type="float" office:value="0.6491" calcext:value-type="float">
            <text:p>0.6491</text:p>
          </table:table-cell>
          <table:table-cell office:value-type="float" office:value="0.0549" calcext:value-type="float">
            <text:p>0.0549</text:p>
          </table:table-cell>
          <table:table-cell office:value-type="float" office:value="0.0846" calcext:value-type="float">
            <text:p>0.0846</text:p>
          </table:table-cell>
        </table:table-row>
        <table:table-row table:style-name="ro1">
          <table:table-cell office:value-type="string" calcext:value-type="string">
            <text:p>BipredSearchRange=0_FME=1_QuadtreeTUMaxDepthInter=1_SearchRange=8_TestRect=0.7</text:p>
          </table:table-cell>
          <table:table-cell office:value-type="float" office:value="0.5611" calcext:value-type="float">
            <text:p>0.5611</text:p>
          </table:table-cell>
          <table:table-cell office:value-type="float" office:value="0.0559" calcext:value-type="float">
            <text:p>0.0559</text:p>
          </table:table-cell>
          <table:table-cell office:value-type="float" office:value="0.0996" calcext:value-type="float">
            <text:p>0.0996</text:p>
          </table:table-cell>
        </table:table-row>
        <table:table-row table:style-name="ro1">
          <table:table-cell office:value-type="string" calcext:value-type="string">
            <text:p>BipredSearchRange=2_FME=1_QuadtreeTUMaxDepthInter=1_SearchRange=8_TestRect=0.8</text:p>
          </table:table-cell>
          <table:table-cell office:value-type="float" office:value="0.5378" calcext:value-type="float">
            <text:p>0.5378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919" calcext:value-type="float">
            <text:p>0.0919</text:p>
          </table:table-cell>
        </table:table-row>
        <table:table-row table:style-name="ro1">
          <table:table-cell office:value-type="string" calcext:value-type="string">
            <text:p>BipredSearchRange=2_FME=1_QuadtreeTUMaxDepthInter=1_SearchRange=8</text:p>
          </table:table-cell>
          <table:table-cell office:value-type="float" office:value="0.4836" calcext:value-type="float">
            <text:p>0.4836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0943" calcext:value-type="float">
            <text:p>0.0943</text:p>
          </table:table-cell>
        </table:table-row>
        <table:table-row table:style-name="ro1">
          <table:table-cell office:value-type="string" calcext:value-type="string">
            <text:p>BipredSearchRange=2_FME=1_QuadtreeTUMaxDepthInter=1_SearchRange=8_TestRect=0.7</text:p>
          </table:table-cell>
          <table:table-cell office:value-type="float" office:value="0.5496" calcext:value-type="float">
            <text:p>0.5496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971" calcext:value-type="float">
            <text:p>0.0971</text:p>
          </table:table-cell>
        </table:table-row>
        <table:table-row table:style-name="ro1">
          <table:table-cell office:value-type="string" calcext:value-type="string">
            <text:p>BipredSearchRange=0_QuadtreeTUMaxDepthInter=1_SearchRange=0</text:p>
          </table:table-cell>
          <table:table-cell office:value-type="float" office:value="0.313" calcext:value-type="float">
            <text:p>0.313</text:p>
          </table:table-cell>
          <table:table-cell office:value-type="float" office:value="0.0616" calcext:value-type="float">
            <text:p>0.0616</text:p>
          </table:table-cell>
          <table:table-cell office:value-type="float" office:value="0.197" calcext:value-type="float">
            <text:p>0.197</text:p>
          </table:table-cell>
        </table:table-row>
        <table:table-row table:style-name="ro1">
          <table:table-cell office:value-type="string" calcext:value-type="string">
            <text:p>BipredSearchRange=0_QuadtreeTUMaxDepthInter=1_SearchRange=0_TestRect=0.9</text:p>
          </table:table-cell>
          <table:table-cell office:value-type="float" office:value="0.493" calcext:value-type="float">
            <text:p>0.493</text:p>
          </table:table-cell>
          <table:table-cell office:value-type="float" office:value="0.0624" calcext:value-type="float">
            <text:p>0.0624</text:p>
          </table:table-cell>
          <table:table-cell office:value-type="float" office:value="0.1267" calcext:value-type="float">
            <text:p>0.1267</text:p>
          </table:table-cell>
        </table:table-row>
        <table:table-row table:style-name="ro1">
          <table:table-cell office:value-type="string" calcext:value-type="string">
            <text:p>BipredSearchRange=0_QuadtreeTUMaxDepthInter=1_SearchRange=0_TestRect=0.8</text:p>
          </table:table-cell>
          <table:table-cell office:value-type="float" office:value="0.3579" calcext:value-type="float">
            <text:p>0.3579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1815" calcext:value-type="float">
            <text:p>0.1815</text:p>
          </table:table-cell>
        </table:table-row>
        <table:table-row table:style-name="ro1">
          <table:table-cell office:value-type="string" calcext:value-type="string">
            <text:p>BipredSearchRange=0_QuadtreeTUMaxDepthInter=1_SearchRange=0_TestRect=0.7</text:p>
          </table:table-cell>
          <table:table-cell office:value-type="float" office:value="0.5335" calcext:value-type="float">
            <text:p>0.5335</text:p>
          </table:table-cell>
          <table:table-cell office:value-type="float" office:value="0.0678" calcext:value-type="float">
            <text:p>0.0678</text:p>
          </table:table-cell>
          <table:table-cell office:value-type="float" office:value="0.1272" calcext:value-type="float">
            <text:p>0.1272</text:p>
          </table:table-cell>
        </table:table-row>
        <table:table-row table:style-name="ro1">
          <table:table-cell office:value-type="string" calcext:value-type="string">
            <text:p>BipredSearchRange=2_MaxPartitionDepth=3_QuadtreeTUMaxDepthInter=1_SearchRange=8</text:p>
          </table:table-cell>
          <table:table-cell office:value-type="float" office:value="0.5534" calcext:value-type="float">
            <text:p>0.5534</text:p>
          </table:table-cell>
          <table:table-cell office:value-type="float" office:value="0.1048" calcext:value-type="float">
            <text:p>0.1048</text:p>
          </table:table-cell>
          <table:table-cell office:value-type="float" office:value="0.1893" calcext:value-type="float">
            <text:p>0.1893</text:p>
          </table:table-cell>
        </table:table-row>
        <table:table-row table:style-name="ro1">
          <table:table-cell office:value-type="string" calcext:value-type="string">
            <text:p>BipredSearchRange=2_MaxPartitionDepth=3_QuadtreeTUMaxDepthInter=1_SearchRange=8_TestRect=0.9</text:p>
          </table:table-cell>
          <table:table-cell office:value-type="float" office:value="0.5898" calcext:value-type="float">
            <text:p>0.5898</text:p>
          </table:table-cell>
          <table:table-cell office:value-type="float" office:value="0.1164" calcext:value-type="float">
            <text:p>0.1164</text:p>
          </table:table-cell>
          <table:table-cell office:value-type="float" office:value="0.1973" calcext:value-type="float">
            <text:p>0.1973</text:p>
          </table:table-cell>
        </table:table-row>
        <table:table-row table:style-name="ro1">
          <table:table-cell office:value-type="string" calcext:value-type="string">
            <text:p>BipredSearchRange=2_MaxPartitionDepth=3_QuadtreeTUMaxDepthInter=1_SearchRange=8_TestRect=0.8</text:p>
          </table:table-cell>
          <table:table-cell office:value-type="float" office:value="0.6078" calcext:value-type="float">
            <text:p>0.6078</text:p>
          </table:table-cell>
          <table:table-cell office:value-type="float" office:value="0.1231" calcext:value-type="float">
            <text:p>0.1231</text:p>
          </table:table-cell>
          <table:table-cell office:value-type="float" office:value="0.2026" calcext:value-type="float">
            <text:p>0.2026</text:p>
          </table:table-cell>
        </table:table-row>
        <table:table-row table:style-name="ro1">
          <table:table-cell office:value-type="string" calcext:value-type="string">
            <text:p>BipredSearchRange=2_MaxPartitionDepth=3_QuadtreeTUMaxDepthInter=1_SearchRange=8_TestRect=0.7</text:p>
          </table:table-cell>
          <table:table-cell office:value-type="float" office:value="0.5021" calcext:value-type="float">
            <text:p>0.5021</text:p>
          </table:table-cell>
          <table:table-cell office:value-type="float" office:value="0.1287" calcext:value-type="float">
            <text:p>0.1287</text:p>
          </table:table-cell>
          <table:table-cell office:value-type="float" office:value="0.2563" calcext:value-type="float">
            <text:p>0.2563</text:p>
          </table:table-cell>
        </table:table-row>
        <table:table-row table:style-name="ro1">
          <table:table-cell office:value-type="string" calcext:value-type="string">
            <text:p>BipredSearchRange=2_MaxPartitionDepth=3_QuadtreeTUMaxDepthInter=1_SearchRange=32</text:p>
          </table:table-cell>
          <table:table-cell office:value-type="float" office:value="0.5472" calcext:value-type="float">
            <text:p>0.5472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1906" calcext:value-type="float">
            <text:p>0.1906</text:p>
          </table:table-cell>
        </table:table-row>
        <table:table-row table:style-name="ro1">
          <table:table-cell office:value-type="string" calcext:value-type="string">
            <text:p>BipredSearchRange=2_MaxPartitionDepth=3_QuadtreeTUMaxDepthInter=1_SearchRange=32_TestRect=0.9</text:p>
          </table:table-cell>
          <table:table-cell office:value-type="float" office:value="0.4652" calcext:value-type="float">
            <text:p>0.4652</text:p>
          </table:table-cell>
          <table:table-cell office:value-type="float" office:value="0.1147" calcext:value-type="float">
            <text:p>0.1147</text:p>
          </table:table-cell>
          <table:table-cell office:value-type="float" office:value="0.2467" calcext:value-type="float">
            <text:p>0.2467</text:p>
          </table:table-cell>
        </table:table-row>
        <table:table-row table:style-name="ro1">
          <table:table-cell office:value-type="string" calcext:value-type="string">
            <text:p>BipredSearchRange=2_MaxPartitionDepth=3_QuadtreeTUMaxDepthInter=1_SearchRange=32_TestRect=0.8</text:p>
          </table:table-cell>
          <table:table-cell office:value-type="float" office:value="0.6019" calcext:value-type="float">
            <text:p>0.601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977" calcext:value-type="float">
            <text:p>0.1977</text:p>
          </table:table-cell>
        </table:table-row>
        <table:table-row table:style-name="ro1">
          <table:table-cell office:value-type="string" calcext:value-type="string">
            <text:p>BipredSearchRange=2_MaxPartitionDepth=3_QuadtreeTUMaxDepthInter=1_SearchRange=32_TestRect=0.7</text:p>
          </table:table-cell>
          <table:table-cell office:value-type="float" office:value="0.6142" calcext:value-type="float">
            <text:p>0.6142</text:p>
          </table:table-cell>
          <table:table-cell office:value-type="float" office:value="0.1278" calcext:value-type="float">
            <text:p>0.1278</text:p>
          </table:table-cell>
          <table:table-cell office:value-type="float" office:value="0.2081" calcext:value-type="float">
            <text:p>0.2081</text:p>
          </table:table-cell>
        </table:table-row>
        <table:table-row table:style-name="ro1">
          <table:table-cell office:value-type="string" calcext:value-type="string">
            <text:p>BipredSearchRange=0_MaxPartitionDepth=3_QuadtreeTUMaxDepthInter=1_SearchRange=32</text:p>
          </table:table-cell>
          <table:table-cell office:value-type="float" office:value="0.562" calcext:value-type="float">
            <text:p>0.562</text:p>
          </table:table-cell>
          <table:table-cell office:value-type="float" office:value="0.1049" calcext:value-type="float">
            <text:p>0.1049</text:p>
          </table:table-cell>
          <table:table-cell office:value-type="float" office:value="0.1867" calcext:value-type="float">
            <text:p>0.1867</text:p>
          </table:table-cell>
        </table:table-row>
        <table:table-row table:style-name="ro1">
          <table:table-cell office:value-type="string" calcext:value-type="string">
            <text:p>BipredSearchRange=0_MaxPartitionDepth=3_QuadtreeTUMaxDepthInter=1_SearchRange=32_TestRect=0.9</text:p>
          </table:table-cell>
          <table:table-cell office:value-type="float" office:value="0.5971" calcext:value-type="float">
            <text:p>0.5971</text:p>
          </table:table-cell>
          <table:table-cell office:value-type="float" office:value="0.1171" calcext:value-type="float">
            <text:p>0.1171</text:p>
          </table:table-cell>
          <table:table-cell office:value-type="float" office:value="0.196" calcext:value-type="float">
            <text:p>0.196</text:p>
          </table:table-cell>
        </table:table-row>
        <table:table-row table:style-name="ro1">
          <table:table-cell office:value-type="string" calcext:value-type="string">
            <text:p>BipredSearchRange=0_MaxPartitionDepth=3_QuadtreeTUMaxDepthInter=1_SearchRange=32_TestRect=0.8</text:p>
          </table:table-cell>
          <table:table-cell office:value-type="float" office:value="0.6142" calcext:value-type="float">
            <text:p>0.6142</text:p>
          </table:table-cell>
          <table:table-cell office:value-type="float" office:value="0.123" calcext:value-type="float">
            <text:p>0.123</text:p>
          </table:table-cell>
          <table:table-cell office:value-type="float" office:value="0.2002" calcext:value-type="float">
            <text:p>0.2002</text:p>
          </table:table-cell>
        </table:table-row>
        <table:table-row table:style-name="ro1">
          <table:table-cell office:value-type="string" calcext:value-type="string">
            <text:p>BipredSearchRange=0_MaxPartitionDepth=3_QuadtreeTUMaxDepthInter=1_SearchRange=32_TestRect=0.7</text:p>
          </table:table-cell>
          <table:table-cell office:value-type="float" office:value="0.6283" calcext:value-type="float">
            <text:p>0.6283</text:p>
          </table:table-cell>
          <table:table-cell office:value-type="float" office:value="0.1293" calcext:value-type="float">
            <text:p>0.1293</text:p>
          </table:table-cell>
          <table:table-cell office:value-type="float" office:value="0.2057" calcext:value-type="float">
            <text:p>0.2057</text:p>
          </table:table-cell>
        </table:table-row>
        <table:table-row table:style-name="ro1">
          <table:table-cell office:value-type="string" calcext:value-type="string">
            <text:p>BipredSearchRange=0_MaxPartitionDepth=3_QuadtreeTUMaxDepthInter=1_SearchRange=8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1084" calcext:value-type="float">
            <text:p>0.1084</text:p>
          </table:table-cell>
          <table:table-cell office:value-type="float" office:value="0.1911" calcext:value-type="float">
            <text:p>0.1911</text:p>
          </table:table-cell>
        </table:table-row>
        <table:table-row table:style-name="ro1">
          <table:table-cell office:value-type="string" calcext:value-type="string">
            <text:p>BipredSearchRange=0_MaxPartitionDepth=3_QuadtreeTUMaxDepthInter=1_SearchRange=8_TestRect=0.9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1985" calcext:value-type="float">
            <text:p>0.1985</text:p>
          </table:table-cell>
        </table:table-row>
        <table:table-row table:style-name="ro1">
          <table:table-cell office:value-type="string" calcext:value-type="string">
            <text:p>BipredSearchRange=0_MaxPartitionDepth=3_QuadtreeTUMaxDepthInter=1_SearchRange=8_TestRect=0.8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1262" calcext:value-type="float">
            <text:p>0.1262</text:p>
          </table:table-cell>
          <table:table-cell office:value-type="float" office:value="0.2304" calcext:value-type="float">
            <text:p>0.2304</text:p>
          </table:table-cell>
        </table:table-row>
        <table:table-row table:style-name="ro1">
          <table:table-cell office:value-type="string" calcext:value-type="string">
            <text:p>BipredSearchRange=0_MaxPartitionDepth=3_QuadtreeTUMaxDepthInter=1_SearchRange=8_TestRect=0.7</text:p>
          </table:table-cell>
          <table:table-cell office:value-type="float" office:value="0.633" calcext:value-type="float">
            <text:p>0.633</text:p>
          </table:table-cell>
          <table:table-cell office:value-type="float" office:value="0.1325" calcext:value-type="float">
            <text:p>0.1325</text:p>
          </table:table-cell>
          <table:table-cell office:value-type="float" office:value="0.2093" calcext:value-type="float">
            <text:p>0.2093</text:p>
          </table:table-cell>
        </table:table-row>
        <table:table-row table:style-name="ro1">
          <table:table-cell office:value-type="string" calcext:value-type="string">
            <text:p>BipredSearchRange=2_FME=0_QuadtreeTUMaxDepthInter=1_SearchRange=32</text:p>
          </table:table-cell>
          <table:table-cell office:value-type="float" office:value="0.7268" calcext:value-type="float">
            <text:p>0.7268</text:p>
          </table:table-cell>
          <table:table-cell office:value-type="float" office:value="0.1102" calcext:value-type="float">
            <text:p>0.1102</text:p>
          </table:table-cell>
          <table:table-cell office:value-type="float" office:value="0.1516" calcext:value-type="float">
            <text:p>0.1516</text:p>
          </table:table-cell>
        </table:table-row>
        <table:table-row table:style-name="ro1">
          <table:table-cell office:value-type="string" calcext:value-type="string">
            <text:p>BipredSearchRange=2_FME=0_QuadtreeTUMaxDepthInter=1_SearchRange=32_TestRect=0.9</text:p>
          </table:table-cell>
          <table:table-cell office:value-type="float" office:value="0.7401" calcext:value-type="float">
            <text:p>0.7401</text:p>
          </table:table-cell>
          <table:table-cell office:value-type="float" office:value="0.1164" calcext:value-type="float">
            <text:p>0.1164</text:p>
          </table:table-cell>
          <table:table-cell office:value-type="float" office:value="0.1573" calcext:value-type="float">
            <text:p>0.1573</text:p>
          </table:table-cell>
        </table:table-row>
        <table:table-row table:style-name="ro1">
          <table:table-cell office:value-type="string" calcext:value-type="string">
            <text:p>BipredSearchRange=2_FME=0_QuadtreeTUMaxDepthInter=1_SearchRange=32_TestRect=0.8</text:p>
          </table:table-cell>
          <table:table-cell office:value-type="float" office:value="0.6523" calcext:value-type="float">
            <text:p>0.6523</text:p>
          </table:table-cell>
          <table:table-cell office:value-type="float" office:value="0.1164" calcext:value-type="float">
            <text:p>0.1164</text:p>
          </table:table-cell>
          <table:table-cell office:value-type="float" office:value="0.1785" calcext:value-type="float">
            <text:p>0.1785</text:p>
          </table:table-cell>
        </table:table-row>
        <table:table-row table:style-name="ro1">
          <table:table-cell office:value-type="string" calcext:value-type="string">
            <text:p>BipredSearchRange=2_FME=0_QuadtreeTUMaxDepthInter=1_SearchRange=32_TestRect=0.7</text:p>
          </table:table-cell>
          <table:table-cell office:value-type="float" office:value="0.7546" calcext:value-type="float">
            <text:p>0.7546</text:p>
          </table:table-cell>
          <table:table-cell office:value-type="float" office:value="0.1202" calcext:value-type="float">
            <text:p>0.1202</text:p>
          </table:table-cell>
          <table:table-cell office:value-type="float" office:value="0.1594" calcext:value-type="float">
            <text:p>0.1594</text:p>
          </table:table-cell>
        </table:table-row>
        <table:table-row table:style-name="ro1">
          <table:table-cell office:value-type="string" calcext:value-type="string">
            <text:p>BipredSearchRange=2_FME=2_QuadtreeTUMaxDepthInter=1_SearchRange=32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1126" calcext:value-type="float">
            <text:p>0.1126</text:p>
          </table:table-cell>
          <table:table-cell office:value-type="float" office:value="0.2091" calcext:value-type="float">
            <text:p>0.2091</text:p>
          </table:table-cell>
        </table:table-row>
        <table:table-row table:style-name="ro1">
          <table:table-cell office:value-type="string" calcext:value-type="string">
            <text:p>BipredSearchRange=2_FME=2_QuadtreeTUMaxDepthInter=1_SearchRange=32_TestRect=0.9</text:p>
          </table:table-cell>
          <table:table-cell office:value-type="float" office:value="0.4984" calcext:value-type="float">
            <text:p>0.4984</text:p>
          </table:table-cell>
          <table:table-cell office:value-type="float" office:value="0.1173" calcext:value-type="float">
            <text:p>0.1173</text:p>
          </table:table-cell>
          <table:table-cell office:value-type="float" office:value="0.2354" calcext:value-type="float">
            <text:p>0.2354</text:p>
          </table:table-cell>
        </table:table-row>
        <table:table-row table:style-name="ro1">
          <table:table-cell office:value-type="string" calcext:value-type="string">
            <text:p>BipredSearchRange=2_FME=2_QuadtreeTUMaxDepthInter=1_SearchRange=32_TestRect=0.8</text:p>
          </table:table-cell>
          <table:table-cell office:value-type="float" office:value="0.6024" calcext:value-type="float">
            <text:p>0.6024</text:p>
          </table:table-cell>
          <table:table-cell office:value-type="float" office:value="0.1151" calcext:value-type="float">
            <text:p>0.1151</text:p>
          </table:table-cell>
          <table:table-cell office:value-type="float" office:value="0.191" calcext:value-type="float">
            <text:p>0.191</text:p>
          </table:table-cell>
        </table:table-row>
        <table:table-row table:style-name="ro1">
          <table:table-cell office:value-type="string" calcext:value-type="string">
            <text:p>BipredSearchRange=2_FME=2_QuadtreeTUMaxDepthInter=1_SearchRange=32_TestRect=0.7</text:p>
          </table:table-cell>
          <table:table-cell office:value-type="float" office:value="0.6146" calcext:value-type="float">
            <text:p>0.6146</text:p>
          </table:table-cell>
          <table:table-cell office:value-type="float" office:value="0.1194" calcext:value-type="float">
            <text:p>0.1194</text:p>
          </table:table-cell>
          <table:table-cell office:value-type="float" office:value="0.1942" calcext:value-type="float">
            <text:p>0.1942</text:p>
          </table:table-cell>
        </table:table-row>
        <table:table-row table:style-name="ro1">
          <table:table-cell office:value-type="string" calcext:value-type="string">
            <text:p>BipredSearchRange=2_FME=0_QuadtreeTUMaxDepthInter=1_SearchRange=8_TestRect=0.8</text:p>
          </table:table-cell>
          <table:table-cell office:value-type="float" office:value="0.756" calcext:value-type="float">
            <text:p>0.756</text:p>
          </table:table-cell>
          <table:table-cell office:value-type="float" office:value="0.1186" calcext:value-type="float">
            <text:p>0.1186</text:p>
          </table:table-cell>
          <table:table-cell office:value-type="float" office:value="0.1569" calcext:value-type="float">
            <text:p>0.1569</text:p>
          </table:table-cell>
        </table:table-row>
        <table:table-row table:style-name="ro1">
          <table:table-cell office:value-type="string" calcext:value-type="string">
            <text:p>BipredSearchRange=2_FME=0_QuadtreeTUMaxDepthInter=1_SearchRange=8_TestRect=0.9</text:p>
          </table:table-cell>
          <table:table-cell office:value-type="float" office:value="0.749" calcext:value-type="float">
            <text:p>0.749</text:p>
          </table:table-cell>
          <table:table-cell office:value-type="float" office:value="0.1162" calcext:value-type="float">
            <text:p>0.1162</text:p>
          </table:table-cell>
          <table:table-cell office:value-type="float" office:value="0.1551" calcext:value-type="float">
            <text:p>0.1551</text:p>
          </table:table-cell>
        </table:table-row>
        <table:table-row table:style-name="ro1">
          <table:table-cell office:value-type="string" calcext:value-type="string">
            <text:p>BipredSearchRange=2_FME=2_QuadtreeTUMaxDepthInter=1_SearchRange=8</text:p>
          </table:table-cell>
          <table:table-cell office:value-type="float" office:value="0.4344" calcext:value-type="float">
            <text:p>0.4344</text:p>
          </table:table-cell>
          <table:table-cell office:value-type="float" office:value="0.1159" calcext:value-type="float">
            <text:p>0.1159</text:p>
          </table:table-cell>
          <table:table-cell office:value-type="float" office:value="0.2668" calcext:value-type="float">
            <text:p>0.2668</text:p>
          </table:table-cell>
        </table:table-row>
        <table:table-row table:style-name="ro1">
          <table:table-cell office:value-type="string" calcext:value-type="string">
            <text:p>BipredSearchRange=2_FME=2_QuadtreeTUMaxDepthInter=1_SearchRange=8_TestRect=0.9</text:p>
          </table:table-cell>
          <table:table-cell office:value-type="float" office:value="0.5949" calcext:value-type="float">
            <text:p>0.5949</text:p>
          </table:table-cell>
          <table:table-cell office:value-type="float" office:value="0.1164" calcext:value-type="float">
            <text:p>0.1164</text:p>
          </table:table-cell>
          <table:table-cell office:value-type="float" office:value="0.1956" calcext:value-type="float">
            <text:p>0.1956</text:p>
          </table:table-cell>
        </table:table-row>
        <table:table-row table:style-name="ro1">
          <table:table-cell office:value-type="string" calcext:value-type="string">
            <text:p>BipredSearchRange=2_FME=2_QuadtreeTUMaxDepthInter=1_SearchRange=8_TestRect=0.8</text:p>
          </table:table-cell>
          <table:table-cell office:value-type="float" office:value="0.6098" calcext:value-type="float">
            <text:p>0.6098</text:p>
          </table:table-cell>
          <table:table-cell office:value-type="float" office:value="0.1172" calcext:value-type="float">
            <text:p>0.1172</text:p>
          </table:table-cell>
          <table:table-cell office:value-type="float" office:value="0.1923" calcext:value-type="float">
            <text:p>0.1923</text:p>
          </table:table-cell>
        </table:table-row>
        <table:table-row table:style-name="ro1">
          <table:table-cell office:value-type="string" calcext:value-type="string">
            <text:p>BipredSearchRange=2_FME=2_QuadtreeTUMaxDepthInter=1_SearchRange=8_TestRect=0.7</text:p>
          </table:table-cell>
          <table:table-cell office:value-type="float" office:value="0.5183" calcext:value-type="float">
            <text:p>0.5183</text:p>
          </table:table-cell>
          <table:table-cell office:value-type="float" office:value="0.1226" calcext:value-type="float">
            <text:p>0.1226</text:p>
          </table:table-cell>
          <table:table-cell office:value-type="float" office:value="0.2365" calcext:value-type="float">
            <text:p>0.2365</text:p>
          </table:table-cell>
        </table:table-row>
        <table:table-row table:style-name="ro1">
          <table:table-cell office:value-type="string" calcext:value-type="string">
            <text:p>BipredSearchRange=2_FME=0_QuadtreeTUMaxDepthInter=1_SearchRange=8</text:p>
          </table:table-cell>
          <table:table-cell office:value-type="float" office:value="0.7347" calcext:value-type="float">
            <text:p>0.7347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1493" calcext:value-type="float">
            <text:p>0.1493</text:p>
          </table:table-cell>
        </table:table-row>
        <table:table-row table:style-name="ro1">
          <table:table-cell office:value-type="string" calcext:value-type="string">
            <text:p>BipredSearchRange=2_FME=0_QuadtreeTUMaxDepthInter=1_SearchRange=8_TestRect=0.7</text:p>
          </table:table-cell>
          <table:table-cell office:value-type="float" office:value="0.6974" calcext:value-type="float">
            <text:p>0.6974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694" calcext:value-type="float">
            <text:p>0.1694</text:p>
          </table:table-cell>
        </table:table-row>
        <table:table-row table:style-name="ro1">
          <table:table-cell office:value-type="string" calcext:value-type="string">
            <text:p>BipredSearchRange=0_FME=0_QuadtreeTUMaxDepthInter=1_SearchRange=32_TestRect=0.9</text:p>
          </table:table-cell>
          <table:table-cell office:value-type="float" office:value="0.6626" calcext:value-type="float">
            <text:p>0.6626</text:p>
          </table:table-cell>
          <table:table-cell office:value-type="float" office:value="0.1178" calcext:value-type="float">
            <text:p>0.1178</text:p>
          </table:table-cell>
          <table:table-cell office:value-type="float" office:value="0.1778" calcext:value-type="float">
            <text:p>0.1778</text:p>
          </table:table-cell>
        </table:table-row>
        <table:table-row table:style-name="ro1">
          <table:table-cell office:value-type="string" calcext:value-type="string">
            <text:p>BipredSearchRange=0_FME=2_QuadtreeTUMaxDepthInter=1_SearchRange=8</text:p>
          </table:table-cell>
          <table:table-cell office:value-type="float" office:value="0.4643" calcext:value-type="float">
            <text:p>0.4643</text:p>
          </table:table-cell>
          <table:table-cell office:value-type="float" office:value="0.1209" calcext:value-type="float">
            <text:p>0.1209</text:p>
          </table:table-cell>
          <table:table-cell office:value-type="float" office:value="0.2605" calcext:value-type="float">
            <text:p>0.2605</text:p>
          </table:table-cell>
        </table:table-row>
        <table:table-row table:style-name="ro1">
          <table:table-cell office:value-type="string" calcext:value-type="string">
            <text:p>BipredSearchRange=0_FME=2_QuadtreeTUMaxDepthInter=1_SearchRange=8_TestRect=0.9</text:p>
          </table:table-cell>
          <table:table-cell office:value-type="float" office:value="0.4918" calcext:value-type="float">
            <text:p>0.4918</text:p>
          </table:table-cell>
          <table:table-cell office:value-type="float" office:value="0.1251" calcext:value-type="float">
            <text:p>0.1251</text:p>
          </table:table-cell>
          <table:table-cell office:value-type="float" office:value="0.2544" calcext:value-type="float">
            <text:p>0.2544</text:p>
          </table:table-cell>
        </table:table-row>
        <table:table-row table:style-name="ro1">
          <table:table-cell office:value-type="string" calcext:value-type="string">
            <text:p>BipredSearchRange=0_FME=2_QuadtreeTUMaxDepthInter=1_SearchRange=8_TestRect=0.8</text:p>
          </table:table-cell>
          <table:table-cell office:value-type="float" office:value="0.5195" calcext:value-type="float">
            <text:p>0.5195</text:p>
          </table:table-cell>
          <table:table-cell office:value-type="float" office:value="0.1284" calcext:value-type="float">
            <text:p>0.1284</text:p>
          </table:table-cell>
          <table:table-cell office:value-type="float" office:value="0.2471" calcext:value-type="float">
            <text:p>0.2471</text:p>
          </table:table-cell>
        </table:table-row>
        <table:table-row table:style-name="ro1">
          <table:table-cell office:value-type="string" calcext:value-type="string">
            <text:p>BipredSearchRange=0_FME=2_QuadtreeTUMaxDepthInter=1_SearchRange=8_TestRect=0.7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1312" calcext:value-type="float">
            <text:p>0.1312</text:p>
          </table:table-cell>
          <table:table-cell office:value-type="float" office:value="0.2448" calcext:value-type="float">
            <text:p>0.2448</text:p>
          </table:table-cell>
        </table:table-row>
        <table:table-row table:style-name="ro1">
          <table:table-cell office:value-type="string" calcext:value-type="string">
            <text:p>BipredSearchRange=0_FME=0_QuadtreeTUMaxDepthInter=1_SearchRange=8</text:p>
          </table:table-cell>
          <table:table-cell office:value-type="float" office:value="0.6549" calcext:value-type="float">
            <text:p>0.6549</text:p>
          </table:table-cell>
          <table:table-cell office:value-type="float" office:value="0.1221" calcext:value-type="float">
            <text:p>0.1221</text:p>
          </table:table-cell>
          <table:table-cell office:value-type="float" office:value="0.1865" calcext:value-type="float">
            <text:p>0.1865</text:p>
          </table:table-cell>
        </table:table-row>
        <table:table-row table:style-name="ro1">
          <table:table-cell office:value-type="string" calcext:value-type="string">
            <text:p>BipredSearchRange=0_FME=0_QuadtreeTUMaxDepthInter=1_SearchRange=8_TestRect=0.9</text:p>
          </table:table-cell>
          <table:table-cell office:value-type="float" office:value="0.739" calcext:value-type="float">
            <text:p>0.739</text:p>
          </table:table-cell>
          <table:table-cell office:value-type="float" office:value="0.1172" calcext:value-type="float">
            <text:p>0.1172</text:p>
          </table:table-cell>
          <table:table-cell office:value-type="float" office:value="0.1587" calcext:value-type="float">
            <text:p>0.1587</text:p>
          </table:table-cell>
        </table:table-row>
        <table:table-row table:style-name="ro1">
          <table:table-cell office:value-type="string" calcext:value-type="string">
            <text:p>BipredSearchRange=0_FME=0_QuadtreeTUMaxDepthInter=1_SearchRange=8_TestRect=0.8</text:p>
          </table:table-cell>
          <table:table-cell office:value-type="float" office:value="0.769" calcext:value-type="float">
            <text:p>0.769</text:p>
          </table:table-cell>
          <table:table-cell office:value-type="float" office:value="0.1228" calcext:value-type="float">
            <text:p>0.1228</text:p>
          </table:table-cell>
          <table:table-cell office:value-type="float" office:value="0.1597" calcext:value-type="float">
            <text:p>0.1597</text:p>
          </table:table-cell>
        </table:table-row>
        <table:table-row table:style-name="ro1">
          <table:table-cell office:value-type="string" calcext:value-type="string">
            <text:p>BipredSearchRange=0_FME=0_QuadtreeTUMaxDepthInter=1_SearchRange=8_TestRect=0.7</text:p>
          </table:table-cell>
          <table:table-cell office:value-type="float" office:value="0.7735" calcext:value-type="float">
            <text:p>0.7735</text:p>
          </table:table-cell>
          <table:table-cell office:value-type="float" office:value="0.1279" calcext:value-type="float">
            <text:p>0.1279</text:p>
          </table:table-cell>
          <table:table-cell office:value-type="float" office:value="0.1654" calcext:value-type="float">
            <text:p>0.1654</text:p>
          </table:table-cell>
        </table:table-row>
        <table:table-row table:style-name="ro1">
          <table:table-cell office:value-type="string" calcext:value-type="string">
            <text:p>BipredSearchRange=0_FME=0_QuadtreeTUMaxDepthInter=1_SearchRange=32_TestRect=0.8</text:p>
          </table:table-cell>
          <table:table-cell office:value-type="float" office:value="0.699" calcext:value-type="float">
            <text:p>0.699</text:p>
          </table:table-cell>
          <table:table-cell office:value-type="float" office:value="0.1212" calcext:value-type="float">
            <text:p>0.1212</text:p>
          </table:table-cell>
          <table:table-cell office:value-type="float" office:value="0.1734" calcext:value-type="float">
            <text:p>0.1734</text:p>
          </table:table-cell>
        </table:table-row>
        <table:table-row table:style-name="ro1">
          <table:table-cell office:value-type="string" calcext:value-type="string">
            <text:p>BipredSearchRange=0_FME=0_QuadtreeTUMaxDepthInter=1_SearchRange=32</text:p>
          </table:table-cell>
          <table:table-cell office:value-type="float" office:value="0.7415" calcext:value-type="float">
            <text:p>0.7415</text:p>
          </table:table-cell>
          <table:table-cell office:value-type="float" office:value="0.1206" calcext:value-type="float">
            <text:p>0.1206</text:p>
          </table:table-cell>
          <table:table-cell office:value-type="float" office:value="0.1626" calcext:value-type="float">
            <text:p>0.1626</text:p>
          </table:table-cell>
        </table:table-row>
        <table:table-row table:style-name="ro1">
          <table:table-cell office:value-type="string" calcext:value-type="string">
            <text:p>BipredSearchRange=0_FME=0_QuadtreeTUMaxDepthInter=1_SearchRange=32_TestRect=0.7</text:p>
          </table:table-cell>
          <table:table-cell office:value-type="float" office:value="0.7627" calcext:value-type="float">
            <text:p>0.7627</text:p>
          </table:table-cell>
          <table:table-cell office:value-type="float" office:value="0.128" calcext:value-type="float">
            <text:p>0.128</text:p>
          </table:table-cell>
          <table:table-cell office:value-type="float" office:value="0.1678" calcext:value-type="float">
            <text:p>0.1678</text:p>
          </table:table-cell>
        </table:table-row>
        <table:table-row table:style-name="ro1">
          <table:table-cell office:value-type="string" calcext:value-type="string">
            <text:p>BipredSearchRange=0_FME=2_QuadtreeTUMaxDepthInter=1_SearchRange=32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1222" calcext:value-type="float">
            <text:p>0.1222</text:p>
          </table:table-cell>
          <table:table-cell office:value-type="float" office:value="0.2132" calcext:value-type="float">
            <text:p>0.2132</text:p>
          </table:table-cell>
        </table:table-row>
        <table:table-row table:style-name="ro1">
          <table:table-cell office:value-type="string" calcext:value-type="string">
            <text:p>BipredSearchRange=0_FME=2_QuadtreeTUMaxDepthInter=1_SearchRange=32_TestRect=0.9</text:p>
          </table:table-cell>
          <table:table-cell office:value-type="float" office:value="0.493" calcext:value-type="float">
            <text:p>0.493</text:p>
          </table:table-cell>
          <table:table-cell office:value-type="float" office:value="0.1275" calcext:value-type="float">
            <text:p>0.1275</text:p>
          </table:table-cell>
          <table:table-cell office:value-type="float" office:value="0.2585" calcext:value-type="float">
            <text:p>0.2585</text:p>
          </table:table-cell>
        </table:table-row>
        <table:table-row table:style-name="ro1">
          <table:table-cell office:value-type="string" calcext:value-type="string">
            <text:p>BipredSearchRange=0_FME=2_QuadtreeTUMaxDepthInter=1_SearchRange=32_TestRect=0.8</text:p>
          </table:table-cell>
          <table:table-cell office:value-type="float" office:value="0.6171" calcext:value-type="float">
            <text:p>0.6171</text:p>
          </table:table-cell>
          <table:table-cell office:value-type="float" office:value="0.1302" calcext:value-type="float">
            <text:p>0.1302</text:p>
          </table:table-cell>
          <table:table-cell office:value-type="float" office:value="0.2109" calcext:value-type="float">
            <text:p>0.2109</text:p>
          </table:table-cell>
        </table:table-row>
        <table:table-row table:style-name="ro1">
          <table:table-cell office:value-type="string" calcext:value-type="string">
            <text:p>BipredSearchRange=0_FME=2_QuadtreeTUMaxDepthInter=1_SearchRange=32_TestRect=0.7</text:p>
          </table:table-cell>
          <table:table-cell office:value-type="float" office:value="0.5269" calcext:value-type="float">
            <text:p>0.5269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2406" calcext:value-type="float">
            <text:p>0.2406</text:p>
          </table:table-cell>
        </table:table-row>
        <table:table-row table:style-name="ro1">
          <table:table-cell office:value-type="string" calcext:value-type="string">
            <text:p>BipredSearchRange=2_MaxPartitionDepth=2_QuadtreeTUMaxDepthInter=1_SearchRange=32</text:p>
          </table:table-cell>
          <table:table-cell office:value-type="float" office:value="0.7269" calcext:value-type="float">
            <text:p>0.7269</text:p>
          </table:table-cell>
          <table:table-cell office:value-type="float" office:value="0.3557" calcext:value-type="float">
            <text:p>0.3557</text:p>
          </table:table-cell>
          <table:table-cell office:value-type="float" office:value="0.4894" calcext:value-type="float">
            <text:p>0.4894</text:p>
          </table:table-cell>
        </table:table-row>
        <table:table-row table:style-name="ro1">
          <table:table-cell office:value-type="string" calcext:value-type="string">
            <text:p>BipredSearchRange=2_MaxPartitionDepth=2_QuadtreeTUMaxDepthInter=1_SearchRange=32_TestRect=0.9</text:p>
          </table:table-cell>
          <table:table-cell office:value-type="float" office:value="0.7482" calcext:value-type="float">
            <text:p>0.7482</text:p>
          </table:table-cell>
          <table:table-cell office:value-type="float" office:value="0.3893" calcext:value-type="float">
            <text:p>0.3893</text:p>
          </table:table-cell>
          <table:table-cell office:value-type="float" office:value="0.5202" calcext:value-type="float">
            <text:p>0.5202</text:p>
          </table:table-cell>
        </table:table-row>
        <table:table-row table:style-name="ro1">
          <table:table-cell office:value-type="string" calcext:value-type="string">
            <text:p>BipredSearchRange=2_MaxPartitionDepth=2_QuadtreeTUMaxDepthInter=1_SearchRange=32_TestRect=0.8</text:p>
          </table:table-cell>
          <table:table-cell office:value-type="float" office:value="0.7594" calcext:value-type="float">
            <text:p>0.7594</text:p>
          </table:table-cell>
          <table:table-cell office:value-type="float" office:value="0.4083" calcext:value-type="float">
            <text:p>0.4083</text:p>
          </table:table-cell>
          <table:table-cell office:value-type="float" office:value="0.5377" calcext:value-type="float">
            <text:p>0.5377</text:p>
          </table:table-cell>
        </table:table-row>
        <table:table-row table:style-name="ro1">
          <table:table-cell office:value-type="string" calcext:value-type="string">
            <text:p>BipredSearchRange=2_MaxPartitionDepth=2_QuadtreeTUMaxDepthInter=1_SearchRange=32_TestRect=0.7</text:p>
          </table:table-cell>
          <table:table-cell office:value-type="float" office:value="0.7046" calcext:value-type="float">
            <text:p>0.7046</text:p>
          </table:table-cell>
          <table:table-cell office:value-type="float" office:value="0.4215" calcext:value-type="float">
            <text:p>0.4215</text:p>
          </table:table-cell>
          <table:table-cell office:value-type="float" office:value="0.5982" calcext:value-type="float">
            <text:p>0.5982</text:p>
          </table:table-cell>
        </table:table-row>
        <table:table-row table:style-name="ro1">
          <table:table-cell office:value-type="string" calcext:value-type="string">
            <text:p>BipredSearchRange=2_MaxPartitionDepth=2_QuadtreeTUMaxDepthInter=1_SearchRange=8</text:p>
          </table:table-cell>
          <table:table-cell office:value-type="float" office:value="0.6568" calcext:value-type="float">
            <text:p>0.6568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5447" calcext:value-type="float">
            <text:p>0.5447</text:p>
          </table:table-cell>
        </table:table-row>
        <table:table-row table:style-name="ro1">
          <table:table-cell office:value-type="string" calcext:value-type="string">
            <text:p>BipredSearchRange=2_MaxPartitionDepth=2_QuadtreeTUMaxDepthInter=1_SearchRange=8_TestRect=0.9</text:p>
          </table:table-cell>
          <table:table-cell office:value-type="float" office:value="0.7516" calcext:value-type="float">
            <text:p>0.7516</text:p>
          </table:table-cell>
          <table:table-cell office:value-type="float" office:value="0.3921" calcext:value-type="float">
            <text:p>0.3921</text:p>
          </table:table-cell>
          <table:table-cell office:value-type="float" office:value="0.5217" calcext:value-type="float">
            <text:p>0.5217</text:p>
          </table:table-cell>
        </table:table-row>
        <table:table-row table:style-name="ro1">
          <table:table-cell office:value-type="string" calcext:value-type="string">
            <text:p>BipredSearchRange=2_MaxPartitionDepth=2_QuadtreeTUMaxDepthInter=1_SearchRange=8_TestRect=0.8</text:p>
          </table:table-cell>
          <table:table-cell office:value-type="float" office:value="0.7621" calcext:value-type="float">
            <text:p>0.7621</text:p>
          </table:table-cell>
          <table:table-cell office:value-type="float" office:value="0.4095" calcext:value-type="float">
            <text:p>0.4095</text:p>
          </table:table-cell>
          <table:table-cell office:value-type="float" office:value="0.5373" calcext:value-type="float">
            <text:p>0.5373</text:p>
          </table:table-cell>
        </table:table-row>
        <table:table-row table:style-name="ro1">
          <table:table-cell office:value-type="string" calcext:value-type="string">
            <text:p>BipredSearchRange=2_MaxPartitionDepth=2_QuadtreeTUMaxDepthInter=1_SearchRange=8_TestRect=0.7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4207" calcext:value-type="float">
            <text:p>0.4207</text:p>
          </table:table-cell>
          <table:table-cell office:value-type="float" office:value="0.594" calcext:value-type="float">
            <text:p>0.594</text:p>
          </table:table-cell>
        </table:table-row>
        <table:table-row table:style-name="ro1">
          <table:table-cell office:value-type="string" calcext:value-type="string">
            <text:p>BipredSearchRange=0_MaxPartitionDepth=2_QuadtreeTUMaxDepthInter=1_SearchRange=32</text:p>
          </table:table-cell>
          <table:table-cell office:value-type="float" office:value="0.6623" calcext:value-type="float">
            <text:p>0.6623</text:p>
          </table:table-cell>
          <table:table-cell office:value-type="float" office:value="0.3611" calcext:value-type="float">
            <text:p>0.3611</text:p>
          </table:table-cell>
          <table:table-cell office:value-type="float" office:value="0.5453" calcext:value-type="float">
            <text:p>0.5453</text:p>
          </table:table-cell>
        </table:table-row>
        <table:table-row table:style-name="ro1">
          <table:table-cell office:value-type="string" calcext:value-type="string">
            <text:p>BipredSearchRange=0_MaxPartitionDepth=2_QuadtreeTUMaxDepthInter=1_SearchRange=32_TestRect=0.9</text:p>
          </table:table-cell>
          <table:table-cell office:value-type="float" office:value="0.6888" calcext:value-type="float">
            <text:p>0.6888</text:p>
          </table:table-cell>
          <table:table-cell office:value-type="float" office:value="0.3937" calcext:value-type="float">
            <text:p>0.3937</text:p>
          </table:table-cell>
          <table:table-cell office:value-type="float" office:value="0.5716" calcext:value-type="float">
            <text:p>0.5716</text:p>
          </table:table-cell>
        </table:table-row>
        <table:table-row table:style-name="ro1">
          <table:table-cell office:value-type="string" calcext:value-type="string">
            <text:p>BipredSearchRange=0_MaxPartitionDepth=2_QuadtreeTUMaxDepthInter=1_SearchRange=32_TestRect=0.8</text:p>
          </table:table-cell>
          <table:table-cell office:value-type="float" office:value="0.7652" calcext:value-type="float">
            <text:p>0.7652</text:p>
          </table:table-cell>
          <table:table-cell office:value-type="float" office:value="0.4118" calcext:value-type="float">
            <text:p>0.4118</text:p>
          </table:table-cell>
          <table:table-cell office:value-type="float" office:value="0.5381" calcext:value-type="float">
            <text:p>0.5381</text:p>
          </table:table-cell>
        </table:table-row>
        <table:table-row table:style-name="ro1">
          <table:table-cell office:value-type="string" calcext:value-type="string">
            <text:p>BipredSearchRange=0_MaxPartitionDepth=2_QuadtreeTUMaxDepthInter=1_SearchRange=32_TestRect=0.7</text:p>
          </table:table-cell>
          <table:table-cell office:value-type="float" office:value="0.771" calcext:value-type="float">
            <text:p>0.771</text:p>
          </table:table-cell>
          <table:table-cell office:value-type="float" office:value="0.4268" calcext:value-type="float">
            <text:p>0.4268</text:p>
          </table:table-cell>
          <table:table-cell office:value-type="float" office:value="0.5536" calcext:value-type="float">
            <text:p>0.5536</text:p>
          </table:table-cell>
        </table:table-row>
        <table:table-row table:style-name="ro1">
          <table:table-cell office:value-type="string" calcext:value-type="string">
            <text:p>BipredSearchRange=0_MaxPartitionDepth=2_QuadtreeTUMaxDepthInter=1_SearchRange=8</text:p>
          </table:table-cell>
          <table:table-cell office:value-type="float" office:value="0.7373" calcext:value-type="float">
            <text:p>0.7373</text:p>
          </table:table-cell>
          <table:table-cell office:value-type="float" office:value="0.3605" calcext:value-type="float">
            <text:p>0.3605</text:p>
          </table:table-cell>
          <table:table-cell office:value-type="float" office:value="0.489" calcext:value-type="float">
            <text:p>0.489</text:p>
          </table:table-cell>
        </table:table-row>
        <table:table-row table:style-name="ro1">
          <table:table-cell office:value-type="string" calcext:value-type="string">
            <text:p>BipredSearchRange=0_MaxPartitionDepth=2_QuadtreeTUMaxDepthInter=1_SearchRange=8_TestRect=0.9</text:p>
          </table:table-cell>
          <table:table-cell office:value-type="float" office:value="0.7381" calcext:value-type="float">
            <text:p>0.7381</text:p>
          </table:table-cell>
          <table:table-cell office:value-type="float" office:value="0.3951" calcext:value-type="float">
            <text:p>0.3951</text:p>
          </table:table-cell>
          <table:table-cell office:value-type="float" office:value="0.5352" calcext:value-type="float">
            <text:p>0.5352</text:p>
          </table:table-cell>
        </table:table-row>
        <table:table-row table:style-name="ro1">
          <table:table-cell office:value-type="string" calcext:value-type="string">
            <text:p>BipredSearchRange=0_MaxPartitionDepth=2_QuadtreeTUMaxDepthInter=1_SearchRange=8_TestRect=0.8</text:p>
          </table:table-cell>
          <table:table-cell office:value-type="float" office:value="0.7111" calcext:value-type="float">
            <text:p>0.7111</text:p>
          </table:table-cell>
          <table:table-cell office:value-type="float" office:value="0.4139" calcext:value-type="float">
            <text:p>0.4139</text:p>
          </table:table-cell>
          <table:table-cell office:value-type="float" office:value="0.582" calcext:value-type="float">
            <text:p>0.582</text:p>
          </table:table-cell>
        </table:table-row>
        <table:table-row table:style-name="ro1">
          <table:table-cell office:value-type="string" calcext:value-type="string">
            <text:p>BipredSearchRange=0_MaxPartitionDepth=2_QuadtreeTUMaxDepthInter=1_SearchRange=8_TestRect=0.7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4253" calcext:value-type="float">
            <text:p>0.4253</text:p>
          </table:table-cell>
          <table:table-cell office:value-type="float" office:value="0.5479" calcext:value-type="float">
            <text:p>0.5479</text:p>
          </table:table-cell>
        </table:table-row>
        <table:table-row table:style-name="ro1">
          <table:table-cell office:value-type="string" calcext:value-type="string">
            <text:p>BipredSearchRange=2_MaxPartitionDepth=1_QuadtreeTUMaxDepthInter=1_SearchRange=32</text:p>
          </table:table-cell>
          <table:table-cell office:value-type="float" office:value="0.8456" calcext:value-type="float">
            <text:p>0.8456</text:p>
          </table:table-cell>
          <table:table-cell office:value-type="float" office:value="0.9124" calcext:value-type="float">
            <text:p>0.9124</text:p>
          </table:table-cell>
          <table:table-cell office:value-type="float" office:value="1.079" calcext:value-type="float">
            <text:p>1.079</text:p>
          </table:table-cell>
        </table:table-row>
        <table:table-row table:style-name="ro1">
          <table:table-cell office:value-type="string" calcext:value-type="string">
            <text:p>BipredSearchRange=2_MaxPartitionDepth=1_QuadtreeTUMaxDepthInter=1_SearchRange=32_TestRect=0.9</text:p>
          </table:table-cell>
          <table:table-cell office:value-type="float" office:value="0.8537" calcext:value-type="float">
            <text:p>0.8537</text:p>
          </table:table-cell>
          <table:table-cell office:value-type="float" office:value="0.9511" calcext:value-type="float">
            <text:p>0.9511</text:p>
          </table:table-cell>
          <table:table-cell office:value-type="float" office:value="1.1142" calcext:value-type="float">
            <text:p>1.1142</text:p>
          </table:table-cell>
        </table:table-row>
        <table:table-row table:style-name="ro1">
          <table:table-cell office:value-type="string" calcext:value-type="string">
            <text:p>BipredSearchRange=2_MaxPartitionDepth=1_QuadtreeTUMaxDepthInter=1_SearchRange=32_TestRect=0.8</text:p>
          </table:table-cell>
          <table:table-cell office:value-type="float" office:value="0.864" calcext:value-type="float">
            <text:p>0.864</text:p>
          </table:table-cell>
          <table:table-cell office:value-type="float" office:value="0.9681" calcext:value-type="float">
            <text:p>0.9681</text:p>
          </table:table-cell>
          <table:table-cell office:value-type="float" office:value="1.1205" calcext:value-type="float">
            <text:p>1.1205</text:p>
          </table:table-cell>
        </table:table-row>
        <table:table-row table:style-name="ro1">
          <table:table-cell office:value-type="string" calcext:value-type="string">
            <text:p>BipredSearchRange=2_MaxPartitionDepth=1_QuadtreeTUMaxDepthInter=1_SearchRange=32_TestRect=0.7</text:p>
          </table:table-cell>
          <table:table-cell office:value-type="float" office:value="0.8363" calcext:value-type="float">
            <text:p>0.8363</text:p>
          </table:table-cell>
          <table:table-cell office:value-type="float" office:value="0.9854" calcext:value-type="float">
            <text:p>0.9854</text:p>
          </table:table-cell>
          <table:table-cell office:value-type="float" office:value="1.1783" calcext:value-type="float">
            <text:p>1.1783</text:p>
          </table:table-cell>
        </table:table-row>
        <table:table-row table:style-name="ro1">
          <table:table-cell office:value-type="string" calcext:value-type="string">
            <text:p>BipredSearchRange=2_MaxPartitionDepth=1_QuadtreeTUMaxDepthInter=1_SearchRange=8</text:p>
          </table:table-cell>
          <table:table-cell office:value-type="float" office:value="0.8214" calcext:value-type="float">
            <text:p>0.8214</text:p>
          </table:table-cell>
          <table:table-cell office:value-type="float" office:value="0.9136" calcext:value-type="float">
            <text:p>0.9136</text:p>
          </table:table-cell>
          <table:table-cell office:value-type="float" office:value="1.1122" calcext:value-type="float">
            <text:p>1.1122</text:p>
          </table:table-cell>
        </table:table-row>
        <table:table-row table:style-name="ro1">
          <table:table-cell office:value-type="string" calcext:value-type="string">
            <text:p>BipredSearchRange=2_MaxPartitionDepth=1_QuadtreeTUMaxDepthInter=1_SearchRange=8_TestRect=0.9</text:p>
          </table:table-cell>
          <table:table-cell office:value-type="float" office:value="0.8598" calcext:value-type="float">
            <text:p>0.8598</text:p>
          </table:table-cell>
          <table:table-cell office:value-type="float" office:value="0.9531" calcext:value-type="float">
            <text:p>0.9531</text:p>
          </table:table-cell>
          <table:table-cell office:value-type="float" office:value="1.1085" calcext:value-type="float">
            <text:p>1.1085</text:p>
          </table:table-cell>
        </table:table-row>
        <table:table-row table:style-name="ro1">
          <table:table-cell office:value-type="string" calcext:value-type="string">
            <text:p>BipredSearchRange=2_MaxPartitionDepth=1_QuadtreeTUMaxDepthInter=1_SearchRange=8_TestRect=0.8</text:p>
          </table:table-cell>
          <table:table-cell office:value-type="float" office:value="0.8656" calcext:value-type="float">
            <text:p>0.8656</text:p>
          </table:table-cell>
          <table:table-cell office:value-type="float" office:value="0.9714" calcext:value-type="float">
            <text:p>0.9714</text:p>
          </table:table-cell>
          <table:table-cell office:value-type="float" office:value="1.1221" calcext:value-type="float">
            <text:p>1.1221</text:p>
          </table:table-cell>
        </table:table-row>
        <table:table-row table:style-name="ro1">
          <table:table-cell office:value-type="string" calcext:value-type="string">
            <text:p>BipredSearchRange=2_MaxPartitionDepth=1_QuadtreeTUMaxDepthInter=1_SearchRange=8_TestRect=0.7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9878" calcext:value-type="float">
            <text:p>0.9878</text:p>
          </table:table-cell>
          <table:table-cell office:value-type="float" office:value="1.1349" calcext:value-type="float">
            <text:p>1.1349</text:p>
          </table:table-cell>
        </table:table-row>
        <table:table-row table:style-name="ro1">
          <table:table-cell office:value-type="string" calcext:value-type="string">
            <text:p>BipredSearchRange=0_MaxPartitionDepth=1_QuadtreeTUMaxDepthInter=1_SearchRange=8</text:p>
          </table:table-cell>
          <table:table-cell office:value-type="float" office:value="0.8513" calcext:value-type="float">
            <text:p>0.8513</text:p>
          </table:table-cell>
          <table:table-cell office:value-type="float" office:value="0.9171" calcext:value-type="float">
            <text:p>0.9171</text:p>
          </table:table-cell>
          <table:table-cell office:value-type="float" office:value="1.0773" calcext:value-type="float">
            <text:p>1.0773</text:p>
          </table:table-cell>
        </table:table-row>
        <table:table-row table:style-name="ro1">
          <table:table-cell office:value-type="string" calcext:value-type="string">
            <text:p>BipredSearchRange=0_MaxPartitionDepth=1_QuadtreeTUMaxDepthInter=1_SearchRange=8_TestRect=0.9</text:p>
          </table:table-cell>
          <table:table-cell office:value-type="float" office:value="0.863" calcext:value-type="float">
            <text:p>0.863</text:p>
          </table:table-cell>
          <table:table-cell office:value-type="float" office:value="0.9559" calcext:value-type="float">
            <text:p>0.9559</text:p>
          </table:table-cell>
          <table:table-cell office:value-type="float" office:value="1.1076" calcext:value-type="float">
            <text:p>1.1076</text:p>
          </table:table-cell>
        </table:table-row>
        <table:table-row table:style-name="ro1">
          <table:table-cell office:value-type="string" calcext:value-type="string">
            <text:p>BipredSearchRange=0_MaxPartitionDepth=1_QuadtreeTUMaxDepthInter=1_SearchRange=8_TestRect=0.8</text:p>
          </table:table-cell>
          <table:table-cell office:value-type="float" office:value="0.865" calcext:value-type="float">
            <text:p>0.865</text:p>
          </table:table-cell>
          <table:table-cell office:value-type="float" office:value="0.9734" calcext:value-type="float">
            <text:p>0.9734</text:p>
          </table:table-cell>
          <table:table-cell office:value-type="float" office:value="1.1253" calcext:value-type="float">
            <text:p>1.1253</text:p>
          </table:table-cell>
        </table:table-row>
        <table:table-row table:style-name="ro1">
          <table:table-cell office:value-type="string" calcext:value-type="string">
            <text:p>BipredSearchRange=0_MaxPartitionDepth=1_QuadtreeTUMaxDepthInter=1_SearchRange=8_TestRect=0.7</text:p>
          </table:table-cell>
          <table:table-cell office:value-type="float" office:value="0.8732" calcext:value-type="float">
            <text:p>0.8732</text:p>
          </table:table-cell>
          <table:table-cell office:value-type="float" office:value="0.994" calcext:value-type="float">
            <text:p>0.994</text:p>
          </table:table-cell>
          <table:table-cell office:value-type="float" office:value="1.1383" calcext:value-type="float">
            <text:p>1.1383</text:p>
          </table:table-cell>
        </table:table-row>
        <table:table-row table:style-name="ro1">
          <table:table-cell office:value-type="string" calcext:value-type="string">
            <text:p>BipredSearchRange=0_MaxPartitionDepth=1_QuadtreeTUMaxDepthInter=1_SearchRange=32</text:p>
          </table:table-cell>
          <table:table-cell office:value-type="float" office:value="0.8117" calcext:value-type="float">
            <text:p>0.8117</text:p>
          </table:table-cell>
          <table:table-cell office:value-type="float" office:value="0.9147" calcext:value-type="float">
            <text:p>0.9147</text:p>
          </table:table-cell>
          <table:table-cell office:value-type="float" office:value="1.1269" calcext:value-type="float">
            <text:p>1.1269</text:p>
          </table:table-cell>
        </table:table-row>
        <table:table-row table:style-name="ro1">
          <table:table-cell office:value-type="string" calcext:value-type="string">
            <text:p>BipredSearchRange=0_MaxPartitionDepth=1_QuadtreeTUMaxDepthInter=1_SearchRange=32_TestRect=0.9</text:p>
          </table:table-cell>
          <table:table-cell office:value-type="float" office:value="0.8277" calcext:value-type="float">
            <text:p>0.8277</text:p>
          </table:table-cell>
          <table:table-cell office:value-type="float" office:value="0.9548" calcext:value-type="float">
            <text:p>0.9548</text:p>
          </table:table-cell>
          <table:table-cell office:value-type="float" office:value="1.1536" calcext:value-type="float">
            <text:p>1.1536</text:p>
          </table:table-cell>
        </table:table-row>
        <table:table-row table:style-name="ro1">
          <table:table-cell office:value-type="string" calcext:value-type="string">
            <text:p>BipredSearchRange=0_MaxPartitionDepth=1_QuadtreeTUMaxDepthInter=1_SearchRange=32_TestRect=0.8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9727" calcext:value-type="float">
            <text:p>0.9727</text:p>
          </table:table-cell>
          <table:table-cell office:value-type="float" office:value="1.1218" calcext:value-type="float">
            <text:p>1.1218</text:p>
          </table:table-cell>
        </table:table-row>
        <table:table-row table:style-name="ro1">
          <table:table-cell office:value-type="string" calcext:value-type="string">
            <text:p>BipredSearchRange=0_MaxPartitionDepth=1_QuadtreeTUMaxDepthInter=1_SearchRange=32_TestRect=0.7</text:p>
          </table:table-cell>
          <table:table-cell office:value-type="float" office:value="0.8717" calcext:value-type="float">
            <text:p>0.8717</text:p>
          </table:table-cell>
          <table:table-cell office:value-type="float" office:value="0.993" calcext:value-type="float">
            <text:p>0.993</text:p>
          </table:table-cell>
          <table:table-cell office:value-type="float" office:value="1.1392" calcext:value-type="float">
            <text:p>1.1392</text:p>
          </table:table-cell>
        </table:table-row>
        <table:table-row table:style-name="ro1">
          <table:table-cell office:value-type="string" calcext:value-type="string">
            <text:p>BipredSearchRange=2_RefFrames=3_SearchRange=8_TestRect=0.6</text:p>
          </table:table-cell>
          <table:table-cell office:value-type="float" office:value="0.4838" calcext:value-type="float">
            <text:p>0.4838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264" calcext:value-type="float">
            <text:p>0.0264</text:p>
          </table:table-cell>
        </table:table-row>
        <table:table-row table:style-name="ro1">
          <table:table-cell office:value-type="string" calcext:value-type="string">
            <text:p>BipredSearchRange=2_QuadtreeTUMaxDepthInter=2_RefFrames=3_SearchRange=8_TestRect=0.6</text:p>
          </table:table-cell>
          <table:table-cell office:value-type="float" office:value="0.4972" calcext:value-type="float">
            <text:p>0.4972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346" calcext:value-type="float">
            <text:p>0.0346</text:p>
          </table:table-cell>
        </table:table-row>
        <table:table-row table:style-name="ro1">
          <table:table-cell office:value-type="string" calcext:value-type="string">
            <text:p>BipredSearchRange=2_QuadtreeTUMaxDepthInter=1_RefFrames=3_SearchRange=8_TestRect=0.6</text:p>
          </table:table-cell>
          <table:table-cell office:value-type="float" office:value="0.4953" calcext:value-type="float">
            <text:p>0.4953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0451" calcext:value-type="float">
            <text:p>0.0451</text:p>
          </table:table-cell>
        </table:table-row>
        <table:table-row table:style-name="ro1">
          <table:table-cell office:value-type="string" calcext:value-type="string">
            <text:p>BipredSearchRange=2_RefFrames=3_SearchRange=32_TestRect=0.6</text:p>
          </table:table-cell>
          <table:table-cell office:value-type="float" office:value="0.344" calcext:value-type="float">
            <text:p>0.344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375" calcext:value-type="float">
            <text:p>0.0375</text:p>
          </table:table-cell>
        </table:table-row>
        <table:table-row table:style-name="ro1">
          <table:table-cell office:value-type="string" calcext:value-type="string">
            <text:p>BipredSearchRange=2_QuadtreeTUMaxDepthInter=2_RefFrames=3_SearchRange=32_TestRect=0.6</text:p>
          </table:table-cell>
          <table:table-cell office:value-type="float" office:value="0.4356" calcext:value-type="float">
            <text:p>0.4356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329" calcext:value-type="float">
            <text:p>0.0329</text:p>
          </table:table-cell>
        </table:table-row>
        <table:table-row table:style-name="ro1">
          <table:table-cell office:value-type="string" calcext:value-type="string">
            <text:p>BipredSearchRange=2_QuadtreeTUMaxDepthInter=1_RefFrames=3_SearchRange=32_TestRect=0.6</text:p>
          </table:table-cell>
          <table:table-cell office:value-type="float" office:value="0.5998" calcext:value-type="float">
            <text:p>0.5998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67" calcext:value-type="float">
            <text:p>0.0367</text:p>
          </table:table-cell>
        </table:table-row>
        <table:table-row table:style-name="ro1">
          <table:table-cell office:value-type="string" calcext:value-type="string">
            <text:p>AMP=0_BipredSearchRange=2_RefFrames=3_SearchRange=32</text:p>
          </table:table-cell>
          <table:table-cell office:value-type="float" office:value="0.4399" calcext:value-type="float">
            <text:p>0.4399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257" calcext:value-type="float">
            <text:p>0.0257</text:p>
          </table:table-cell>
        </table:table-row>
        <table:table-row table:style-name="ro1">
          <table:table-cell office:value-type="string" calcext:value-type="string">
            <text:p>AMP=0_BipredSearchRange=2_RefFrames=3_SearchRange=32_TestRect=0.9</text:p>
          </table:table-cell>
          <table:table-cell office:value-type="float" office:value="0.3322" calcext:value-type="float">
            <text:p>0.3322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463" calcext:value-type="float">
            <text:p>0.0463</text:p>
          </table:table-cell>
        </table:table-row>
        <table:table-row table:style-name="ro1">
          <table:table-cell office:value-type="string" calcext:value-type="string">
            <text:p>AMP=0_BipredSearchRange=2_QuadtreeTUMaxDepthInter=2_RefFrames=3_SearchRange=32</text:p>
          </table:table-cell>
          <table:table-cell office:value-type="float" office:value="0.3611" calcext:value-type="float">
            <text:p>0.3611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367" calcext:value-type="float">
            <text:p>0.0367</text:p>
          </table:table-cell>
        </table:table-row>
        <table:table-row table:style-name="ro1">
          <table:table-cell office:value-type="string" calcext:value-type="string">
            <text:p>AMP=0_BipredSearchRange=2_QuadtreeTUMaxDepthInter=2_RefFrames=3_SearchRange=32_TestRect=0.9</text:p>
          </table:table-cell>
          <table:table-cell office:value-type="float" office:value="0.4052" calcext:value-type="float">
            <text:p>0.4052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414" calcext:value-type="float">
            <text:p>0.0414</text:p>
          </table:table-cell>
        </table:table-row>
        <table:table-row table:style-name="ro1">
          <table:table-cell office:value-type="string" calcext:value-type="string">
            <text:p>AMP=0_BipredSearchRange=2_RefFrames=3_SearchRange=32_TestRect=0.8</text:p>
          </table:table-cell>
          <table:table-cell office:value-type="float" office:value="0.3564" calcext:value-type="float">
            <text:p>0.3564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443" calcext:value-type="float">
            <text:p>0.0443</text:p>
          </table:table-cell>
        </table:table-row>
        <table:table-row table:style-name="ro1">
          <table:table-cell office:value-type="string" calcext:value-type="string">
            <text:p>AMP=0_BipredSearchRange=2_QuadtreeTUMaxDepthInter=2_RefFrames=3_SearchRange=32_TestRect=0.8</text:p>
          </table:table-cell>
          <table:table-cell office:value-type="float" office:value="0.5547" calcext:value-type="float">
            <text:p>0.5547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332" calcext:value-type="float">
            <text:p>0.0332</text:p>
          </table:table-cell>
        </table:table-row>
        <table:table-row table:style-name="ro1">
          <table:table-cell office:value-type="string" calcext:value-type="string">
            <text:p>AMP=0_BipredSearchRange=2_RefFrames=3_SearchRange=32_TestRect=0.7</text:p>
          </table:table-cell>
          <table:table-cell office:value-type="float" office:value="0.5107" calcext:value-type="float">
            <text:p>0.5107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383" calcext:value-type="float">
            <text:p>0.0383</text:p>
          </table:table-cell>
        </table:table-row>
        <table:table-row table:style-name="ro1">
          <table:table-cell office:value-type="string" calcext:value-type="string">
            <text:p>AMP=0_BipredSearchRange=2_QuadtreeTUMaxDepthInter=2_RefFrames=3_SearchRange=32_TestRect=0.7</text:p>
          </table:table-cell>
          <table:table-cell office:value-type="float" office:value="0.5188" calcext:value-type="float">
            <text:p>0.5188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412" calcext:value-type="float">
            <text:p>0.0412</text:p>
          </table:table-cell>
        </table:table-row>
        <table:table-row table:style-name="ro1">
          <table:table-cell office:value-type="string" calcext:value-type="string">
            <text:p>AMP=0_BipredSearchRange=2_QuadtreeTUMaxDepthInter=1_RefFrames=3_SearchRange=32</text:p>
          </table:table-cell>
          <table:table-cell office:value-type="float" office:value="0.4432" calcext:value-type="float">
            <text:p>0.4432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string" calcext:value-type="string">
            <text:p>AMP=0_BipredSearchRange=2_QuadtreeTUMaxDepthInter=1_RefFrames=3_SearchRange=32_TestRect=0.9</text:p>
          </table:table-cell>
          <table:table-cell office:value-type="float" office:value="0.5843" calcext:value-type="float">
            <text:p>0.5843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AMP=0_BipredSearchRange=2_QuadtreeTUMaxDepthInter=1_RefFrames=3_SearchRange=32_TestRect=0.8</text:p>
          </table:table-cell>
          <table:table-cell office:value-type="float" office:value="0.5937" calcext:value-type="float">
            <text:p>0.5937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382" calcext:value-type="float">
            <text:p>0.0382</text:p>
          </table:table-cell>
        </table:table-row>
        <table:table-row table:style-name="ro1">
          <table:table-cell office:value-type="string" calcext:value-type="string">
            <text:p>AMP=0_BipredSearchRange=2_QuadtreeTUMaxDepthInter=1_RefFrames=3_SearchRange=32_TestRect=0.7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503" calcext:value-type="float">
            <text:p>0.0503</text:p>
          </table:table-cell>
        </table:table-row>
        <table:table-row table:style-name="ro1">
          <table:table-cell office:value-type="string" calcext:value-type="string">
            <text:p>AMP=0_BipredSearchRange=0_QuadtreeTUMaxDepthInter=2_RefFrames=3_SearchRange=32</text:p>
          </table:table-cell>
          <table:table-cell office:value-type="float" office:value="0.511" calcext:value-type="float">
            <text:p>0.511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278" calcext:value-type="float">
            <text:p>0.0278</text:p>
          </table:table-cell>
        </table:table-row>
        <table:table-row table:style-name="ro1">
          <table:table-cell office:value-type="string" calcext:value-type="string">
            <text:p>AMP=0_BipredSearchRange=0_QuadtreeTUMaxDepthInter=2_RefFrames=3_SearchRange=32_TestRect=0.9</text:p>
          </table:table-cell>
          <table:table-cell office:value-type="float" office:value="0.548" calcext:value-type="float">
            <text:p>0.548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327" calcext:value-type="float">
            <text:p>0.0327</text:p>
          </table:table-cell>
        </table:table-row>
        <table:table-row table:style-name="ro1">
          <table:table-cell office:value-type="string" calcext:value-type="string">
            <text:p>AMP=0_BipredSearchRange=0_QuadtreeTUMaxDepthInter=2_RefFrames=3_SearchRange=32_TestRect=0.8</text:p>
          </table:table-cell>
          <table:table-cell office:value-type="float" office:value="0.556" calcext:value-type="float">
            <text:p>0.556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335" calcext:value-type="float">
            <text:p>0.0335</text:p>
          </table:table-cell>
        </table:table-row>
        <table:table-row table:style-name="ro1">
          <table:table-cell office:value-type="string" calcext:value-type="string">
            <text:p>AMP=0_BipredSearchRange=0_QuadtreeTUMaxDepthInter=2_RefFrames=3_SearchRange=32_TestRect=0.7</text:p>
          </table:table-cell>
          <table:table-cell office:value-type="float" office:value="0.5805" calcext:value-type="float">
            <text:p>0.580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397" calcext:value-type="float">
            <text:p>0.0397</text:p>
          </table:table-cell>
        </table:table-row>
        <table:table-row table:style-name="ro1">
          <table:table-cell office:value-type="string" calcext:value-type="string">
            <text:p>AMP=0_BipredSearchRange=0_RefFrames=3_SearchRange=32</text:p>
          </table:table-cell>
          <table:table-cell office:value-type="float" office:value="0.436" calcext:value-type="float">
            <text:p>0.436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66" calcext:value-type="float">
            <text:p>0.0366</text:p>
          </table:table-cell>
        </table:table-row>
        <table:table-row table:style-name="ro1">
          <table:table-cell office:value-type="string" calcext:value-type="string">
            <text:p>AMP=0_BipredSearchRange=0_RefFrames=3_SearchRange=32_TestRect=0.9</text:p>
          </table:table-cell>
          <table:table-cell office:value-type="float" office:value="0.4893" calcext:value-type="float">
            <text:p>0.4893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375" calcext:value-type="float">
            <text:p>0.0375</text:p>
          </table:table-cell>
        </table:table-row>
        <table:table-row table:style-name="ro1">
          <table:table-cell office:value-type="string" calcext:value-type="string">
            <text:p>AMP=0_BipredSearchRange=0_RefFrames=3_SearchRange=32_TestRect=0.8</text:p>
          </table:table-cell>
          <table:table-cell office:value-type="float" office:value="0.5063" calcext:value-type="float">
            <text:p>0.5063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399" calcext:value-type="float">
            <text:p>0.0399</text:p>
          </table:table-cell>
        </table:table-row>
        <table:table-row table:style-name="ro1">
          <table:table-cell office:value-type="string" calcext:value-type="string">
            <text:p>AMP=0_BipredSearchRange=0_RefFrames=3_SearchRange=32_TestRect=0.7</text:p>
          </table:table-cell>
          <table:table-cell office:value-type="float" office:value="0.3955" calcext:value-type="float">
            <text:p>0.3955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552" calcext:value-type="float">
            <text:p>0.0552</text:p>
          </table:table-cell>
        </table:table-row>
        <table:table-row table:style-name="ro1">
          <table:table-cell office:value-type="string" calcext:value-type="string">
            <text:p>AMP=0_BipredSearchRange=0_QuadtreeTUMaxDepthInter=1_RefFrames=3_SearchRange=32</text:p>
          </table:table-cell>
          <table:table-cell office:value-type="float" office:value="0.4169" calcext:value-type="float">
            <text:p>0.4169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412" calcext:value-type="float">
            <text:p>0.0412</text:p>
          </table:table-cell>
        </table:table-row>
        <table:table-row table:style-name="ro1">
          <table:table-cell office:value-type="string" calcext:value-type="string">
            <text:p>AMP=0_BipredSearchRange=0_QuadtreeTUMaxDepthInter=1_RefFrames=3_SearchRange=32_TestRect=0.9</text:p>
          </table:table-cell>
          <table:table-cell office:value-type="float" office:value="0.4593" calcext:value-type="float">
            <text:p>0.4593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462" calcext:value-type="float">
            <text:p>0.0462</text:p>
          </table:table-cell>
        </table:table-row>
        <table:table-row table:style-name="ro1">
          <table:table-cell office:value-type="string" calcext:value-type="string">
            <text:p>AMP=0_BipredSearchRange=0_QuadtreeTUMaxDepthInter=1_RefFrames=3_SearchRange=32_TestRect=0.8</text:p>
          </table:table-cell>
          <table:table-cell office:value-type="float" office:value="0.5006" calcext:value-type="float">
            <text:p>0.5006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0488" calcext:value-type="float">
            <text:p>0.0488</text:p>
          </table:table-cell>
        </table:table-row>
        <table:table-row table:style-name="ro1">
          <table:table-cell office:value-type="string" calcext:value-type="string">
            <text:p>AMP=0_BipredSearchRange=0_QuadtreeTUMaxDepthInter=1_RefFrames=3_SearchRange=32_TestRect=0.7</text:p>
          </table:table-cell>
          <table:table-cell office:value-type="float" office:value="0.5215" calcext:value-type="float">
            <text:p>0.521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527" calcext:value-type="float">
            <text:p>0.0527</text:p>
          </table:table-cell>
        </table:table-row>
        <table:table-row table:style-name="ro1">
          <table:table-cell office:value-type="string" calcext:value-type="string">
            <text:p>AMP=0_BipredSearchRange=2_RefFrames=3_SearchRange=8</text:p>
          </table:table-cell>
          <table:table-cell office:value-type="float" office:value="0.4452" calcext:value-type="float">
            <text:p>0.445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37" calcext:value-type="float">
            <text:p>0.0337</text:p>
          </table:table-cell>
        </table:table-row>
        <table:table-row table:style-name="ro1">
          <table:table-cell office:value-type="string" calcext:value-type="string">
            <text:p>AMP=0_BipredSearchRange=2_RefFrames=3_SearchRange=8_TestRect=0.9</text:p>
          </table:table-cell>
          <table:table-cell office:value-type="float" office:value="0.335" calcext:value-type="float">
            <text:p>0.335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553" calcext:value-type="float">
            <text:p>0.0553</text:p>
          </table:table-cell>
        </table:table-row>
        <table:table-row table:style-name="ro1">
          <table:table-cell office:value-type="string" calcext:value-type="string">
            <text:p>AMP=0_BipredSearchRange=2_QuadtreeTUMaxDepthInter=2_RefFrames=3_SearchRange=8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423" calcext:value-type="float">
            <text:p>0.0423</text:p>
          </table:table-cell>
        </table:table-row>
        <table:table-row table:style-name="ro1">
          <table:table-cell office:value-type="string" calcext:value-type="string">
            <text:p>AMP=0_BipredSearchRange=2_QuadtreeTUMaxDepthInter=2_RefFrames=3_SearchRange=8_TestRect=0.9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358" calcext:value-type="float">
            <text:p>0.0358</text:p>
          </table:table-cell>
        </table:table-row>
        <table:table-row table:style-name="ro1">
          <table:table-cell office:value-type="string" calcext:value-type="string">
            <text:p>AMP=0_BipredSearchRange=2_RefFrames=3_SearchRange=8_TestRect=0.8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576" calcext:value-type="float">
            <text:p>0.0576</text:p>
          </table:table-cell>
        </table:table-row>
        <table:table-row table:style-name="ro1">
          <table:table-cell office:value-type="string" calcext:value-type="string">
            <text:p>AMP=0_BipredSearchRange=2_QuadtreeTUMaxDepthInter=2_RefFrames=3_SearchRange=8_TestRect=0.8</text:p>
          </table:table-cell>
          <table:table-cell office:value-type="float" office:value="0.5404" calcext:value-type="float">
            <text:p>0.5404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395" calcext:value-type="float">
            <text:p>0.0395</text:p>
          </table:table-cell>
        </table:table-row>
        <table:table-row table:style-name="ro1">
          <table:table-cell office:value-type="string" calcext:value-type="string">
            <text:p>AMP=0_BipredSearchRange=2_RefFrames=3_SearchRange=8_TestRect=0.7</text:p>
          </table:table-cell>
          <table:table-cell office:value-type="float" office:value="0.5193" calcext:value-type="float">
            <text:p>0.5193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411" calcext:value-type="float">
            <text:p>0.0411</text:p>
          </table:table-cell>
        </table:table-row>
        <table:table-row table:style-name="ro1">
          <table:table-cell office:value-type="string" calcext:value-type="string">
            <text:p>AMP=0_BipredSearchRange=2_QuadtreeTUMaxDepthInter=2_RefFrames=3_SearchRange=8_TestRect=0.7</text:p>
          </table:table-cell>
          <table:table-cell office:value-type="float" office:value="0.5587" calcext:value-type="float">
            <text:p>0.5587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388" calcext:value-type="float">
            <text:p>0.0388</text:p>
          </table:table-cell>
        </table:table-row>
        <table:table-row table:style-name="ro1">
          <table:table-cell office:value-type="string" calcext:value-type="string">
            <text:p>AMP=0_BipredSearchRange=2_QuadtreeTUMaxDepthInter=1_RefFrames=3_SearchRange=8</text:p>
          </table:table-cell>
          <table:table-cell office:value-type="float" office:value="0.555" calcext:value-type="float">
            <text:p>0.555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338" calcext:value-type="float">
            <text:p>0.0338</text:p>
          </table:table-cell>
        </table:table-row>
        <table:table-row table:style-name="ro1">
          <table:table-cell office:value-type="string" calcext:value-type="string">
            <text:p>AMP=0_BipredSearchRange=2_QuadtreeTUMaxDepthInter=1_RefFrames=3_SearchRange=8_TestRect=0.9</text:p>
          </table:table-cell>
          <table:table-cell office:value-type="float" office:value="0.4699" calcext:value-type="float">
            <text:p>0.4699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473" calcext:value-type="float">
            <text:p>0.0473</text:p>
          </table:table-cell>
        </table:table-row>
        <table:table-row table:style-name="ro1">
          <table:table-cell office:value-type="string" calcext:value-type="string">
            <text:p>AMP=0_BipredSearchRange=2_QuadtreeTUMaxDepthInter=1_RefFrames=3_SearchRange=8_TestRect=0.8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0426" calcext:value-type="float">
            <text:p>0.0426</text:p>
          </table:table-cell>
        </table:table-row>
        <table:table-row table:style-name="ro1">
          <table:table-cell office:value-type="string" calcext:value-type="string">
            <text:p>AMP=0_BipredSearchRange=2_QuadtreeTUMaxDepthInter=1_RefFrames=3_SearchRange=8_TestRect=0.7</text:p>
          </table:table-cell>
          <table:table-cell office:value-type="float" office:value="0.6209" calcext:value-type="float">
            <text:p>0.6209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423" calcext:value-type="float">
            <text:p>0.0423</text:p>
          </table:table-cell>
        </table:table-row>
        <table:table-row table:style-name="ro1">
          <table:table-cell office:value-type="string" calcext:value-type="string">
            <text:p>BipredSearchRange=2_RefFrames=3_SearchRange=32_TestRect=0.5</text:p>
          </table:table-cell>
          <table:table-cell office:value-type="float" office:value="0.5001" calcext:value-type="float">
            <text:p>0.5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01" calcext:value-type="float">
            <text:p>0.0301</text:p>
          </table:table-cell>
        </table:table-row>
        <table:table-row table:style-name="ro1">
          <table:table-cell office:value-type="string" calcext:value-type="string">
            <text:p>BipredSearchRange=2_QuadtreeTUMaxDepthInter=2_RefFrames=3_SearchRange=32_TestRect=0.5</text:p>
          </table:table-cell>
          <table:table-cell office:value-type="float" office:value="0.5693" calcext:value-type="float">
            <text:p>0.5693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252" calcext:value-type="float">
            <text:p>0.0252</text:p>
          </table:table-cell>
        </table:table-row>
        <table:table-row table:style-name="ro1">
          <table:table-cell office:value-type="string" calcext:value-type="string">
            <text:p>BipredSearchRange=2_QuadtreeTUMaxDepthInter=1_RefFrames=3_SearchRange=32_TestRect=0.5</text:p>
          </table:table-cell>
          <table:table-cell office:value-type="float" office:value="0.4869" calcext:value-type="float">
            <text:p>0.4869</text:p>
          </table:table-cell>
          <table:table-cell office:value-type="float" office:value="0.026" calcext:value-type="float">
            <text:p>0.026</text:p>
          </table:table-cell>
          <table:table-cell office:value-type="float" office:value="0.0534" calcext:value-type="float">
            <text:p>0.0534</text:p>
          </table:table-cell>
        </table:table-row>
        <table:table-row table:style-name="ro1">
          <table:table-cell office:value-type="string" calcext:value-type="string">
            <text:p>BipredSearchRange=2_RefFrames=3_SearchRange=8_TestRect=0.5</text:p>
          </table:table-cell>
          <table:table-cell office:value-type="float" office:value="0.5039" calcext:value-type="float">
            <text:p>0.5039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BipredSearchRange=2_QuadtreeTUMaxDepthInter=2_RefFrames=3_SearchRange=8_TestRect=0.5</text:p>
          </table:table-cell>
          <table:table-cell office:value-type="float" office:value="0.5724" calcext:value-type="float">
            <text:p>0.5724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309" calcext:value-type="float">
            <text:p>0.0309</text:p>
          </table:table-cell>
        </table:table-row>
        <table:table-row table:style-name="ro1">
          <table:table-cell office:value-type="string" calcext:value-type="string">
            <text:p>BipredSearchRange=2_QuadtreeTUMaxDepthInter=1_RefFrames=3_SearchRange=8_TestRect=0.5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0425" calcext:value-type="float">
            <text:p>0.0425</text:p>
          </table:table-cell>
        </table:table-row>
        <table:table-row table:style-name="ro1">
          <table:table-cell office:value-type="string" calcext:value-type="string">
            <text:p>BipredSearchRange=0_RefFrames=3_SearchRange=32_TestRect=0.6</text:p>
          </table:table-cell>
          <table:table-cell office:value-type="float" office:value="0.491" calcext:value-type="float">
            <text:p>0.49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85" calcext:value-type="float">
            <text:p>0.0285</text:p>
          </table:table-cell>
        </table:table-row>
        <table:table-row table:style-name="ro1">
          <table:table-cell office:value-type="string" calcext:value-type="string">
            <text:p>BipredSearchRange=0_QuadtreeTUMaxDepthInter=2_RefFrames=3_SearchRange=32_TestRect=0.6</text:p>
          </table:table-cell>
          <table:table-cell office:value-type="float" office:value="0.4576" calcext:value-type="float">
            <text:p>0.4576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347" calcext:value-type="float">
            <text:p>0.0347</text:p>
          </table:table-cell>
        </table:table-row>
        <table:table-row table:style-name="ro1">
          <table:table-cell office:value-type="string" calcext:value-type="string">
            <text:p>BipredSearchRange=0_QuadtreeTUMaxDepthInter=1_RefFrames=3_SearchRange=32_TestRect=0.6</text:p>
          </table:table-cell>
          <table:table-cell office:value-type="float" office:value="0.6095" calcext:value-type="float">
            <text:p>0.6095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0402" calcext:value-type="float">
            <text:p>0.0402</text:p>
          </table:table-cell>
        </table:table-row>
        <table:table-row table:style-name="ro1">
          <table:table-cell office:value-type="string" calcext:value-type="string">
            <text:p>BipredSearchRange=0_RefFrames=3_SearchRange=8_TestRect=0.6</text:p>
          </table:table-cell>
          <table:table-cell office:value-type="float" office:value="0.476" calcext:value-type="float">
            <text:p>0.476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302" calcext:value-type="float">
            <text:p>0.0302</text:p>
          </table:table-cell>
        </table:table-row>
        <table:table-row table:style-name="ro1">
          <table:table-cell office:value-type="string" calcext:value-type="string">
            <text:p>BipredSearchRange=0_QuadtreeTUMaxDepthInter=2_RefFrames=3_SearchRange=8_TestRect=0.6</text:p>
          </table:table-cell>
          <table:table-cell office:value-type="float" office:value="0.5653" calcext:value-type="float">
            <text:p>0.565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319" calcext:value-type="float">
            <text:p>0.0319</text:p>
          </table:table-cell>
        </table:table-row>
        <table:table-row table:style-name="ro1">
          <table:table-cell office:value-type="string" calcext:value-type="string">
            <text:p>BipredSearchRange=0_QuadtreeTUMaxDepthInter=1_RefFrames=3_SearchRange=8_TestRect=0.6</text:p>
          </table:table-cell>
          <table:table-cell office:value-type="float" office:value="0.6132" calcext:value-type="float">
            <text:p>0.6132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432" calcext:value-type="float">
            <text:p>0.0432</text:p>
          </table:table-cell>
        </table:table-row>
        <table:table-row table:style-name="ro1">
          <table:table-cell office:value-type="string" calcext:value-type="string">
            <text:p>AMP=0_BipredSearchRange=0_RefFrames=3_SearchRange=8</text:p>
          </table:table-cell>
          <table:table-cell office:value-type="float" office:value="0.4315" calcext:value-type="float">
            <text:p>0.4315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373" calcext:value-type="float">
            <text:p>0.0373</text:p>
          </table:table-cell>
        </table:table-row>
        <table:table-row table:style-name="ro1">
          <table:table-cell office:value-type="string" calcext:value-type="string">
            <text:p>AMP=0_BipredSearchRange=0_RefFrames=3_SearchRange=8_TestRect=0.9</text:p>
          </table:table-cell>
          <table:table-cell office:value-type="float" office:value="0.493" calcext:value-type="float">
            <text:p>0.493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AMP=0_BipredSearchRange=0_QuadtreeTUMaxDepthInter=2_RefFrames=3_SearchRange=8</text:p>
          </table:table-cell>
          <table:table-cell office:value-type="float" office:value="0.5127" calcext:value-type="float">
            <text:p>0.5127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344" calcext:value-type="float">
            <text:p>0.0344</text:p>
          </table:table-cell>
        </table:table-row>
        <table:table-row table:style-name="ro1">
          <table:table-cell office:value-type="string" calcext:value-type="string">
            <text:p>AMP=0_BipredSearchRange=0_QuadtreeTUMaxDepthInter=2_RefFrames=3_SearchRange=8_TestRect=0.9</text:p>
          </table:table-cell>
          <table:table-cell office:value-type="float" office:value="0.402" calcext:value-type="float">
            <text:p>0.402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503" calcext:value-type="float">
            <text:p>0.0503</text:p>
          </table:table-cell>
        </table:table-row>
        <table:table-row table:style-name="ro1">
          <table:table-cell office:value-type="string" calcext:value-type="string">
            <text:p>AMP=0_BipredSearchRange=0_RefFrames=3_SearchRange=8_TestRect=0.8</text:p>
          </table:table-cell>
          <table:table-cell office:value-type="float" office:value="0.3437" calcext:value-type="float">
            <text:p>0.3437</text:p>
          </table:table-cell>
          <table:table-cell office:value-type="float" office:value="0.02" calcext:value-type="float">
            <text:p>0.02</text:p>
          </table:table-cell>
          <table:table-cell office:value-type="float" office:value="0.0581" calcext:value-type="float">
            <text:p>0.0581</text:p>
          </table:table-cell>
        </table:table-row>
        <table:table-row table:style-name="ro1">
          <table:table-cell office:value-type="string" calcext:value-type="string">
            <text:p>AMP=0_BipredSearchRange=0_QuadtreeTUMaxDepthInter=2_RefFrames=3_SearchRange=8_TestRect=0.8</text:p>
          </table:table-cell>
          <table:table-cell office:value-type="float" office:value="0.5683" calcext:value-type="float">
            <text:p>0.5683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375" calcext:value-type="float">
            <text:p>0.0375</text:p>
          </table:table-cell>
        </table:table-row>
        <table:table-row table:style-name="ro1">
          <table:table-cell office:value-type="string" calcext:value-type="string">
            <text:p>AMP=0_BipredSearchRange=0_RefFrames=3_SearchRange=8_TestRect=0.7</text:p>
          </table:table-cell>
          <table:table-cell office:value-type="float" office:value="0.3966" calcext:value-type="float">
            <text:p>0.3966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string" calcext:value-type="string">
            <text:p>AMP=0_BipredSearchRange=0_QuadtreeTUMaxDepthInter=2_RefFrames=3_SearchRange=8_TestRect=0.7</text:p>
          </table:table-cell>
          <table:table-cell office:value-type="float" office:value="0.58" calcext:value-type="float">
            <text:p>0.58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404" calcext:value-type="float">
            <text:p>0.0404</text:p>
          </table:table-cell>
        </table:table-row>
        <table:table-row table:style-name="ro1">
          <table:table-cell office:value-type="string" calcext:value-type="string">
            <text:p>AMP=0_BipredSearchRange=0_QuadtreeTUMaxDepthInter=1_RefFrames=3_SearchRange=8</text:p>
          </table:table-cell>
          <table:table-cell office:value-type="float" office:value="0.566" calcext:value-type="float">
            <text:p>0.566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333" calcext:value-type="float">
            <text:p>0.0333</text:p>
          </table:table-cell>
        </table:table-row>
        <table:table-row table:style-name="ro1">
          <table:table-cell office:value-type="string" calcext:value-type="string">
            <text:p>AMP=0_BipredSearchRange=0_QuadtreeTUMaxDepthInter=1_RefFrames=3_SearchRange=8_TestRect=0.9</text:p>
          </table:table-cell>
          <table:table-cell office:value-type="float" office:value="0.5932" calcext:value-type="float">
            <text:p>0.5932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AMP=0_BipredSearchRange=0_QuadtreeTUMaxDepthInter=1_RefFrames=3_SearchRange=8_TestRect=0.8</text:p>
          </table:table-cell>
          <table:table-cell office:value-type="float" office:value="0.5051" calcext:value-type="float">
            <text:p>0.5051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0485" calcext:value-type="float">
            <text:p>0.0485</text:p>
          </table:table-cell>
        </table:table-row>
        <table:table-row table:style-name="ro1">
          <table:table-cell office:value-type="string" calcext:value-type="string">
            <text:p>AMP=0_BipredSearchRange=0_QuadtreeTUMaxDepthInter=1_RefFrames=3_SearchRange=8_TestRect=0.7</text:p>
          </table:table-cell>
          <table:table-cell office:value-type="float" office:value="0.6298" calcext:value-type="float">
            <text:p>0.6298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455" calcext:value-type="float">
            <text:p>0.0455</text:p>
          </table:table-cell>
        </table:table-row>
        <table:table-row table:style-name="ro1">
          <table:table-cell office:value-type="string" calcext:value-type="string">
            <text:p>BipredSearchRange=2_RefFrames=3_SearchRange=32_TestRect=0.4</text:p>
          </table:table-cell>
          <table:table-cell office:value-type="float" office:value="0.5355" calcext:value-type="float">
            <text:p>0.5355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307" calcext:value-type="float">
            <text:p>0.0307</text:p>
          </table:table-cell>
        </table:table-row>
        <table:table-row table:style-name="ro1">
          <table:table-cell office:value-type="string" calcext:value-type="string">
            <text:p>BipredSearchRange=2_QuadtreeTUMaxDepthInter=2_RefFrames=3_SearchRange=32_TestRect=0.4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347" calcext:value-type="float">
            <text:p>0.0347</text:p>
          </table:table-cell>
        </table:table-row>
        <table:table-row table:style-name="ro1">
          <table:table-cell office:value-type="string" calcext:value-type="string">
            <text:p>BipredSearchRange=2_QuadtreeTUMaxDepthInter=1_RefFrames=3_SearchRange=32_TestRect=0.4</text:p>
          </table:table-cell>
          <table:table-cell office:value-type="float" office:value="0.6498" calcext:value-type="float">
            <text:p>0.6498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453" calcext:value-type="float">
            <text:p>0.0453</text:p>
          </table:table-cell>
        </table:table-row>
        <table:table-row table:style-name="ro1">
          <table:table-cell office:value-type="string" calcext:value-type="string">
            <text:p>BipredSearchRange=0_RefFrames=3_SearchRange=8_TestRect=0.5</text:p>
          </table:table-cell>
          <table:table-cell office:value-type="float" office:value="0.3834" calcext:value-type="float">
            <text:p>0.3834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412" calcext:value-type="float">
            <text:p>0.0412</text:p>
          </table:table-cell>
        </table:table-row>
        <table:table-row table:style-name="ro1">
          <table:table-cell office:value-type="string" calcext:value-type="string">
            <text:p>BipredSearchRange=0_QuadtreeTUMaxDepthInter=2_RefFrames=3_SearchRange=8_TestRect=0.5</text:p>
          </table:table-cell>
          <table:table-cell office:value-type="float" office:value="0.4718" calcext:value-type="float">
            <text:p>0.4718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408" calcext:value-type="float">
            <text:p>0.0408</text:p>
          </table:table-cell>
        </table:table-row>
        <table:table-row table:style-name="ro1">
          <table:table-cell office:value-type="string" calcext:value-type="string">
            <text:p>BipredSearchRange=0_QuadtreeTUMaxDepthInter=1_RefFrames=3_SearchRange=8_TestRect=0.5</text:p>
          </table:table-cell>
          <table:table-cell office:value-type="float" office:value="0.6298" calcext:value-type="float">
            <text:p>0.629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444" calcext:value-type="float">
            <text:p>0.0444</text:p>
          </table:table-cell>
        </table:table-row>
        <table:table-row table:style-name="ro1">
          <table:table-cell office:value-type="string" calcext:value-type="string">
            <text:p>BipredSearchRange=2_RefFrames=3_SearchRange=32_TestRect=0.3</text:p>
          </table:table-cell>
          <table:table-cell office:value-type="float" office:value="0.5524" calcext:value-type="float">
            <text:p>0.552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325" calcext:value-type="float">
            <text:p>0.0325</text:p>
          </table:table-cell>
        </table:table-row>
        <table:table-row table:style-name="ro1">
          <table:table-cell office:value-type="string" calcext:value-type="string">
            <text:p>BipredSearchRange=2_QuadtreeTUMaxDepthInter=2_RefFrames=3_SearchRange=32_TestRect=0.3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BipredSearchRange=2_QuadtreeTUMaxDepthInter=1_RefFrames=3_SearchRange=32_TestRect=0.3</text:p>
          </table:table-cell>
          <table:table-cell office:value-type="float" office:value="0.6643" calcext:value-type="float">
            <text:p>0.6643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string" calcext:value-type="string">
            <text:p>BipredSearchRange=0_RefFrames=3_SearchRange=32_TestRect=0.5</text:p>
          </table:table-cell>
          <table:table-cell office:value-type="float" office:value="0.5103" calcext:value-type="float">
            <text:p>0.5103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302" calcext:value-type="float">
            <text:p>0.0302</text:p>
          </table:table-cell>
        </table:table-row>
        <table:table-row table:style-name="ro1">
          <table:table-cell office:value-type="string" calcext:value-type="string">
            <text:p>BipredSearchRange=0_QuadtreeTUMaxDepthInter=2_RefFrames=3_SearchRange=32_TestRect=0.5</text:p>
          </table:table-cell>
          <table:table-cell office:value-type="float" office:value="0.5744" calcext:value-type="float">
            <text:p>0.5744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329" calcext:value-type="float">
            <text:p>0.0329</text:p>
          </table:table-cell>
        </table:table-row>
        <table:table-row table:style-name="ro1">
          <table:table-cell office:value-type="string" calcext:value-type="string">
            <text:p>BipredSearchRange=0_QuadtreeTUMaxDepthInter=1_RefFrames=3_SearchRange=32_TestRect=0.5</text:p>
          </table:table-cell>
          <table:table-cell office:value-type="float" office:value="0.5368" calcext:value-type="float">
            <text:p>0.5368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532" calcext:value-type="float">
            <text:p>0.0532</text:p>
          </table:table-cell>
        </table:table-row>
        <table:table-row table:style-name="ro1">
          <table:table-cell office:value-type="string" calcext:value-type="string">
            <text:p>BipredSearchRange=0_HadamardME=0_RefFrames=3_SearchRange=32</text:p>
          </table:table-cell>
          <table:table-cell office:value-type="float" office:value="0.3532" calcext:value-type="float">
            <text:p>0.3532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519" calcext:value-type="float">
            <text:p>0.0519</text:p>
          </table:table-cell>
        </table:table-row>
        <table:table-row table:style-name="ro1">
          <table:table-cell office:value-type="string" calcext:value-type="string">
            <text:p>BipredSearchRange=0_HadamardME=0_RefFrames=3_SearchRange=32_TestRect=0.9</text:p>
          </table:table-cell>
          <table:table-cell office:value-type="float" office:value="0.4612" calcext:value-type="float">
            <text:p>0.4612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454" calcext:value-type="float">
            <text:p>0.0454</text:p>
          </table:table-cell>
        </table:table-row>
        <table:table-row table:style-name="ro1">
          <table:table-cell office:value-type="string" calcext:value-type="string">
            <text:p>BipredSearchRange=0_HadamardME=0_QuadtreeTUMaxDepthInter=2_RefFrames=3_SearchRange=32</text:p>
          </table:table-cell>
          <table:table-cell office:value-type="float" office:value="0.5802" calcext:value-type="float">
            <text:p>0.5802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322" calcext:value-type="float">
            <text:p>0.0322</text:p>
          </table:table-cell>
        </table:table-row>
        <table:table-row table:style-name="ro1">
          <table:table-cell office:value-type="string" calcext:value-type="string">
            <text:p>BipredSearchRange=0_HadamardME=0_QuadtreeTUMaxDepthInter=2_RefFrames=3_SearchRange=32_TestRect=0.9</text:p>
          </table:table-cell>
          <table:table-cell office:value-type="float" office:value="0.5787" calcext:value-type="float">
            <text:p>0.5787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365" calcext:value-type="float">
            <text:p>0.0365</text:p>
          </table:table-cell>
        </table:table-row>
        <table:table-row table:style-name="ro1">
          <table:table-cell office:value-type="string" calcext:value-type="string">
            <text:p>BipredSearchRange=0_HadamardME=0_RefFrames=3_SearchRange=32_TestRect=0.8</text:p>
          </table:table-cell>
          <table:table-cell office:value-type="float" office:value="0.3941" calcext:value-type="float">
            <text:p>0.394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558" calcext:value-type="float">
            <text:p>0.0558</text:p>
          </table:table-cell>
        </table:table-row>
        <table:table-row table:style-name="ro1">
          <table:table-cell office:value-type="string" calcext:value-type="string">
            <text:p>BipredSearchRange=0_HadamardME=0_QuadtreeTUMaxDepthInter=2_RefFrames=3_SearchRange=32_TestRect=0.8</text:p>
          </table:table-cell>
          <table:table-cell office:value-type="float" office:value="0.4915" calcext:value-type="float">
            <text:p>0.4915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452" calcext:value-type="float">
            <text:p>0.0452</text:p>
          </table:table-cell>
        </table:table-row>
        <table:table-row table:style-name="ro1">
          <table:table-cell office:value-type="string" calcext:value-type="string">
            <text:p>BipredSearchRange=0_HadamardME=0_RefFrames=3_SearchRange=32_TestRect=0.7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409" calcext:value-type="float">
            <text:p>0.0409</text:p>
          </table:table-cell>
        </table:table-row>
        <table:table-row table:style-name="ro1">
          <table:table-cell office:value-type="string" calcext:value-type="string">
            <text:p>BipredSearchRange=0_HadamardME=0_QuadtreeTUMaxDepthInter=2_RefFrames=3_SearchRange=32_TestRect=0.7</text:p>
          </table:table-cell>
          <table:table-cell office:value-type="float" office:value="0.5086" calcext:value-type="float">
            <text:p>0.5086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474" calcext:value-type="float">
            <text:p>0.0474</text:p>
          </table:table-cell>
        </table:table-row>
        <table:table-row table:style-name="ro1">
          <table:table-cell office:value-type="string" calcext:value-type="string">
            <text:p>BipredSearchRange=0_HadamardME=0_QuadtreeTUMaxDepthInter=1_RefFrames=3_SearchRange=32</text:p>
          </table:table-cell>
          <table:table-cell office:value-type="float" office:value="0.5345" calcext:value-type="float">
            <text:p>0.534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402" calcext:value-type="float">
            <text:p>0.0402</text:p>
          </table:table-cell>
        </table:table-row>
        <table:table-row table:style-name="ro1">
          <table:table-cell office:value-type="string" calcext:value-type="string">
            <text:p>BipredSearchRange=0_HadamardME=0_QuadtreeTUMaxDepthInter=1_RefFrames=3_SearchRange=32_TestRect=0.9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string" calcext:value-type="string">
            <text:p>BipredSearchRange=0_HadamardME=0_QuadtreeTUMaxDepthInter=1_RefFrames=3_SearchRange=32_TestRect=0.8</text:p>
          </table:table-cell>
          <table:table-cell office:value-type="float" office:value="0.658" calcext:value-type="float">
            <text:p>0.658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425" calcext:value-type="float">
            <text:p>0.0425</text:p>
          </table:table-cell>
        </table:table-row>
        <table:table-row table:style-name="ro1">
          <table:table-cell office:value-type="string" calcext:value-type="string">
            <text:p>BipredSearchRange=0_HadamardME=0_QuadtreeTUMaxDepthInter=1_RefFrames=3_SearchRange=32_TestRect=0.7</text:p>
          </table:table-cell>
          <table:table-cell office:value-type="float" office:value="0.6773" calcext:value-type="float">
            <text:p>0.6773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434" calcext:value-type="float">
            <text:p>0.0434</text:p>
          </table:table-cell>
        </table:table-row>
        <table:table-row table:style-name="ro1">
          <table:table-cell office:value-type="string" calcext:value-type="string">
            <text:p>BipredSearchRange=2_HadamardME=0_RefFrames=3_SearchRange=32</text:p>
          </table:table-cell>
          <table:table-cell office:value-type="float" office:value="0.433" calcext:value-type="float">
            <text:p>0.433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395" calcext:value-type="float">
            <text:p>0.0395</text:p>
          </table:table-cell>
        </table:table-row>
        <table:table-row table:style-name="ro1">
          <table:table-cell office:value-type="string" calcext:value-type="string">
            <text:p>BipredSearchRange=2_HadamardME=0_RefFrames=3_SearchRange=32_TestRect=0.9</text:p>
          </table:table-cell>
          <table:table-cell office:value-type="float" office:value="0.515" calcext:value-type="float">
            <text:p>0.515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372" calcext:value-type="float">
            <text:p>0.0372</text:p>
          </table:table-cell>
        </table:table-row>
        <table:table-row table:style-name="ro1">
          <table:table-cell office:value-type="string" calcext:value-type="string">
            <text:p>BipredSearchRange=2_HadamardME=0_QuadtreeTUMaxDepthInter=2_RefFrames=3_SearchRange=32</text:p>
          </table:table-cell>
          <table:table-cell office:value-type="float" office:value="0.5676" calcext:value-type="float">
            <text:p>0.5676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323" calcext:value-type="float">
            <text:p>0.0323</text:p>
          </table:table-cell>
        </table:table-row>
        <table:table-row table:style-name="ro1">
          <table:table-cell office:value-type="string" calcext:value-type="string">
            <text:p>BipredSearchRange=2_HadamardME=0_QuadtreeTUMaxDepthInter=2_RefFrames=3_SearchRange=32_TestRect=0.9</text:p>
          </table:table-cell>
          <table:table-cell office:value-type="float" office:value="0.5927" calcext:value-type="float">
            <text:p>0.592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54" calcext:value-type="float">
            <text:p>0.0354</text:p>
          </table:table-cell>
        </table:table-row>
        <table:table-row table:style-name="ro1">
          <table:table-cell office:value-type="string" calcext:value-type="string">
            <text:p>BipredSearchRange=2_HadamardME=0_RefFrames=3_SearchRange=32_TestRect=0.8</text:p>
          </table:table-cell>
          <table:table-cell office:value-type="float" office:value="0.5205" calcext:value-type="float">
            <text:p>0.5205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382" calcext:value-type="float">
            <text:p>0.0382</text:p>
          </table:table-cell>
        </table:table-row>
        <table:table-row table:style-name="ro1">
          <table:table-cell office:value-type="string" calcext:value-type="string">
            <text:p>BipredSearchRange=2_HadamardME=0_QuadtreeTUMaxDepthInter=2_RefFrames=3_SearchRange=32_TestRect=0.8</text:p>
          </table:table-cell>
          <table:table-cell office:value-type="float" office:value="0.604" calcext:value-type="float">
            <text:p>0.604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377" calcext:value-type="float">
            <text:p>0.0377</text:p>
          </table:table-cell>
        </table:table-row>
        <table:table-row table:style-name="ro1">
          <table:table-cell office:value-type="string" calcext:value-type="string">
            <text:p>BipredSearchRange=2_HadamardME=0_RefFrames=3_SearchRange=32_TestRect=0.7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string" calcext:value-type="string">
            <text:p>BipredSearchRange=2_HadamardME=0_QuadtreeTUMaxDepthInter=2_RefFrames=3_SearchRange=32_TestRect=0.7</text:p>
          </table:table-cell>
          <table:table-cell office:value-type="float" office:value="0.5057" calcext:value-type="float">
            <text:p>0.5057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458" calcext:value-type="float">
            <text:p>0.0458</text:p>
          </table:table-cell>
        </table:table-row>
        <table:table-row table:style-name="ro1">
          <table:table-cell office:value-type="string" calcext:value-type="string">
            <text:p>BipredSearchRange=2_HadamardME=0_QuadtreeTUMaxDepthInter=1_RefFrames=3_SearchRange=32</text:p>
          </table:table-cell>
          <table:table-cell office:value-type="float" office:value="0.6205" calcext:value-type="float">
            <text:p>0.6205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352" calcext:value-type="float">
            <text:p>0.0352</text:p>
          </table:table-cell>
        </table:table-row>
        <table:table-row table:style-name="ro1">
          <table:table-cell office:value-type="string" calcext:value-type="string">
            <text:p>BipredSearchRange=2_HadamardME=0_QuadtreeTUMaxDepthInter=1_RefFrames=3_SearchRange=32_TestRect=0.9</text:p>
          </table:table-cell>
          <table:table-cell office:value-type="float" office:value="0.6384" calcext:value-type="float">
            <text:p>0.6384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394" calcext:value-type="float">
            <text:p>0.0394</text:p>
          </table:table-cell>
        </table:table-row>
        <table:table-row table:style-name="ro1">
          <table:table-cell office:value-type="string" calcext:value-type="string">
            <text:p>BipredSearchRange=2_HadamardME=0_QuadtreeTUMaxDepthInter=1_RefFrames=3_SearchRange=32_TestRect=0.8</text:p>
          </table:table-cell>
          <table:table-cell office:value-type="float" office:value="0.5508" calcext:value-type="float">
            <text:p>0.5508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486" calcext:value-type="float">
            <text:p>0.0486</text:p>
          </table:table-cell>
        </table:table-row>
        <table:table-row table:style-name="ro1">
          <table:table-cell office:value-type="string" calcext:value-type="string">
            <text:p>BipredSearchRange=2_HadamardME=0_QuadtreeTUMaxDepthInter=1_RefFrames=3_SearchRange=32_TestRect=0.7</text:p>
          </table:table-cell>
          <table:table-cell office:value-type="float" office:value="0.6681" calcext:value-type="float">
            <text:p>0.6681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0409" calcext:value-type="float">
            <text:p>0.0409</text:p>
          </table:table-cell>
        </table:table-row>
        <table:table-row table:style-name="ro1">
          <table:table-cell office:value-type="string" calcext:value-type="string">
            <text:p>BipredSearchRange=2_RefFrames=3_SearchRange=8_TestRect=0.4</text:p>
          </table:table-cell>
          <table:table-cell office:value-type="float" office:value="0.5392" calcext:value-type="float">
            <text:p>0.5392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322" calcext:value-type="float">
            <text:p>0.0322</text:p>
          </table:table-cell>
        </table:table-row>
        <table:table-row table:style-name="ro1">
          <table:table-cell office:value-type="string" calcext:value-type="string">
            <text:p>BipredSearchRange=2_QuadtreeTUMaxDepthInter=2_RefFrames=3_SearchRange=8_TestRect=0.4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319" calcext:value-type="float">
            <text:p>0.0319</text:p>
          </table:table-cell>
        </table:table-row>
        <table:table-row table:style-name="ro1">
          <table:table-cell office:value-type="string" calcext:value-type="string">
            <text:p>BipredSearchRange=2_QuadtreeTUMaxDepthInter=1_RefFrames=3_SearchRange=8_TestRect=0.4</text:p>
          </table:table-cell>
          <table:table-cell office:value-type="float" office:value="0.6277" calcext:value-type="float">
            <text:p>0.6277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485" calcext:value-type="float">
            <text:p>0.0485</text:p>
          </table:table-cell>
        </table:table-row>
        <table:table-row table:style-name="ro1">
          <table:table-cell office:value-type="string" calcext:value-type="string">
            <text:p>BipredSearchRange=2_RefFrames=3_SearchRange=8_TestRect=0.3</text:p>
          </table:table-cell>
          <table:table-cell office:value-type="float" office:value="0.4407" calcext:value-type="float">
            <text:p>0.4407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0448" calcext:value-type="float">
            <text:p>0.0448</text:p>
          </table:table-cell>
        </table:table-row>
        <table:table-row table:style-name="ro1">
          <table:table-cell office:value-type="string" calcext:value-type="string">
            <text:p>BipredSearchRange=2_QuadtreeTUMaxDepthInter=2_RefFrames=3_SearchRange=8_TestRect=0.3</text:p>
          </table:table-cell>
          <table:table-cell office:value-type="float" office:value="0.4791" calcext:value-type="float">
            <text:p>0.4791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403" calcext:value-type="float">
            <text:p>0.0403</text:p>
          </table:table-cell>
        </table:table-row>
        <table:table-row table:style-name="ro1">
          <table:table-cell office:value-type="string" calcext:value-type="string">
            <text:p>BipredSearchRange=2_QuadtreeTUMaxDepthInter=1_RefFrames=3_SearchRange=8_TestRect=0.3</text:p>
          </table:table-cell>
          <table:table-cell office:value-type="float" office:value="0.668" calcext:value-type="float">
            <text:p>0.668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423" calcext:value-type="float">
            <text:p>0.0423</text:p>
          </table:table-cell>
        </table:table-row>
        <table:table-row table:style-name="ro1">
          <table:table-cell office:value-type="string" calcext:value-type="string">
            <text:p>BipredSearchRange=0_RefFrames=3_SearchRange=32_TestRect=0.4</text:p>
          </table:table-cell>
          <table:table-cell office:value-type="float" office:value="0.426" calcext:value-type="float">
            <text:p>0.426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428" calcext:value-type="float">
            <text:p>0.0428</text:p>
          </table:table-cell>
        </table:table-row>
        <table:table-row table:style-name="ro1">
          <table:table-cell office:value-type="string" calcext:value-type="string">
            <text:p>BipredSearchRange=0_QuadtreeTUMaxDepthInter=2_RefFrames=3_SearchRange=32_TestRect=0.4</text:p>
          </table:table-cell>
          <table:table-cell office:value-type="float" office:value="0.5111" calcext:value-type="float">
            <text:p>0.5111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384" calcext:value-type="float">
            <text:p>0.0384</text:p>
          </table:table-cell>
        </table:table-row>
        <table:table-row table:style-name="ro1">
          <table:table-cell office:value-type="string" calcext:value-type="string">
            <text:p>BipredSearchRange=0_QuadtreeTUMaxDepthInter=1_RefFrames=3_SearchRange=32_TestRect=0.4</text:p>
          </table:table-cell>
          <table:table-cell office:value-type="float" office:value="0.6578" calcext:value-type="float">
            <text:p>0.6578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489" calcext:value-type="float">
            <text:p>0.0489</text:p>
          </table:table-cell>
        </table:table-row>
        <table:table-row table:style-name="ro1">
          <table:table-cell office:value-type="string" calcext:value-type="string">
            <text:p>BipredSearchRange=2_HadamardME=0_QuadtreeTUMaxDepthInter=2_RefFrames=3_SearchRange=8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455" calcext:value-type="float">
            <text:p>0.0455</text:p>
          </table:table-cell>
        </table:table-row>
        <table:table-row table:style-name="ro1">
          <table:table-cell office:value-type="string" calcext:value-type="string">
            <text:p>BipredSearchRange=2_HadamardME=0_QuadtreeTUMaxDepthInter=2_RefFrames=3_SearchRange=8_TestRect=0.9</text:p>
          </table:table-cell>
          <table:table-cell office:value-type="float" office:value="0.5883" calcext:value-type="float">
            <text:p>0.5883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369" calcext:value-type="float">
            <text:p>0.0369</text:p>
          </table:table-cell>
        </table:table-row>
        <table:table-row table:style-name="ro1">
          <table:table-cell office:value-type="string" calcext:value-type="string">
            <text:p>BipredSearchRange=2_HadamardME=0_QuadtreeTUMaxDepthInter=2_RefFrames=3_SearchRange=8_TestRect=0.8</text:p>
          </table:table-cell>
          <table:table-cell office:value-type="float" office:value="0.5935" calcext:value-type="float">
            <text:p>0.5935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0375" calcext:value-type="float">
            <text:p>0.0375</text:p>
          </table:table-cell>
        </table:table-row>
        <table:table-row table:style-name="ro1">
          <table:table-cell office:value-type="string" calcext:value-type="string">
            <text:p>BipredSearchRange=2_HadamardME=0_QuadtreeTUMaxDepthInter=2_RefFrames=3_SearchRange=8_TestRect=0.7</text:p>
          </table:table-cell>
          <table:table-cell office:value-type="float" office:value="0.483" calcext:value-type="float">
            <text:p>0.483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511" calcext:value-type="float">
            <text:p>0.0511</text:p>
          </table:table-cell>
        </table:table-row>
        <table:table-row table:style-name="ro1">
          <table:table-cell office:value-type="string" calcext:value-type="string">
            <text:p>BipredSearchRange=2_HadamardME=0_RefFrames=3_SearchRange=8</text:p>
          </table:table-cell>
          <table:table-cell office:value-type="float" office:value="0.4938" calcext:value-type="float">
            <text:p>0.4938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375" calcext:value-type="float">
            <text:p>0.0375</text:p>
          </table:table-cell>
        </table:table-row>
        <table:table-row table:style-name="ro1">
          <table:table-cell office:value-type="string" calcext:value-type="string">
            <text:p>BipredSearchRange=2_HadamardME=0_RefFrames=3_SearchRange=8_TestRect=0.9</text:p>
          </table:table-cell>
          <table:table-cell office:value-type="float" office:value="0.5202" calcext:value-type="float">
            <text:p>0.5202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395" calcext:value-type="float">
            <text:p>0.0395</text:p>
          </table:table-cell>
        </table:table-row>
        <table:table-row table:style-name="ro1">
          <table:table-cell office:value-type="string" calcext:value-type="string">
            <text:p>BipredSearchRange=2_HadamardME=0_RefFrames=3_SearchRange=8_TestRect=0.8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426" calcext:value-type="float">
            <text:p>0.0426</text:p>
          </table:table-cell>
        </table:table-row>
        <table:table-row table:style-name="ro1">
          <table:table-cell office:value-type="string" calcext:value-type="string">
            <text:p>BipredSearchRange=2_HadamardME=0_RefFrames=3_SearchRange=8_TestRect=0.7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426" calcext:value-type="float">
            <text:p>0.0426</text:p>
          </table:table-cell>
        </table:table-row>
        <table:table-row table:style-name="ro1">
          <table:table-cell office:value-type="string" calcext:value-type="string">
            <text:p>BipredSearchRange=2_HadamardME=0_QuadtreeTUMaxDepthInter=1_RefFrames=3_SearchRange=8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023" calcext:value-type="float">
            <text:p>0.023</text:p>
          </table:table-cell>
          <table:table-cell office:value-type="float" office:value="0.0368" calcext:value-type="float">
            <text:p>0.0368</text:p>
          </table:table-cell>
        </table:table-row>
        <table:table-row table:style-name="ro1">
          <table:table-cell office:value-type="string" calcext:value-type="string">
            <text:p>BipredSearchRange=2_HadamardME=0_QuadtreeTUMaxDepthInter=1_RefFrames=3_SearchRange=8_TestRect=0.9</text:p>
          </table:table-cell>
          <table:table-cell office:value-type="float" office:value="0.6482" calcext:value-type="float">
            <text:p>0.6482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396" calcext:value-type="float">
            <text:p>0.0396</text:p>
          </table:table-cell>
        </table:table-row>
        <table:table-row table:style-name="ro1">
          <table:table-cell office:value-type="string" calcext:value-type="string">
            <text:p>BipredSearchRange=2_HadamardME=0_QuadtreeTUMaxDepthInter=1_RefFrames=3_SearchRange=8_TestRect=0.8</text:p>
          </table:table-cell>
          <table:table-cell office:value-type="float" office:value="0.6592" calcext:value-type="float">
            <text:p>0.6592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BipredSearchRange=2_HadamardME=0_QuadtreeTUMaxDepthInter=1_RefFrames=3_SearchRange=8_TestRect=0.7</text:p>
          </table:table-cell>
          <table:table-cell office:value-type="float" office:value="0.67" calcext:value-type="float">
            <text:p>0.67</text:p>
          </table:table-cell>
          <table:table-cell office:value-type="float" office:value="0.0292" calcext:value-type="float">
            <text:p>0.0292</text:p>
          </table:table-cell>
          <table:table-cell office:value-type="float" office:value="0.0437" calcext:value-type="float">
            <text:p>0.0437</text:p>
          </table:table-cell>
        </table:table-row>
        <table:table-row table:style-name="ro1">
          <table:table-cell office:value-type="string" calcext:value-type="string">
            <text:p>BipredSearchRange=0_RefFrames=3_SearchRange=8_TestRect=0.4</text:p>
          </table:table-cell>
          <table:table-cell office:value-type="float" office:value="0.5479" calcext:value-type="float">
            <text:p>0.5479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363" calcext:value-type="float">
            <text:p>0.0363</text:p>
          </table:table-cell>
        </table:table-row>
        <table:table-row table:style-name="ro1">
          <table:table-cell office:value-type="string" calcext:value-type="string">
            <text:p>BipredSearchRange=0_QuadtreeTUMaxDepthInter=2_RefFrames=3_SearchRange=8_TestRect=0.4</text:p>
          </table:table-cell>
          <table:table-cell office:value-type="float" office:value="0.5965" calcext:value-type="float">
            <text:p>0.5965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348" calcext:value-type="float">
            <text:p>0.0348</text:p>
          </table:table-cell>
        </table:table-row>
        <table:table-row table:style-name="ro1">
          <table:table-cell office:value-type="string" calcext:value-type="string">
            <text:p>BipredSearchRange=0_QuadtreeTUMaxDepthInter=1_RefFrames=3_SearchRange=8_TestRect=0.4</text:p>
          </table:table-cell>
          <table:table-cell office:value-type="float" office:value="0.6619" calcext:value-type="float">
            <text:p>0.6619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0479" calcext:value-type="float">
            <text:p>0.0479</text:p>
          </table:table-cell>
        </table:table-row>
        <table:table-row table:style-name="ro1">
          <table:table-cell office:value-type="string" calcext:value-type="string">
            <text:p>BipredSearchRange=0_RefFrames=3_SearchRange=32_TestRect=0.3</text:p>
          </table:table-cell>
          <table:table-cell office:value-type="float" office:value="0.4059" calcext:value-type="float">
            <text:p>0.4059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466" calcext:value-type="float">
            <text:p>0.0466</text:p>
          </table:table-cell>
        </table:table-row>
        <table:table-row table:style-name="ro1">
          <table:table-cell office:value-type="string" calcext:value-type="string">
            <text:p>BipredSearchRange=0_QuadtreeTUMaxDepthInter=2_RefFrames=3_SearchRange=32_TestRect=0.3</text:p>
          </table:table-cell>
          <table:table-cell office:value-type="float" office:value="0.5335" calcext:value-type="float">
            <text:p>0.5335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387" calcext:value-type="float">
            <text:p>0.0387</text:p>
          </table:table-cell>
        </table:table-row>
        <table:table-row table:style-name="ro1">
          <table:table-cell office:value-type="string" calcext:value-type="string">
            <text:p>BipredSearchRange=0_QuadtreeTUMaxDepthInter=1_RefFrames=3_SearchRange=32_TestRect=0.3</text:p>
          </table:table-cell>
          <table:table-cell office:value-type="float" office:value="0.5794" calcext:value-type="float">
            <text:p>0.5794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0498" calcext:value-type="float">
            <text:p>0.0498</text:p>
          </table:table-cell>
        </table:table-row>
        <table:table-row table:style-name="ro1">
          <table:table-cell office:value-type="string" calcext:value-type="string">
            <text:p>BipredSearchRange=2_RefFrames=3_SearchRange=32_TestRect=0.2</text:p>
          </table:table-cell>
          <table:table-cell office:value-type="float" office:value="0.5902" calcext:value-type="float">
            <text:p>0.5902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354" calcext:value-type="float">
            <text:p>0.0354</text:p>
          </table:table-cell>
        </table:table-row>
        <table:table-row table:style-name="ro1">
          <table:table-cell office:value-type="string" calcext:value-type="string">
            <text:p>BipredSearchRange=2_QuadtreeTUMaxDepthInter=2_RefFrames=3_SearchRange=32_TestRect=0.2</text:p>
          </table:table-cell>
          <table:table-cell office:value-type="float" office:value="0.579" calcext:value-type="float">
            <text:p>0.579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366" calcext:value-type="float">
            <text:p>0.0366</text:p>
          </table:table-cell>
        </table:table-row>
        <table:table-row table:style-name="ro1">
          <table:table-cell office:value-type="string" calcext:value-type="string">
            <text:p>BipredSearchRange=2_QuadtreeTUMaxDepthInter=1_RefFrames=3_SearchRange=32_TestRect=0.2</text:p>
          </table:table-cell>
          <table:table-cell office:value-type="float" office:value="0.6987" calcext:value-type="float">
            <text:p>0.6987</text:p>
          </table:table-cell>
          <table:table-cell office:value-type="float" office:value="0.0338" calcext:value-type="float">
            <text:p>0.0338</text:p>
          </table:table-cell>
          <table:table-cell office:value-type="float" office:value="0.0483" calcext:value-type="float">
            <text:p>0.0483</text:p>
          </table:table-cell>
        </table:table-row>
        <table:table-row table:style-name="ro1">
          <table:table-cell office:value-type="string" calcext:value-type="string">
            <text:p>BipredSearchRange=0_RefFrames=3_SearchRange=8_TestRect=0.3</text:p>
          </table:table-cell>
          <table:table-cell office:value-type="float" office:value="0.4535" calcext:value-type="float">
            <text:p>0.4535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436" calcext:value-type="float">
            <text:p>0.0436</text:p>
          </table:table-cell>
        </table:table-row>
        <table:table-row table:style-name="ro1">
          <table:table-cell office:value-type="string" calcext:value-type="string">
            <text:p>BipredSearchRange=0_QuadtreeTUMaxDepthInter=2_RefFrames=3_SearchRange=8_TestRect=0.3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385" calcext:value-type="float">
            <text:p>0.0385</text:p>
          </table:table-cell>
        </table:table-row>
        <table:table-row table:style-name="ro1">
          <table:table-cell office:value-type="string" calcext:value-type="string">
            <text:p>BipredSearchRange=0_QuadtreeTUMaxDepthInter=1_RefFrames=3_SearchRange=8_TestRect=0.3</text:p>
          </table:table-cell>
          <table:table-cell office:value-type="float" office:value="0.6757" calcext:value-type="float">
            <text:p>0.6757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478" calcext:value-type="float">
            <text:p>0.0478</text:p>
          </table:table-cell>
        </table:table-row>
        <table:table-row table:style-name="ro1">
          <table:table-cell office:value-type="string" calcext:value-type="string">
            <text:p>BipredSearchRange=0_RefFrames=3_SearchRange=32_TestRect=0.2</text:p>
          </table:table-cell>
          <table:table-cell office:value-type="float" office:value="0.4557" calcext:value-type="float">
            <text:p>0.4557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466" calcext:value-type="float">
            <text:p>0.0466</text:p>
          </table:table-cell>
        </table:table-row>
        <table:table-row table:style-name="ro1">
          <table:table-cell office:value-type="string" calcext:value-type="string">
            <text:p>BipredSearchRange=0_QuadtreeTUMaxDepthInter=2_RefFrames=3_SearchRange=32_TestRect=0.2</text:p>
          </table:table-cell>
          <table:table-cell office:value-type="float" office:value="0.6442" calcext:value-type="float">
            <text:p>0.6442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397" calcext:value-type="float">
            <text:p>0.0397</text:p>
          </table:table-cell>
        </table:table-row>
        <table:table-row table:style-name="ro1">
          <table:table-cell office:value-type="string" calcext:value-type="string">
            <text:p>BipredSearchRange=0_QuadtreeTUMaxDepthInter=1_RefFrames=3_SearchRange=32_TestRect=0.2</text:p>
          </table:table-cell>
          <table:table-cell office:value-type="float" office:value="0.6227" calcext:value-type="float">
            <text:p>0.6227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581" calcext:value-type="float">
            <text:p>0.0581</text:p>
          </table:table-cell>
        </table:table-row>
        <table:table-row table:style-name="ro1">
          <table:table-cell office:value-type="string" calcext:value-type="string">
            <text:p>BipredSearchRange=2_RefFrames=3_SearchRange=8_TestRect=0.2</text:p>
          </table:table-cell>
          <table:table-cell office:value-type="float" office:value="0.478" calcext:value-type="float">
            <text:p>0.478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446" calcext:value-type="float">
            <text:p>0.0446</text:p>
          </table:table-cell>
        </table:table-row>
        <table:table-row table:style-name="ro1">
          <table:table-cell office:value-type="string" calcext:value-type="string">
            <text:p>BipredSearchRange=2_QuadtreeTUMaxDepthInter=2_RefFrames=3_SearchRange=8_TestRect=0.2</text:p>
          </table:table-cell>
          <table:table-cell office:value-type="float" office:value="0.5069" calcext:value-type="float">
            <text:p>0.5069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>
            <text:p>BipredSearchRange=2_QuadtreeTUMaxDepthInter=1_RefFrames=3_SearchRange=8_TestRect=0.2</text:p>
          </table:table-cell>
          <table:table-cell office:value-type="float" office:value="0.7017" calcext:value-type="float">
            <text:p>0.7017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498" calcext:value-type="float">
            <text:p>0.0498</text:p>
          </table:table-cell>
        </table:table-row>
        <table:table-row table:style-name="ro1">
          <table:table-cell office:value-type="string" calcext:value-type="string">
            <text:p>BipredSearchRange=0_HadamardME=0_RefFrames=3_SearchRange=8</text:p>
          </table:table-cell>
          <table:table-cell office:value-type="float" office:value="0.3471" calcext:value-type="float">
            <text:p>0.3471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572" calcext:value-type="float">
            <text:p>0.0572</text:p>
          </table:table-cell>
        </table:table-row>
        <table:table-row table:style-name="ro1">
          <table:table-cell office:value-type="string" calcext:value-type="string">
            <text:p>BipredSearchRange=0_HadamardME=0_RefFrames=3_SearchRange=8_TestRect=0.9</text:p>
          </table:table-cell>
          <table:table-cell office:value-type="float" office:value="0.3942" calcext:value-type="float">
            <text:p>0.3942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575" calcext:value-type="float">
            <text:p>0.0575</text:p>
          </table:table-cell>
        </table:table-row>
        <table:table-row table:style-name="ro1">
          <table:table-cell office:value-type="string" calcext:value-type="string">
            <text:p>BipredSearchRange=0_HadamardME=0_QuadtreeTUMaxDepthInter=2_RefFrames=3_SearchRange=8</text:p>
          </table:table-cell>
          <table:table-cell office:value-type="float" office:value="0.4606" calcext:value-type="float">
            <text:p>0.4606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438" calcext:value-type="float">
            <text:p>0.0438</text:p>
          </table:table-cell>
        </table:table-row>
        <table:table-row table:style-name="ro1">
          <table:table-cell office:value-type="string" calcext:value-type="string">
            <text:p>BipredSearchRange=0_HadamardME=0_QuadtreeTUMaxDepthInter=2_RefFrames=3_SearchRange=8_TestRect=0.9</text:p>
          </table:table-cell>
          <table:table-cell office:value-type="float" office:value="0.4862" calcext:value-type="float">
            <text:p>0.486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467" calcext:value-type="float">
            <text:p>0.0467</text:p>
          </table:table-cell>
        </table:table-row>
        <table:table-row table:style-name="ro1">
          <table:table-cell office:value-type="string" calcext:value-type="string">
            <text:p>BipredSearchRange=0_HadamardME=0_RefFrames=3_SearchRange=8_TestRect=0.8</text:p>
          </table:table-cell>
          <table:table-cell office:value-type="float" office:value="0.367" calcext:value-type="float">
            <text:p>0.367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string" calcext:value-type="string">
            <text:p>BipredSearchRange=0_HadamardME=0_QuadtreeTUMaxDepthInter=2_RefFrames=3_SearchRange=8_TestRect=0.8</text:p>
          </table:table-cell>
          <table:table-cell office:value-type="float" office:value="0.6169" calcext:value-type="float">
            <text:p>0.6169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0386" calcext:value-type="float">
            <text:p>0.0386</text:p>
          </table:table-cell>
        </table:table-row>
        <table:table-row table:style-name="ro1">
          <table:table-cell office:value-type="string" calcext:value-type="string">
            <text:p>BipredSearchRange=0_HadamardME=0_RefFrames=3_SearchRange=8_TestRect=0.7</text:p>
          </table:table-cell>
          <table:table-cell office:value-type="float" office:value="0.5549" calcext:value-type="float">
            <text:p>0.5549</text:p>
          </table:table-cell>
          <table:table-cell office:value-type="float" office:value="0.024" calcext:value-type="float">
            <text:p>0.024</text:p>
          </table:table-cell>
          <table:table-cell office:value-type="float" office:value="0.0433" calcext:value-type="float">
            <text:p>0.0433</text:p>
          </table:table-cell>
        </table:table-row>
        <table:table-row table:style-name="ro1">
          <table:table-cell office:value-type="string" calcext:value-type="string">
            <text:p>BipredSearchRange=0_HadamardME=0_QuadtreeTUMaxDepthInter=2_RefFrames=3_SearchRange=8_TestRect=0.7</text:p>
          </table:table-cell>
          <table:table-cell office:value-type="float" office:value="0.5251" calcext:value-type="float">
            <text:p>0.5251</text:p>
          </table:table-cell>
          <table:table-cell office:value-type="float" office:value="0.0259" calcext:value-type="float">
            <text:p>0.0259</text:p>
          </table:table-cell>
          <table:table-cell office:value-type="float" office:value="0.0494" calcext:value-type="float">
            <text:p>0.0494</text:p>
          </table:table-cell>
        </table:table-row>
        <table:table-row table:style-name="ro1">
          <table:table-cell office:value-type="string" calcext:value-type="string">
            <text:p>BipredSearchRange=0_HadamardME=0_QuadtreeTUMaxDepthInter=1_RefFrames=3_SearchRange=8</text:p>
          </table:table-cell>
          <table:table-cell office:value-type="float" office:value="0.5273" calcext:value-type="float">
            <text:p>0.5273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BipredSearchRange=0_HadamardME=0_QuadtreeTUMaxDepthInter=1_RefFrames=3_SearchRange=8_TestRect=0.9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0259" calcext:value-type="float">
            <text:p>0.0259</text:p>
          </table:table-cell>
          <table:table-cell office:value-type="float" office:value="0.0472" calcext:value-type="float">
            <text:p>0.0472</text:p>
          </table:table-cell>
        </table:table-row>
        <table:table-row table:style-name="ro1">
          <table:table-cell office:value-type="string" calcext:value-type="string">
            <text:p>BipredSearchRange=0_HadamardME=0_QuadtreeTUMaxDepthInter=1_RefFrames=3_SearchRange=8_TestRect=0.8</text:p>
          </table:table-cell>
          <table:table-cell office:value-type="float" office:value="0.6689" calcext:value-type="float">
            <text:p>0.6689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417" calcext:value-type="float">
            <text:p>0.0417</text:p>
          </table:table-cell>
        </table:table-row>
        <table:table-row table:style-name="ro1">
          <table:table-cell office:value-type="string" calcext:value-type="string">
            <text:p>BipredSearchRange=0_HadamardME=0_QuadtreeTUMaxDepthInter=1_RefFrames=3_SearchRange=8_TestRect=0.7</text:p>
          </table:table-cell>
          <table:table-cell office:value-type="float" office:value="0.5777" calcext:value-type="float">
            <text:p>0.5777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0535" calcext:value-type="float">
            <text:p>0.0535</text:p>
          </table:table-cell>
        </table:table-row>
        <table:table-row table:style-name="ro1">
          <table:table-cell office:value-type="string" calcext:value-type="string">
            <text:p>BipredSearchRange=2_RefFrames=3_SearchRange=32_TestRect=0.1</text:p>
          </table:table-cell>
          <table:table-cell office:value-type="float" office:value="0.6089" calcext:value-type="float">
            <text:p>0.6089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341" calcext:value-type="float">
            <text:p>0.0341</text:p>
          </table:table-cell>
        </table:table-row>
        <table:table-row table:style-name="ro1">
          <table:table-cell office:value-type="string" calcext:value-type="string">
            <text:p>BipredSearchRange=2_QuadtreeTUMaxDepthInter=2_RefFrames=3_SearchRange=32_TestRect=0.1</text:p>
          </table:table-cell>
          <table:table-cell office:value-type="float" office:value="0.667" calcext:value-type="float">
            <text:p>0.667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331" calcext:value-type="float">
            <text:p>0.0331</text:p>
          </table:table-cell>
        </table:table-row>
        <table:table-row table:style-name="ro1">
          <table:table-cell office:value-type="string" calcext:value-type="string">
            <text:p>BipredSearchRange=2_QuadtreeTUMaxDepthInter=1_RefFrames=3_SearchRange=32_TestRect=0.1</text:p>
          </table:table-cell>
          <table:table-cell office:value-type="float" office:value="0.7156" calcext:value-type="float">
            <text:p>0.7156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501" calcext:value-type="float">
            <text:p>0.0501</text:p>
          </table:table-cell>
        </table:table-row>
        <table:table-row table:style-name="ro1">
          <table:table-cell office:value-type="string" calcext:value-type="string">
            <text:p>BipredSearchRange=0_RefFrames=3_SearchRange=8_TestRect=0.2</text:p>
          </table:table-cell>
          <table:table-cell office:value-type="float" office:value="0.5995" calcext:value-type="float">
            <text:p>0.5995</text:p>
          </table:table-cell>
          <table:table-cell office:value-type="float" office:value="0.0229" calcext:value-type="float">
            <text:p>0.0229</text:p>
          </table:table-cell>
          <table:table-cell office:value-type="float" office:value="0.0381" calcext:value-type="float">
            <text:p>0.0381</text:p>
          </table:table-cell>
        </table:table-row>
        <table:table-row table:style-name="ro1">
          <table:table-cell office:value-type="string" calcext:value-type="string">
            <text:p>BipredSearchRange=0_QuadtreeTUMaxDepthInter=2_RefFrames=3_SearchRange=8_TestRect=0.2</text:p>
          </table:table-cell>
          <table:table-cell office:value-type="float" office:value="0.6551" calcext:value-type="float">
            <text:p>0.6551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379" calcext:value-type="float">
            <text:p>0.0379</text:p>
          </table:table-cell>
        </table:table-row>
        <table:table-row table:style-name="ro1">
          <table:table-cell office:value-type="string" calcext:value-type="string">
            <text:p>BipredSearchRange=0_QuadtreeTUMaxDepthInter=1_RefFrames=3_SearchRange=8_TestRect=0.2</text:p>
          </table:table-cell>
          <table:table-cell office:value-type="float" office:value="0.6278" calcext:value-type="float">
            <text:p>0.6278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0585" calcext:value-type="float">
            <text:p>0.0585</text:p>
          </table:table-cell>
        </table:table-row>
        <table:table-row table:style-name="ro1">
          <table:table-cell office:value-type="string" calcext:value-type="string">
            <text:p>BipredSearchRange=0_RefFrames=3_SearchRange=32_TestRect=0.1</text:p>
          </table:table-cell>
          <table:table-cell office:value-type="float" office:value="0.4785" calcext:value-type="float">
            <text:p>0.4785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472" calcext:value-type="float">
            <text:p>0.0472</text:p>
          </table:table-cell>
        </table:table-row>
        <table:table-row table:style-name="ro1">
          <table:table-cell office:value-type="string" calcext:value-type="string">
            <text:p>BipredSearchRange=0_QuadtreeTUMaxDepthInter=2_RefFrames=3_SearchRange=32_TestRect=0.1</text:p>
          </table:table-cell>
          <table:table-cell office:value-type="float" office:value="0.6783" calcext:value-type="float">
            <text:p>0.678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BipredSearchRange=0_QuadtreeTUMaxDepthInter=1_RefFrames=3_SearchRange=32_TestRect=0.1</text:p>
          </table:table-cell>
          <table:table-cell office:value-type="float" office:value="0.7219" calcext:value-type="float">
            <text:p>0.7219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522" calcext:value-type="float">
            <text:p>0.0522</text:p>
          </table:table-cell>
        </table:table-row>
        <table:table-row table:style-name="ro1">
          <table:table-cell office:value-type="string" calcext:value-type="string">
            <text:p>BipredSearchRange=0_RefFrames=3_SearchRange=8_TestRect=0.1</text:p>
          </table:table-cell>
          <table:table-cell office:value-type="float" office:value="0.618" calcext:value-type="float">
            <text:p>0.618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89" calcext:value-type="float">
            <text:p>0.0389</text:p>
          </table:table-cell>
        </table:table-row>
        <table:table-row table:style-name="ro1">
          <table:table-cell office:value-type="string" calcext:value-type="string">
            <text:p>BipredSearchRange=0_QuadtreeTUMaxDepthInter=2_RefFrames=3_SearchRange=8_TestRect=0.1</text:p>
          </table:table-cell>
          <table:table-cell office:value-type="float" office:value="0.6779" calcext:value-type="float">
            <text:p>0.6779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374" calcext:value-type="float">
            <text:p>0.0374</text:p>
          </table:table-cell>
        </table:table-row>
        <table:table-row table:style-name="ro1">
          <table:table-cell office:value-type="string" calcext:value-type="string">
            <text:p>BipredSearchRange=0_QuadtreeTUMaxDepthInter=1_RefFrames=3_SearchRange=8_TestRect=0.1</text:p>
          </table:table-cell>
          <table:table-cell office:value-type="float" office:value="0.6298" calcext:value-type="float">
            <text:p>0.6298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0633" calcext:value-type="float">
            <text:p>0.0633</text:p>
          </table:table-cell>
        </table:table-row>
        <table:table-row table:style-name="ro1">
          <table:table-cell office:value-type="string" calcext:value-type="string">
            <text:p>BipredSearchRange=2_RefFrames=3_SearchRange=8_TestRect=0.1</text:p>
          </table:table-cell>
          <table:table-cell office:value-type="float" office:value="0.6099" calcext:value-type="float">
            <text:p>0.6099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395" calcext:value-type="float">
            <text:p>0.0395</text:p>
          </table:table-cell>
        </table:table-row>
        <table:table-row table:style-name="ro1">
          <table:table-cell office:value-type="string" calcext:value-type="string">
            <text:p>BipredSearchRange=2_QuadtreeTUMaxDepthInter=2_RefFrames=3_SearchRange=8_TestRect=0.1</text:p>
          </table:table-cell>
          <table:table-cell office:value-type="float" office:value="0.6737" calcext:value-type="float">
            <text:p>0.6737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0384" calcext:value-type="float">
            <text:p>0.0384</text:p>
          </table:table-cell>
        </table:table-row>
        <table:table-row table:style-name="ro1">
          <table:table-cell office:value-type="string" calcext:value-type="string">
            <text:p>BipredSearchRange=2_QuadtreeTUMaxDepthInter=1_RefFrames=3_SearchRange=8_TestRect=0.1</text:p>
          </table:table-cell>
          <table:table-cell office:value-type="float" office:value="0.6489" calcext:value-type="float">
            <text:p>0.6489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558" calcext:value-type="float">
            <text:p>0.0558</text:p>
          </table:table-cell>
        </table:table-row>
        <table:table-row table:style-name="ro1">
          <table:table-cell office:value-type="string" calcext:value-type="string">
            <text:p>BipredSearchRange=2_RefFrames=3_SearchRange=32_TestRect=0</text:p>
          </table:table-cell>
          <table:table-cell office:value-type="float" office:value="0.6349" calcext:value-type="float">
            <text:p>0.6349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401" calcext:value-type="float">
            <text:p>0.0401</text:p>
          </table:table-cell>
        </table:table-row>
        <table:table-row table:style-name="ro1">
          <table:table-cell office:value-type="string" calcext:value-type="string">
            <text:p>BipredSearchRange=2_QuadtreeTUMaxDepthInter=2_RefFrames=3_SearchRange=32_TestRect=0</text:p>
          </table:table-cell>
          <table:table-cell office:value-type="float" office:value="0.6948" calcext:value-type="float">
            <text:p>0.6948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377" calcext:value-type="float">
            <text:p>0.0377</text:p>
          </table:table-cell>
        </table:table-row>
        <table:table-row table:style-name="ro1">
          <table:table-cell office:value-type="string" calcext:value-type="string">
            <text:p>BipredSearchRange=2_QuadtreeTUMaxDepthInter=1_RefFrames=3_SearchRange=32_TestRect=0</text:p>
          </table:table-cell>
          <table:table-cell office:value-type="float" office:value="0.7389" calcext:value-type="float">
            <text:p>0.7389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524" calcext:value-type="float">
            <text:p>0.0524</text:p>
          </table:table-cell>
        </table:table-row>
        <table:table-row table:style-name="ro1">
          <table:table-cell office:value-type="string" calcext:value-type="string">
            <text:p>BipredSearchRange=2_RefFrames=3_SearchRange=8_TestRect=0</text:p>
          </table:table-cell>
          <table:table-cell office:value-type="float" office:value="0.6372" calcext:value-type="float">
            <text:p>0.6372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0413" calcext:value-type="float">
            <text:p>0.0413</text:p>
          </table:table-cell>
        </table:table-row>
        <table:table-row table:style-name="ro1">
          <table:table-cell office:value-type="string" calcext:value-type="string">
            <text:p>BipredSearchRange=2_QuadtreeTUMaxDepthInter=2_RefFrames=3_SearchRange=8_TestRect=0</text:p>
          </table:table-cell>
          <table:table-cell office:value-type="float" office:value="0.6969" calcext:value-type="float">
            <text:p>0.6969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0405" calcext:value-type="float">
            <text:p>0.0405</text:p>
          </table:table-cell>
        </table:table-row>
        <table:table-row table:style-name="ro1">
          <table:table-cell office:value-type="string" calcext:value-type="string">
            <text:p>BipredSearchRange=2_QuadtreeTUMaxDepthInter=1_RefFrames=3_SearchRange=8_TestRect=0</text:p>
          </table:table-cell>
          <table:table-cell office:value-type="float" office:value="0.7412" calcext:value-type="float">
            <text:p>0.7412</text:p>
          </table:table-cell>
          <table:table-cell office:value-type="float" office:value="0.0404" calcext:value-type="float">
            <text:p>0.0404</text:p>
          </table:table-cell>
          <table:table-cell office:value-type="float" office:value="0.0545" calcext:value-type="float">
            <text:p>0.0545</text:p>
          </table:table-cell>
        </table:table-row>
        <table:table-row table:style-name="ro1">
          <table:table-cell office:value-type="string" calcext:value-type="string">
            <text:p>BipredSearchRange=0_RefFrames=3_SearchRange=32_TestRect=0</text:p>
          </table:table-cell>
          <table:table-cell office:value-type="float" office:value="0.6413" calcext:value-type="float">
            <text:p>0.6413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413" calcext:value-type="float">
            <text:p>0.0413</text:p>
          </table:table-cell>
        </table:table-row>
        <table:table-row table:style-name="ro1">
          <table:table-cell office:value-type="string" calcext:value-type="string">
            <text:p>BipredSearchRange=0_QuadtreeTUMaxDepthInter=2_RefFrames=3_SearchRange=32_TestRect=0</text:p>
          </table:table-cell>
          <table:table-cell office:value-type="float" office:value="0.62" calcext:value-type="float">
            <text:p>0.62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462" calcext:value-type="float">
            <text:p>0.0462</text:p>
          </table:table-cell>
        </table:table-row>
        <table:table-row table:style-name="ro1">
          <table:table-cell office:value-type="string" calcext:value-type="string">
            <text:p>BipredSearchRange=0_QuadtreeTUMaxDepthInter=1_RefFrames=3_SearchRange=32_TestRect=0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574" calcext:value-type="float">
            <text:p>0.0574</text:p>
          </table:table-cell>
        </table:table-row>
        <table:table-row table:style-name="ro1">
          <table:table-cell office:value-type="string" calcext:value-type="string">
            <text:p>BipredSearchRange=0_RefFrames=3_SearchRange=8_TestRect=0</text:p>
          </table:table-cell>
          <table:table-cell office:value-type="float" office:value="0.6437" calcext:value-type="float">
            <text:p>0.6437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417" calcext:value-type="float">
            <text:p>0.0417</text:p>
          </table:table-cell>
        </table:table-row>
        <table:table-row table:style-name="ro1">
          <table:table-cell office:value-type="string" calcext:value-type="string">
            <text:p>BipredSearchRange=0_QuadtreeTUMaxDepthInter=2_RefFrames=3_SearchRange=8_TestRect=0</text:p>
          </table:table-cell>
          <table:table-cell office:value-type="float" office:value="0.6231" calcext:value-type="float">
            <text:p>0.6231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471" calcext:value-type="float">
            <text:p>0.0471</text:p>
          </table:table-cell>
        </table:table-row>
        <table:table-row table:style-name="ro1">
          <table:table-cell office:value-type="string" calcext:value-type="string">
            <text:p>BipredSearchRange=0_QuadtreeTUMaxDepthInter=1_RefFrames=3_SearchRange=8_TestRect=0</text:p>
          </table:table-cell>
          <table:table-cell office:value-type="float" office:value="0.7478" calcext:value-type="float">
            <text:p>0.7478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0561" calcext:value-type="float">
            <text:p>0.0561</text:p>
          </table:table-cell>
        </table:table-row>
        <table:table-row table:style-name="ro1">
          <table:table-cell office:value-type="string" calcext:value-type="string">
            <text:p>BipredSearchRange=2_RefFrames=3_SearchRange=0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887" calcext:value-type="float">
            <text:p>0.0887</text:p>
          </table:table-cell>
        </table:table-row>
        <table:table-row table:style-name="ro1">
          <table:table-cell office:value-type="string" calcext:value-type="string">
            <text:p>BipredSearchRange=2_RefFrames=3_SearchRange=0_TestRect=0.9</text:p>
          </table:table-cell>
          <table:table-cell office:value-type="float" office:value="0.4325" calcext:value-type="float">
            <text:p>0.4325</text:p>
          </table:table-cell>
          <table:table-cell office:value-type="float" office:value="0.0374" calcext:value-type="float">
            <text:p>0.0374</text:p>
          </table:table-cell>
          <table:table-cell office:value-type="float" office:value="0.0865" calcext:value-type="float">
            <text:p>0.0865</text:p>
          </table:table-cell>
        </table:table-row>
        <table:table-row table:style-name="ro1">
          <table:table-cell office:value-type="string" calcext:value-type="string">
            <text:p>BipredSearchRange=2_QuadtreeTUMaxDepthInter=2_RefFrames=3_SearchRange=0</text:p>
          </table:table-cell>
          <table:table-cell office:value-type="float" office:value="0.4175" calcext:value-type="float">
            <text:p>0.4175</text:p>
          </table:table-cell>
          <table:table-cell office:value-type="float" office:value="0.037" calcext:value-type="float">
            <text:p>0.037</text:p>
          </table:table-cell>
          <table:table-cell office:value-type="float" office:value="0.0886" calcext:value-type="float">
            <text:p>0.0886</text:p>
          </table:table-cell>
        </table:table-row>
        <table:table-row table:style-name="ro1">
          <table:table-cell office:value-type="string" calcext:value-type="string">
            <text:p>BipredSearchRange=2_QuadtreeTUMaxDepthInter=2_RefFrames=3_SearchRange=0_TestRect=0.9</text:p>
          </table:table-cell>
          <table:table-cell office:value-type="float" office:value="0.5014" calcext:value-type="float">
            <text:p>0.5014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0749" calcext:value-type="float">
            <text:p>0.0749</text:p>
          </table:table-cell>
        </table:table-row>
        <table:table-row table:style-name="ro1">
          <table:table-cell office:value-type="string" calcext:value-type="string">
            <text:p>BipredSearchRange=2_RefFrames=3_SearchRange=0_TestRect=0.8</text:p>
          </table:table-cell>
          <table:table-cell office:value-type="float" office:value="0.3005" calcext:value-type="float">
            <text:p>0.3005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1259" calcext:value-type="float">
            <text:p>0.1259</text:p>
          </table:table-cell>
        </table:table-row>
        <table:table-row table:style-name="ro1">
          <table:table-cell office:value-type="string" calcext:value-type="string">
            <text:p>BipredSearchRange=2_QuadtreeTUMaxDepthInter=2_RefFrames=3_SearchRange=0_TestRect=0.8</text:p>
          </table:table-cell>
          <table:table-cell office:value-type="float" office:value="0.4026" calcext:value-type="float">
            <text:p>0.4026</text:p>
          </table:table-cell>
          <table:table-cell office:value-type="float" office:value="0.041" calcext:value-type="float">
            <text:p>0.041</text:p>
          </table:table-cell>
          <table:table-cell office:value-type="float" office:value="0.1018" calcext:value-type="float">
            <text:p>0.1018</text:p>
          </table:table-cell>
        </table:table-row>
        <table:table-row table:style-name="ro1">
          <table:table-cell office:value-type="string" calcext:value-type="string">
            <text:p>BipredSearchRange=2_RefFrames=3_SearchRange=0_TestRect=0.7</text:p>
          </table:table-cell>
          <table:table-cell office:value-type="float" office:value="0.4665" calcext:value-type="float">
            <text:p>0.4665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868" calcext:value-type="float">
            <text:p>0.0868</text:p>
          </table:table-cell>
        </table:table-row>
        <table:table-row table:style-name="ro1">
          <table:table-cell office:value-type="string" calcext:value-type="string">
            <text:p>BipredSearchRange=2_QuadtreeTUMaxDepthInter=2_RefFrames=3_SearchRange=0_TestRect=0.7</text:p>
          </table:table-cell>
          <table:table-cell office:value-type="float" office:value="0.4173" calcext:value-type="float">
            <text:p>0.4173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0923" calcext:value-type="float">
            <text:p>0.0923</text:p>
          </table:table-cell>
        </table:table-row>
        <table:table-row table:style-name="ro1">
          <table:table-cell office:value-type="string" calcext:value-type="string">
            <text:p>BipredSearchRange=2_QuadtreeTUMaxDepthInter=1_RefFrames=3_SearchRange=0</text:p>
          </table:table-cell>
          <table:table-cell office:value-type="float" office:value="0.3978" calcext:value-type="float">
            <text:p>0.3978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1063" calcext:value-type="float">
            <text:p>0.1063</text:p>
          </table:table-cell>
        </table:table-row>
        <table:table-row table:style-name="ro1">
          <table:table-cell office:value-type="string" calcext:value-type="string">
            <text:p>BipredSearchRange=2_QuadtreeTUMaxDepthInter=1_RefFrames=3_SearchRange=0_TestRect=0.9</text:p>
          </table:table-cell>
          <table:table-cell office:value-type="float" office:value="0.4284" calcext:value-type="float">
            <text:p>0.4284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0977" calcext:value-type="float">
            <text:p>0.0977</text:p>
          </table:table-cell>
        </table:table-row>
        <table:table-row table:style-name="ro1">
          <table:table-cell office:value-type="string" calcext:value-type="string">
            <text:p>BipredSearchRange=2_QuadtreeTUMaxDepthInter=1_RefFrames=3_SearchRange=0_TestRect=0.8</text:p>
          </table:table-cell>
          <table:table-cell office:value-type="float" office:value="0.5663" calcext:value-type="float">
            <text:p>0.5663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808" calcext:value-type="float">
            <text:p>0.0808</text:p>
          </table:table-cell>
        </table:table-row>
        <table:table-row table:style-name="ro1">
          <table:table-cell office:value-type="string" calcext:value-type="string">
            <text:p>BipredSearchRange=2_QuadtreeTUMaxDepthInter=1_RefFrames=3_SearchRange=0_TestRect=0.7</text:p>
          </table:table-cell>
          <table:table-cell office:value-type="float" office:value="0.5869" calcext:value-type="float">
            <text:p>0.5869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809" calcext:value-type="float">
            <text:p>0.0809</text:p>
          </table:table-cell>
        </table:table-row>
        <table:table-row table:style-name="ro1">
          <table:table-cell office:value-type="string" calcext:value-type="string">
            <text:p>BipredSearchRange=2_RDOQ=0_RefFrames=3_SearchRange=8</text:p>
          </table:table-cell>
          <table:table-cell office:value-type="float" office:value="0.4543" calcext:value-type="float">
            <text:p>0.4543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string" calcext:value-type="string">
            <text:p>BipredSearchRange=2_RDOQ=0_RefFrames=3_SearchRange=8_TestRect=0.9</text:p>
          </table:table-cell>
          <table:table-cell office:value-type="float" office:value="0.4891" calcext:value-type="float">
            <text:p>0.4891</text:p>
          </table:table-cell>
          <table:table-cell office:value-type="float" office:value="0.0404" calcext:value-type="float">
            <text:p>0.0404</text:p>
          </table:table-cell>
          <table:table-cell office:value-type="float" office:value="0.0826" calcext:value-type="float">
            <text:p>0.0826</text:p>
          </table:table-cell>
        </table:table-row>
        <table:table-row table:style-name="ro1">
          <table:table-cell office:value-type="string" calcext:value-type="string">
            <text:p>BipredSearchRange=2_QuadtreeTUMaxDepthInter=2_RDOQ=0_RefFrames=3_SearchRange=8</text:p>
          </table:table-cell>
          <table:table-cell office:value-type="float" office:value="0.5077" calcext:value-type="float">
            <text:p>0.5077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805" calcext:value-type="float">
            <text:p>0.0805</text:p>
          </table:table-cell>
        </table:table-row>
        <table:table-row table:style-name="ro1">
          <table:table-cell office:value-type="string" calcext:value-type="string">
            <text:p>BipredSearchRange=2_QuadtreeTUMaxDepthInter=2_RDOQ=0_RefFrames=3_SearchRange=8_TestRect=0.9</text:p>
          </table:table-cell>
          <table:table-cell office:value-type="float" office:value="0.4132" calcext:value-type="float">
            <text:p>0.4132</text:p>
          </table:table-cell>
          <table:table-cell office:value-type="float" office:value="0.0424" calcext:value-type="float">
            <text:p>0.0424</text:p>
          </table:table-cell>
          <table:table-cell office:value-type="float" office:value="0.1026" calcext:value-type="float">
            <text:p>0.1026</text:p>
          </table:table-cell>
        </table:table-row>
        <table:table-row table:style-name="ro1">
          <table:table-cell office:value-type="string" calcext:value-type="string">
            <text:p>BipredSearchRange=2_RDOQ=0_RefFrames=3_SearchRange=8_TestRect=0.8</text:p>
          </table:table-cell>
          <table:table-cell office:value-type="float" office:value="0.5066" calcext:value-type="float">
            <text:p>0.5066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0802" calcext:value-type="float">
            <text:p>0.0802</text:p>
          </table:table-cell>
        </table:table-row>
        <table:table-row table:style-name="ro1">
          <table:table-cell office:value-type="string" calcext:value-type="string">
            <text:p>BipredSearchRange=2_QuadtreeTUMaxDepthInter=2_RDOQ=0_RefFrames=3_SearchRange=8_TestRect=0.8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1003" calcext:value-type="float">
            <text:p>0.1003</text:p>
          </table:table-cell>
        </table:table-row>
        <table:table-row table:style-name="ro1">
          <table:table-cell office:value-type="string" calcext:value-type="string">
            <text:p>BipredSearchRange=2_RDOQ=0_RefFrames=3_SearchRange=8_TestRect=0.7</text:p>
          </table:table-cell>
          <table:table-cell office:value-type="float" office:value="0.5238" calcext:value-type="float">
            <text:p>0.5238</text:p>
          </table:table-cell>
          <table:table-cell office:value-type="float" office:value="0.044" calcext:value-type="float">
            <text:p>0.044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 office:value-type="string" calcext:value-type="string">
            <text:p>BipredSearchRange=2_QuadtreeTUMaxDepthInter=2_RDOQ=0_RefFrames=3_SearchRange=8_TestRect=0.7</text:p>
          </table:table-cell>
          <table:table-cell office:value-type="float" office:value="0.577" calcext:value-type="float">
            <text:p>0.577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0822" calcext:value-type="float">
            <text:p>0.0822</text:p>
          </table:table-cell>
        </table:table-row>
        <table:table-row table:style-name="ro1">
          <table:table-cell office:value-type="string" calcext:value-type="string">
            <text:p>BipredSearchRange=2_QuadtreeTUMaxDepthInter=1_RDOQ=0_RefFrames=3_SearchRange=8</text:p>
          </table:table-cell>
          <table:table-cell office:value-type="float" office:value="0.5484" calcext:value-type="float">
            <text:p>0.5484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806" calcext:value-type="float">
            <text:p>0.0806</text:p>
          </table:table-cell>
        </table:table-row>
        <table:table-row table:style-name="ro1">
          <table:table-cell office:value-type="string" calcext:value-type="string">
            <text:p>BipredSearchRange=2_QuadtreeTUMaxDepthInter=1_RDOQ=0_RefFrames=3_SearchRange=8_TestRect=0.9</text:p>
          </table:table-cell>
          <table:table-cell office:value-type="float" office:value="0.5805" calcext:value-type="float">
            <text:p>0.5805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string" calcext:value-type="string">
            <text:p>BipredSearchRange=2_QuadtreeTUMaxDepthInter=1_RDOQ=0_RefFrames=3_SearchRange=8_TestRect=0.8</text:p>
          </table:table-cell>
          <table:table-cell office:value-type="float" office:value="0.5967" calcext:value-type="float">
            <text:p>0.5967</text:p>
          </table:table-cell>
          <table:table-cell office:value-type="float" office:value="0.0502" calcext:value-type="float">
            <text:p>0.0502</text:p>
          </table:table-cell>
          <table:table-cell office:value-type="float" office:value="0.0842" calcext:value-type="float">
            <text:p>0.0842</text:p>
          </table:table-cell>
        </table:table-row>
        <table:table-row table:style-name="ro1">
          <table:table-cell office:value-type="string" calcext:value-type="string">
            <text:p>BipredSearchRange=2_QuadtreeTUMaxDepthInter=1_RDOQ=0_RefFrames=3_SearchRange=8_TestRect=0.7</text:p>
          </table:table-cell>
          <table:table-cell office:value-type="float" office:value="0.4946" calcext:value-type="float">
            <text:p>0.4946</text:p>
          </table:table-cell>
          <table:table-cell office:value-type="float" office:value="0.0521" calcext:value-type="float">
            <text:p>0.0521</text:p>
          </table:table-cell>
          <table:table-cell office:value-type="float" office:value="0.1053" calcext:value-type="float">
            <text:p>0.1053</text:p>
          </table:table-cell>
        </table:table-row>
        <table:table-row table:style-name="ro1">
          <table:table-cell office:value-type="string" calcext:value-type="string">
            <text:p>BipredSearchRange=0_RDOQ=0_RefFrames=3_SearchRange=32</text:p>
          </table:table-cell>
          <table:table-cell office:value-type="float" office:value="0.4537" calcext:value-type="float">
            <text:p>0.4537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864" calcext:value-type="float">
            <text:p>0.0864</text:p>
          </table:table-cell>
        </table:table-row>
        <table:table-row table:style-name="ro1">
          <table:table-cell office:value-type="string" calcext:value-type="string">
            <text:p>BipredSearchRange=0_RDOQ=0_RefFrames=3_SearchRange=32_TestRect=0.9</text:p>
          </table:table-cell>
          <table:table-cell office:value-type="float" office:value="0.3525" calcext:value-type="float">
            <text:p>0.3525</text:p>
          </table:table-cell>
          <table:table-cell office:value-type="float" office:value="0.0412" calcext:value-type="float">
            <text:p>0.0412</text:p>
          </table:table-cell>
          <table:table-cell office:value-type="float" office:value="0.1169" calcext:value-type="float">
            <text:p>0.1169</text:p>
          </table:table-cell>
        </table:table-row>
        <table:table-row table:style-name="ro1">
          <table:table-cell office:value-type="string" calcext:value-type="string">
            <text:p>BipredSearchRange=0_QuadtreeTUMaxDepthInter=2_RDOQ=0_RefFrames=3_SearchRange=32</text:p>
          </table:table-cell>
          <table:table-cell office:value-type="float" office:value="0.3733" calcext:value-type="float">
            <text:p>0.3733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string" calcext:value-type="string">
            <text:p>BipredSearchRange=0_QuadtreeTUMaxDepthInter=2_RDOQ=0_RefFrames=3_SearchRange=32_TestRect=0.9</text:p>
          </table:table-cell>
          <table:table-cell office:value-type="float" office:value="0.5486" calcext:value-type="float">
            <text:p>0.5486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0791" calcext:value-type="float">
            <text:p>0.0791</text:p>
          </table:table-cell>
        </table:table-row>
        <table:table-row table:style-name="ro1">
          <table:table-cell office:value-type="string" calcext:value-type="string">
            <text:p>BipredSearchRange=0_RDOQ=0_RefFrames=3_SearchRange=32_TestRect=0.8</text:p>
          </table:table-cell>
          <table:table-cell office:value-type="float" office:value="0.3752" calcext:value-type="float">
            <text:p>0.3752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string" calcext:value-type="string">
            <text:p>BipredSearchRange=0_QuadtreeTUMaxDepthInter=2_RDOQ=0_RefFrames=3_SearchRange=32_TestRect=0.8</text:p>
          </table:table-cell>
          <table:table-cell office:value-type="float" office:value="0.5683" calcext:value-type="float">
            <text:p>0.5683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0796" calcext:value-type="float">
            <text:p>0.0796</text:p>
          </table:table-cell>
        </table:table-row>
        <table:table-row table:style-name="ro1">
          <table:table-cell office:value-type="string" calcext:value-type="string">
            <text:p>BipredSearchRange=0_RDOQ=0_RefFrames=3_SearchRange=32_TestRect=0.7</text:p>
          </table:table-cell>
          <table:table-cell office:value-type="float" office:value="0.3962" calcext:value-type="float">
            <text:p>0.3962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1155" calcext:value-type="float">
            <text:p>0.1155</text:p>
          </table:table-cell>
        </table:table-row>
        <table:table-row table:style-name="ro1">
          <table:table-cell office:value-type="string" calcext:value-type="string">
            <text:p>BipredSearchRange=0_QuadtreeTUMaxDepthInter=2_RDOQ=0_RefFrames=3_SearchRange=32_TestRect=0.7</text:p>
          </table:table-cell>
          <table:table-cell office:value-type="float" office:value="0.4659" calcext:value-type="float">
            <text:p>0.4659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991" calcext:value-type="float">
            <text:p>0.0991</text:p>
          </table:table-cell>
        </table:table-row>
        <table:table-row table:style-name="ro1">
          <table:table-cell office:value-type="string" calcext:value-type="string">
            <text:p>BipredSearchRange=0_QuadtreeTUMaxDepthInter=1_RDOQ=0_RefFrames=3_SearchRange=32</text:p>
          </table:table-cell>
          <table:table-cell office:value-type="float" office:value="0.5558" calcext:value-type="float">
            <text:p>0.5558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827" calcext:value-type="float">
            <text:p>0.0827</text:p>
          </table:table-cell>
        </table:table-row>
        <table:table-row table:style-name="ro1">
          <table:table-cell office:value-type="string" calcext:value-type="string">
            <text:p>BipredSearchRange=0_QuadtreeTUMaxDepthInter=1_RDOQ=0_RefFrames=3_SearchRange=32_TestRect=0.9</text:p>
          </table:table-cell>
          <table:table-cell office:value-type="float" office:value="0.5865" calcext:value-type="float">
            <text:p>0.5865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0812" calcext:value-type="float">
            <text:p>0.0812</text:p>
          </table:table-cell>
        </table:table-row>
        <table:table-row table:style-name="ro1">
          <table:table-cell office:value-type="string" calcext:value-type="string">
            <text:p>BipredSearchRange=0_QuadtreeTUMaxDepthInter=1_RDOQ=0_RefFrames=3_SearchRange=32_TestRect=0.8</text:p>
          </table:table-cell>
          <table:table-cell office:value-type="float" office:value="0.6033" calcext:value-type="float">
            <text:p>0.6033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838" calcext:value-type="float">
            <text:p>0.0838</text:p>
          </table:table-cell>
        </table:table-row>
        <table:table-row table:style-name="ro1">
          <table:table-cell office:value-type="string" calcext:value-type="string">
            <text:p>BipredSearchRange=0_QuadtreeTUMaxDepthInter=1_RDOQ=0_RefFrames=3_SearchRange=32_TestRect=0.7</text:p>
          </table:table-cell>
          <table:table-cell office:value-type="float" office:value="0.6187" calcext:value-type="float">
            <text:p>0.6187</text:p>
          </table:table-cell>
          <table:table-cell office:value-type="float" office:value="0.0539" calcext:value-type="float">
            <text:p>0.0539</text:p>
          </table:table-cell>
          <table:table-cell office:value-type="float" office:value="0.0872" calcext:value-type="float">
            <text:p>0.0872</text:p>
          </table:table-cell>
        </table:table-row>
        <table:table-row table:style-name="ro1">
          <table:table-cell office:value-type="string" calcext:value-type="string">
            <text:p>BipredSearchRange=2_RDOQ=0_RefFrames=3_SearchRange=32</text:p>
          </table:table-cell>
          <table:table-cell office:value-type="float" office:value="0.4498" calcext:value-type="float">
            <text:p>0.4498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0821" calcext:value-type="float">
            <text:p>0.0821</text:p>
          </table:table-cell>
        </table:table-row>
        <table:table-row table:style-name="ro1">
          <table:table-cell office:value-type="string" calcext:value-type="string">
            <text:p>BipredSearchRange=2_RDOQ=0_RefFrames=3_SearchRange=32_TestRect=0.9</text:p>
          </table:table-cell>
          <table:table-cell office:value-type="float" office:value="0.485" calcext:value-type="float">
            <text:p>0.485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836" calcext:value-type="float">
            <text:p>0.0836</text:p>
          </table:table-cell>
        </table:table-row>
        <table:table-row table:style-name="ro1">
          <table:table-cell office:value-type="string" calcext:value-type="string">
            <text:p>BipredSearchRange=2_QuadtreeTUMaxDepthInter=2_RDOQ=0_RefFrames=3_SearchRange=32</text:p>
          </table:table-cell>
          <table:table-cell office:value-type="float" office:value="0.5075" calcext:value-type="float">
            <text:p>0.5075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786" calcext:value-type="float">
            <text:p>0.0786</text:p>
          </table:table-cell>
        </table:table-row>
        <table:table-row table:style-name="ro1">
          <table:table-cell office:value-type="string" calcext:value-type="string">
            <text:p>BipredSearchRange=2_QuadtreeTUMaxDepthInter=2_RDOQ=0_RefFrames=3_SearchRange=32_TestRect=0.9</text:p>
          </table:table-cell>
          <table:table-cell office:value-type="float" office:value="0.5329" calcext:value-type="float">
            <text:p>0.5329</text:p>
          </table:table-cell>
          <table:table-cell office:value-type="float" office:value="0.0412" calcext:value-type="float">
            <text:p>0.0412</text:p>
          </table:table-cell>
          <table:table-cell office:value-type="float" office:value="0.0773" calcext:value-type="float">
            <text:p>0.0773</text:p>
          </table:table-cell>
        </table:table-row>
        <table:table-row table:style-name="ro1">
          <table:table-cell office:value-type="string" calcext:value-type="string">
            <text:p>BipredSearchRange=2_RDOQ=0_RefFrames=3_SearchRange=32_TestRect=0.8</text:p>
          </table:table-cell>
          <table:table-cell office:value-type="float" office:value="0.5021" calcext:value-type="float">
            <text:p>0.5021</text:p>
          </table:table-cell>
          <table:table-cell office:value-type="float" office:value="0.041" calcext:value-type="float">
            <text:p>0.041</text:p>
          </table:table-cell>
          <table:table-cell office:value-type="float" office:value="0.0817" calcext:value-type="float">
            <text:p>0.0817</text:p>
          </table:table-cell>
        </table:table-row>
        <table:table-row table:style-name="ro1">
          <table:table-cell office:value-type="string" calcext:value-type="string">
            <text:p>BipredSearchRange=2_QuadtreeTUMaxDepthInter=2_RDOQ=0_RefFrames=3_SearchRange=32_TestRect=0.8</text:p>
          </table:table-cell>
          <table:table-cell office:value-type="float" office:value="0.5564" calcext:value-type="float">
            <text:p>0.5564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782" calcext:value-type="float">
            <text:p>0.0782</text:p>
          </table:table-cell>
        </table:table-row>
        <table:table-row table:style-name="ro1">
          <table:table-cell office:value-type="string" calcext:value-type="string">
            <text:p>BipredSearchRange=2_RDOQ=0_RefFrames=3_SearchRange=32_TestRect=0.7</text:p>
          </table:table-cell>
          <table:table-cell office:value-type="float" office:value="0.5192" calcext:value-type="float">
            <text:p>0.5192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0846" calcext:value-type="float">
            <text:p>0.0846</text:p>
          </table:table-cell>
        </table:table-row>
        <table:table-row table:style-name="ro1">
          <table:table-cell office:value-type="string" calcext:value-type="string">
            <text:p>BipredSearchRange=2_QuadtreeTUMaxDepthInter=2_RDOQ=0_RefFrames=3_SearchRange=32_TestRect=0.7</text:p>
          </table:table-cell>
          <table:table-cell office:value-type="float" office:value="0.4535" calcext:value-type="float">
            <text:p>0.4535</text:p>
          </table:table-cell>
          <table:table-cell office:value-type="float" office:value="0.0449" calcext:value-type="float">
            <text:p>0.0449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string" calcext:value-type="string">
            <text:p>BipredSearchRange=2_QuadtreeTUMaxDepthInter=1_RDOQ=0_RefFrames=3_SearchRange=32</text:p>
          </table:table-cell>
          <table:table-cell office:value-type="float" office:value="0.5441" calcext:value-type="float">
            <text:p>0.5441</text:p>
          </table:table-cell>
          <table:table-cell office:value-type="float" office:value="0.0438" calcext:value-type="float">
            <text:p>0.0438</text:p>
          </table:table-cell>
          <table:table-cell office:value-type="float" office:value="0.0806" calcext:value-type="float">
            <text:p>0.0806</text:p>
          </table:table-cell>
        </table:table-row>
        <table:table-row table:style-name="ro1">
          <table:table-cell office:value-type="string" calcext:value-type="string">
            <text:p>BipredSearchRange=2_QuadtreeTUMaxDepthInter=1_RDOQ=0_RefFrames=3_SearchRange=32_TestRect=0.9</text:p>
          </table:table-cell>
          <table:table-cell office:value-type="float" office:value="0.5757" calcext:value-type="float">
            <text:p>0.5757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802" calcext:value-type="float">
            <text:p>0.0802</text:p>
          </table:table-cell>
        </table:table-row>
        <table:table-row table:style-name="ro1">
          <table:table-cell office:value-type="string" calcext:value-type="string">
            <text:p>BipredSearchRange=2_QuadtreeTUMaxDepthInter=1_RDOQ=0_RefFrames=3_SearchRange=32_TestRect=0.8</text:p>
          </table:table-cell>
          <table:table-cell office:value-type="float" office:value="0.5918" calcext:value-type="float">
            <text:p>0.5918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834" calcext:value-type="float">
            <text:p>0.0834</text:p>
          </table:table-cell>
        </table:table-row>
        <table:table-row table:style-name="ro1">
          <table:table-cell office:value-type="string" calcext:value-type="string">
            <text:p>BipredSearchRange=2_QuadtreeTUMaxDepthInter=1_RDOQ=0_RefFrames=3_SearchRange=32_TestRect=0.7</text:p>
          </table:table-cell>
          <table:table-cell office:value-type="float" office:value="0.6076" calcext:value-type="float">
            <text:p>0.6076</text:p>
          </table:table-cell>
          <table:table-cell office:value-type="float" office:value="0.0512" calcext:value-type="float">
            <text:p>0.0512</text:p>
          </table:table-cell>
          <table:table-cell office:value-type="float" office:value="0.0843" calcext:value-type="float">
            <text:p>0.0843</text:p>
          </table:table-cell>
        </table:table-row>
        <table:table-row table:style-name="ro1">
          <table:table-cell office:value-type="string" calcext:value-type="string">
            <text:p>BipredSearchRange=0_RDOQ=0_RefFrames=3_SearchRange=8</text:p>
          </table:table-cell>
          <table:table-cell office:value-type="float" office:value="0.3027" calcext:value-type="float">
            <text:p>0.3027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1338" calcext:value-type="float">
            <text:p>0.1338</text:p>
          </table:table-cell>
        </table:table-row>
        <table:table-row table:style-name="ro1">
          <table:table-cell office:value-type="string" calcext:value-type="string">
            <text:p>BipredSearchRange=0_RDOQ=0_RefFrames=3_SearchRange=8_TestRect=0.9</text:p>
          </table:table-cell>
          <table:table-cell office:value-type="float" office:value="0.5021" calcext:value-type="float">
            <text:p>0.5021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829" calcext:value-type="float">
            <text:p>0.0829</text:p>
          </table:table-cell>
        </table:table-row>
        <table:table-row table:style-name="ro1">
          <table:table-cell office:value-type="string" calcext:value-type="string">
            <text:p>BipredSearchRange=0_QuadtreeTUMaxDepthInter=2_RDOQ=0_RefFrames=3_SearchRange=8</text:p>
          </table:table-cell>
          <table:table-cell office:value-type="float" office:value="0.36" calcext:value-type="float">
            <text:p>0.36</text:p>
          </table:table-cell>
          <table:table-cell office:value-type="float" office:value="0.0418" calcext:value-type="float">
            <text:p>0.0418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string" calcext:value-type="string">
            <text:p>BipredSearchRange=0_QuadtreeTUMaxDepthInter=2_RDOQ=0_RefFrames=3_SearchRange=8_TestRect=0.9</text:p>
          </table:table-cell>
          <table:table-cell office:value-type="float" office:value="0.5564" calcext:value-type="float">
            <text:p>0.5564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795" calcext:value-type="float">
            <text:p>0.0795</text:p>
          </table:table-cell>
        </table:table-row>
        <table:table-row table:style-name="ro1">
          <table:table-cell office:value-type="string" calcext:value-type="string">
            <text:p>BipredSearchRange=0_RDOQ=0_RefFrames=3_SearchRange=8_TestRect=0.8</text:p>
          </table:table-cell>
          <table:table-cell office:value-type="float" office:value="0.5181" calcext:value-type="float">
            <text:p>0.5181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0837" calcext:value-type="float">
            <text:p>0.0837</text:p>
          </table:table-cell>
        </table:table-row>
        <table:table-row table:style-name="ro1">
          <table:table-cell office:value-type="string" calcext:value-type="string">
            <text:p>BipredSearchRange=0_QuadtreeTUMaxDepthInter=2_RDOQ=0_RefFrames=3_SearchRange=8_TestRect=0.8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046" calcext:value-type="float">
            <text:p>0.046</text:p>
          </table:table-cell>
          <table:table-cell office:value-type="float" office:value="0.0805" calcext:value-type="float">
            <text:p>0.0805</text:p>
          </table:table-cell>
        </table:table-row>
        <table:table-row table:style-name="ro1">
          <table:table-cell office:value-type="string" calcext:value-type="string">
            <text:p>BipredSearchRange=0_RDOQ=0_RefFrames=3_SearchRange=8_TestRect=0.7</text:p>
          </table:table-cell>
          <table:table-cell office:value-type="float" office:value="0.4026" calcext:value-type="float">
            <text:p>0.4026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string" calcext:value-type="string">
            <text:p>BipredSearchRange=0_QuadtreeTUMaxDepthInter=2_RDOQ=0_RefFrames=3_SearchRange=8_TestRect=0.7</text:p>
          </table:table-cell>
          <table:table-cell office:value-type="float" office:value="0.5878" calcext:value-type="float">
            <text:p>0.5878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808" calcext:value-type="float">
            <text:p>0.0808</text:p>
          </table:table-cell>
        </table:table-row>
        <table:table-row table:style-name="ro1">
          <table:table-cell office:value-type="string" calcext:value-type="string">
            <text:p>BipredSearchRange=0_QuadtreeTUMaxDepthInter=1_RDOQ=0_RefFrames=3_SearchRange=8</text:p>
          </table:table-cell>
          <table:table-cell office:value-type="float" office:value="0.5614" calcext:value-type="float">
            <text:p>0.5614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858" calcext:value-type="float">
            <text:p>0.0858</text:p>
          </table:table-cell>
        </table:table-row>
        <table:table-row table:style-name="ro1">
          <table:table-cell office:value-type="string" calcext:value-type="string">
            <text:p>BipredSearchRange=0_QuadtreeTUMaxDepthInter=1_RDOQ=0_RefFrames=3_SearchRange=8_TestRect=0.9</text:p>
          </table:table-cell>
          <table:table-cell office:value-type="float" office:value="0.5915" calcext:value-type="float">
            <text:p>0.5915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864" calcext:value-type="float">
            <text:p>0.0864</text:p>
          </table:table-cell>
        </table:table-row>
        <table:table-row table:style-name="ro1">
          <table:table-cell office:value-type="string" calcext:value-type="string">
            <text:p>BipredSearchRange=0_QuadtreeTUMaxDepthInter=1_RDOQ=0_RefFrames=3_SearchRange=8_TestRect=0.8</text:p>
          </table:table-cell>
          <table:table-cell office:value-type="float" office:value="0.5958" calcext:value-type="float">
            <text:p>0.5958</text:p>
          </table:table-cell>
          <table:table-cell office:value-type="float" office:value="0.0533" calcext:value-type="float">
            <text:p>0.0533</text:p>
          </table:table-cell>
          <table:table-cell office:value-type="float" office:value="0.0894" calcext:value-type="float">
            <text:p>0.0894</text:p>
          </table:table-cell>
        </table:table-row>
        <table:table-row table:style-name="ro1">
          <table:table-cell office:value-type="string" calcext:value-type="string">
            <text:p>BipredSearchRange=0_QuadtreeTUMaxDepthInter=1_RDOQ=0_RefFrames=3_SearchRange=8_TestRect=0.7</text:p>
          </table:table-cell>
          <table:table-cell office:value-type="float" office:value="0.494" calcext:value-type="float">
            <text:p>0.494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1083" calcext:value-type="float">
            <text:p>0.1083</text:p>
          </table:table-cell>
        </table:table-row>
        <table:table-row table:style-name="ro1">
          <table:table-cell office:value-type="string" calcext:value-type="string">
            <text:p>BipredSearchRange=2_FME=1_QuadtreeTUMaxDepthInter=2_RefFrames=3_SearchRange=32</text:p>
          </table:table-cell>
          <table:table-cell office:value-type="float" office:value="0.4659" calcext:value-type="float">
            <text:p>0.4659</text:p>
          </table:table-cell>
          <table:table-cell office:value-type="float" office:value="0.052" calcext:value-type="float">
            <text:p>0.052</text:p>
          </table:table-cell>
          <table:table-cell office:value-type="float" office:value="0.1117" calcext:value-type="float">
            <text:p>0.1117</text:p>
          </table:table-cell>
        </table:table-row>
        <table:table-row table:style-name="ro1">
          <table:table-cell office:value-type="string" calcext:value-type="string">
            <text:p>BipredSearchRange=2_FME=1_QuadtreeTUMaxDepthInter=2_RefFrames=3_SearchRange=32_TestRect=0.9</text:p>
          </table:table-cell>
          <table:table-cell office:value-type="float" office:value="0.5063" calcext:value-type="float">
            <text:p>0.5063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1078" calcext:value-type="float">
            <text:p>0.1078</text:p>
          </table:table-cell>
        </table:table-row>
        <table:table-row table:style-name="ro1">
          <table:table-cell office:value-type="string" calcext:value-type="string">
            <text:p>BipredSearchRange=2_FME=1_QuadtreeTUMaxDepthInter=2_RefFrames=3_SearchRange=32_TestRect=0.8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0909" calcext:value-type="float">
            <text:p>0.0909</text:p>
          </table:table-cell>
        </table:table-row>
        <table:table-row table:style-name="ro1">
          <table:table-cell office:value-type="string" calcext:value-type="string">
            <text:p>BipredSearchRange=2_FME=1_QuadtreeTUMaxDepthInter=2_RefFrames=3_SearchRange=32_TestRect=0.7</text:p>
          </table:table-cell>
          <table:table-cell office:value-type="float" office:value="0.6292" calcext:value-type="float">
            <text:p>0.6292</text:p>
          </table:table-cell>
          <table:table-cell office:value-type="float" office:value="0.0572" calcext:value-type="float">
            <text:p>0.0572</text:p>
          </table:table-cell>
          <table:table-cell office:value-type="float" office:value="0.0909" calcext:value-type="float">
            <text:p>0.0909</text:p>
          </table:table-cell>
        </table:table-row>
        <table:table-row table:style-name="ro1">
          <table:table-cell office:value-type="string" calcext:value-type="string">
            <text:p>BipredSearchRange=2_FME=1_RefFrames=3_SearchRange=8_TestRect=0.9</text:p>
          </table:table-cell>
          <table:table-cell office:value-type="float" office:value="0.5386" calcext:value-type="float">
            <text:p>0.5386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855" calcext:value-type="float">
            <text:p>0.0855</text:p>
          </table:table-cell>
        </table:table-row>
        <table:table-row table:style-name="ro1">
          <table:table-cell office:value-type="string" calcext:value-type="string">
            <text:p>BipredSearchRange=2_FME=1_QuadtreeTUMaxDepthInter=2_RefFrames=3_SearchRange=8_TestRect=0.9</text:p>
          </table:table-cell>
          <table:table-cell office:value-type="float" office:value="0.6123" calcext:value-type="float">
            <text:p>0.6123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895" calcext:value-type="float">
            <text:p>0.0895</text:p>
          </table:table-cell>
        </table:table-row>
        <table:table-row table:style-name="ro1">
          <table:table-cell office:value-type="string" calcext:value-type="string">
            <text:p>BipredSearchRange=2_FME=1_QuadtreeTUMaxDepthInter=1_RefFrames=3_SearchRange=8_TestRect=0.9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0966" calcext:value-type="float">
            <text:p>0.0966</text:p>
          </table:table-cell>
        </table:table-row>
        <table:table-row table:style-name="ro1">
          <table:table-cell office:value-type="string" calcext:value-type="string">
            <text:p>BipredSearchRange=0_FME=1_RefFrames=3_SearchRange=8_TestRect=0.9</text:p>
          </table:table-cell>
          <table:table-cell office:value-type="float" office:value="0.549" calcext:value-type="float">
            <text:p>0.549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899" calcext:value-type="float">
            <text:p>0.0899</text:p>
          </table:table-cell>
        </table:table-row>
        <table:table-row table:style-name="ro1">
          <table:table-cell office:value-type="string" calcext:value-type="string">
            <text:p>BipredSearchRange=0_FME=1_QuadtreeTUMaxDepthInter=2_RefFrames=3_SearchRange=8_TestRect=0.9</text:p>
          </table:table-cell>
          <table:table-cell office:value-type="float" office:value="0.4954" calcext:value-type="float">
            <text:p>0.4954</text:p>
          </table:table-cell>
          <table:table-cell office:value-type="float" office:value="0.0508" calcext:value-type="float">
            <text:p>0.0508</text:p>
          </table:table-cell>
          <table:table-cell office:value-type="float" office:value="0.1026" calcext:value-type="float">
            <text:p>0.1026</text:p>
          </table:table-cell>
        </table:table-row>
        <table:table-row table:style-name="ro1">
          <table:table-cell office:value-type="string" calcext:value-type="string">
            <text:p>BipredSearchRange=0_FME=1_QuadtreeTUMaxDepthInter=1_RefFrames=3_SearchRange=8_TestRect=0.9</text:p>
          </table:table-cell>
          <table:table-cell office:value-type="float" office:value="0.678" calcext:value-type="float">
            <text:p>0.678</text:p>
          </table:table-cell>
          <table:table-cell office:value-type="float" office:value="0.0618" calcext:value-type="float">
            <text:p>0.0618</text:p>
          </table:table-cell>
          <table:table-cell office:value-type="float" office:value="0.0912" calcext:value-type="float">
            <text:p>0.0912</text:p>
          </table:table-cell>
        </table:table-row>
        <table:table-row table:style-name="ro1">
          <table:table-cell office:value-type="string" calcext:value-type="string">
            <text:p>BipredSearchRange=2_FME=1_QuadtreeTUMaxDepthInter=2_RefFrames=3_SearchRange=8</text:p>
          </table:table-cell>
          <table:table-cell office:value-type="float" office:value="0.4817" calcext:value-type="float">
            <text:p>0.4817</text:p>
          </table:table-cell>
          <table:table-cell office:value-type="float" office:value="0.0539" calcext:value-type="float">
            <text:p>0.0539</text:p>
          </table:table-cell>
          <table:table-cell office:value-type="float" office:value="0.1118" calcext:value-type="float">
            <text:p>0.1118</text:p>
          </table:table-cell>
        </table:table-row>
        <table:table-row table:style-name="ro1">
          <table:table-cell office:value-type="string" calcext:value-type="string">
            <text:p>BipredSearchRange=2_FME=1_QuadtreeTUMaxDepthInter=2_RefFrames=3_SearchRange=8_TestRect=0.8</text:p>
          </table:table-cell>
          <table:table-cell office:value-type="float" office:value="0.398" calcext:value-type="float">
            <text:p>0.398</text:p>
          </table:table-cell>
          <table:table-cell office:value-type="float" office:value="0.0597" calcext:value-type="float">
            <text:p>0.0597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BipredSearchRange=2_FME=1_QuadtreeTUMaxDepthInter=2_RefFrames=3_SearchRange=8_TestRect=0.7</text:p>
          </table:table-cell>
          <table:table-cell office:value-type="float" office:value="0.637" calcext:value-type="float">
            <text:p>0.637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802" calcext:value-type="float">
            <text:p>0.0802</text:p>
          </table:table-cell>
        </table:table-row>
        <table:table-row table:style-name="ro1">
          <table:table-cell office:value-type="string" calcext:value-type="string">
            <text:p>BipredSearchRange=0_FME=1_RefFrames=3_SearchRange=32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901" calcext:value-type="float">
            <text:p>0.0901</text:p>
          </table:table-cell>
        </table:table-row>
        <table:table-row table:style-name="ro1">
          <table:table-cell office:value-type="string" calcext:value-type="string">
            <text:p>BipredSearchRange=0_FME=1_RefFrames=3_SearchRange=32_TestRect=0.9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1329" calcext:value-type="float">
            <text:p>0.1329</text:p>
          </table:table-cell>
        </table:table-row>
        <table:table-row table:style-name="ro1">
          <table:table-cell office:value-type="string" calcext:value-type="string">
            <text:p>BipredSearchRange=0_FME=1_QuadtreeTUMaxDepthInter=2_RefFrames=3_SearchRange=32</text:p>
          </table:table-cell>
          <table:table-cell office:value-type="float" office:value="0.4941" calcext:value-type="float">
            <text:p>0.4941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981" calcext:value-type="float">
            <text:p>0.0981</text:p>
          </table:table-cell>
        </table:table-row>
        <table:table-row table:style-name="ro1">
          <table:table-cell office:value-type="string" calcext:value-type="string">
            <text:p>BipredSearchRange=0_FME=1_QuadtreeTUMaxDepthInter=2_RefFrames=3_SearchRange=32_TestRect=0.9</text:p>
          </table:table-cell>
          <table:table-cell office:value-type="float" office:value="0.6224" calcext:value-type="float">
            <text:p>0.6224</text:p>
          </table:table-cell>
          <table:table-cell office:value-type="float" office:value="0.0517" calcext:value-type="float">
            <text:p>0.0517</text:p>
          </table:table-cell>
          <table:table-cell office:value-type="float" office:value="0.083" calcext:value-type="float">
            <text:p>0.083</text:p>
          </table:table-cell>
        </table:table-row>
        <table:table-row table:style-name="ro1">
          <table:table-cell office:value-type="string" calcext:value-type="string">
            <text:p>BipredSearchRange=0_FME=1_RefFrames=3_SearchRange=32_TestRect=0.8</text:p>
          </table:table-cell>
          <table:table-cell office:value-type="float" office:value="0.4005" calcext:value-type="float">
            <text:p>0.4005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1221" calcext:value-type="float">
            <text:p>0.1221</text:p>
          </table:table-cell>
        </table:table-row>
        <table:table-row table:style-name="ro1">
          <table:table-cell office:value-type="string" calcext:value-type="string">
            <text:p>BipredSearchRange=0_FME=1_QuadtreeTUMaxDepthInter=2_RefFrames=3_SearchRange=32_TestRect=0.8</text:p>
          </table:table-cell>
          <table:table-cell office:value-type="float" office:value="0.4126" calcext:value-type="float">
            <text:p>0.4126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1417" calcext:value-type="float">
            <text:p>0.1417</text:p>
          </table:table-cell>
        </table:table-row>
        <table:table-row table:style-name="ro1">
          <table:table-cell office:value-type="string" calcext:value-type="string">
            <text:p>BipredSearchRange=0_FME=1_RefFrames=3_SearchRange=32_TestRect=0.7</text:p>
          </table:table-cell>
          <table:table-cell office:value-type="float" office:value="0.5007" calcext:value-type="float">
            <text:p>0.5007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string" calcext:value-type="string">
            <text:p>BipredSearchRange=0_FME=1_QuadtreeTUMaxDepthInter=2_RefFrames=3_SearchRange=32_TestRect=0.7</text:p>
          </table:table-cell>
          <table:table-cell office:value-type="float" office:value="0.6378" calcext:value-type="float">
            <text:p>0.637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846" calcext:value-type="float">
            <text:p>0.0846</text:p>
          </table:table-cell>
        </table:table-row>
        <table:table-row table:style-name="ro1">
          <table:table-cell office:value-type="string" calcext:value-type="string">
            <text:p>BipredSearchRange=0_FME=1_QuadtreeTUMaxDepthInter=1_RefFrames=3_SearchRange=32</text:p>
          </table:table-cell>
          <table:table-cell office:value-type="float" office:value="0.6536" calcext:value-type="float">
            <text:p>0.6536</text:p>
          </table:table-cell>
          <table:table-cell office:value-type="float" office:value="0.0587" calcext:value-type="float">
            <text:p>0.0587</text:p>
          </table:table-cell>
          <table:table-cell office:value-type="float" office:value="0.0898" calcext:value-type="float">
            <text:p>0.0898</text:p>
          </table:table-cell>
        </table:table-row>
        <table:table-row table:style-name="ro1">
          <table:table-cell office:value-type="string" calcext:value-type="string">
            <text:p>BipredSearchRange=0_FME=1_QuadtreeTUMaxDepthInter=1_RefFrames=3_SearchRange=32_TestRect=0.9</text:p>
          </table:table-cell>
          <table:table-cell office:value-type="float" office:value="0.587" calcext:value-type="float">
            <text:p>0.587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871" calcext:value-type="float">
            <text:p>0.0871</text:p>
          </table:table-cell>
        </table:table-row>
        <table:table-row table:style-name="ro1">
          <table:table-cell office:value-type="string" calcext:value-type="string">
            <text:p>BipredSearchRange=0_FME=1_QuadtreeTUMaxDepthInter=1_RefFrames=3_SearchRange=32_TestRect=0.8</text:p>
          </table:table-cell>
          <table:table-cell office:value-type="float" office:value="0.6833" calcext:value-type="float">
            <text:p>0.6833</text:p>
          </table:table-cell>
          <table:table-cell office:value-type="float" office:value="0.0558" calcext:value-type="float">
            <text:p>0.0558</text:p>
          </table:table-cell>
          <table:table-cell office:value-type="float" office:value="0.0816" calcext:value-type="float">
            <text:p>0.0816</text:p>
          </table:table-cell>
        </table:table-row>
        <table:table-row table:style-name="ro1">
          <table:table-cell office:value-type="string" calcext:value-type="string">
            <text:p>BipredSearchRange=0_FME=1_QuadtreeTUMaxDepthInter=1_RefFrames=3_SearchRange=32_TestRect=0.7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0813" calcext:value-type="float">
            <text:p>0.0813</text:p>
          </table:table-cell>
        </table:table-row>
        <table:table-row table:style-name="ro1">
          <table:table-cell office:value-type="string" calcext:value-type="string">
            <text:p>BipredSearchRange=2_FME=1_RefFrames=3_SearchRange=32</text:p>
          </table:table-cell>
          <table:table-cell office:value-type="float" office:value="0.4892" calcext:value-type="float">
            <text:p>0.4892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string" calcext:value-type="string">
            <text:p>BipredSearchRange=2_FME=1_RefFrames=3_SearchRange=32_TestRect=0.9</text:p>
          </table:table-cell>
          <table:table-cell office:value-type="float" office:value="0.4007" calcext:value-type="float">
            <text:p>0.4007</text:p>
          </table:table-cell>
          <table:table-cell office:value-type="float" office:value="0.045" calcext:value-type="float">
            <text:p>0.045</text:p>
          </table:table-cell>
          <table:table-cell office:value-type="float" office:value="0.1122" calcext:value-type="float">
            <text:p>0.1122</text:p>
          </table:table-cell>
        </table:table-row>
        <table:table-row table:style-name="ro1">
          <table:table-cell office:value-type="string" calcext:value-type="string">
            <text:p>BipredSearchRange=2_FME=1_RefFrames=3_SearchRange=32_TestRect=0.8</text:p>
          </table:table-cell>
          <table:table-cell office:value-type="float" office:value="0.4118" calcext:value-type="float">
            <text:p>0.4118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1127" calcext:value-type="float">
            <text:p>0.1127</text:p>
          </table:table-cell>
        </table:table-row>
        <table:table-row table:style-name="ro1">
          <table:table-cell office:value-type="string" calcext:value-type="string">
            <text:p>BipredSearchRange=2_FME=1_RefFrames=3_SearchRange=32_TestRect=0.7</text:p>
          </table:table-cell>
          <table:table-cell office:value-type="float" office:value="0.4427" calcext:value-type="float">
            <text:p>0.4427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1042" calcext:value-type="float">
            <text:p>0.1042</text:p>
          </table:table-cell>
        </table:table-row>
        <table:table-row table:style-name="ro1">
          <table:table-cell office:value-type="string" calcext:value-type="string">
            <text:p>BipredSearchRange=2_FME=1_QuadtreeTUMaxDepthInter=1_RefFrames=3_SearchRange=32_TestRect=0.9</text:p>
          </table:table-cell>
          <table:table-cell office:value-type="float" office:value="0.6606" calcext:value-type="float">
            <text:p>0.6606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809" calcext:value-type="float">
            <text:p>0.0809</text:p>
          </table:table-cell>
        </table:table-row>
        <table:table-row table:style-name="ro1">
          <table:table-cell office:value-type="string" calcext:value-type="string">
            <text:p>BipredSearchRange=2_FME=1_QuadtreeTUMaxDepthInter=1_RefFrames=3_SearchRange=32</text:p>
          </table:table-cell>
          <table:table-cell office:value-type="float" office:value="0.6411" calcext:value-type="float">
            <text:p>0.6411</text:p>
          </table:table-cell>
          <table:table-cell office:value-type="float" office:value="0.0508" calcext:value-type="float">
            <text:p>0.0508</text:p>
          </table:table-cell>
          <table:table-cell office:value-type="float" office:value="0.0792" calcext:value-type="float">
            <text:p>0.0792</text:p>
          </table:table-cell>
        </table:table-row>
        <table:table-row table:style-name="ro1">
          <table:table-cell office:value-type="string" calcext:value-type="string">
            <text:p>BipredSearchRange=2_FME=1_QuadtreeTUMaxDepthInter=1_RefFrames=3_SearchRange=32_TestRect=0.8</text:p>
          </table:table-cell>
          <table:table-cell office:value-type="float" office:value="0.6731" calcext:value-type="float">
            <text:p>0.6731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0826" calcext:value-type="float">
            <text:p>0.0826</text:p>
          </table:table-cell>
        </table:table-row>
        <table:table-row table:style-name="ro1">
          <table:table-cell office:value-type="string" calcext:value-type="string">
            <text:p>BipredSearchRange=2_FME=1_QuadtreeTUMaxDepthInter=1_RefFrames=3_SearchRange=32_TestRect=0.7</text:p>
          </table:table-cell>
          <table:table-cell office:value-type="float" office:value="0.5985" calcext:value-type="float">
            <text:p>0.5985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0882" calcext:value-type="float">
            <text:p>0.0882</text:p>
          </table:table-cell>
        </table:table-row>
        <table:table-row table:style-name="ro1">
          <table:table-cell office:value-type="string" calcext:value-type="string">
            <text:p>BipredSearchRange=0_FME=1_RefFrames=3_SearchRange=8</text:p>
          </table:table-cell>
          <table:table-cell office:value-type="float" office:value="0.4892" calcext:value-type="float">
            <text:p>0.4892</text:p>
          </table:table-cell>
          <table:table-cell office:value-type="float" office:value="0.0557" calcext:value-type="float">
            <text:p>0.0557</text:p>
          </table:table-cell>
          <table:table-cell office:value-type="float" office:value="0.1138" calcext:value-type="float">
            <text:p>0.1138</text:p>
          </table:table-cell>
        </table:table-row>
        <table:table-row table:style-name="ro1">
          <table:table-cell office:value-type="string" calcext:value-type="string">
            <text:p>BipredSearchRange=0_FME=1_QuadtreeTUMaxDepthInter=2_RefFrames=3_SearchRange=8</text:p>
          </table:table-cell>
          <table:table-cell office:value-type="float" office:value="0.4979" calcext:value-type="float">
            <text:p>0.4979</text:p>
          </table:table-cell>
          <table:table-cell office:value-type="float" office:value="0.056" calcext:value-type="float">
            <text:p>0.056</text:p>
          </table:table-cell>
          <table:table-cell office:value-type="float" office:value="0.1124" calcext:value-type="float">
            <text:p>0.1124</text:p>
          </table:table-cell>
        </table:table-row>
        <table:table-row table:style-name="ro1">
          <table:table-cell office:value-type="string" calcext:value-type="string">
            <text:p>BipredSearchRange=0_FME=1_RefFrames=3_SearchRange=8_TestRect=0.8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0567" calcext:value-type="float">
            <text:p>0.0567</text:p>
          </table:table-cell>
          <table:table-cell office:value-type="float" office:value="0.1012" calcext:value-type="float">
            <text:p>0.1012</text:p>
          </table:table-cell>
        </table:table-row>
        <table:table-row table:style-name="ro1">
          <table:table-cell office:value-type="string" calcext:value-type="string">
            <text:p>BipredSearchRange=0_FME=1_QuadtreeTUMaxDepthInter=2_RefFrames=3_SearchRange=8_TestRect=0.8</text:p>
          </table:table-cell>
          <table:table-cell office:value-type="float" office:value="0.5114" calcext:value-type="float">
            <text:p>0.5114</text:p>
          </table:table-cell>
          <table:table-cell office:value-type="float" office:value="0.0508" calcext:value-type="float">
            <text:p>0.0508</text:p>
          </table:table-cell>
          <table:table-cell office:value-type="float" office:value="0.0993" calcext:value-type="float">
            <text:p>0.0993</text:p>
          </table:table-cell>
        </table:table-row>
        <table:table-row table:style-name="ro1">
          <table:table-cell office:value-type="string" calcext:value-type="string">
            <text:p>BipredSearchRange=0_FME=1_RefFrames=3_SearchRange=8_TestRect=0.7</text:p>
          </table:table-cell>
          <table:table-cell office:value-type="float" office:value="0.4489" calcext:value-type="float">
            <text:p>0.4489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1171" calcext:value-type="float">
            <text:p>0.1171</text:p>
          </table:table-cell>
        </table:table-row>
        <table:table-row table:style-name="ro1">
          <table:table-cell office:value-type="string" calcext:value-type="string">
            <text:p>BipredSearchRange=0_FME=1_QuadtreeTUMaxDepthInter=2_RefFrames=3_SearchRange=8_TestRect=0.7</text:p>
          </table:table-cell>
          <table:table-cell office:value-type="float" office:value="0.6472" calcext:value-type="float">
            <text:p>0.6472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0935" calcext:value-type="float">
            <text:p>0.0935</text:p>
          </table:table-cell>
        </table:table-row>
        <table:table-row table:style-name="ro1">
          <table:table-cell office:value-type="string" calcext:value-type="string">
            <text:p>BipredSearchRange=0_FME=1_QuadtreeTUMaxDepthInter=1_RefFrames=3_SearchRange=8_TestRect=0.7</text:p>
          </table:table-cell>
          <table:table-cell office:value-type="float" office:value="0.698" calcext:value-type="float">
            <text:p>0.698</text:p>
          </table:table-cell>
          <table:table-cell office:value-type="float" office:value="0.0613" calcext:value-type="float">
            <text:p>0.0613</text:p>
          </table:table-cell>
          <table:table-cell office:value-type="float" office:value="0.0878" calcext:value-type="float">
            <text:p>0.0878</text:p>
          </table:table-cell>
        </table:table-row>
        <table:table-row table:style-name="ro1">
          <table:table-cell office:value-type="string" calcext:value-type="string">
            <text:p>BipredSearchRange=0_FME=1_QuadtreeTUMaxDepthInter=1_RefFrames=3_SearchRange=8</text:p>
          </table:table-cell>
          <table:table-cell office:value-type="float" office:value="0.5569" calcext:value-type="float">
            <text:p>0.556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969" calcext:value-type="float">
            <text:p>0.0969</text:p>
          </table:table-cell>
        </table:table-row>
        <table:table-row table:style-name="ro1">
          <table:table-cell office:value-type="string" calcext:value-type="string">
            <text:p>BipredSearchRange=0_FME=1_QuadtreeTUMaxDepthInter=1_RefFrames=3_SearchRange=8_TestRect=0.8</text:p>
          </table:table-cell>
          <table:table-cell office:value-type="float" office:value="0.6032" calcext:value-type="float">
            <text:p>0.603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95" calcext:value-type="float">
            <text:p>0.1095</text:p>
          </table:table-cell>
        </table:table-row>
        <table:table-row table:style-name="ro1">
          <table:table-cell office:value-type="string" calcext:value-type="string">
            <text:p>BipredSearchRange=2_FME=1_RefFrames=3_SearchRange=8_TestRect=0.8</text:p>
          </table:table-cell>
          <table:table-cell office:value-type="float" office:value="0.5498" calcext:value-type="float">
            <text:p>0.5498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864" calcext:value-type="float">
            <text:p>0.0864</text:p>
          </table:table-cell>
        </table:table-row>
        <table:table-row table:style-name="ro1">
          <table:table-cell office:value-type="string" calcext:value-type="string">
            <text:p>BipredSearchRange=2_FME=1_QuadtreeTUMaxDepthInter=1_RefFrames=3_SearchRange=8_TestRect=0.8</text:p>
          </table:table-cell>
          <table:table-cell office:value-type="float" office:value="0.6768" calcext:value-type="float">
            <text:p>0.6768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832" calcext:value-type="float">
            <text:p>0.0832</text:p>
          </table:table-cell>
        </table:table-row>
        <table:table-row table:style-name="ro1">
          <table:table-cell office:value-type="string" calcext:value-type="string">
            <text:p>BipredSearchRange=2_FME=1_RefFrames=3_SearchRange=8</text:p>
          </table:table-cell>
          <table:table-cell office:value-type="float" office:value="0.5008" calcext:value-type="float">
            <text:p>0.5008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862" calcext:value-type="float">
            <text:p>0.0862</text:p>
          </table:table-cell>
        </table:table-row>
        <table:table-row table:style-name="ro1">
          <table:table-cell office:value-type="string" calcext:value-type="string">
            <text:p>BipredSearchRange=2_FME=1_RefFrames=3_SearchRange=8_TestRect=0.7</text:p>
          </table:table-cell>
          <table:table-cell office:value-type="float" office:value="0.4488" calcext:value-type="float">
            <text:p>0.4488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1106" calcext:value-type="float">
            <text:p>0.1106</text:p>
          </table:table-cell>
        </table:table-row>
        <table:table-row table:style-name="ro1">
          <table:table-cell office:value-type="string" calcext:value-type="string">
            <text:p>BipredSearchRange=2_FME=1_QuadtreeTUMaxDepthInter=1_RefFrames=3_SearchRange=8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0529" calcext:value-type="float">
            <text:p>0.0529</text:p>
          </table:table-cell>
          <table:table-cell office:value-type="float" office:value="0.0955" calcext:value-type="float">
            <text:p>0.0955</text:p>
          </table:table-cell>
        </table:table-row>
        <table:table-row table:style-name="ro1">
          <table:table-cell office:value-type="string" calcext:value-type="string">
            <text:p>BipredSearchRange=2_FME=1_QuadtreeTUMaxDepthInter=1_RefFrames=3_SearchRange=8_TestRect=0.7</text:p>
          </table:table-cell>
          <table:table-cell office:value-type="float" office:value="0.6878" calcext:value-type="float">
            <text:p>0.6878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797" calcext:value-type="float">
            <text:p>0.0797</text:p>
          </table:table-cell>
        </table:table-row>
        <table:table-row table:style-name="ro1">
          <table:table-cell office:value-type="string" calcext:value-type="string">
            <text:p>BipredSearchRange=0_QuadtreeTUMaxDepthInter=2_RefFrames=3_SearchRange=0_TestRect=0.9</text:p>
          </table:table-cell>
          <table:table-cell office:value-type="float" office:value="0.5184" calcext:value-type="float">
            <text:p>0.5184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string" calcext:value-type="string">
            <text:p>BipredSearchRange=0_QuadtreeTUMaxDepthInter=2_RefFrames=3_SearchRange=0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0581" calcext:value-type="float">
            <text:p>0.0581</text:p>
          </table:table-cell>
          <table:table-cell office:value-type="float" office:value="0.1669" calcext:value-type="float">
            <text:p>0.1669</text:p>
          </table:table-cell>
        </table:table-row>
        <table:table-row table:style-name="ro1">
          <table:table-cell office:value-type="string" calcext:value-type="string">
            <text:p>BipredSearchRange=0_QuadtreeTUMaxDepthInter=2_RefFrames=3_SearchRange=0_TestRect=0.8</text:p>
          </table:table-cell>
          <table:table-cell office:value-type="float" office:value="0.5343" calcext:value-type="float">
            <text:p>0.5343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1133" calcext:value-type="float">
            <text:p>0.1133</text:p>
          </table:table-cell>
        </table:table-row>
        <table:table-row table:style-name="ro1">
          <table:table-cell office:value-type="string" calcext:value-type="string">
            <text:p>BipredSearchRange=0_QuadtreeTUMaxDepthInter=2_RefFrames=3_SearchRange=0_TestRect=0.7</text:p>
          </table:table-cell>
          <table:table-cell office:value-type="float" office:value="0.5494" calcext:value-type="float">
            <text:p>0.5494</text:p>
          </table:table-cell>
          <table:table-cell office:value-type="float" office:value="0.0645" calcext:value-type="float">
            <text:p>0.0645</text:p>
          </table:table-cell>
          <table:table-cell office:value-type="float" office:value="0.1173" calcext:value-type="float">
            <text:p>0.1173</text:p>
          </table:table-cell>
        </table:table-row>
        <table:table-row table:style-name="ro1">
          <table:table-cell office:value-type="string" calcext:value-type="string">
            <text:p>BipredSearchRange=0_RefFrames=3_SearchRange=0</text:p>
          </table:table-cell>
          <table:table-cell office:value-type="float" office:value="0.4094" calcext:value-type="float">
            <text:p>0.4094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1544" calcext:value-type="float">
            <text:p>0.1544</text:p>
          </table:table-cell>
        </table:table-row>
        <table:table-row table:style-name="ro1">
          <table:table-cell office:value-type="string" calcext:value-type="string">
            <text:p>BipredSearchRange=0_RefFrames=3_SearchRange=0_TestRect=0.9</text:p>
          </table:table-cell>
          <table:table-cell office:value-type="float" office:value="0.2931" calcext:value-type="float">
            <text:p>0.2931</text:p>
          </table:table-cell>
          <table:table-cell office:value-type="float" office:value="0.0668" calcext:value-type="float">
            <text:p>0.0668</text:p>
          </table:table-cell>
          <table:table-cell office:value-type="float" office:value="0.2278" calcext:value-type="float">
            <text:p>0.2278</text:p>
          </table:table-cell>
        </table:table-row>
        <table:table-row table:style-name="ro1">
          <table:table-cell office:value-type="string" calcext:value-type="string">
            <text:p>BipredSearchRange=0_RefFrames=3_SearchRange=0_TestRect=0.8</text:p>
          </table:table-cell>
          <table:table-cell office:value-type="float" office:value="0.4581" calcext:value-type="float">
            <text:p>0.4581</text:p>
          </table:table-cell>
          <table:table-cell office:value-type="float" office:value="0.067" calcext:value-type="float">
            <text:p>0.067</text:p>
          </table:table-cell>
          <table:table-cell office:value-type="float" office:value="0.1462" calcext:value-type="float">
            <text:p>0.1462</text:p>
          </table:table-cell>
        </table:table-row>
        <table:table-row table:style-name="ro1">
          <table:table-cell office:value-type="string" calcext:value-type="string">
            <text:p>BipredSearchRange=0_RefFrames=3_SearchRange=0_TestRect=0.7</text:p>
          </table:table-cell>
          <table:table-cell office:value-type="float" office:value="0.337" calcext:value-type="float">
            <text:p>0.337</text:p>
          </table:table-cell>
          <table:table-cell office:value-type="float" office:value="0.0666" calcext:value-type="float">
            <text:p>0.0666</text:p>
          </table:table-cell>
          <table:table-cell office:value-type="float" office:value="0.1976" calcext:value-type="float">
            <text:p>0.1976</text:p>
          </table:table-cell>
        </table:table-row>
        <table:table-row table:style-name="ro1">
          <table:table-cell office:value-type="string" calcext:value-type="string">
            <text:p>BipredSearchRange=0_QuadtreeTUMaxDepthInter=1_RefFrames=3_SearchRange=0</text:p>
          </table:table-cell>
          <table:table-cell office:value-type="float" office:value="0.5393" calcext:value-type="float">
            <text:p>0.5393</text:p>
          </table:table-cell>
          <table:table-cell office:value-type="float" office:value="0.0662" calcext:value-type="float">
            <text:p>0.0662</text:p>
          </table:table-cell>
          <table:table-cell office:value-type="float" office:value="0.1228" calcext:value-type="float">
            <text:p>0.1228</text:p>
          </table:table-cell>
        </table:table-row>
        <table:table-row table:style-name="ro1">
          <table:table-cell office:value-type="string" calcext:value-type="string">
            <text:p>BipredSearchRange=0_QuadtreeTUMaxDepthInter=1_RefFrames=3_SearchRange=0_TestRect=0.9</text:p>
          </table:table-cell>
          <table:table-cell office:value-type="float" office:value="0.4532" calcext:value-type="float">
            <text:p>0.4532</text:p>
          </table:table-cell>
          <table:table-cell office:value-type="float" office:value="0.0676" calcext:value-type="float">
            <text:p>0.0676</text:p>
          </table:table-cell>
          <table:table-cell office:value-type="float" office:value="0.1491" calcext:value-type="float">
            <text:p>0.1491</text:p>
          </table:table-cell>
        </table:table-row>
        <table:table-row table:style-name="ro1">
          <table:table-cell office:value-type="string" calcext:value-type="string">
            <text:p>BipredSearchRange=0_QuadtreeTUMaxDepthInter=1_RefFrames=3_SearchRange=0_TestRect=0.8</text:p>
          </table:table-cell>
          <table:table-cell office:value-type="float" office:value="0.5844" calcext:value-type="float">
            <text:p>0.5844</text:p>
          </table:table-cell>
          <table:table-cell office:value-type="float" office:value="0.0699" calcext:value-type="float">
            <text:p>0.0699</text:p>
          </table:table-cell>
          <table:table-cell office:value-type="float" office:value="0.1196" calcext:value-type="float">
            <text:p>0.1196</text:p>
          </table:table-cell>
        </table:table-row>
        <table:table-row table:style-name="ro1">
          <table:table-cell office:value-type="string" calcext:value-type="string">
            <text:p>BipredSearchRange=0_QuadtreeTUMaxDepthInter=1_RefFrames=3_SearchRange=0_TestRect=0.7</text:p>
          </table:table-cell>
          <table:table-cell office:value-type="float" office:value="0.5996" calcext:value-type="float">
            <text:p>0.5996</text:p>
          </table:table-cell>
          <table:table-cell office:value-type="float" office:value="0.0685" calcext:value-type="float">
            <text:p>0.0685</text:p>
          </table:table-cell>
          <table:table-cell office:value-type="float" office:value="0.1143" calcext:value-type="float">
            <text:p>0.1143</text:p>
          </table:table-cell>
        </table:table-row>
        <table:table-row table:style-name="ro1">
          <table:table-cell office:value-type="string" calcext:value-type="string">
            <text:p>BipredSearchRange=2_MaxPartitionDepth=3_RefFrames=3_SearchRange=8</text:p>
          </table:table-cell>
          <table:table-cell office:value-type="float" office:value="0.3893" calcext:value-type="float">
            <text:p>0.3893</text:p>
          </table:table-cell>
          <table:table-cell office:value-type="float" office:value="0.0932" calcext:value-type="float">
            <text:p>0.0932</text:p>
          </table:table-cell>
          <table:table-cell office:value-type="float" office:value="0.2395" calcext:value-type="float">
            <text:p>0.2395</text:p>
          </table:table-cell>
        </table:table-row>
        <table:table-row table:style-name="ro1">
          <table:table-cell office:value-type="string" calcext:value-type="string">
            <text:p>BipredSearchRange=2_MaxPartitionDepth=3_RefFrames=3_SearchRange=8_TestRect=0.9</text:p>
          </table:table-cell>
          <table:table-cell office:value-type="float" office:value="0.5484" calcext:value-type="float">
            <text:p>0.5484</text:p>
          </table:table-cell>
          <table:table-cell office:value-type="float" office:value="0.1032" calcext:value-type="float">
            <text:p>0.1032</text:p>
          </table:table-cell>
          <table:table-cell office:value-type="float" office:value="0.1881" calcext:value-type="float">
            <text:p>0.1881</text:p>
          </table:table-cell>
        </table:table-row>
        <table:table-row table:style-name="ro1">
          <table:table-cell office:value-type="string" calcext:value-type="string">
            <text:p>BipredSearchRange=2_MaxPartitionDepth=3_QuadtreeTUMaxDepthInter=2_RefFrames=3_SearchRange=8</text:p>
          </table:table-cell>
          <table:table-cell office:value-type="float" office:value="0.481" calcext:value-type="float">
            <text:p>0.481</text:p>
          </table:table-cell>
          <table:table-cell office:value-type="float" office:value="0.1087" calcext:value-type="float">
            <text:p>0.1087</text:p>
          </table:table-cell>
          <table:table-cell office:value-type="float" office:value="0.2261" calcext:value-type="float">
            <text:p>0.2261</text:p>
          </table:table-cell>
        </table:table-row>
        <table:table-row table:style-name="ro1">
          <table:table-cell office:value-type="string" calcext:value-type="string">
            <text:p>BipredSearchRange=2_MaxPartitionDepth=3_QuadtreeTUMaxDepthInter=2_RefFrames=3_SearchRange=8_TestRect=0.9</text:p>
          </table:table-cell>
          <table:table-cell office:value-type="float" office:value="0.6184" calcext:value-type="float">
            <text:p>0.6184</text:p>
          </table:table-cell>
          <table:table-cell office:value-type="float" office:value="0.1185" calcext:value-type="float">
            <text:p>0.1185</text:p>
          </table:table-cell>
          <table:table-cell office:value-type="float" office:value="0.1916" calcext:value-type="float">
            <text:p>0.1916</text:p>
          </table:table-cell>
        </table:table-row>
        <table:table-row table:style-name="ro1">
          <table:table-cell office:value-type="string" calcext:value-type="string">
            <text:p>BipredSearchRange=2_MaxPartitionDepth=3_RefFrames=3_SearchRange=8_TestRect=0.8</text:p>
          </table:table-cell>
          <table:table-cell office:value-type="float" office:value="0.4523" calcext:value-type="float">
            <text:p>0.4523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2338" calcext:value-type="float">
            <text:p>0.2338</text:p>
          </table:table-cell>
        </table:table-row>
        <table:table-row table:style-name="ro1">
          <table:table-cell office:value-type="string" calcext:value-type="string">
            <text:p>BipredSearchRange=2_MaxPartitionDepth=3_QuadtreeTUMaxDepthInter=2_RefFrames=3_SearchRange=8_TestRect=0.8</text:p>
          </table:table-cell>
          <table:table-cell office:value-type="float" office:value="0.6369" calcext:value-type="float">
            <text:p>0.6369</text:p>
          </table:table-cell>
          <table:table-cell office:value-type="float" office:value="0.1233" calcext:value-type="float">
            <text:p>0.1233</text:p>
          </table:table-cell>
          <table:table-cell office:value-type="float" office:value="0.1936" calcext:value-type="float">
            <text:p>0.1936</text:p>
          </table:table-cell>
        </table:table-row>
        <table:table-row table:style-name="ro1">
          <table:table-cell office:value-type="string" calcext:value-type="string">
            <text:p>BipredSearchRange=2_MaxPartitionDepth=3_RefFrames=3_SearchRange=8_TestRect=0.7</text:p>
          </table:table-cell>
          <table:table-cell office:value-type="float" office:value="0.5807" calcext:value-type="float">
            <text:p>0.5807</text:p>
          </table:table-cell>
          <table:table-cell office:value-type="float" office:value="0.1123" calcext:value-type="float">
            <text:p>0.1123</text:p>
          </table:table-cell>
          <table:table-cell office:value-type="float" office:value="0.1933" calcext:value-type="float">
            <text:p>0.1933</text:p>
          </table:table-cell>
        </table:table-row>
        <table:table-row table:style-name="ro1">
          <table:table-cell office:value-type="string" calcext:value-type="string">
            <text:p>BipredSearchRange=2_MaxPartitionDepth=3_QuadtreeTUMaxDepthInter=2_RefFrames=3_SearchRange=8_TestRect=0.7</text:p>
          </table:table-cell>
          <table:table-cell office:value-type="float" office:value="0.5623" calcext:value-type="float">
            <text:p>0.5623</text:p>
          </table:table-cell>
          <table:table-cell office:value-type="float" office:value="0.1262" calcext:value-type="float">
            <text:p>0.1262</text:p>
          </table:table-cell>
          <table:table-cell office:value-type="float" office:value="0.2244" calcext:value-type="float">
            <text:p>0.2244</text:p>
          </table:table-cell>
        </table:table-row>
        <table:table-row table:style-name="ro1">
          <table:table-cell office:value-type="string" calcext:value-type="string">
            <text:p>BipredSearchRange=2_MaxPartitionDepth=3_QuadtreeTUMaxDepthInter=1_RefFrames=3_SearchRange=8</text:p>
          </table:table-cell>
          <table:table-cell office:value-type="float" office:value="0.5173" calcext:value-type="float">
            <text:p>0.5173</text:p>
          </table:table-cell>
          <table:table-cell office:value-type="float" office:value="0.1133" calcext:value-type="float">
            <text:p>0.1133</text:p>
          </table:table-cell>
          <table:table-cell office:value-type="float" office:value="0.2191" calcext:value-type="float">
            <text:p>0.2191</text:p>
          </table:table-cell>
        </table:table-row>
        <table:table-row table:style-name="ro1">
          <table:table-cell office:value-type="string" calcext:value-type="string">
            <text:p>BipredSearchRange=2_MaxPartitionDepth=3_QuadtreeTUMaxDepthInter=1_RefFrames=3_SearchRange=8_TestRect=0.9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1244" calcext:value-type="float">
            <text:p>0.1244</text:p>
          </table:table-cell>
          <table:table-cell office:value-type="float" office:value="0.2223" calcext:value-type="float">
            <text:p>0.2223</text:p>
          </table:table-cell>
        </table:table-row>
        <table:table-row table:style-name="ro1">
          <table:table-cell office:value-type="string" calcext:value-type="string">
            <text:p>BipredSearchRange=2_MaxPartitionDepth=3_QuadtreeTUMaxDepthInter=1_RefFrames=3_SearchRange=8_TestRect=0.8</text:p>
          </table:table-cell>
          <table:table-cell office:value-type="float" office:value="0.6659" calcext:value-type="float">
            <text:p>0.6659</text:p>
          </table:table-cell>
          <table:table-cell office:value-type="float" office:value="0.1301" calcext:value-type="float">
            <text:p>0.1301</text:p>
          </table:table-cell>
          <table:table-cell office:value-type="float" office:value="0.1954" calcext:value-type="float">
            <text:p>0.1954</text:p>
          </table:table-cell>
        </table:table-row>
        <table:table-row table:style-name="ro1">
          <table:table-cell office:value-type="string" calcext:value-type="string">
            <text:p>BipredSearchRange=2_MaxPartitionDepth=3_QuadtreeTUMaxDepthInter=1_RefFrames=3_SearchRange=8_TestRect=0.7</text:p>
          </table:table-cell>
          <table:table-cell office:value-type="float" office:value="0.5979" calcext:value-type="float">
            <text:p>0.5979</text:p>
          </table:table-cell>
          <table:table-cell office:value-type="float" office:value="0.1365" calcext:value-type="float">
            <text:p>0.1365</text:p>
          </table:table-cell>
          <table:table-cell office:value-type="float" office:value="0.2284" calcext:value-type="float">
            <text:p>0.2284</text:p>
          </table:table-cell>
        </table:table-row>
        <table:table-row table:style-name="ro1">
          <table:table-cell office:value-type="string" calcext:value-type="string">
            <text:p>BipredSearchRange=2_MaxPartitionDepth=3_RefFrames=3_SearchRange=32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1816" calcext:value-type="float">
            <text:p>0.1816</text:p>
          </table:table-cell>
        </table:table-row>
        <table:table-row table:style-name="ro1">
          <table:table-cell office:value-type="string" calcext:value-type="string">
            <text:p>BipredSearchRange=2_MaxPartitionDepth=3_RefFrames=3_SearchRange=32_TestRect=0.9</text:p>
          </table:table-cell>
          <table:table-cell office:value-type="float" office:value="0.3957" calcext:value-type="float">
            <text:p>0.3957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2517" calcext:value-type="float">
            <text:p>0.2517</text:p>
          </table:table-cell>
        </table:table-row>
        <table:table-row table:style-name="ro1">
          <table:table-cell office:value-type="string" calcext:value-type="string">
            <text:p>BipredSearchRange=2_MaxPartitionDepth=3_QuadtreeTUMaxDepthInter=2_RefFrames=3_SearchRange=32</text:p>
          </table:table-cell>
          <table:table-cell office:value-type="float" office:value="0.5902" calcext:value-type="float">
            <text:p>0.5902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1792" calcext:value-type="float">
            <text:p>0.1792</text:p>
          </table:table-cell>
        </table:table-row>
        <table:table-row table:style-name="ro1">
          <table:table-cell office:value-type="string" calcext:value-type="string">
            <text:p>BipredSearchRange=2_MaxPartitionDepth=3_QuadtreeTUMaxDepthInter=2_RefFrames=3_SearchRange=32_TestRect=0.9</text:p>
          </table:table-cell>
          <table:table-cell office:value-type="float" office:value="0.6194" calcext:value-type="float">
            <text:p>0.6194</text:p>
          </table:table-cell>
          <table:table-cell office:value-type="float" office:value="0.1157" calcext:value-type="float">
            <text:p>0.1157</text:p>
          </table:table-cell>
          <table:table-cell office:value-type="float" office:value="0.1868" calcext:value-type="float">
            <text:p>0.1868</text:p>
          </table:table-cell>
        </table:table-row>
        <table:table-row table:style-name="ro1">
          <table:table-cell office:value-type="string" calcext:value-type="string">
            <text:p>BipredSearchRange=2_MaxPartitionDepth=3_RefFrames=3_SearchRange=32_TestRect=0.8</text:p>
          </table:table-cell>
          <table:table-cell office:value-type="float" office:value="0.4488" calcext:value-type="float">
            <text:p>0.4488</text:p>
          </table:table-cell>
          <table:table-cell office:value-type="float" office:value="0.1041" calcext:value-type="float">
            <text:p>0.1041</text:p>
          </table:table-cell>
          <table:table-cell office:value-type="float" office:value="0.232" calcext:value-type="float">
            <text:p>0.232</text:p>
          </table:table-cell>
        </table:table-row>
        <table:table-row table:style-name="ro1">
          <table:table-cell office:value-type="string" calcext:value-type="string">
            <text:p>BipredSearchRange=2_MaxPartitionDepth=3_QuadtreeTUMaxDepthInter=2_RefFrames=3_SearchRange=32_TestRect=0.8</text:p>
          </table:table-cell>
          <table:table-cell office:value-type="float" office:value="0.6336" calcext:value-type="float">
            <text:p>0.6336</text:p>
          </table:table-cell>
          <table:table-cell office:value-type="float" office:value="0.1202" calcext:value-type="float">
            <text:p>0.1202</text:p>
          </table:table-cell>
          <table:table-cell office:value-type="float" office:value="0.1898" calcext:value-type="float">
            <text:p>0.1898</text:p>
          </table:table-cell>
        </table:table-row>
        <table:table-row table:style-name="ro1">
          <table:table-cell office:value-type="string" calcext:value-type="string">
            <text:p>BipredSearchRange=2_MaxPartitionDepth=3_RefFrames=3_SearchRange=32_TestRect=0.7</text:p>
          </table:table-cell>
          <table:table-cell office:value-type="float" office:value="0.4568" calcext:value-type="float">
            <text:p>0.4568</text:p>
          </table:table-cell>
          <table:table-cell office:value-type="float" office:value="0.1084" calcext:value-type="float">
            <text:p>0.1084</text:p>
          </table:table-cell>
          <table:table-cell office:value-type="float" office:value="0.2372" calcext:value-type="float">
            <text:p>0.2372</text:p>
          </table:table-cell>
        </table:table-row>
        <table:table-row table:style-name="ro1">
          <table:table-cell office:value-type="string" calcext:value-type="string">
            <text:p>BipredSearchRange=2_MaxPartitionDepth=3_QuadtreeTUMaxDepthInter=2_RefFrames=3_SearchRange=32_TestRect=0.7</text:p>
          </table:table-cell>
          <table:table-cell office:value-type="float" office:value="0.4806" calcext:value-type="float">
            <text:p>0.4806</text:p>
          </table:table-cell>
          <table:table-cell office:value-type="float" office:value="0.1261" calcext:value-type="float">
            <text:p>0.1261</text:p>
          </table:table-cell>
          <table:table-cell office:value-type="float" office:value="0.2624" calcext:value-type="float">
            <text:p>0.2624</text:p>
          </table:table-cell>
        </table:table-row>
        <table:table-row table:style-name="ro1">
          <table:table-cell office:value-type="string" calcext:value-type="string">
            <text:p>BipredSearchRange=2_MaxPartitionDepth=3_QuadtreeTUMaxDepthInter=1_RefFrames=3_SearchRange=32</text:p>
          </table:table-cell>
          <table:table-cell office:value-type="float" office:value="0.5489" calcext:value-type="float">
            <text:p>0.5489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2013" calcext:value-type="float">
            <text:p>0.2013</text:p>
          </table:table-cell>
        </table:table-row>
        <table:table-row table:style-name="ro1">
          <table:table-cell office:value-type="string" calcext:value-type="string">
            <text:p>BipredSearchRange=2_MaxPartitionDepth=3_QuadtreeTUMaxDepthInter=1_RefFrames=3_SearchRange=32_TestRect=0.9</text:p>
          </table:table-cell>
          <table:table-cell office:value-type="float" office:value="0.5573" calcext:value-type="float">
            <text:p>0.5573</text:p>
          </table:table-cell>
          <table:table-cell office:value-type="float" office:value="0.1218" calcext:value-type="float">
            <text:p>0.1218</text:p>
          </table:table-cell>
          <table:table-cell office:value-type="float" office:value="0.2186" calcext:value-type="float">
            <text:p>0.2186</text:p>
          </table:table-cell>
        </table:table-row>
        <table:table-row table:style-name="ro1">
          <table:table-cell office:value-type="string" calcext:value-type="string">
            <text:p>BipredSearchRange=2_MaxPartitionDepth=3_QuadtreeTUMaxDepthInter=1_RefFrames=3_SearchRange=32_TestRect=0.8</text:p>
          </table:table-cell>
          <table:table-cell office:value-type="float" office:value="0.5525" calcext:value-type="float">
            <text:p>0.5525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2332" calcext:value-type="float">
            <text:p>0.2332</text:p>
          </table:table-cell>
        </table:table-row>
        <table:table-row table:style-name="ro1">
          <table:table-cell office:value-type="string" calcext:value-type="string">
            <text:p>BipredSearchRange=2_MaxPartitionDepth=3_QuadtreeTUMaxDepthInter=1_RefFrames=3_SearchRange=32_TestRect=0.7</text:p>
          </table:table-cell>
          <table:table-cell office:value-type="float" office:value="0.4951" calcext:value-type="float">
            <text:p>0.4951</text:p>
          </table:table-cell>
          <table:table-cell office:value-type="float" office:value="0.1344" calcext:value-type="float">
            <text:p>0.1344</text:p>
          </table:table-cell>
          <table:table-cell office:value-type="float" office:value="0.2715" calcext:value-type="float">
            <text:p>0.2715</text:p>
          </table:table-cell>
        </table:table-row>
        <table:table-row table:style-name="ro1">
          <table:table-cell office:value-type="string" calcext:value-type="string">
            <text:p>BipredSearchRange=0_MaxPartitionDepth=3_RefFrames=3_SearchRange=32</text:p>
          </table:table-cell>
          <table:table-cell office:value-type="float" office:value="0.358" calcext:value-type="float">
            <text:p>0.358</text:p>
          </table:table-cell>
          <table:table-cell office:value-type="float" office:value="0.0946" calcext:value-type="float">
            <text:p>0.0946</text:p>
          </table:table-cell>
          <table:table-cell office:value-type="float" office:value="0.2641" calcext:value-type="float">
            <text:p>0.2641</text:p>
          </table:table-cell>
        </table:table-row>
        <table:table-row table:style-name="ro1">
          <table:table-cell office:value-type="string" calcext:value-type="string">
            <text:p>BipredSearchRange=0_MaxPartitionDepth=3_RefFrames=3_SearchRange=32_TestRect=0.9</text:p>
          </table:table-cell>
          <table:table-cell office:value-type="float" office:value="0.4098" calcext:value-type="float">
            <text:p>0.4098</text:p>
          </table:table-cell>
          <table:table-cell office:value-type="float" office:value="0.1022" calcext:value-type="float">
            <text:p>0.1022</text:p>
          </table:table-cell>
          <table:table-cell office:value-type="float" office:value="0.2493" calcext:value-type="float">
            <text:p>0.2493</text:p>
          </table:table-cell>
        </table:table-row>
        <table:table-row table:style-name="ro1">
          <table:table-cell office:value-type="string" calcext:value-type="string">
            <text:p>BipredSearchRange=0_MaxPartitionDepth=3_QuadtreeTUMaxDepthInter=2_RefFrames=3_SearchRange=32</text:p>
          </table:table-cell>
          <table:table-cell office:value-type="float" office:value="0.4987" calcext:value-type="float">
            <text:p>0.4987</text:p>
          </table:table-cell>
          <table:table-cell office:value-type="float" office:value="0.1103" calcext:value-type="float">
            <text:p>0.1103</text:p>
          </table:table-cell>
          <table:table-cell office:value-type="float" office:value="0.2211" calcext:value-type="float">
            <text:p>0.2211</text:p>
          </table:table-cell>
        </table:table-row>
        <table:table-row table:style-name="ro1">
          <table:table-cell office:value-type="string" calcext:value-type="string">
            <text:p>BipredSearchRange=0_MaxPartitionDepth=3_QuadtreeTUMaxDepthInter=2_RefFrames=3_SearchRange=32_TestRect=0.9</text:p>
          </table:table-cell>
          <table:table-cell office:value-type="float" office:value="0.5426" calcext:value-type="float">
            <text:p>0.5426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2209" calcext:value-type="float">
            <text:p>0.2209</text:p>
          </table:table-cell>
        </table:table-row>
        <table:table-row table:style-name="ro1">
          <table:table-cell office:value-type="string" calcext:value-type="string">
            <text:p>BipredSearchRange=0_MaxPartitionDepth=3_RefFrames=3_SearchRange=32_TestRect=0.8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1063" calcext:value-type="float">
            <text:p>0.1063</text:p>
          </table:table-cell>
          <table:table-cell office:value-type="float" office:value="0.2902" calcext:value-type="float">
            <text:p>0.2902</text:p>
          </table:table-cell>
        </table:table-row>
        <table:table-row table:style-name="ro1">
          <table:table-cell office:value-type="string" calcext:value-type="string">
            <text:p>BipredSearchRange=0_MaxPartitionDepth=3_QuadtreeTUMaxDepthInter=2_RefFrames=3_SearchRange=32_TestRect=0.8</text:p>
          </table:table-cell>
          <table:table-cell office:value-type="float" office:value="0.5326" calcext:value-type="float">
            <text:p>0.5326</text:p>
          </table:table-cell>
          <table:table-cell office:value-type="float" office:value="0.1247" calcext:value-type="float">
            <text:p>0.1247</text:p>
          </table:table-cell>
          <table:table-cell office:value-type="float" office:value="0.2341" calcext:value-type="float">
            <text:p>0.2341</text:p>
          </table:table-cell>
        </table:table-row>
        <table:table-row table:style-name="ro1">
          <table:table-cell office:value-type="string" calcext:value-type="string">
            <text:p>BipredSearchRange=0_MaxPartitionDepth=3_RefFrames=3_SearchRange=32_TestRect=0.7</text:p>
          </table:table-cell>
          <table:table-cell office:value-type="float" office:value="0.4625" calcext:value-type="float">
            <text:p>0.4625</text:p>
          </table:table-cell>
          <table:table-cell office:value-type="float" office:value="0.1102" calcext:value-type="float">
            <text:p>0.1102</text:p>
          </table:table-cell>
          <table:table-cell office:value-type="float" office:value="0.2382" calcext:value-type="float">
            <text:p>0.2382</text:p>
          </table:table-cell>
        </table:table-row>
        <table:table-row table:style-name="ro1">
          <table:table-cell office:value-type="string" calcext:value-type="string">
            <text:p>BipredSearchRange=0_MaxPartitionDepth=3_QuadtreeTUMaxDepthInter=2_RefFrames=3_SearchRange=32_TestRect=0.7</text:p>
          </table:table-cell>
          <table:table-cell office:value-type="float" office:value="0.6565" calcext:value-type="float">
            <text:p>0.6565</text:p>
          </table:table-cell>
          <table:table-cell office:value-type="float" office:value="0.1284" calcext:value-type="float">
            <text:p>0.1284</text:p>
          </table:table-cell>
          <table:table-cell office:value-type="float" office:value="0.1956" calcext:value-type="float">
            <text:p>0.1956</text:p>
          </table:table-cell>
        </table:table-row>
        <table:table-row table:style-name="ro1">
          <table:table-cell office:value-type="string" calcext:value-type="string">
            <text:p>BipredSearchRange=0_MaxPartitionDepth=3_QuadtreeTUMaxDepthInter=1_RefFrames=3_SearchRange=32</text:p>
          </table:table-cell>
          <table:table-cell office:value-type="float" office:value="0.6179" calcext:value-type="float">
            <text:p>0.6179</text:p>
          </table:table-cell>
          <table:table-cell office:value-type="float" office:value="0.1126" calcext:value-type="float">
            <text:p>0.1126</text:p>
          </table:table-cell>
          <table:table-cell office:value-type="float" office:value="0.1822" calcext:value-type="float">
            <text:p>0.1822</text:p>
          </table:table-cell>
        </table:table-row>
        <table:table-row table:style-name="ro1">
          <table:table-cell office:value-type="string" calcext:value-type="string">
            <text:p>BipredSearchRange=0_MaxPartitionDepth=3_QuadtreeTUMaxDepthInter=1_RefFrames=3_SearchRange=32_TestRect=0.9</text:p>
          </table:table-cell>
          <table:table-cell office:value-type="float" office:value="0.5629" calcext:value-type="float">
            <text:p>0.5629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2207" calcext:value-type="float">
            <text:p>0.2207</text:p>
          </table:table-cell>
        </table:table-row>
        <table:table-row table:style-name="ro1">
          <table:table-cell office:value-type="string" calcext:value-type="string">
            <text:p>BipredSearchRange=0_MaxPartitionDepth=3_QuadtreeTUMaxDepthInter=1_RefFrames=3_SearchRange=32_TestRect=0.8</text:p>
          </table:table-cell>
          <table:table-cell office:value-type="float" office:value="0.6416" calcext:value-type="float">
            <text:p>0.6416</text:p>
          </table:table-cell>
          <table:table-cell office:value-type="float" office:value="0.1305" calcext:value-type="float">
            <text:p>0.1305</text:p>
          </table:table-cell>
          <table:table-cell office:value-type="float" office:value="0.2033" calcext:value-type="float">
            <text:p>0.2033</text:p>
          </table:table-cell>
        </table:table-row>
        <table:table-row table:style-name="ro1">
          <table:table-cell office:value-type="string" calcext:value-type="string">
            <text:p>BipredSearchRange=0_MaxPartitionDepth=3_QuadtreeTUMaxDepthInter=1_RefFrames=3_SearchRange=32_TestRect=0.7</text:p>
          </table:table-cell>
          <table:table-cell office:value-type="float" office:value="0.5928" calcext:value-type="float">
            <text:p>0.5928</text:p>
          </table:table-cell>
          <table:table-cell office:value-type="float" office:value="0.1355" calcext:value-type="float">
            <text:p>0.1355</text:p>
          </table:table-cell>
          <table:table-cell office:value-type="float" office:value="0.2287" calcext:value-type="float">
            <text:p>0.2287</text:p>
          </table:table-cell>
        </table:table-row>
        <table:table-row table:style-name="ro1">
          <table:table-cell office:value-type="string" calcext:value-type="string">
            <text:p>BipredSearchRange=0_MaxPartitionDepth=3_RefFrames=3_SearchRange=8</text:p>
          </table:table-cell>
          <table:table-cell office:value-type="float" office:value="0.5263" calcext:value-type="float">
            <text:p>0.5263</text:p>
          </table:table-cell>
          <table:table-cell office:value-type="float" office:value="0.0967" calcext:value-type="float">
            <text:p>0.0967</text:p>
          </table:table-cell>
          <table:table-cell office:value-type="float" office:value="0.1837" calcext:value-type="float">
            <text:p>0.1837</text:p>
          </table:table-cell>
        </table:table-row>
        <table:table-row table:style-name="ro1">
          <table:table-cell office:value-type="string" calcext:value-type="string">
            <text:p>BipredSearchRange=0_MaxPartitionDepth=3_RefFrames=3_SearchRange=8_TestRect=0.9</text:p>
          </table:table-cell>
          <table:table-cell office:value-type="float" office:value="0.4421" calcext:value-type="float">
            <text:p>0.4421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2367" calcext:value-type="float">
            <text:p>0.2367</text:p>
          </table:table-cell>
        </table:table-row>
        <table:table-row table:style-name="ro1">
          <table:table-cell office:value-type="string" calcext:value-type="string">
            <text:p>BipredSearchRange=0_MaxPartitionDepth=3_QuadtreeTUMaxDepthInter=2_RefFrames=3_SearchRange=8</text:p>
          </table:table-cell>
          <table:table-cell office:value-type="float" office:value="0.4896" calcext:value-type="float">
            <text:p>0.4896</text:p>
          </table:table-cell>
          <table:table-cell office:value-type="float" office:value="0.1126" calcext:value-type="float">
            <text:p>0.1126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BipredSearchRange=0_MaxPartitionDepth=3_QuadtreeTUMaxDepthInter=2_RefFrames=3_SearchRange=8_TestRect=0.9</text:p>
          </table:table-cell>
          <table:table-cell office:value-type="float" office:value="0.6248" calcext:value-type="float">
            <text:p>0.6248</text:p>
          </table:table-cell>
          <table:table-cell office:value-type="float" office:value="0.1194" calcext:value-type="float">
            <text:p>0.1194</text:p>
          </table:table-cell>
          <table:table-cell office:value-type="float" office:value="0.1912" calcext:value-type="float">
            <text:p>0.1912</text:p>
          </table:table-cell>
        </table:table-row>
        <table:table-row table:style-name="ro1">
          <table:table-cell office:value-type="string" calcext:value-type="string">
            <text:p>BipredSearchRange=0_MaxPartitionDepth=3_RefFrames=3_SearchRange=8_TestRect=0.8</text:p>
          </table:table-cell>
          <table:table-cell office:value-type="float" office:value="0.4883" calcext:value-type="float">
            <text:p>0.4883</text:p>
          </table:table-cell>
          <table:table-cell office:value-type="float" office:value="0.1078" calcext:value-type="float">
            <text:p>0.1078</text:p>
          </table:table-cell>
          <table:table-cell office:value-type="float" office:value="0.2208" calcext:value-type="float">
            <text:p>0.2208</text:p>
          </table:table-cell>
        </table:table-row>
        <table:table-row table:style-name="ro1">
          <table:table-cell office:value-type="string" calcext:value-type="string">
            <text:p>BipredSearchRange=0_MaxPartitionDepth=3_QuadtreeTUMaxDepthInter=2_RefFrames=3_SearchRange=8_TestRect=0.8</text:p>
          </table:table-cell>
          <table:table-cell office:value-type="float" office:value="0.5331" calcext:value-type="float">
            <text:p>0.5331</text:p>
          </table:table-cell>
          <table:table-cell office:value-type="float" office:value="0.1236" calcext:value-type="float">
            <text:p>0.1236</text:p>
          </table:table-cell>
          <table:table-cell office:value-type="float" office:value="0.2319" calcext:value-type="float">
            <text:p>0.2319</text:p>
          </table:table-cell>
        </table:table-row>
        <table:table-row table:style-name="ro1">
          <table:table-cell office:value-type="string" calcext:value-type="string">
            <text:p>BipredSearchRange=0_MaxPartitionDepth=3_RefFrames=3_SearchRange=8_TestRect=0.7</text:p>
          </table:table-cell>
          <table:table-cell office:value-type="float" office:value="0.4769" calcext:value-type="float">
            <text:p>0.4769</text:p>
          </table:table-cell>
          <table:table-cell office:value-type="float" office:value="0.1116" calcext:value-type="float">
            <text:p>0.1116</text:p>
          </table:table-cell>
          <table:table-cell office:value-type="float" office:value="0.2339" calcext:value-type="float">
            <text:p>0.2339</text:p>
          </table:table-cell>
        </table:table-row>
        <table:table-row table:style-name="ro1">
          <table:table-cell office:value-type="string" calcext:value-type="string">
            <text:p>BipredSearchRange=0_MaxPartitionDepth=3_QuadtreeTUMaxDepthInter=2_RefFrames=3_SearchRange=8_TestRect=0.7</text:p>
          </table:table-cell>
          <table:table-cell office:value-type="float" office:value="0.6233" calcext:value-type="float">
            <text:p>0.6233</text:p>
          </table:table-cell>
          <table:table-cell office:value-type="float" office:value="0.1305" calcext:value-type="float">
            <text:p>0.1305</text:p>
          </table:table-cell>
          <table:table-cell office:value-type="float" office:value="0.2094" calcext:value-type="float">
            <text:p>0.2094</text:p>
          </table:table-cell>
        </table:table-row>
        <table:table-row table:style-name="ro1">
          <table:table-cell office:value-type="string" calcext:value-type="string">
            <text:p>BipredSearchRange=0_MaxPartitionDepth=3_QuadtreeTUMaxDepthInter=1_RefFrames=3_SearchRange=8</text:p>
          </table:table-cell>
          <table:table-cell office:value-type="float" office:value="0.483" calcext:value-type="float">
            <text:p>0.483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2391" calcext:value-type="float">
            <text:p>0.2391</text:p>
          </table:table-cell>
        </table:table-row>
        <table:table-row table:style-name="ro1">
          <table:table-cell office:value-type="string" calcext:value-type="string">
            <text:p>BipredSearchRange=0_MaxPartitionDepth=3_QuadtreeTUMaxDepthInter=1_RefFrames=3_SearchRange=8_TestRect=0.9</text:p>
          </table:table-cell>
          <table:table-cell office:value-type="float" office:value="0.4487" calcext:value-type="float">
            <text:p>0.4487</text:p>
          </table:table-cell>
          <table:table-cell office:value-type="float" office:value="0.1274" calcext:value-type="float">
            <text:p>0.1274</text:p>
          </table:table-cell>
          <table:table-cell office:value-type="float" office:value="0.284" calcext:value-type="float">
            <text:p>0.284</text:p>
          </table:table-cell>
        </table:table-row>
        <table:table-row table:style-name="ro1">
          <table:table-cell office:value-type="string" calcext:value-type="string">
            <text:p>BipredSearchRange=0_MaxPartitionDepth=3_QuadtreeTUMaxDepthInter=1_RefFrames=3_SearchRange=8_TestRect=0.8</text:p>
          </table:table-cell>
          <table:table-cell office:value-type="float" office:value="0.5433" calcext:value-type="float">
            <text:p>0.5433</text:p>
          </table:table-cell>
          <table:table-cell office:value-type="float" office:value="0.1343" calcext:value-type="float">
            <text:p>0.1343</text:p>
          </table:table-cell>
          <table:table-cell office:value-type="float" office:value="0.2471" calcext:value-type="float">
            <text:p>0.2471</text:p>
          </table:table-cell>
        </table:table-row>
        <table:table-row table:style-name="ro1">
          <table:table-cell office:value-type="string" calcext:value-type="string">
            <text:p>BipredSearchRange=0_MaxPartitionDepth=3_QuadtreeTUMaxDepthInter=1_RefFrames=3_SearchRange=8_TestRect=0.7</text:p>
          </table:table-cell>
          <table:table-cell office:value-type="float" office:value="0.5673" calcext:value-type="float">
            <text:p>0.5673</text:p>
          </table:table-cell>
          <table:table-cell office:value-type="float" office:value="0.1383" calcext:value-type="float">
            <text:p>0.1383</text:p>
          </table:table-cell>
          <table:table-cell office:value-type="float" office:value="0.2439" calcext:value-type="float">
            <text:p>0.2439</text:p>
          </table:table-cell>
        </table:table-row>
        <table:table-row table:style-name="ro1">
          <table:table-cell office:value-type="string" calcext:value-type="string">
            <text:p>BipredSearchRange=2_FME=0_RefFrames=3_SearchRange=32</text:p>
          </table:table-cell>
          <table:table-cell office:value-type="float" office:value="0.5038" calcext:value-type="float">
            <text:p>0.5038</text:p>
          </table:table-cell>
          <table:table-cell office:value-type="float" office:value="0.1104" calcext:value-type="float">
            <text:p>0.1104</text:p>
          </table:table-cell>
          <table:table-cell office:value-type="float" office:value="0.2192" calcext:value-type="float">
            <text:p>0.2192</text:p>
          </table:table-cell>
        </table:table-row>
        <table:table-row table:style-name="ro1">
          <table:table-cell office:value-type="string" calcext:value-type="string">
            <text:p>BipredSearchRange=2_FME=0_RefFrames=3_SearchRange=32_TestRect=0.9</text:p>
          </table:table-cell>
          <table:table-cell office:value-type="float" office:value="0.5102" calcext:value-type="float">
            <text:p>0.5102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2154" calcext:value-type="float">
            <text:p>0.2154</text:p>
          </table:table-cell>
        </table:table-row>
        <table:table-row table:style-name="ro1">
          <table:table-cell office:value-type="string" calcext:value-type="string">
            <text:p>BipredSearchRange=2_FME=0_QuadtreeTUMaxDepthInter=2_RefFrames=3_SearchRange=32_TestRect=0.9</text:p>
          </table:table-cell>
          <table:table-cell office:value-type="float" office:value="0.6923" calcext:value-type="float">
            <text:p>0.6923</text:p>
          </table:table-cell>
          <table:table-cell office:value-type="float" office:value="0.1106" calcext:value-type="float">
            <text:p>0.1106</text:p>
          </table:table-cell>
          <table:table-cell office:value-type="float" office:value="0.1597" calcext:value-type="float">
            <text:p>0.1597</text:p>
          </table:table-cell>
        </table:table-row>
        <table:table-row table:style-name="ro1">
          <table:table-cell office:value-type="string" calcext:value-type="string">
            <text:p>BipredSearchRange=2_FME=0_QuadtreeTUMaxDepthInter=2_RefFrames=3_SearchRange=32</text:p>
          </table:table-cell>
          <table:table-cell office:value-type="float" office:value="0.586" calcext:value-type="float">
            <text:p>0.586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187" calcext:value-type="float">
            <text:p>0.187</text:p>
          </table:table-cell>
        </table:table-row>
        <table:table-row table:style-name="ro1">
          <table:table-cell office:value-type="string" calcext:value-type="string">
            <text:p>BipredSearchRange=2_FME=0_QuadtreeTUMaxDepthInter=2_RefFrames=3_SearchRange=32_TestRect=0.8</text:p>
          </table:table-cell>
          <table:table-cell office:value-type="float" office:value="0.7025" calcext:value-type="float">
            <text:p>0.7025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1581" calcext:value-type="float">
            <text:p>0.1581</text:p>
          </table:table-cell>
        </table:table-row>
        <table:table-row table:style-name="ro1">
          <table:table-cell office:value-type="string" calcext:value-type="string">
            <text:p>BipredSearchRange=2_FME=0_RefFrames=3_SearchRange=32_TestRect=0.8</text:p>
          </table:table-cell>
          <table:table-cell office:value-type="float" office:value="0.6132" calcext:value-type="float">
            <text:p>0.6132</text:p>
          </table:table-cell>
          <table:table-cell office:value-type="float" office:value="0.1122" calcext:value-type="float">
            <text:p>0.1122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table-cell office:value-type="string" calcext:value-type="string">
            <text:p>BipredSearchRange=2_FME=0_QuadtreeTUMaxDepthInter=2_RefFrames=3_SearchRange=32_TestRect=0.7</text:p>
          </table:table-cell>
          <table:table-cell office:value-type="float" office:value="0.5931" calcext:value-type="float">
            <text:p>0.5931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1937" calcext:value-type="float">
            <text:p>0.1937</text:p>
          </table:table-cell>
        </table:table-row>
        <table:table-row table:style-name="ro1">
          <table:table-cell office:value-type="string" calcext:value-type="string">
            <text:p>BipredSearchRange=2_FME=0_RefFrames=3_SearchRange=32_TestRect=0.7</text:p>
          </table:table-cell>
          <table:table-cell office:value-type="float" office:value="0.4176" calcext:value-type="float">
            <text:p>0.4176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2763" calcext:value-type="float">
            <text:p>0.2763</text:p>
          </table:table-cell>
        </table:table-row>
        <table:table-row table:style-name="ro1">
          <table:table-cell office:value-type="string" calcext:value-type="string">
            <text:p>BipredSearchRange=2_FME=0_QuadtreeTUMaxDepthInter=1_RefFrames=3_SearchRange=32_TestRect=0.9</text:p>
          </table:table-cell>
          <table:table-cell office:value-type="float" office:value="0.6356" calcext:value-type="float">
            <text:p>0.6356</text:p>
          </table:table-cell>
          <table:table-cell office:value-type="float" office:value="0.1223" calcext:value-type="float">
            <text:p>0.1223</text:p>
          </table:table-cell>
          <table:table-cell office:value-type="float" office:value="0.1924" calcext:value-type="float">
            <text:p>0.1924</text:p>
          </table:table-cell>
        </table:table-row>
        <table:table-row table:style-name="ro1">
          <table:table-cell office:value-type="string" calcext:value-type="string">
            <text:p>BipredSearchRange=2_FME=0_QuadtreeTUMaxDepthInter=1_RefFrames=3_SearchRange=32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1187" calcext:value-type="float">
            <text:p>0.1187</text:p>
          </table:table-cell>
          <table:table-cell office:value-type="float" office:value="0.1864" calcext:value-type="float">
            <text:p>0.1864</text:p>
          </table:table-cell>
        </table:table-row>
        <table:table-row table:style-name="ro1">
          <table:table-cell office:value-type="string" calcext:value-type="string">
            <text:p>BipredSearchRange=2_FME=0_QuadtreeTUMaxDepthInter=1_RefFrames=3_SearchRange=32_TestRect=0.8</text:p>
          </table:table-cell>
          <table:table-cell office:value-type="float" office:value="0.6957" calcext:value-type="float">
            <text:p>0.6957</text:p>
          </table:table-cell>
          <table:table-cell office:value-type="float" office:value="0.1261" calcext:value-type="float">
            <text:p>0.1261</text:p>
          </table:table-cell>
          <table:table-cell office:value-type="float" office:value="0.1813" calcext:value-type="float">
            <text:p>0.1813</text:p>
          </table:table-cell>
        </table:table-row>
        <table:table-row table:style-name="ro1">
          <table:table-cell office:value-type="string" calcext:value-type="string">
            <text:p>BipredSearchRange=2_FME=0_QuadtreeTUMaxDepthInter=1_RefFrames=3_SearchRange=32_TestRect=0.7</text:p>
          </table:table-cell>
          <table:table-cell office:value-type="float" office:value="0.6589" calcext:value-type="float">
            <text:p>0.6589</text:p>
          </table:table-cell>
          <table:table-cell office:value-type="float" office:value="0.1239" calcext:value-type="float">
            <text:p>0.1239</text:p>
          </table:table-cell>
          <table:table-cell office:value-type="float" office:value="0.188" calcext:value-type="float">
            <text:p>0.188</text:p>
          </table:table-cell>
        </table:table-row>
        <table:table-row table:style-name="ro1">
          <table:table-cell office:value-type="string" calcext:value-type="string">
            <text:p>BipredSearchRange=2_FME=2_QuadtreeTUMaxDepthInter=2_RefFrames=3_SearchRange=32_TestRect=0.9</text:p>
          </table:table-cell>
          <table:table-cell office:value-type="float" office:value="0.44" calcext:value-type="float">
            <text:p>0.44</text:p>
          </table:table-cell>
          <table:table-cell office:value-type="float" office:value="0.1132" calcext:value-type="float">
            <text:p>0.1132</text:p>
          </table:table-cell>
          <table:table-cell office:value-type="float" office:value="0.2574" calcext:value-type="float">
            <text:p>0.2574</text:p>
          </table:table-cell>
        </table:table-row>
        <table:table-row table:style-name="ro1">
          <table:table-cell office:value-type="string" calcext:value-type="string">
            <text:p>BipredSearchRange=2_FME=2_RefFrames=3_SearchRange=32</text:p>
          </table:table-cell>
          <table:table-cell office:value-type="float" office:value="0.4114" calcext:value-type="float">
            <text:p>0.4114</text:p>
          </table:table-cell>
          <table:table-cell office:value-type="float" office:value="0.1123" calcext:value-type="float">
            <text:p>0.1123</text:p>
          </table:table-cell>
          <table:table-cell office:value-type="float" office:value="0.273" calcext:value-type="float">
            <text:p>0.273</text:p>
          </table:table-cell>
        </table:table-row>
        <table:table-row table:style-name="ro1">
          <table:table-cell office:value-type="string" calcext:value-type="string">
            <text:p>BipredSearchRange=2_FME=2_RefFrames=3_SearchRange=32_TestRect=0.9</text:p>
          </table:table-cell>
          <table:table-cell office:value-type="float" office:value="0.1536" calcext:value-type="float">
            <text:p>0.1536</text:p>
          </table:table-cell>
          <table:table-cell office:value-type="float" office:value="0.1175" calcext:value-type="float">
            <text:p>0.1175</text:p>
          </table:table-cell>
          <table:table-cell office:value-type="float" office:value="0.7648" calcext:value-type="float">
            <text:p>0.7648</text:p>
          </table:table-cell>
        </table:table-row>
        <table:table-row table:style-name="ro1">
          <table:table-cell office:value-type="string" calcext:value-type="string">
            <text:p>BipredSearchRange=2_FME=2_QuadtreeTUMaxDepthInter=2_RefFrames=3_SearchRange=32</text:p>
          </table:table-cell>
          <table:table-cell office:value-type="float" office:value="0.4161" calcext:value-type="float">
            <text:p>0.4161</text:p>
          </table:table-cell>
          <table:table-cell office:value-type="float" office:value="0.1129" calcext:value-type="float">
            <text:p>0.1129</text:p>
          </table:table-cell>
          <table:table-cell office:value-type="float" office:value="0.2713" calcext:value-type="float">
            <text:p>0.2713</text:p>
          </table:table-cell>
        </table:table-row>
        <table:table-row table:style-name="ro1">
          <table:table-cell office:value-type="string" calcext:value-type="string">
            <text:p>BipredSearchRange=2_FME=2_RefFrames=3_SearchRange=32_TestRect=0.8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1186" calcext:value-type="float">
            <text:p>0.1186</text:p>
          </table:table-cell>
          <table:table-cell office:value-type="float" office:value="0.4732" calcext:value-type="float">
            <text:p>0.4732</text:p>
          </table:table-cell>
        </table:table-row>
        <table:table-row table:style-name="ro1">
          <table:table-cell office:value-type="string" calcext:value-type="string">
            <text:p>BipredSearchRange=2_FME=2_QuadtreeTUMaxDepthInter=2_RefFrames=3_SearchRange=32_TestRect=0.8</text:p>
          </table:table-cell>
          <table:table-cell office:value-type="float" office:value="0.4607" calcext:value-type="float">
            <text:p>0.4607</text:p>
          </table:table-cell>
          <table:table-cell office:value-type="float" office:value="0.1179" calcext:value-type="float">
            <text:p>0.1179</text:p>
          </table:table-cell>
          <table:table-cell office:value-type="float" office:value="0.2559" calcext:value-type="float">
            <text:p>0.2559</text:p>
          </table:table-cell>
        </table:table-row>
        <table:table-row table:style-name="ro1">
          <table:table-cell office:value-type="string" calcext:value-type="string">
            <text:p>BipredSearchRange=2_FME=2_RefFrames=3_SearchRange=32_TestRect=0.7</text:p>
          </table:table-cell>
          <table:table-cell office:value-type="float" office:value="0.3866" calcext:value-type="float">
            <text:p>0.3866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2988" calcext:value-type="float">
            <text:p>0.2988</text:p>
          </table:table-cell>
        </table:table-row>
        <table:table-row table:style-name="ro1">
          <table:table-cell office:value-type="string" calcext:value-type="string">
            <text:p>BipredSearchRange=2_FME=2_QuadtreeTUMaxDepthInter=2_RefFrames=3_SearchRange=32_TestRect=0.7</text:p>
          </table:table-cell>
          <table:table-cell office:value-type="float" office:value="0.465" calcext:value-type="float">
            <text:p>0.465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2482" calcext:value-type="float">
            <text:p>0.2482</text:p>
          </table:table-cell>
        </table:table-row>
        <table:table-row table:style-name="ro1">
          <table:table-cell office:value-type="string" calcext:value-type="string">
            <text:p>BipredSearchRange=2_FME=2_QuadtreeTUMaxDepthInter=1_RefFrames=3_SearchRange=32</text:p>
          </table:table-cell>
          <table:table-cell office:value-type="float" office:value="0.4177" calcext:value-type="float">
            <text:p>0.4177</text:p>
          </table:table-cell>
          <table:table-cell office:value-type="float" office:value="0.1159" calcext:value-type="float">
            <text:p>0.1159</text:p>
          </table:table-cell>
          <table:table-cell office:value-type="float" office:value="0.2775" calcext:value-type="float">
            <text:p>0.2775</text:p>
          </table:table-cell>
        </table:table-row>
        <table:table-row table:style-name="ro1">
          <table:table-cell office:value-type="string" calcext:value-type="string">
            <text:p>BipredSearchRange=2_FME=2_QuadtreeTUMaxDepthInter=1_RefFrames=3_SearchRange=32_TestRect=0.9</text:p>
          </table:table-cell>
          <table:table-cell office:value-type="float" office:value="0.4574" calcext:value-type="float">
            <text:p>0.4574</text:p>
          </table:table-cell>
          <table:table-cell office:value-type="float" office:value="0.1209" calcext:value-type="float">
            <text:p>0.1209</text:p>
          </table:table-cell>
          <table:table-cell office:value-type="float" office:value="0.2644" calcext:value-type="float">
            <text:p>0.2644</text:p>
          </table:table-cell>
        </table:table-row>
        <table:table-row table:style-name="ro1">
          <table:table-cell office:value-type="string" calcext:value-type="string">
            <text:p>BipredSearchRange=2_FME=2_QuadtreeTUMaxDepthInter=1_RefFrames=3_SearchRange=32_TestRect=0.8</text:p>
          </table:table-cell>
          <table:table-cell office:value-type="float" office:value="0.412" calcext:value-type="float">
            <text:p>0.412</text:p>
          </table:table-cell>
          <table:table-cell office:value-type="float" office:value="0.1233" calcext:value-type="float">
            <text:p>0.1233</text:p>
          </table:table-cell>
          <table:table-cell office:value-type="float" office:value="0.2994" calcext:value-type="float">
            <text:p>0.2994</text:p>
          </table:table-cell>
        </table:table-row>
        <table:table-row table:style-name="ro1">
          <table:table-cell office:value-type="string" calcext:value-type="string">
            <text:p>BipredSearchRange=2_FME=2_QuadtreeTUMaxDepthInter=1_RefFrames=3_SearchRange=32_TestRect=0.7</text:p>
          </table:table-cell>
          <table:table-cell office:value-type="float" office:value="0.4125" calcext:value-type="float">
            <text:p>0.4125</text:p>
          </table:table-cell>
          <table:table-cell office:value-type="float" office:value="0.126" calcext:value-type="float">
            <text:p>0.126</text:p>
          </table:table-cell>
          <table:table-cell office:value-type="float" office:value="0.3054" calcext:value-type="float">
            <text:p>0.3054</text:p>
          </table:table-cell>
        </table:table-row>
        <table:table-row table:style-name="ro1">
          <table:table-cell office:value-type="string" calcext:value-type="string">
            <text:p>BipredSearchRange=2_FME=0_RefFrames=3_SearchRange=8_TestRect=0.8</text:p>
          </table:table-cell>
          <table:table-cell office:value-type="float" office:value="0.3944" calcext:value-type="float">
            <text:p>0.3944</text:p>
          </table:table-cell>
          <table:table-cell office:value-type="float" office:value="0.1147" calcext:value-type="float">
            <text:p>0.1147</text:p>
          </table:table-cell>
          <table:table-cell office:value-type="float" office:value="0.2907" calcext:value-type="float">
            <text:p>0.2907</text:p>
          </table:table-cell>
        </table:table-row>
        <table:table-row table:style-name="ro1">
          <table:table-cell office:value-type="string" calcext:value-type="string">
            <text:p>BipredSearchRange=2_FME=0_QuadtreeTUMaxDepthInter=2_RefFrames=3_SearchRange=8_TestRect=0.8</text:p>
          </table:table-cell>
          <table:table-cell office:value-type="float" office:value="0.5469" calcext:value-type="float">
            <text:p>0.5469</text:p>
          </table:table-cell>
          <table:table-cell office:value-type="float" office:value="0.1121" calcext:value-type="float">
            <text:p>0.1121</text:p>
          </table:table-cell>
          <table:table-cell office:value-type="float" office:value="0.2051" calcext:value-type="float">
            <text:p>0.2051</text:p>
          </table:table-cell>
        </table:table-row>
        <table:table-row table:style-name="ro1">
          <table:table-cell office:value-type="string" calcext:value-type="string">
            <text:p>BipredSearchRange=2_FME=0_QuadtreeTUMaxDepthInter=1_RefFrames=3_SearchRange=8_TestRect=0.8</text:p>
          </table:table-cell>
          <table:table-cell office:value-type="float" office:value="0.6013" calcext:value-type="float">
            <text:p>0.6013</text:p>
          </table:table-cell>
          <table:table-cell office:value-type="float" office:value="0.1252" calcext:value-type="float">
            <text:p>0.1252</text:p>
          </table:table-cell>
          <table:table-cell office:value-type="float" office:value="0.2081" calcext:value-type="float">
            <text:p>0.2081</text:p>
          </table:table-cell>
        </table:table-row>
        <table:table-row table:style-name="ro1">
          <table:table-cell office:value-type="string" calcext:value-type="string">
            <text:p>BipredSearchRange=2_FME=0_RefFrames=3_SearchRange=8_TestRect=0.9</text:p>
          </table:table-cell>
          <table:table-cell office:value-type="float" office:value="0.394" calcext:value-type="float">
            <text:p>0.394</text:p>
          </table:table-cell>
          <table:table-cell office:value-type="float" office:value="0.1104" calcext:value-type="float">
            <text:p>0.1104</text:p>
          </table:table-cell>
          <table:table-cell office:value-type="float" office:value="0.2802" calcext:value-type="float">
            <text:p>0.2802</text:p>
          </table:table-cell>
        </table:table-row>
        <table:table-row table:style-name="ro1">
          <table:table-cell office:value-type="string" calcext:value-type="string">
            <text:p>BipredSearchRange=2_FME=0_QuadtreeTUMaxDepthInter=2_RefFrames=3_SearchRange=8_TestRect=0.9</text:p>
          </table:table-cell>
          <table:table-cell office:value-type="float" office:value="0.5022" calcext:value-type="float">
            <text:p>0.5022</text:p>
          </table:table-cell>
          <table:table-cell office:value-type="float" office:value="0.1106" calcext:value-type="float">
            <text:p>0.1106</text:p>
          </table:table-cell>
          <table:table-cell office:value-type="float" office:value="0.2202" calcext:value-type="float">
            <text:p>0.2202</text:p>
          </table:table-cell>
        </table:table-row>
        <table:table-row table:style-name="ro1">
          <table:table-cell office:value-type="string" calcext:value-type="string">
            <text:p>BipredSearchRange=2_FME=0_QuadtreeTUMaxDepthInter=1_RefFrames=3_SearchRange=8_TestRect=0.9</text:p>
          </table:table-cell>
          <table:table-cell office:value-type="float" office:value="0.5951" calcext:value-type="float">
            <text:p>0.5951</text:p>
          </table:table-cell>
          <table:table-cell office:value-type="float" office:value="0.1201" calcext:value-type="float">
            <text:p>0.1201</text:p>
          </table:table-cell>
          <table:table-cell office:value-type="float" office:value="0.2018" calcext:value-type="float">
            <text:p>0.2018</text:p>
          </table:table-cell>
        </table:table-row>
        <table:table-row table:style-name="ro1">
          <table:table-cell office:value-type="string" calcext:value-type="string">
            <text:p>BipredSearchRange=2_FME=2_RefFrames=3_SearchRange=8</text:p>
          </table:table-cell>
          <table:table-cell office:value-type="float" office:value="0.1637" calcext:value-type="float">
            <text:p>0.1637</text:p>
          </table:table-cell>
          <table:table-cell office:value-type="float" office:value="0.1107" calcext:value-type="float">
            <text:p>0.1107</text:p>
          </table:table-cell>
          <table:table-cell office:value-type="float" office:value="0.6765" calcext:value-type="float">
            <text:p>0.6765</text:p>
          </table:table-cell>
        </table:table-row>
        <table:table-row table:style-name="ro1">
          <table:table-cell office:value-type="string" calcext:value-type="string">
            <text:p>BipredSearchRange=2_FME=2_RefFrames=3_SearchRange=8_TestRect=0.9</text:p>
          </table:table-cell>
          <table:table-cell office:value-type="float" office:value="0.1407" calcext:value-type="float">
            <text:p>0.1407</text:p>
          </table:table-cell>
          <table:table-cell office:value-type="float" office:value="0.1161" calcext:value-type="float">
            <text:p>0.1161</text:p>
          </table:table-cell>
          <table:table-cell office:value-type="float" office:value="0.8247" calcext:value-type="float">
            <text:p>0.8247</text:p>
          </table:table-cell>
        </table:table-row>
        <table:table-row table:style-name="ro1">
          <table:table-cell office:value-type="string" calcext:value-type="string">
            <text:p>BipredSearchRange=2_FME=2_QuadtreeTUMaxDepthInter=2_RefFrames=3_SearchRange=8</text:p>
          </table:table-cell>
          <table:table-cell office:value-type="float" office:value="0.2803" calcext:value-type="float">
            <text:p>0.2803</text:p>
          </table:table-cell>
          <table:table-cell office:value-type="float" office:value="0.1088" calcext:value-type="float">
            <text:p>0.1088</text:p>
          </table:table-cell>
          <table:table-cell office:value-type="float" office:value="0.3882" calcext:value-type="float">
            <text:p>0.3882</text:p>
          </table:table-cell>
        </table:table-row>
        <table:table-row table:style-name="ro1">
          <table:table-cell office:value-type="string" calcext:value-type="string">
            <text:p>BipredSearchRange=2_FME=2_QuadtreeTUMaxDepthInter=2_RefFrames=3_SearchRange=8_TestRect=0.9</text:p>
          </table:table-cell>
          <table:table-cell office:value-type="float" office:value="0.3233" calcext:value-type="float">
            <text:p>0.3233</text:p>
          </table:table-cell>
          <table:table-cell office:value-type="float" office:value="0.1133" calcext:value-type="float">
            <text:p>0.1133</text:p>
          </table:table-cell>
          <table:table-cell office:value-type="float" office:value="0.3505" calcext:value-type="float">
            <text:p>0.3505</text:p>
          </table:table-cell>
        </table:table-row>
        <table:table-row table:style-name="ro1">
          <table:table-cell office:value-type="string" calcext:value-type="string">
            <text:p>BipredSearchRange=2_FME=2_QuadtreeTUMaxDepthInter=2_RefFrames=3_SearchRange=8_TestRect=0.8</text:p>
          </table:table-cell>
          <table:table-cell office:value-type="float" office:value="0.3219" calcext:value-type="float">
            <text:p>0.3219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3668" calcext:value-type="float">
            <text:p>0.3668</text:p>
          </table:table-cell>
        </table:table-row>
        <table:table-row table:style-name="ro1">
          <table:table-cell office:value-type="string" calcext:value-type="string">
            <text:p>BipredSearchRange=2_FME=2_RefFrames=3_SearchRange=8_TestRect=0.8</text:p>
          </table:table-cell>
          <table:table-cell office:value-type="float" office:value="0.1798" calcext:value-type="float">
            <text:p>0.1798</text:p>
          </table:table-cell>
          <table:table-cell office:value-type="float" office:value="0.1135" calcext:value-type="float">
            <text:p>0.1135</text:p>
          </table:table-cell>
          <table:table-cell office:value-type="float" office:value="0.6314" calcext:value-type="float">
            <text:p>0.6314</text:p>
          </table:table-cell>
        </table:table-row>
        <table:table-row table:style-name="ro1">
          <table:table-cell office:value-type="string" calcext:value-type="string">
            <text:p>BipredSearchRange=2_FME=2_QuadtreeTUMaxDepthInter=2_RefFrames=3_SearchRange=8_TestRect=0.7</text:p>
          </table:table-cell>
          <table:table-cell office:value-type="float" office:value="0.283" calcext:value-type="float">
            <text:p>0.283</text:p>
          </table:table-cell>
          <table:table-cell office:value-type="float" office:value="0.1143" calcext:value-type="float">
            <text:p>0.1143</text:p>
          </table:table-cell>
          <table:table-cell office:value-type="float" office:value="0.4041" calcext:value-type="float">
            <text:p>0.4041</text:p>
          </table:table-cell>
        </table:table-row>
        <table:table-row table:style-name="ro1">
          <table:table-cell office:value-type="string" calcext:value-type="string">
            <text:p>BipredSearchRange=2_FME=2_RefFrames=3_SearchRange=8_TestRect=0.7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1151" calcext:value-type="float">
            <text:p>0.1151</text:p>
          </table:table-cell>
          <table:table-cell office:value-type="float" office:value="0.4929" calcext:value-type="float">
            <text:p>0.4929</text:p>
          </table:table-cell>
        </table:table-row>
        <table:table-row table:style-name="ro1">
          <table:table-cell office:value-type="string" calcext:value-type="string">
            <text:p>BipredSearchRange=2_FME=2_QuadtreeTUMaxDepthInter=1_RefFrames=3_SearchRange=8</text:p>
          </table:table-cell>
          <table:table-cell office:value-type="float" office:value="0.3816" calcext:value-type="float">
            <text:p>0.3816</text:p>
          </table:table-cell>
          <table:table-cell office:value-type="float" office:value="0.119" calcext:value-type="float">
            <text:p>0.119</text:p>
          </table:table-cell>
          <table:table-cell office:value-type="float" office:value="0.3117" calcext:value-type="float">
            <text:p>0.3117</text:p>
          </table:table-cell>
        </table:table-row>
        <table:table-row table:style-name="ro1">
          <table:table-cell office:value-type="string" calcext:value-type="string">
            <text:p>BipredSearchRange=2_FME=2_QuadtreeTUMaxDepthInter=1_RefFrames=3_SearchRange=8_TestRect=0.9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1207" calcext:value-type="float">
            <text:p>0.1207</text:p>
          </table:table-cell>
          <table:table-cell office:value-type="float" office:value="0.2994" calcext:value-type="float">
            <text:p>0.2994</text:p>
          </table:table-cell>
        </table:table-row>
        <table:table-row table:style-name="ro1">
          <table:table-cell office:value-type="string" calcext:value-type="string">
            <text:p>BipredSearchRange=2_FME=2_QuadtreeTUMaxDepthInter=1_RefFrames=3_SearchRange=8_TestRect=0.8</text:p>
          </table:table-cell>
          <table:table-cell office:value-type="float" office:value="0.3067" calcext:value-type="float">
            <text:p>0.3067</text:p>
          </table:table-cell>
          <table:table-cell office:value-type="float" office:value="0.1236" calcext:value-type="float">
            <text:p>0.1236</text:p>
          </table:table-cell>
          <table:table-cell office:value-type="float" office:value="0.4029" calcext:value-type="float">
            <text:p>0.4029</text:p>
          </table:table-cell>
        </table:table-row>
        <table:table-row table:style-name="ro1">
          <table:table-cell office:value-type="string" calcext:value-type="string">
            <text:p>BipredSearchRange=2_FME=2_QuadtreeTUMaxDepthInter=1_RefFrames=3_SearchRange=8_TestRect=0.7</text:p>
          </table:table-cell>
          <table:table-cell office:value-type="float" office:value="0.4351" calcext:value-type="float">
            <text:p>0.4351</text:p>
          </table:table-cell>
          <table:table-cell office:value-type="float" office:value="0.126" calcext:value-type="float">
            <text:p>0.126</text:p>
          </table:table-cell>
          <table:table-cell office:value-type="float" office:value="0.2895" calcext:value-type="float">
            <text:p>0.2895</text:p>
          </table:table-cell>
        </table:table-row>
        <table:table-row table:style-name="ro1">
          <table:table-cell office:value-type="string" calcext:value-type="string">
            <text:p>BipredSearchRange=2_FME=0_QuadtreeTUMaxDepthInter=2_RefFrames=3_SearchRange=8</text:p>
          </table:table-cell>
          <table:table-cell office:value-type="float" office:value="0.4579" calcext:value-type="float">
            <text:p>0.4579</text:p>
          </table:table-cell>
          <table:table-cell office:value-type="float" office:value="0.1127" calcext:value-type="float">
            <text:p>0.1127</text:p>
          </table:table-cell>
          <table:table-cell office:value-type="float" office:value="0.2461" calcext:value-type="float">
            <text:p>0.2461</text:p>
          </table:table-cell>
        </table:table-row>
        <table:table-row table:style-name="ro1">
          <table:table-cell office:value-type="string" calcext:value-type="string">
            <text:p>BipredSearchRange=2_FME=0_QuadtreeTUMaxDepthInter=2_RefFrames=3_SearchRange=8_TestRect=0.7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119" calcext:value-type="float">
            <text:p>0.119</text:p>
          </table:table-cell>
          <table:table-cell office:value-type="float" office:value="0.2195" calcext:value-type="float">
            <text:p>0.2195</text:p>
          </table:table-cell>
        </table:table-row>
        <table:table-row table:style-name="ro1">
          <table:table-cell office:value-type="string" calcext:value-type="string">
            <text:p>BipredSearchRange=2_FME=0_RefFrames=3_SearchRange=8</text:p>
          </table:table-cell>
          <table:table-cell office:value-type="float" office:value="0.2976" calcext:value-type="float">
            <text:p>0.2976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3598" calcext:value-type="float">
            <text:p>0.3598</text:p>
          </table:table-cell>
        </table:table-row>
        <table:table-row table:style-name="ro1">
          <table:table-cell office:value-type="string" calcext:value-type="string">
            <text:p>BipredSearchRange=2_FME=0_RefFrames=3_SearchRange=8_TestRect=0.7</text:p>
          </table:table-cell>
          <table:table-cell office:value-type="float" office:value="0.4045" calcext:value-type="float">
            <text:p>0.4045</text:p>
          </table:table-cell>
          <table:table-cell office:value-type="float" office:value="0.1153" calcext:value-type="float">
            <text:p>0.1153</text:p>
          </table:table-cell>
          <table:table-cell office:value-type="float" office:value="0.2852" calcext:value-type="float">
            <text:p>0.2852</text:p>
          </table:table-cell>
        </table:table-row>
        <table:table-row table:style-name="ro1">
          <table:table-cell office:value-type="string" calcext:value-type="string">
            <text:p>BipredSearchRange=2_FME=0_QuadtreeTUMaxDepthInter=1_RefFrames=3_SearchRange=8</text:p>
          </table:table-cell>
          <table:table-cell office:value-type="float" office:value="0.598" calcext:value-type="float">
            <text:p>0.598</text:p>
          </table:table-cell>
          <table:table-cell office:value-type="float" office:value="0.1223" calcext:value-type="float">
            <text:p>0.1223</text:p>
          </table:table-cell>
          <table:table-cell office:value-type="float" office:value="0.2045" calcext:value-type="float">
            <text:p>0.2045</text:p>
          </table:table-cell>
        </table:table-row>
        <table:table-row table:style-name="ro1">
          <table:table-cell office:value-type="string" calcext:value-type="string">
            <text:p>BipredSearchRange=2_FME=0_QuadtreeTUMaxDepthInter=1_RefFrames=3_SearchRange=8_TestRect=0.7</text:p>
          </table:table-cell>
          <table:table-cell office:value-type="float" office:value="0.6126" calcext:value-type="float">
            <text:p>0.6126</text:p>
          </table:table-cell>
          <table:table-cell office:value-type="float" office:value="0.1298" calcext:value-type="float">
            <text:p>0.1298</text:p>
          </table:table-cell>
          <table:table-cell office:value-type="float" office:value="0.2119" calcext:value-type="float">
            <text:p>0.2119</text:p>
          </table:table-cell>
        </table:table-row>
        <table:table-row table:style-name="ro1">
          <table:table-cell office:value-type="string" calcext:value-type="string">
            <text:p>BipredSearchRange=0_FME=0_RefFrames=3_SearchRange=32_TestRect=0.9</text:p>
          </table:table-cell>
          <table:table-cell office:value-type="float" office:value="0.4487" calcext:value-type="float">
            <text:p>0.4487</text:p>
          </table:table-cell>
          <table:table-cell office:value-type="float" office:value="0.118" calcext:value-type="float">
            <text:p>0.118</text:p>
          </table:table-cell>
          <table:table-cell office:value-type="float" office:value="0.2631" calcext:value-type="float">
            <text:p>0.2631</text:p>
          </table:table-cell>
        </table:table-row>
        <table:table-row table:style-name="ro1">
          <table:table-cell office:value-type="string" calcext:value-type="string">
            <text:p>BipredSearchRange=0_FME=0_QuadtreeTUMaxDepthInter=2_RefFrames=3_SearchRange=32_TestRect=0.9</text:p>
          </table:table-cell>
          <table:table-cell office:value-type="float" office:value="0.564" calcext:value-type="float">
            <text:p>0.564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2136" calcext:value-type="float">
            <text:p>0.2136</text:p>
          </table:table-cell>
        </table:table-row>
        <table:table-row table:style-name="ro1">
          <table:table-cell office:value-type="string" calcext:value-type="string">
            <text:p>BipredSearchRange=0_FME=0_QuadtreeTUMaxDepthInter=1_RefFrames=3_SearchRange=32_TestRect=0.9</text:p>
          </table:table-cell>
          <table:table-cell office:value-type="float" office:value="0.6268" calcext:value-type="float">
            <text:p>0.6268</text:p>
          </table:table-cell>
          <table:table-cell office:value-type="float" office:value="0.1262" calcext:value-type="float">
            <text:p>0.1262</text:p>
          </table:table-cell>
          <table:table-cell office:value-type="float" office:value="0.2014" calcext:value-type="float">
            <text:p>0.2014</text:p>
          </table:table-cell>
        </table:table-row>
        <table:table-row table:style-name="ro1">
          <table:table-cell office:value-type="string" calcext:value-type="string">
            <text:p>BipredSearchRange=0_FME=2_RefFrames=3_SearchRange=8</text:p>
          </table:table-cell>
          <table:table-cell office:value-type="float" office:value="0.2331" calcext:value-type="float">
            <text:p>0.2331</text:p>
          </table:table-cell>
          <table:table-cell office:value-type="float" office:value="0.1161" calcext:value-type="float">
            <text:p>0.1161</text:p>
          </table:table-cell>
          <table:table-cell office:value-type="float" office:value="0.498" calcext:value-type="float">
            <text:p>0.498</text:p>
          </table:table-cell>
        </table:table-row>
        <table:table-row table:style-name="ro1">
          <table:table-cell office:value-type="string" calcext:value-type="string">
            <text:p>BipredSearchRange=0_FME=2_RefFrames=3_SearchRange=8_TestRect=0.9</text:p>
          </table:table-cell>
          <table:table-cell office:value-type="float" office:value="0.2366" calcext:value-type="float">
            <text:p>0.2366</text:p>
          </table:table-cell>
          <table:table-cell office:value-type="float" office:value="0.1207" calcext:value-type="float">
            <text:p>0.1207</text:p>
          </table:table-cell>
          <table:table-cell office:value-type="float" office:value="0.5102" calcext:value-type="float">
            <text:p>0.5102</text:p>
          </table:table-cell>
        </table:table-row>
        <table:table-row table:style-name="ro1">
          <table:table-cell office:value-type="string" calcext:value-type="string">
            <text:p>BipredSearchRange=0_FME=2_QuadtreeTUMaxDepthInter=2_RefFrames=3_SearchRange=8</text:p>
          </table:table-cell>
          <table:table-cell office:value-type="float" office:value="0.4531" calcext:value-type="float">
            <text:p>0.4531</text:p>
          </table:table-cell>
          <table:table-cell office:value-type="float" office:value="0.1245" calcext:value-type="float">
            <text:p>0.1245</text:p>
          </table:table-cell>
          <table:table-cell office:value-type="float" office:value="0.2748" calcext:value-type="float">
            <text:p>0.2748</text:p>
          </table:table-cell>
        </table:table-row>
        <table:table-row table:style-name="ro1">
          <table:table-cell office:value-type="string" calcext:value-type="string">
            <text:p>BipredSearchRange=0_FME=2_QuadtreeTUMaxDepthInter=2_RefFrames=3_SearchRange=8_TestRect=0.9</text:p>
          </table:table-cell>
          <table:table-cell office:value-type="float" office:value="0.499" calcext:value-type="float">
            <text:p>0.499</text:p>
          </table:table-cell>
          <table:table-cell office:value-type="float" office:value="0.1301" calcext:value-type="float">
            <text:p>0.1301</text:p>
          </table:table-cell>
          <table:table-cell office:value-type="float" office:value="0.2607" calcext:value-type="float">
            <text:p>0.2607</text:p>
          </table:table-cell>
        </table:table-row>
        <table:table-row table:style-name="ro1">
          <table:table-cell office:value-type="string" calcext:value-type="string">
            <text:p>BipredSearchRange=0_FME=2_RefFrames=3_SearchRange=8_TestRect=0.8</text:p>
          </table:table-cell>
          <table:table-cell office:value-type="float" office:value="0.3911" calcext:value-type="float">
            <text:p>0.3911</text:p>
          </table:table-cell>
          <table:table-cell office:value-type="float" office:value="0.1233" calcext:value-type="float">
            <text:p>0.1233</text:p>
          </table:table-cell>
          <table:table-cell office:value-type="float" office:value="0.3153" calcext:value-type="float">
            <text:p>0.3153</text:p>
          </table:table-cell>
        </table:table-row>
        <table:table-row table:style-name="ro1">
          <table:table-cell office:value-type="string" calcext:value-type="string">
            <text:p>BipredSearchRange=0_FME=2_QuadtreeTUMaxDepthInter=2_RefFrames=3_SearchRange=8_TestRect=0.8</text:p>
          </table:table-cell>
          <table:table-cell office:value-type="float" office:value="0.5639" calcext:value-type="float">
            <text:p>0.5639</text:p>
          </table:table-cell>
          <table:table-cell office:value-type="float" office:value="0.1301" calcext:value-type="float">
            <text:p>0.1301</text:p>
          </table:table-cell>
          <table:table-cell office:value-type="float" office:value="0.2307" calcext:value-type="float">
            <text:p>0.2307</text:p>
          </table:table-cell>
        </table:table-row>
        <table:table-row table:style-name="ro1">
          <table:table-cell office:value-type="string" calcext:value-type="string">
            <text:p>BipredSearchRange=0_FME=2_RefFrames=3_SearchRange=8_TestRect=0.7</text:p>
          </table:table-cell>
          <table:table-cell office:value-type="float" office:value="0.5241" calcext:value-type="float">
            <text:p>0.5241</text:p>
          </table:table-cell>
          <table:table-cell office:value-type="float" office:value="0.1266" calcext:value-type="float">
            <text:p>0.1266</text:p>
          </table:table-cell>
          <table:table-cell office:value-type="float" office:value="0.2415" calcext:value-type="float">
            <text:p>0.2415</text:p>
          </table:table-cell>
        </table:table-row>
        <table:table-row table:style-name="ro1">
          <table:table-cell office:value-type="string" calcext:value-type="string">
            <text:p>BipredSearchRange=0_FME=2_QuadtreeTUMaxDepthInter=2_RefFrames=3_SearchRange=8_TestRect=0.7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1258" calcext:value-type="float">
            <text:p>0.1258</text:p>
          </table:table-cell>
          <table:table-cell office:value-type="float" office:value="0.2309" calcext:value-type="float">
            <text:p>0.2309</text:p>
          </table:table-cell>
        </table:table-row>
        <table:table-row table:style-name="ro1">
          <table:table-cell office:value-type="string" calcext:value-type="string">
            <text:p>BipredSearchRange=0_FME=2_QuadtreeTUMaxDepthInter=1_RefFrames=3_SearchRange=8</text:p>
          </table:table-cell>
          <table:table-cell office:value-type="float" office:value="0.4856" calcext:value-type="float">
            <text:p>0.4856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2703" calcext:value-type="float">
            <text:p>0.2703</text:p>
          </table:table-cell>
        </table:table-row>
        <table:table-row table:style-name="ro1">
          <table:table-cell office:value-type="string" calcext:value-type="string">
            <text:p>BipredSearchRange=0_FME=2_QuadtreeTUMaxDepthInter=1_RefFrames=3_SearchRange=8_TestRect=0.9</text:p>
          </table:table-cell>
          <table:table-cell office:value-type="float" office:value="0.4494" calcext:value-type="float">
            <text:p>0.4494</text:p>
          </table:table-cell>
          <table:table-cell office:value-type="float" office:value="0.1305" calcext:value-type="float">
            <text:p>0.1305</text:p>
          </table:table-cell>
          <table:table-cell office:value-type="float" office:value="0.2905" calcext:value-type="float">
            <text:p>0.2905</text:p>
          </table:table-cell>
        </table:table-row>
        <table:table-row table:style-name="ro1">
          <table:table-cell office:value-type="string" calcext:value-type="string">
            <text:p>BipredSearchRange=0_FME=2_QuadtreeTUMaxDepthInter=1_RefFrames=3_SearchRange=8_TestRect=0.8</text:p>
          </table:table-cell>
          <table:table-cell office:value-type="float" office:value="0.591" calcext:value-type="float">
            <text:p>0.591</text:p>
          </table:table-cell>
          <table:table-cell office:value-type="float" office:value="0.1324" calcext:value-type="float">
            <text:p>0.1324</text:p>
          </table:table-cell>
          <table:table-cell office:value-type="float" office:value="0.224" calcext:value-type="float">
            <text:p>0.224</text:p>
          </table:table-cell>
        </table:table-row>
        <table:table-row table:style-name="ro1">
          <table:table-cell office:value-type="string" calcext:value-type="string">
            <text:p>BipredSearchRange=0_FME=2_QuadtreeTUMaxDepthInter=1_RefFrames=3_SearchRange=8_TestRect=0.7</text:p>
          </table:table-cell>
          <table:table-cell office:value-type="float" office:value="0.6126" calcext:value-type="float">
            <text:p>0.6126</text:p>
          </table:table-cell>
          <table:table-cell office:value-type="float" office:value="0.1368" calcext:value-type="float">
            <text:p>0.1368</text:p>
          </table:table-cell>
          <table:table-cell office:value-type="float" office:value="0.2232" calcext:value-type="float">
            <text:p>0.2232</text:p>
          </table:table-cell>
        </table:table-row>
        <table:table-row table:style-name="ro1">
          <table:table-cell office:value-type="string" calcext:value-type="string">
            <text:p>BipredSearchRange=0_FME=0_RefFrames=3_SearchRange=8</text:p>
          </table:table-cell>
          <table:table-cell office:value-type="float" office:value="0.5731" calcext:value-type="float">
            <text:p>0.5731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2062" calcext:value-type="float">
            <text:p>0.2062</text:p>
          </table:table-cell>
        </table:table-row>
        <table:table-row table:style-name="ro1">
          <table:table-cell office:value-type="string" calcext:value-type="string">
            <text:p>BipredSearchRange=0_FME=0_RefFrames=3_SearchRange=8_TestRect=0.9</text:p>
          </table:table-cell>
          <table:table-cell office:value-type="float" office:value="0.5274" calcext:value-type="float">
            <text:p>0.5274</text:p>
          </table:table-cell>
          <table:table-cell office:value-type="float" office:value="0.1222" calcext:value-type="float">
            <text:p>0.1222</text:p>
          </table:table-cell>
          <table:table-cell office:value-type="float" office:value="0.2317" calcext:value-type="float">
            <text:p>0.2317</text:p>
          </table:table-cell>
        </table:table-row>
        <table:table-row table:style-name="ro1">
          <table:table-cell office:value-type="string" calcext:value-type="string">
            <text:p>BipredSearchRange=0_FME=0_QuadtreeTUMaxDepthInter=2_RefFrames=3_SearchRange=8</text:p>
          </table:table-cell>
          <table:table-cell office:value-type="float" office:value="0.5756" calcext:value-type="float">
            <text:p>0.5756</text:p>
          </table:table-cell>
          <table:table-cell office:value-type="float" office:value="0.1192" calcext:value-type="float">
            <text:p>0.1192</text:p>
          </table:table-cell>
          <table:table-cell office:value-type="float" office:value="0.207" calcext:value-type="float">
            <text:p>0.207</text:p>
          </table:table-cell>
        </table:table-row>
        <table:table-row table:style-name="ro1">
          <table:table-cell office:value-type="string" calcext:value-type="string">
            <text:p>BipredSearchRange=0_FME=0_QuadtreeTUMaxDepthInter=2_RefFrames=3_SearchRange=8_TestRect=0.9</text:p>
          </table:table-cell>
          <table:table-cell office:value-type="float" office:value="0.6456" calcext:value-type="float">
            <text:p>0.6456</text:p>
          </table:table-cell>
          <table:table-cell office:value-type="float" office:value="0.1208" calcext:value-type="float">
            <text:p>0.1208</text:p>
          </table:table-cell>
          <table:table-cell office:value-type="float" office:value="0.1871" calcext:value-type="float">
            <text:p>0.1871</text:p>
          </table:table-cell>
        </table:table-row>
        <table:table-row table:style-name="ro1">
          <table:table-cell office:value-type="string" calcext:value-type="string">
            <text:p>BipredSearchRange=0_FME=0_RefFrames=3_SearchRange=8_TestRect=0.8</text:p>
          </table:table-cell>
          <table:table-cell office:value-type="float" office:value="0.5281" calcext:value-type="float">
            <text:p>0.5281</text:p>
          </table:table-cell>
          <table:table-cell office:value-type="float" office:value="0.123" calcext:value-type="float">
            <text:p>0.123</text:p>
          </table:table-cell>
          <table:table-cell office:value-type="float" office:value="0.2328" calcext:value-type="float">
            <text:p>0.2328</text:p>
          </table:table-cell>
        </table:table-row>
        <table:table-row table:style-name="ro1">
          <table:table-cell office:value-type="string" calcext:value-type="string">
            <text:p>BipredSearchRange=0_FME=0_QuadtreeTUMaxDepthInter=2_RefFrames=3_SearchRange=8_TestRect=0.8</text:p>
          </table:table-cell>
          <table:table-cell office:value-type="float" office:value="0.6268" calcext:value-type="float">
            <text:p>0.6268</text:p>
          </table:table-cell>
          <table:table-cell office:value-type="float" office:value="0.1238" calcext:value-type="float">
            <text:p>0.1238</text:p>
          </table:table-cell>
          <table:table-cell office:value-type="float" office:value="0.1976" calcext:value-type="float">
            <text:p>0.1976</text:p>
          </table:table-cell>
        </table:table-row>
        <table:table-row table:style-name="ro1">
          <table:table-cell office:value-type="string" calcext:value-type="string">
            <text:p>BipredSearchRange=0_FME=0_RefFrames=3_SearchRange=8_TestRect=0.7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1249" calcext:value-type="float">
            <text:p>0.1249</text:p>
          </table:table-cell>
          <table:table-cell office:value-type="float" office:value="0.2232" calcext:value-type="float">
            <text:p>0.2232</text:p>
          </table:table-cell>
        </table:table-row>
        <table:table-row table:style-name="ro1">
          <table:table-cell office:value-type="string" calcext:value-type="string">
            <text:p>BipredSearchRange=0_FME=0_QuadtreeTUMaxDepthInter=2_RefFrames=3_SearchRange=8_TestRect=0.7</text:p>
          </table:table-cell>
          <table:table-cell office:value-type="float" office:value="0.6233" calcext:value-type="float">
            <text:p>0.6233</text:p>
          </table:table-cell>
          <table:table-cell office:value-type="float" office:value="0.1241" calcext:value-type="float">
            <text:p>0.1241</text:p>
          </table:table-cell>
          <table:table-cell office:value-type="float" office:value="0.1991" calcext:value-type="float">
            <text:p>0.1991</text:p>
          </table:table-cell>
        </table:table-row>
        <table:table-row table:style-name="ro1">
          <table:table-cell office:value-type="string" calcext:value-type="string">
            <text:p>BipredSearchRange=0_FME=0_QuadtreeTUMaxDepthInter=1_RefFrames=3_SearchRange=8</text:p>
          </table:table-cell>
          <table:table-cell office:value-type="float" office:value="0.6177" calcext:value-type="float">
            <text:p>0.6177</text:p>
          </table:table-cell>
          <table:table-cell office:value-type="float" office:value="0.1252" calcext:value-type="float">
            <text:p>0.1252</text:p>
          </table:table-cell>
          <table:table-cell office:value-type="float" office:value="0.2027" calcext:value-type="float">
            <text:p>0.2027</text:p>
          </table:table-cell>
        </table:table-row>
        <table:table-row table:style-name="ro1">
          <table:table-cell office:value-type="string" calcext:value-type="string">
            <text:p>BipredSearchRange=0_FME=0_QuadtreeTUMaxDepthInter=1_RefFrames=3_SearchRange=8_TestRect=0.9</text:p>
          </table:table-cell>
          <table:table-cell office:value-type="float" office:value="0.6787" calcext:value-type="float">
            <text:p>0.6787</text:p>
          </table:table-cell>
          <table:table-cell office:value-type="float" office:value="0.1294" calcext:value-type="float">
            <text:p>0.1294</text:p>
          </table:table-cell>
          <table:table-cell office:value-type="float" office:value="0.1907" calcext:value-type="float">
            <text:p>0.1907</text:p>
          </table:table-cell>
        </table:table-row>
        <table:table-row table:style-name="ro1">
          <table:table-cell office:value-type="string" calcext:value-type="string">
            <text:p>BipredSearchRange=0_FME=0_QuadtreeTUMaxDepthInter=1_RefFrames=3_SearchRange=8_TestRect=0.8</text:p>
          </table:table-cell>
          <table:table-cell office:value-type="float" office:value="0.6143" calcext:value-type="float">
            <text:p>0.6143</text:p>
          </table:table-cell>
          <table:table-cell office:value-type="float" office:value="0.1312" calcext:value-type="float">
            <text:p>0.1312</text:p>
          </table:table-cell>
          <table:table-cell office:value-type="float" office:value="0.2136" calcext:value-type="float">
            <text:p>0.2136</text:p>
          </table:table-cell>
        </table:table-row>
        <table:table-row table:style-name="ro1">
          <table:table-cell office:value-type="string" calcext:value-type="string">
            <text:p>BipredSearchRange=0_FME=0_QuadtreeTUMaxDepthInter=1_RefFrames=3_SearchRange=8_TestRect=0.7</text:p>
          </table:table-cell>
          <table:table-cell office:value-type="float" office:value="0.7826" calcext:value-type="float">
            <text:p>0.7826</text:p>
          </table:table-cell>
          <table:table-cell office:value-type="float" office:value="0.1299" calcext:value-type="float">
            <text:p>0.1299</text:p>
          </table:table-cell>
          <table:table-cell office:value-type="float" office:value="0.1659" calcext:value-type="float">
            <text:p>0.1659</text:p>
          </table:table-cell>
        </table:table-row>
        <table:table-row table:style-name="ro1">
          <table:table-cell office:value-type="string" calcext:value-type="string">
            <text:p>BipredSearchRange=0_FME=0_RefFrames=3_SearchRange=32_TestRect=0.8</text:p>
          </table:table-cell>
          <table:table-cell office:value-type="float" office:value="0.6426" calcext:value-type="float">
            <text:p>0.6426</text:p>
          </table:table-cell>
          <table:table-cell office:value-type="float" office:value="0.1195" calcext:value-type="float">
            <text:p>0.1195</text:p>
          </table:table-cell>
          <table:table-cell office:value-type="float" office:value="0.186" calcext:value-type="float">
            <text:p>0.1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9T13:41:50.805577642</dc:date>
    <meta:document-statistic meta:table-count="1" meta:cell-count="4628" meta:object-count="3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0" chart:maximum="1.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36cm" svg:height="9.032cm" xlink:href=".." xlink:type="simple" chart:class="chart:scatter" chart:style-name="ch1">
        <chart:plot-area chart:style-name="ch2" table:cell-range-address="Sheet1.B1:Sheet1.C100" chart:data-source-has-labels="row" svg:x="0.318cm" svg:y="0.18cm" svg:width="15.3cm" svg:height="8.672cm">
          <chartooo:coordinate-region svg:x="1.045cm" svg:y="0.38cm" svg:width="14.479cm" svg:height="7.825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eet1.C2:Sheet1.C100" chart:label-cell-address="Sheet1.C1:Sheet1.C1" chart:class="chart:scatter">
            <chart:domain table:cell-range-address="Sheet1.B2:Sheet1.B100"/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BD-BR Inc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96">
                <text:p>0.0496</text:p>
                <draw:g>
                  <svg:desc>Sheet1.B2:Sheet1.B100</svg:desc>
                </draw:g>
              </table:table-cell>
              <table:table-cell office:value-type="float" office:value="0.0007">
                <text:p>0.0007</text:p>
                <draw:g>
                  <svg:desc>Sheet1.C2:Sheet1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93">
                <text:p>0.3593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56">
                <text:p>0.3656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938">
                <text:p>0.4938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65">
                <text:p>0.1765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63">
                <text:p>0.1363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735">
                <text:p>0.5735</text:p>
              </table:table-cell>
              <table:table-cell office:value-type="float" office:value="0.0184">
                <text:p>0.01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86">
                <text:p>0.2586</text:p>
              </table:table-cell>
              <table:table-cell office:value-type="float" office:value="0.0073">
                <text:p>0.00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2">
                <text:p>0.332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7">
                <text:p>0.27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75">
                <text:p>0.5375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95">
                <text:p>0.2495</text:p>
              </table:table-cell>
              <table:table-cell office:value-type="float" office:value="0.0094">
                <text:p>0.00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28">
                <text:p>0.2028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64">
                <text:p>0.0564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965">
                <text:p>0.3965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73">
                <text:p>0.3273</text:p>
              </table:table-cell>
              <table:table-cell office:value-type="float" office:value="0.0086">
                <text:p>0.00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061">
                <text:p>0.2061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742">
                <text:p>0.3742</text:p>
              </table:table-cell>
              <table:table-cell office:value-type="float" office:value="0.0113">
                <text:p>0.01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05">
                <text:p>0.3005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513">
                <text:p>0.3513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261">
                <text:p>0.2261</text:p>
              </table:table-cell>
              <table:table-cell office:value-type="float" office:value="0.0872">
                <text:p>0.08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82">
                <text:p>0.4782</text:p>
              </table:table-cell>
              <table:table-cell office:value-type="float" office:value="0.0207">
                <text:p>0.02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756">
                <text:p>0.5756</text:p>
              </table:table-cell>
              <table:table-cell office:value-type="float" office:value="0.1006">
                <text:p>0.10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5">
                <text:p>0.165</text:p>
              </table:table-cell>
              <table:table-cell office:value-type="float" office:value="0.0283">
                <text:p>0.02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88">
                <text:p>0.0388</text:p>
              </table:table-cell>
              <table:table-cell office:value-type="float" office:value="0.0327">
                <text:p>0.03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12">
                <text:p>0.612</text:p>
              </table:table-cell>
              <table:table-cell office:value-type="float" office:value="0.2886">
                <text:p>0.28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446">
                <text:p>0.3446</text:p>
              </table:table-cell>
              <table:table-cell office:value-type="float" office:value="0.1035">
                <text:p>0.10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973">
                <text:p>0.7973</text:p>
              </table:table-cell>
              <table:table-cell office:value-type="float" office:value="0.7102">
                <text:p>0.71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749">
                <text:p>0.2749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31">
                <text:p>0.231</text:p>
              </table:table-cell>
              <table:table-cell office:value-type="float" office:value="0.0054">
                <text:p>0.00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93">
                <text:p>0.3193</text:p>
              </table:table-cell>
              <table:table-cell office:value-type="float" office:value="0.0137">
                <text:p>0.01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">
                <text:p>0.2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661">
                <text:p>0.1661</text:p>
              </table:table-cell>
              <table:table-cell office:value-type="float" office:value="0.0043">
                <text:p>0.00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085">
                <text:p>0.4085</text:p>
              </table:table-cell>
              <table:table-cell office:value-type="float" office:value="0.0215">
                <text:p>0.02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994">
                <text:p>0.1994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138">
                <text:p>0.3138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082">
                <text:p>0.4082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89">
                <text:p>0.3689</text:p>
              </table:table-cell>
              <table:table-cell office:value-type="float" office:value="0.0169">
                <text:p>0.0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167">
                <text:p>0.2167</text:p>
              </table:table-cell>
              <table:table-cell office:value-type="float" office:value="0.0109">
                <text:p>0.01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1">
                <text:p>0.0001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273">
                <text:p>0.3273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963">
                <text:p>0.1963</text:p>
              </table:table-cell>
              <table:table-cell office:value-type="float" office:value="0.0093">
                <text:p>0.00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16">
                <text:p>0.216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8">
                <text:p>0.258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751">
                <text:p>0.1751</text:p>
              </table:table-cell>
              <table:table-cell office:value-type="float" office:value="0.0151">
                <text:p>0.01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999">
                <text:p>0.3999</text:p>
              </table:table-cell>
              <table:table-cell office:value-type="float" office:value="0.0428">
                <text:p>0.04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337">
                <text:p>0.3337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049">
                <text:p>0.5049</text:p>
              </table:table-cell>
              <table:table-cell office:value-type="float" office:value="0.0208">
                <text:p>0.02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786">
                <text:p>0.4786</text:p>
              </table:table-cell>
              <table:table-cell office:value-type="float" office:value="0.1139">
                <text:p>0.11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036">
                <text:p>0.1036</text:p>
              </table:table-cell>
              <table:table-cell office:value-type="float" office:value="0.0567">
                <text:p>0.05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156">
                <text:p>0.3156</text:p>
              </table:table-cell>
              <table:table-cell office:value-type="float" office:value="0.0327">
                <text:p>0.03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306">
                <text:p>0.6306</text:p>
              </table:table-cell>
              <table:table-cell office:value-type="float" office:value="0.2943">
                <text:p>0.29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084">
                <text:p>0.4084</text:p>
              </table:table-cell>
              <table:table-cell office:value-type="float" office:value="0.1142">
                <text:p>0.11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909">
                <text:p>0.7909</text:p>
              </table:table-cell>
              <table:table-cell office:value-type="float" office:value="0.7138">
                <text:p>0.71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541">
                <text:p>0.3541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01">
                <text:p>0.101</text:p>
              </table:table-cell>
              <table:table-cell office:value-type="float" office:value="0.0063">
                <text:p>0.00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674">
                <text:p>0.3674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33">
                <text:p>0.333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547">
                <text:p>0.3547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38">
                <text:p>0.5938</text:p>
              </table:table-cell>
              <table:table-cell office:value-type="float" office:value="0.0208">
                <text:p>0.02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14">
                <text:p>0.414</text:p>
              </table:table-cell>
              <table:table-cell office:value-type="float" office:value="0.0071">
                <text:p>0.00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809">
                <text:p>0.3809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333">
                <text:p>0.4333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685">
                <text:p>0.5685</text:p>
              </table:table-cell>
              <table:table-cell office:value-type="float" office:value="0.0178">
                <text:p>0.01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365">
                <text:p>0.4365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021">
                <text:p>0.3021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807">
                <text:p>0.1807</text:p>
              </table:table-cell>
              <table:table-cell office:value-type="float" office:value="0.0094">
                <text:p>0.00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898">
                <text:p>0.0898</text:p>
              </table:table-cell>
              <table:table-cell office:value-type="float" office:value="0.0079">
                <text:p>0.00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798">
                <text:p>0.3798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606">
                <text:p>0.4606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548">
                <text:p>0.4548</text:p>
              </table:table-cell>
              <table:table-cell office:value-type="float" office:value="0.0445">
                <text:p>0.04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283">
                <text:p>0.4283</text:p>
              </table:table-cell>
              <table:table-cell office:value-type="float" office:value="0.0863">
                <text:p>0.08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633">
                <text:p>0.5633</text:p>
              </table:table-cell>
              <table:table-cell office:value-type="float" office:value="0.0198">
                <text:p>0.01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051">
                <text:p>0.5051</text:p>
              </table:table-cell>
              <table:table-cell office:value-type="float" office:value="0.1077">
                <text:p>0.10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198">
                <text:p>0.2198</text:p>
              </table:table-cell>
              <table:table-cell office:value-type="float" office:value="0.0318">
                <text:p>0.03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532">
                <text:p>0.6532</text:p>
              </table:table-cell>
              <table:table-cell office:value-type="float" office:value="0.291">
                <text:p>0.2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826">
                <text:p>0.2826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047">
                <text:p>0.8047</text:p>
              </table:table-cell>
              <table:table-cell office:value-type="float" office:value="0.7111">
                <text:p>0.71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951">
                <text:p>0.2951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837">
                <text:p>0.2837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824">
                <text:p>0.1824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075">
                <text:p>0.4075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051">
                <text:p>0.3051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034">
                <text:p>0.303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246">
                <text:p>0.3246</text:p>
              </table:table-cell>
              <table:table-cell office:value-type="float" office:value="0.0094">
                <text:p>0.00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516">
                <text:p>0.2516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172">
                <text:p>0.1172</text:p>
              </table:table-cell>
              <table:table-cell office:value-type="float" office:value="0.0092">
                <text:p>0.00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402">
                <text:p>0.3402</text:p>
              </table:table-cell>
              <table:table-cell office:value-type="float" office:value="0.0094">
                <text:p>0.00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308">
                <text:p>0.2308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669">
                <text:p>0.2669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065">
                <text:p>0.4065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876">
                <text:p>0.2876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035">
                <text:p>0.3035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037">
                <text:p>0.4037</text:p>
              </table:table-cell>
              <table:table-cell office:value-type="float" office:value="0.0149">
                <text:p>0.01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178">
                <text:p>0.3178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287">
                <text:p>0.3287</text:p>
              </table:table-cell>
              <table:table-cell office:value-type="float" office:value="0.0176">
                <text:p>0.01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486">
                <text:p>0.3486</text:p>
              </table:table-cell>
              <table:table-cell office:value-type="float" office:value="0.0167">
                <text:p>0.01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682">
                <text:p>0.5682</text:p>
              </table:table-cell>
              <table:table-cell office:value-type="float" office:value="0.0241">
                <text:p>0.02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812">
                <text:p>0.4812</text:p>
              </table:table-cell>
              <table:table-cell office:value-type="float" office:value="0.0227">
                <text:p>0.02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scatter" chart:style-name="ch1">
        <chart:plot-area chart:style-name="ch2" table:cell-range-address="Sheet1.B1:Sheet1.C501" chart:data-source-has-labels="row" svg:x="0.319cm" svg:y="0.18cm" svg:width="15.35cm" svg:height="8.645cm">
          <chartooo:coordinate-region svg:x="1.046cm" svg:y="0.38cm" svg:width="14.529cm" svg:height="7.798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C2:Sheet1.C501" chart:label-cell-address="Sheet1.C1:Sheet1.C1" chart:class="chart:scatter">
            <chart:domain table:cell-range-address="Sheet1.B2:Sheet1.B501"/>
            <chart:data-point chart:repeated="5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BD-BR Inc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96">
                <text:p>0.0496</text:p>
                <draw:g>
                  <svg:desc>Sheet1.B2:Sheet1.B501</svg:desc>
                </draw:g>
              </table:table-cell>
              <table:table-cell office:value-type="float" office:value="0.0007">
                <text:p>0.0007</text:p>
                <draw:g>
                  <svg:desc>Sheet1.C2:Sheet1.C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93">
                <text:p>0.3593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56">
                <text:p>0.3656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938">
                <text:p>0.4938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65">
                <text:p>0.1765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63">
                <text:p>0.1363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735">
                <text:p>0.5735</text:p>
              </table:table-cell>
              <table:table-cell office:value-type="float" office:value="0.0184">
                <text:p>0.01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86">
                <text:p>0.2586</text:p>
              </table:table-cell>
              <table:table-cell office:value-type="float" office:value="0.0073">
                <text:p>0.00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2">
                <text:p>0.332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7">
                <text:p>0.27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75">
                <text:p>0.5375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95">
                <text:p>0.2495</text:p>
              </table:table-cell>
              <table:table-cell office:value-type="float" office:value="0.0094">
                <text:p>0.00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28">
                <text:p>0.2028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64">
                <text:p>0.0564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965">
                <text:p>0.3965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73">
                <text:p>0.3273</text:p>
              </table:table-cell>
              <table:table-cell office:value-type="float" office:value="0.0086">
                <text:p>0.00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061">
                <text:p>0.2061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742">
                <text:p>0.3742</text:p>
              </table:table-cell>
              <table:table-cell office:value-type="float" office:value="0.0113">
                <text:p>0.01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05">
                <text:p>0.3005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513">
                <text:p>0.3513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261">
                <text:p>0.2261</text:p>
              </table:table-cell>
              <table:table-cell office:value-type="float" office:value="0.0872">
                <text:p>0.08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82">
                <text:p>0.4782</text:p>
              </table:table-cell>
              <table:table-cell office:value-type="float" office:value="0.0207">
                <text:p>0.02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756">
                <text:p>0.5756</text:p>
              </table:table-cell>
              <table:table-cell office:value-type="float" office:value="0.1006">
                <text:p>0.10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5">
                <text:p>0.165</text:p>
              </table:table-cell>
              <table:table-cell office:value-type="float" office:value="0.0283">
                <text:p>0.02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88">
                <text:p>0.0388</text:p>
              </table:table-cell>
              <table:table-cell office:value-type="float" office:value="0.0327">
                <text:p>0.03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12">
                <text:p>0.612</text:p>
              </table:table-cell>
              <table:table-cell office:value-type="float" office:value="0.2886">
                <text:p>0.28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446">
                <text:p>0.3446</text:p>
              </table:table-cell>
              <table:table-cell office:value-type="float" office:value="0.1035">
                <text:p>0.10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973">
                <text:p>0.7973</text:p>
              </table:table-cell>
              <table:table-cell office:value-type="float" office:value="0.7102">
                <text:p>0.71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749">
                <text:p>0.2749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31">
                <text:p>0.231</text:p>
              </table:table-cell>
              <table:table-cell office:value-type="float" office:value="0.0054">
                <text:p>0.00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93">
                <text:p>0.3193</text:p>
              </table:table-cell>
              <table:table-cell office:value-type="float" office:value="0.0137">
                <text:p>0.01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">
                <text:p>0.2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661">
                <text:p>0.1661</text:p>
              </table:table-cell>
              <table:table-cell office:value-type="float" office:value="0.0043">
                <text:p>0.00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085">
                <text:p>0.4085</text:p>
              </table:table-cell>
              <table:table-cell office:value-type="float" office:value="0.0215">
                <text:p>0.02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994">
                <text:p>0.1994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138">
                <text:p>0.3138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082">
                <text:p>0.4082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89">
                <text:p>0.3689</text:p>
              </table:table-cell>
              <table:table-cell office:value-type="float" office:value="0.0169">
                <text:p>0.0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167">
                <text:p>0.2167</text:p>
              </table:table-cell>
              <table:table-cell office:value-type="float" office:value="0.0109">
                <text:p>0.01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1">
                <text:p>0.0001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273">
                <text:p>0.3273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963">
                <text:p>0.1963</text:p>
              </table:table-cell>
              <table:table-cell office:value-type="float" office:value="0.0093">
                <text:p>0.00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16">
                <text:p>0.216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8">
                <text:p>0.258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751">
                <text:p>0.1751</text:p>
              </table:table-cell>
              <table:table-cell office:value-type="float" office:value="0.0151">
                <text:p>0.01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999">
                <text:p>0.3999</text:p>
              </table:table-cell>
              <table:table-cell office:value-type="float" office:value="0.0428">
                <text:p>0.04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337">
                <text:p>0.3337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049">
                <text:p>0.5049</text:p>
              </table:table-cell>
              <table:table-cell office:value-type="float" office:value="0.0208">
                <text:p>0.02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786">
                <text:p>0.4786</text:p>
              </table:table-cell>
              <table:table-cell office:value-type="float" office:value="0.1139">
                <text:p>0.11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036">
                <text:p>0.1036</text:p>
              </table:table-cell>
              <table:table-cell office:value-type="float" office:value="0.0567">
                <text:p>0.05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156">
                <text:p>0.3156</text:p>
              </table:table-cell>
              <table:table-cell office:value-type="float" office:value="0.0327">
                <text:p>0.03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306">
                <text:p>0.6306</text:p>
              </table:table-cell>
              <table:table-cell office:value-type="float" office:value="0.2943">
                <text:p>0.29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084">
                <text:p>0.4084</text:p>
              </table:table-cell>
              <table:table-cell office:value-type="float" office:value="0.1142">
                <text:p>0.11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909">
                <text:p>0.7909</text:p>
              </table:table-cell>
              <table:table-cell office:value-type="float" office:value="0.7138">
                <text:p>0.71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541">
                <text:p>0.3541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01">
                <text:p>0.101</text:p>
              </table:table-cell>
              <table:table-cell office:value-type="float" office:value="0.0063">
                <text:p>0.00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674">
                <text:p>0.3674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33">
                <text:p>0.333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547">
                <text:p>0.3547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38">
                <text:p>0.5938</text:p>
              </table:table-cell>
              <table:table-cell office:value-type="float" office:value="0.0208">
                <text:p>0.02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14">
                <text:p>0.414</text:p>
              </table:table-cell>
              <table:table-cell office:value-type="float" office:value="0.0071">
                <text:p>0.00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809">
                <text:p>0.3809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333">
                <text:p>0.4333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685">
                <text:p>0.5685</text:p>
              </table:table-cell>
              <table:table-cell office:value-type="float" office:value="0.0178">
                <text:p>0.01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365">
                <text:p>0.4365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021">
                <text:p>0.3021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807">
                <text:p>0.1807</text:p>
              </table:table-cell>
              <table:table-cell office:value-type="float" office:value="0.0094">
                <text:p>0.00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898">
                <text:p>0.0898</text:p>
              </table:table-cell>
              <table:table-cell office:value-type="float" office:value="0.0079">
                <text:p>0.00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798">
                <text:p>0.3798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606">
                <text:p>0.4606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548">
                <text:p>0.4548</text:p>
              </table:table-cell>
              <table:table-cell office:value-type="float" office:value="0.0445">
                <text:p>0.04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283">
                <text:p>0.4283</text:p>
              </table:table-cell>
              <table:table-cell office:value-type="float" office:value="0.0863">
                <text:p>0.08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633">
                <text:p>0.5633</text:p>
              </table:table-cell>
              <table:table-cell office:value-type="float" office:value="0.0198">
                <text:p>0.01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051">
                <text:p>0.5051</text:p>
              </table:table-cell>
              <table:table-cell office:value-type="float" office:value="0.1077">
                <text:p>0.10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198">
                <text:p>0.2198</text:p>
              </table:table-cell>
              <table:table-cell office:value-type="float" office:value="0.0318">
                <text:p>0.03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532">
                <text:p>0.6532</text:p>
              </table:table-cell>
              <table:table-cell office:value-type="float" office:value="0.291">
                <text:p>0.2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826">
                <text:p>0.2826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047">
                <text:p>0.8047</text:p>
              </table:table-cell>
              <table:table-cell office:value-type="float" office:value="0.7111">
                <text:p>0.71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951">
                <text:p>0.2951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837">
                <text:p>0.2837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824">
                <text:p>0.1824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075">
                <text:p>0.4075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051">
                <text:p>0.3051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034">
                <text:p>0.303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246">
                <text:p>0.3246</text:p>
              </table:table-cell>
              <table:table-cell office:value-type="float" office:value="0.0094">
                <text:p>0.00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516">
                <text:p>0.2516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172">
                <text:p>0.1172</text:p>
              </table:table-cell>
              <table:table-cell office:value-type="float" office:value="0.0092">
                <text:p>0.00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402">
                <text:p>0.3402</text:p>
              </table:table-cell>
              <table:table-cell office:value-type="float" office:value="0.0094">
                <text:p>0.00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308">
                <text:p>0.2308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669">
                <text:p>0.2669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065">
                <text:p>0.4065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876">
                <text:p>0.2876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035">
                <text:p>0.3035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037">
                <text:p>0.4037</text:p>
              </table:table-cell>
              <table:table-cell office:value-type="float" office:value="0.0149">
                <text:p>0.01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178">
                <text:p>0.3178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287">
                <text:p>0.3287</text:p>
              </table:table-cell>
              <table:table-cell office:value-type="float" office:value="0.0176">
                <text:p>0.01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486">
                <text:p>0.3486</text:p>
              </table:table-cell>
              <table:table-cell office:value-type="float" office:value="0.0167">
                <text:p>0.01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682">
                <text:p>0.5682</text:p>
              </table:table-cell>
              <table:table-cell office:value-type="float" office:value="0.0241">
                <text:p>0.02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812">
                <text:p>0.4812</text:p>
              </table:table-cell>
              <table:table-cell office:value-type="float" office:value="0.0227">
                <text:p>0.02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988">
                <text:p>0.4988</text:p>
              </table:table-cell>
              <table:table-cell office:value-type="float" office:value="0.0231">
                <text:p>0.02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294">
                <text:p>0.2294</text:p>
              </table:table-cell>
              <table:table-cell office:value-type="float" office:value="0.0323">
                <text:p>0.03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418">
                <text:p>0.2418</text:p>
              </table:table-cell>
              <table:table-cell office:value-type="float" office:value="0.0348">
                <text:p>0.03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695">
                <text:p>0.2695</text:p>
              </table:table-cell>
              <table:table-cell office:value-type="float" office:value="0.0363">
                <text:p>0.03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64">
                <text:p>0.264</text:p>
              </table:table-cell>
              <table:table-cell office:value-type="float" office:value="0.0338">
                <text:p>0.03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56">
                <text:p>0.356</text:p>
              </table:table-cell>
              <table:table-cell office:value-type="float" office:value="0.0433">
                <text:p>0.04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45">
                <text:p>0.345</text:p>
              </table:table-cell>
              <table:table-cell office:value-type="float" office:value="0.0447">
                <text:p>0.04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584">
                <text:p>0.4584</text:p>
              </table:table-cell>
              <table:table-cell office:value-type="float" office:value="0.0419">
                <text:p>0.04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647">
                <text:p>0.1647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649">
                <text:p>0.4649</text:p>
              </table:table-cell>
              <table:table-cell office:value-type="float" office:value="0.0944">
                <text:p>0.09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406">
                <text:p>0.3406</text:p>
              </table:table-cell>
              <table:table-cell office:value-type="float" office:value="0.0928">
                <text:p>0.09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878">
                <text:p>0.4878</text:p>
              </table:table-cell>
              <table:table-cell office:value-type="float" office:value="0.0955">
                <text:p>0.09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109">
                <text:p>0.5109</text:p>
              </table:table-cell>
              <table:table-cell office:value-type="float" office:value="0.1045">
                <text:p>0.10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127">
                <text:p>0.3127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496">
                <text:p>0.4496</text:p>
              </table:table-cell>
              <table:table-cell office:value-type="float" office:value="0.1109">
                <text:p>0.11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">
                <text:p>0.5</text:p>
              </table:table-cell>
              <table:table-cell office:value-type="float" office:value="0.1041">
                <text:p>0.10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899">
                <text:p>0.4899</text:p>
              </table:table-cell>
              <table:table-cell office:value-type="float" office:value="0.1098">
                <text:p>0.10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282">
                <text:p>0.3282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215">
                <text:p>0.6215</text:p>
              </table:table-cell>
              <table:table-cell office:value-type="float" office:value="0.3091">
                <text:p>0.30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909">
                <text:p>0.6909</text:p>
              </table:table-cell>
              <table:table-cell office:value-type="float" office:value="0.3134">
                <text:p>0.31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6602">
                <text:p>0.6602</text:p>
              </table:table-cell>
              <table:table-cell office:value-type="float" office:value="0.3166">
                <text:p>0.316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214">
                <text:p>0.8214</text:p>
              </table:table-cell>
              <table:table-cell office:value-type="float" office:value="0.7476">
                <text:p>0.74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14">
                <text:p>0.814</text:p>
              </table:table-cell>
              <table:table-cell office:value-type="float" office:value="0.7498">
                <text:p>0.74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081">
                <text:p>0.8081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009">
                <text:p>0.2009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626">
                <text:p>0.2626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278">
                <text:p>0.2278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734">
                <text:p>0.2734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854">
                <text:p>0.2854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981">
                <text:p>0.2981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46">
                <text:p>0.446</text:p>
              </table:table-cell>
              <table:table-cell office:value-type="float" office:value="0.0071">
                <text:p>0.00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232">
                <text:p>0.4232</text:p>
              </table:table-cell>
              <table:table-cell office:value-type="float" office:value="0.0087">
                <text:p>0.00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321">
                <text:p>0.3321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176">
                <text:p>0.3176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195">
                <text:p>0.3195</text:p>
              </table:table-cell>
              <table:table-cell office:value-type="float" office:value="0.0117">
                <text:p>0.01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2">
                <text:p>0.42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402">
                <text:p>0.3402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236">
                <text:p>0.4236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89">
                <text:p>0.389</text:p>
              </table:table-cell>
              <table:table-cell office:value-type="float" office:value="0.0089">
                <text:p>0.00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838">
                <text:p>0.4838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53">
                <text:p>0.253</text:p>
              </table:table-cell>
              <table:table-cell office:value-type="float" office:value="0.0089">
                <text:p>0.00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452">
                <text:p>0.3452</text:p>
              </table:table-cell>
              <table:table-cell office:value-type="float" office:value="0.0124">
                <text:p>0.01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142">
                <text:p>0.3142</text:p>
              </table:table-cell>
              <table:table-cell office:value-type="float" office:value="0.0087">
                <text:p>0.008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21">
                <text:p>0.321</text:p>
              </table:table-cell>
              <table:table-cell office:value-type="float" office:value="0.0109">
                <text:p>0.01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566">
                <text:p>0.2566</text:p>
              </table:table-cell>
              <table:table-cell office:value-type="float" office:value="0.0094">
                <text:p>0.00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63">
                <text:p>0.363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398">
                <text:p>0.3398</text:p>
              </table:table-cell>
              <table:table-cell office:value-type="float" office:value="0.0101">
                <text:p>0.01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765">
                <text:p>0.3765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683">
                <text:p>0.4683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979">
                <text:p>0.3979</text:p>
              </table:table-cell>
              <table:table-cell office:value-type="float" office:value="0.0119">
                <text:p>0.01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475">
                <text:p>0.4475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142">
                <text:p>0.4142</text:p>
              </table:table-cell>
              <table:table-cell office:value-type="float" office:value="0.0118">
                <text:p>0.01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85">
                <text:p>0.385</text:p>
              </table:table-cell>
              <table:table-cell office:value-type="float" office:value="0.0129">
                <text:p>0.01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72">
                <text:p>0.472</text:p>
              </table:table-cell>
              <table:table-cell office:value-type="float" office:value="0.0161">
                <text:p>0.01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015">
                <text:p>0.4015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747">
                <text:p>0.3747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4333">
                <text:p>0.4333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194">
                <text:p>0.5194</text:p>
              </table:table-cell>
              <table:table-cell office:value-type="float" office:value="0.0154">
                <text:p>0.01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404">
                <text:p>0.4404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387">
                <text:p>0.5387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65">
                <text:p>0.565</text:p>
              </table:table-cell>
              <table:table-cell office:value-type="float" office:value="0.0168">
                <text:p>0.01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058">
                <text:p>0.2058</text:p>
              </table:table-cell>
              <table:table-cell office:value-type="float" office:value="0.0135">
                <text:p>0.01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745">
                <text:p>0.4745</text:p>
              </table:table-cell>
              <table:table-cell office:value-type="float" office:value="0.0149">
                <text:p>0.01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313">
                <text:p>0.5313</text:p>
              </table:table-cell>
              <table:table-cell office:value-type="float" office:value="0.0146">
                <text:p>0.01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768">
                <text:p>0.5768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178">
                <text:p>0.5178</text:p>
              </table:table-cell>
              <table:table-cell office:value-type="float" office:value="0.0171">
                <text:p>0.01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648">
                <text:p>0.5648</text:p>
              </table:table-cell>
              <table:table-cell office:value-type="float" office:value="0.0176">
                <text:p>0.01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007">
                <text:p>0.4007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71">
                <text:p>0.471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287">
                <text:p>0.4287</text:p>
              </table:table-cell>
              <table:table-cell office:value-type="float" office:value="0.0162">
                <text:p>0.01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515">
                <text:p>0.4515</text:p>
              </table:table-cell>
              <table:table-cell office:value-type="float" office:value="0.0184">
                <text:p>0.01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093">
                <text:p>0.6093</text:p>
              </table:table-cell>
              <table:table-cell office:value-type="float" office:value="0.0184">
                <text:p>0.01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318">
                <text:p>0.6318</text:p>
              </table:table-cell>
              <table:table-cell office:value-type="float" office:value="0.0205">
                <text:p>0.02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15">
                <text:p>0.61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382">
                <text:p>0.5382</text:p>
              </table:table-cell>
              <table:table-cell office:value-type="float" office:value="0.0212">
                <text:p>0.02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956">
                <text:p>0.5956</text:p>
              </table:table-cell>
              <table:table-cell office:value-type="float" office:value="0.0213">
                <text:p>0.02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354">
                <text:p>0.6354</text:p>
              </table:table-cell>
              <table:table-cell office:value-type="float" office:value="0.0248">
                <text:p>0.02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924">
                <text:p>0.5924</text:p>
              </table:table-cell>
              <table:table-cell office:value-type="float" office:value="0.0204">
                <text:p>0.02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994">
                <text:p>0.5994</text:p>
              </table:table-cell>
              <table:table-cell office:value-type="float" office:value="0.0246">
                <text:p>0.02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669">
                <text:p>0.5669</text:p>
              </table:table-cell>
              <table:table-cell office:value-type="float" office:value="0.0232">
                <text:p>0.02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35">
                <text:p>0.635</text:p>
              </table:table-cell>
              <table:table-cell office:value-type="float" office:value="0.0215">
                <text:p>0.02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947">
                <text:p>0.5947</text:p>
              </table:table-cell>
              <table:table-cell office:value-type="float" office:value="0.0242">
                <text:p>0.02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582">
                <text:p>0.5582</text:p>
              </table:table-cell>
              <table:table-cell office:value-type="float" office:value="0.0225">
                <text:p>0.02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449">
                <text:p>0.2449</text:p>
              </table:table-cell>
              <table:table-cell office:value-type="float" office:value="0.0301">
                <text:p>0.03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893">
                <text:p>0.3893</text:p>
              </table:table-cell>
              <table:table-cell office:value-type="float" office:value="0.0305">
                <text:p>0.03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761">
                <text:p>0.1761</text:p>
              </table:table-cell>
              <table:table-cell office:value-type="float" office:value="0.0343">
                <text:p>0.034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972">
                <text:p>0.3972</text:p>
              </table:table-cell>
              <table:table-cell office:value-type="float" office:value="0.0378">
                <text:p>0.03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63">
                <text:p>0.263</text:p>
              </table:table-cell>
              <table:table-cell office:value-type="float" office:value="0.0349">
                <text:p>0.03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33">
                <text:p>0.333</text:p>
              </table:table-cell>
              <table:table-cell office:value-type="float" office:value="0.0372">
                <text:p>0.03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421">
                <text:p>0.2421</text:p>
              </table:table-cell>
              <table:table-cell office:value-type="float" office:value="0.0346">
                <text:p>0.03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545">
                <text:p>0.1545</text:p>
              </table:table-cell>
              <table:table-cell office:value-type="float" office:value="0.0347">
                <text:p>0.03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4537">
                <text:p>0.4537</text:p>
              </table:table-cell>
              <table:table-cell office:value-type="float" office:value="0.0463">
                <text:p>0.04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379">
                <text:p>0.5379</text:p>
              </table:table-cell>
              <table:table-cell office:value-type="float" office:value="0.0441">
                <text:p>0.04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496">
                <text:p>0.4496</text:p>
              </table:table-cell>
              <table:table-cell office:value-type="float" office:value="0.0443">
                <text:p>0.04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761">
                <text:p>0.4761</text:p>
              </table:table-cell>
              <table:table-cell office:value-type="float" office:value="0.0413">
                <text:p>0.04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52">
                <text:p>0.452</text:p>
              </table:table-cell>
              <table:table-cell office:value-type="float" office:value="0.0431">
                <text:p>0.04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251">
                <text:p>0.5251</text:p>
              </table:table-cell>
              <table:table-cell office:value-type="float" office:value="0.0426">
                <text:p>0.04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44">
                <text:p>0.244</text:p>
              </table:table-cell>
              <table:table-cell office:value-type="float" office:value="0.0564">
                <text:p>0.05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849">
                <text:p>0.1849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028">
                <text:p>0.302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202">
                <text:p>0.4202</text:p>
              </table:table-cell>
              <table:table-cell office:value-type="float" office:value="0.1088">
                <text:p>0.10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014">
                <text:p>0.4014</text:p>
              </table:table-cell>
              <table:table-cell office:value-type="float" office:value="0.0989">
                <text:p>0.098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738">
                <text:p>0.4738</text:p>
              </table:table-cell>
              <table:table-cell office:value-type="float" office:value="0.1086">
                <text:p>0.10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4068">
                <text:p>0.4068</text:p>
              </table:table-cell>
              <table:table-cell office:value-type="float" office:value="0.1033">
                <text:p>0.10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408">
                <text:p>0.5408</text:p>
              </table:table-cell>
              <table:table-cell office:value-type="float" office:value="0.1108">
                <text:p>0.11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6028">
                <text:p>0.6028</text:p>
              </table:table-cell>
              <table:table-cell office:value-type="float" office:value="0.1055">
                <text:p>0.10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88">
                <text:p>0.588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903">
                <text:p>0.3903</text:p>
              </table:table-cell>
              <table:table-cell office:value-type="float" office:value="0.1046">
                <text:p>0.104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092">
                <text:p>0.4092</text:p>
              </table:table-cell>
              <table:table-cell office:value-type="float" office:value="0.1032">
                <text:p>0.103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6126">
                <text:p>0.6126</text:p>
              </table:table-cell>
              <table:table-cell office:value-type="float" office:value="0.1074">
                <text:p>0.107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108">
                <text:p>0.4108</text:p>
              </table:table-cell>
              <table:table-cell office:value-type="float" office:value="0.1107">
                <text:p>0.110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233">
                <text:p>0.4233</text:p>
              </table:table-cell>
              <table:table-cell office:value-type="float" office:value="0.1117">
                <text:p>0.11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6322">
                <text:p>0.6322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6482">
                <text:p>0.6482</text:p>
              </table:table-cell>
              <table:table-cell office:value-type="float" office:value="0.1125">
                <text:p>0.11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995">
                <text:p>0.5995</text:p>
              </table:table-cell>
              <table:table-cell office:value-type="float" office:value="0.1157">
                <text:p>0.11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124">
                <text:p>0.3124</text:p>
              </table:table-cell>
              <table:table-cell office:value-type="float" office:value="0.1179">
                <text:p>0.117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273">
                <text:p>0.4273</text:p>
              </table:table-cell>
              <table:table-cell office:value-type="float" office:value="0.1161">
                <text:p>0.116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6382">
                <text:p>0.6382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6677">
                <text:p>0.6677</text:p>
              </table:table-cell>
              <table:table-cell office:value-type="float" office:value="0.3755">
                <text:p>0.37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497">
                <text:p>0.6497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6753">
                <text:p>0.6753</text:p>
              </table:table-cell>
              <table:table-cell office:value-type="float" office:value="0.3794">
                <text:p>0.37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5763">
                <text:p>0.5763</text:p>
              </table:table-cell>
              <table:table-cell office:value-type="float" office:value="0.3586">
                <text:p>0.358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7002">
                <text:p>0.7002</text:p>
              </table:table-cell>
              <table:table-cell office:value-type="float" office:value="0.3822">
                <text:p>0.382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7862">
                <text:p>0.7862</text:p>
              </table:table-cell>
              <table:table-cell office:value-type="float" office:value="0.9124">
                <text:p>0.91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8269">
                <text:p>0.8269</text:p>
              </table:table-cell>
              <table:table-cell office:value-type="float" office:value="0.9511">
                <text:p>0.951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8389">
                <text:p>0.8389</text:p>
              </table:table-cell>
              <table:table-cell office:value-type="float" office:value="0.9136">
                <text:p>0.91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8394">
                <text:p>0.8394</text:p>
              </table:table-cell>
              <table:table-cell office:value-type="float" office:value="0.9531">
                <text:p>0.953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8126">
                <text:p>0.8126</text:p>
              </table:table-cell>
              <table:table-cell office:value-type="float" office:value="0.9147">
                <text:p>0.914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839">
                <text:p>0.839</text:p>
              </table:table-cell>
              <table:table-cell office:value-type="float" office:value="0.9548">
                <text:p>0.95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489">
                <text:p>0.2489</text:p>
              </table:table-cell>
              <table:table-cell office:value-type="float" office:value="0.0067">
                <text:p>0.00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153">
                <text:p>0.3153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852">
                <text:p>0.3852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659">
                <text:p>0.4659</text:p>
              </table:table-cell>
              <table:table-cell office:value-type="float" office:value="0.0165">
                <text:p>0.016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371">
                <text:p>0.2371</text:p>
              </table:table-cell>
              <table:table-cell office:value-type="float" office:value="0.0069">
                <text:p>0.00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797">
                <text:p>0.3797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5033">
                <text:p>0.5033</text:p>
              </table:table-cell>
              <table:table-cell office:value-type="float" office:value="0.0219">
                <text:p>0.02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6062">
                <text:p>0.6062</text:p>
              </table:table-cell>
              <table:table-cell office:value-type="float" office:value="0.0226">
                <text:p>0.022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299">
                <text:p>0.3299</text:p>
              </table:table-cell>
              <table:table-cell office:value-type="float" office:value="0.0101">
                <text:p>0.01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299">
                <text:p>0.3299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457">
                <text:p>0.3457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547">
                <text:p>0.4547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293">
                <text:p>0.4293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5588">
                <text:p>0.5588</text:p>
              </table:table-cell>
              <table:table-cell office:value-type="float" office:value="0.0196">
                <text:p>0.01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5079">
                <text:p>0.5079</text:p>
              </table:table-cell>
              <table:table-cell office:value-type="float" office:value="0.0177">
                <text:p>0.017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581">
                <text:p>0.581</text:p>
              </table:table-cell>
              <table:table-cell office:value-type="float" office:value="0.0195">
                <text:p>0.01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944">
                <text:p>0.2944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5077">
                <text:p>0.5077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641">
                <text:p>0.36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6">
                <text:p>0.26</text:p>
              </table:table-cell>
              <table:table-cell office:value-type="float" office:value="0.0113">
                <text:p>0.011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253">
                <text:p>0.2253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526">
                <text:p>0.2526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501">
                <text:p>0.3501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014">
                <text:p>0.2014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192">
                <text:p>0.2192</text:p>
              </table:table-cell>
              <table:table-cell office:value-type="float" office:value="0.0074">
                <text:p>0.007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65">
                <text:p>0.265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673">
                <text:p>0.3673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084">
                <text:p>0.4084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941">
                <text:p>0.2941</text:p>
              </table:table-cell>
              <table:table-cell office:value-type="float" office:value="0.0151">
                <text:p>0.015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792">
                <text:p>0.3792</text:p>
              </table:table-cell>
              <table:table-cell office:value-type="float" office:value="0.0178">
                <text:p>0.017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126">
                <text:p>0.4126</text:p>
              </table:table-cell>
              <table:table-cell office:value-type="float" office:value="0.0151">
                <text:p>0.015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386">
                <text:p>0.4386</text:p>
              </table:table-cell>
              <table:table-cell office:value-type="float" office:value="0.0179">
                <text:p>0.017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661">
                <text:p>0.1661</text:p>
              </table:table-cell>
              <table:table-cell office:value-type="float" office:value="0.0162">
                <text:p>0.016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296">
                <text:p>0.3296</text:p>
              </table:table-cell>
              <table:table-cell office:value-type="float" office:value="0.0179">
                <text:p>0.017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4178">
                <text:p>0.4178</text:p>
              </table:table-cell>
              <table:table-cell office:value-type="float" office:value="0.0191">
                <text:p>0.01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731">
                <text:p>0.4731</text:p>
              </table:table-cell>
              <table:table-cell office:value-type="float" office:value="0.0201">
                <text:p>0.02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949">
                <text:p>0.3949</text:p>
              </table:table-cell>
              <table:table-cell office:value-type="float" office:value="0.0431">
                <text:p>0.043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883">
                <text:p>0.3883</text:p>
              </table:table-cell>
              <table:table-cell office:value-type="float" office:value="0.0424">
                <text:p>0.04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4945">
                <text:p>0.4945</text:p>
              </table:table-cell>
              <table:table-cell office:value-type="float" office:value="0.0452">
                <text:p>0.04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4993">
                <text:p>0.4993</text:p>
              </table:table-cell>
              <table:table-cell office:value-type="float" office:value="0.0437">
                <text:p>0.043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436">
                <text:p>0.3436</text:p>
              </table:table-cell>
              <table:table-cell office:value-type="float" office:value="0.0894">
                <text:p>0.089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728">
                <text:p>0.3728</text:p>
              </table:table-cell>
              <table:table-cell office:value-type="float" office:value="0.0957">
                <text:p>0.095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4061">
                <text:p>0.4061</text:p>
              </table:table-cell>
              <table:table-cell office:value-type="float" office:value="0.1038">
                <text:p>0.103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4978">
                <text:p>0.4978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4875">
                <text:p>0.4875</text:p>
              </table:table-cell>
              <table:table-cell office:value-type="float" office:value="0.0235">
                <text:p>0.023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507">
                <text:p>0.5507</text:p>
              </table:table-cell>
              <table:table-cell office:value-type="float" office:value="0.0246">
                <text:p>0.024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6114">
                <text:p>0.6114</text:p>
              </table:table-cell>
              <table:table-cell office:value-type="float" office:value="0.0227">
                <text:p>0.022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6108">
                <text:p>0.6108</text:p>
              </table:table-cell>
              <table:table-cell office:value-type="float" office:value="0.0264">
                <text:p>0.026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5361">
                <text:p>0.5361</text:p>
              </table:table-cell>
              <table:table-cell office:value-type="float" office:value="0.1134">
                <text:p>0.113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4652">
                <text:p>0.4652</text:p>
              </table:table-cell>
              <table:table-cell office:value-type="float" office:value="0.1177">
                <text:p>0.117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6539">
                <text:p>0.6539</text:p>
              </table:table-cell>
              <table:table-cell office:value-type="float" office:value="0.1146">
                <text:p>0.114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6312">
                <text:p>0.6312</text:p>
              </table:table-cell>
              <table:table-cell office:value-type="float" office:value="0.1143">
                <text:p>0.114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758">
                <text:p>0.2758</text:p>
              </table:table-cell>
              <table:table-cell office:value-type="float" office:value="0.0352">
                <text:p>0.035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144">
                <text:p>0.2144</text:p>
              </table:table-cell>
              <table:table-cell office:value-type="float" office:value="0.0365">
                <text:p>0.036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325">
                <text:p>0.3325</text:p>
              </table:table-cell>
              <table:table-cell office:value-type="float" office:value="0.0359">
                <text:p>0.035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677">
                <text:p>0.3677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6011">
                <text:p>0.6011</text:p>
              </table:table-cell>
              <table:table-cell office:value-type="float" office:value="0.2973">
                <text:p>0.297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6303">
                <text:p>0.6303</text:p>
              </table:table-cell>
              <table:table-cell office:value-type="float" office:value="0.3166">
                <text:p>0.316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6427">
                <text:p>0.6427</text:p>
              </table:table-cell>
              <table:table-cell office:value-type="float" office:value="0.3594">
                <text:p>0.359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7154">
                <text:p>0.7154</text:p>
              </table:table-cell>
              <table:table-cell office:value-type="float" office:value="0.3828">
                <text:p>0.382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934">
                <text:p>0.2934</text:p>
              </table:table-cell>
              <table:table-cell office:value-type="float" office:value="0.1104">
                <text:p>0.110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738">
                <text:p>0.3738</text:p>
              </table:table-cell>
              <table:table-cell office:value-type="float" office:value="0.1149">
                <text:p>0.114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689">
                <text:p>0.3689</text:p>
              </table:table-cell>
              <table:table-cell office:value-type="float" office:value="0.1172">
                <text:p>0.117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323">
                <text:p>0.3323</text:p>
              </table:table-cell>
              <table:table-cell office:value-type="float" office:value="0.1199">
                <text:p>0.119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804">
                <text:p>0.804</text:p>
              </table:table-cell>
              <table:table-cell office:value-type="float" office:value="0.7128">
                <text:p>0.712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8151">
                <text:p>0.8151</text:p>
              </table:table-cell>
              <table:table-cell office:value-type="float" office:value="0.757">
                <text:p>0.75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8228">
                <text:p>0.8228</text:p>
              </table:table-cell>
              <table:table-cell office:value-type="float" office:value="0.9171">
                <text:p>0.917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8422">
                <text:p>0.8422</text:p>
              </table:table-cell>
              <table:table-cell office:value-type="float" office:value="0.9559">
                <text:p>0.955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4161">
                <text:p>0.4161</text:p>
              </table:table-cell>
              <table:table-cell office:value-type="float" office:value="0.0086">
                <text:p>0.008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634">
                <text:p>0.3634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3944">
                <text:p>0.3944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4522">
                <text:p>0.4522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516">
                <text:p>0.3516</text:p>
              </table:table-cell>
              <table:table-cell office:value-type="float" office:value="0.0074">
                <text:p>0.007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264">
                <text:p>0.2264</text:p>
              </table:table-cell>
              <table:table-cell office:value-type="float" office:value="0.0117">
                <text:p>0.011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026">
                <text:p>0.1026</text:p>
              </table:table-cell>
              <table:table-cell office:value-type="float" office:value="0.0115">
                <text:p>0.011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4078">
                <text:p>0.4078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407">
                <text:p>0.3407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747">
                <text:p>0.3747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121">
                <text:p>0.1121</text:p>
              </table:table-cell>
              <table:table-cell office:value-type="float" office:value="0.0113">
                <text:p>0.011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4">
                <text:p>0.44</text:p>
              </table:table-cell>
              <table:table-cell office:value-type="float" office:value="0.0117">
                <text:p>0.011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151">
                <text:p>0.3151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4077">
                <text:p>0.4077</text:p>
              </table:table-cell>
              <table:table-cell office:value-type="float" office:value="0.0135">
                <text:p>0.013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947">
                <text:p>0.3947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2922">
                <text:p>0.2922</text:p>
              </table:table-cell>
              <table:table-cell office:value-type="float" office:value="0.0137">
                <text:p>0.013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2549">
                <text:p>0.2549</text:p>
              </table:table-cell>
              <table:table-cell office:value-type="float" office:value="0.0129">
                <text:p>0.012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524">
                <text:p>0.3524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501">
                <text:p>0.3501</text:p>
              </table:table-cell>
              <table:table-cell office:value-type="float" office:value="0.0161">
                <text:p>0.016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79">
                <text:p>0.379</text:p>
              </table:table-cell>
              <table:table-cell office:value-type="float" office:value="0.0165">
                <text:p>0.016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89">
                <text:p>0.389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42">
                <text:p>0.442</text:p>
              </table:table-cell>
              <table:table-cell office:value-type="float" office:value="0.0173">
                <text:p>0.017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549">
                <text:p>0.3549</text:p>
              </table:table-cell>
              <table:table-cell office:value-type="float" office:value="0.0137">
                <text:p>0.013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4754">
                <text:p>0.4754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276">
                <text:p>0.3276</text:p>
              </table:table-cell>
              <table:table-cell office:value-type="float" office:value="0.0163">
                <text:p>0.016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485">
                <text:p>0.485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4112">
                <text:p>0.4112</text:p>
              </table:table-cell>
              <table:table-cell office:value-type="float" office:value="0.0162">
                <text:p>0.016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501">
                <text:p>0.3501</text:p>
              </table:table-cell>
              <table:table-cell office:value-type="float" office:value="0.0165">
                <text:p>0.016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512">
                <text:p>0.3512</text:p>
              </table:table-cell>
              <table:table-cell office:value-type="float" office:value="0.0185">
                <text:p>0.018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4659">
                <text:p>0.4659</text:p>
              </table:table-cell>
              <table:table-cell office:value-type="float" office:value="0.0181">
                <text:p>0.018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4718">
                <text:p>0.4718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5086">
                <text:p>0.5086</text:p>
              </table:table-cell>
              <table:table-cell office:value-type="float" office:value="0.0192">
                <text:p>0.019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4155">
                <text:p>0.4155</text:p>
              </table:table-cell>
              <table:table-cell office:value-type="float" office:value="0.0169">
                <text:p>0.016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48">
                <text:p>0.48</text:p>
              </table:table-cell>
              <table:table-cell office:value-type="float" office:value="0.0194">
                <text:p>0.019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329">
                <text:p>0.3329</text:p>
              </table:table-cell>
              <table:table-cell office:value-type="float" office:value="0.0193">
                <text:p>0.019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4815">
                <text:p>0.4815</text:p>
              </table:table-cell>
              <table:table-cell office:value-type="float" office:value="0.0214">
                <text:p>0.021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5014">
                <text:p>0.5014</text:p>
              </table:table-cell>
              <table:table-cell office:value-type="float" office:value="0.0245">
                <text:p>0.024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5955">
                <text:p>0.5955</text:p>
              </table:table-cell>
              <table:table-cell office:value-type="float" office:value="0.0262">
                <text:p>0.026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6103">
                <text:p>0.6103</text:p>
              </table:table-cell>
              <table:table-cell office:value-type="float" office:value="0.0244">
                <text:p>0.024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4473">
                <text:p>0.4473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4975">
                <text:p>0.4975</text:p>
              </table:table-cell>
              <table:table-cell office:value-type="float" office:value="0.0231">
                <text:p>0.023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5966">
                <text:p>0.5966</text:p>
              </table:table-cell>
              <table:table-cell office:value-type="float" office:value="0.0269">
                <text:p>0.026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6059">
                <text:p>0.6059</text:p>
              </table:table-cell>
              <table:table-cell office:value-type="float" office:value="0.0283">
                <text:p>0.028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5794">
                <text:p>0.5794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977">
                <text:p>0.1977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018">
                <text:p>0.3018</text:p>
              </table:table-cell>
              <table:table-cell office:value-type="float" office:value="0.0345">
                <text:p>0.034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197">
                <text:p>0.1197</text:p>
              </table:table-cell>
              <table:table-cell office:value-type="float" office:value="0.0366">
                <text:p>0.036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132">
                <text:p>0.3132</text:p>
              </table:table-cell>
              <table:table-cell office:value-type="float" office:value="0.0392">
                <text:p>0.039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216">
                <text:p>0.1216</text:p>
              </table:table-cell>
              <table:table-cell office:value-type="float" office:value="0.0367">
                <text:p>0.036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2739">
                <text:p>0.2739</text:p>
              </table:table-cell>
              <table:table-cell office:value-type="float" office:value="0.0393">
                <text:p>0.039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2307">
                <text:p>0.2307</text:p>
              </table:table-cell>
              <table:table-cell office:value-type="float" office:value="0.0361">
                <text:p>0.036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795">
                <text:p>0.3795</text:p>
              </table:table-cell>
              <table:table-cell office:value-type="float" office:value="0.0366">
                <text:p>0.036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254">
                <text:p>0.3254</text:p>
              </table:table-cell>
              <table:table-cell office:value-type="float" office:value="0.0372">
                <text:p>0.037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4351">
                <text:p>0.4351</text:p>
              </table:table-cell>
              <table:table-cell office:value-type="float" office:value="0.0402">
                <text:p>0.040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4884">
                <text:p>0.4884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962">
                <text:p>0.4962</text:p>
              </table:table-cell>
              <table:table-cell office:value-type="float" office:value="0.0445">
                <text:p>0.044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172">
                <text:p>0.3172</text:p>
              </table:table-cell>
              <table:table-cell office:value-type="float" office:value="0.0436">
                <text:p>0.04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985">
                <text:p>0.3985</text:p>
              </table:table-cell>
              <table:table-cell office:value-type="float" office:value="0.0461">
                <text:p>0.046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986">
                <text:p>0.3986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645">
                <text:p>0.3645</text:p>
              </table:table-cell>
              <table:table-cell office:value-type="float" office:value="0.0437">
                <text:p>0.043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5299">
                <text:p>0.5299</text:p>
              </table:table-cell>
              <table:table-cell office:value-type="float" office:value="0.0461">
                <text:p>0.046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4519">
                <text:p>0.4519</text:p>
              </table:table-cell>
              <table:table-cell office:value-type="float" office:value="0.0437">
                <text:p>0.043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609">
                <text:p>0.3609</text:p>
              </table:table-cell>
              <table:table-cell office:value-type="float" office:value="0.0577">
                <text:p>0.057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367">
                <text:p>0.0367</text:p>
              </table:table-cell>
              <table:table-cell office:value-type="float" office:value="0.0587">
                <text:p>0.058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4479">
                <text:p>0.4479</text:p>
              </table:table-cell>
              <table:table-cell office:value-type="float" office:value="0.0985">
                <text:p>0.098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5043">
                <text:p>0.5043</text:p>
              </table:table-cell>
              <table:table-cell office:value-type="float" office:value="0.1141">
                <text:p>0.114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4139">
                <text:p>0.4139</text:p>
              </table:table-cell>
              <table:table-cell office:value-type="float" office:value="0.0978">
                <text:p>0.097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4441">
                <text:p>0.4441</text:p>
              </table:table-cell>
              <table:table-cell office:value-type="float" office:value="0.1137">
                <text:p>0.113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4107">
                <text:p>0.4107</text:p>
              </table:table-cell>
              <table:table-cell office:value-type="float" office:value="0.0988">
                <text:p>0.098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4123">
                <text:p>0.4123</text:p>
              </table:table-cell>
              <table:table-cell office:value-type="float" office:value="0.1158">
                <text:p>0.115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4045">
                <text:p>0.4045</text:p>
              </table:table-cell>
              <table:table-cell office:value-type="float" office:value="0.0997">
                <text:p>0.099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5136">
                <text:p>0.5136</text:p>
              </table:table-cell>
              <table:table-cell office:value-type="float" office:value="0.1195">
                <text:p>0.119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5444">
                <text:p>0.5444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6188">
                <text:p>0.6188</text:p>
              </table:table-cell>
              <table:table-cell office:value-type="float" office:value="0.1103">
                <text:p>0.110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523">
                <text:p>0.3523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2737">
                <text:p>0.2737</text:p>
              </table:table-cell>
              <table:table-cell office:value-type="float" office:value="0.1087">
                <text:p>0.108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375">
                <text:p>0.3375</text:p>
              </table:table-cell>
              <table:table-cell office:value-type="float" office:value="0.1099">
                <text:p>0.109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5002">
                <text:p>0.5002</text:p>
              </table:table-cell>
              <table:table-cell office:value-type="float" office:value="0.1129">
                <text:p>0.112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6606">
                <text:p>0.6606</text:p>
              </table:table-cell>
              <table:table-cell office:value-type="float" office:value="0.1124">
                <text:p>0.112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5572">
                <text:p>0.5572</text:p>
              </table:table-cell>
              <table:table-cell office:value-type="float" office:value="0.1038">
                <text:p>0.103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4544">
                <text:p>0.4544</text:p>
              </table:table-cell>
              <table:table-cell office:value-type="float" office:value="0.1217">
                <text:p>0.121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4933">
                <text:p>0.4933</text:p>
              </table:table-cell>
              <table:table-cell office:value-type="float" office:value="0.1252">
                <text:p>0.125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5701">
                <text:p>0.5701</text:p>
              </table:table-cell>
              <table:table-cell office:value-type="float" office:value="0.1176">
                <text:p>0.117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6554">
                <text:p>0.6554</text:p>
              </table:table-cell>
              <table:table-cell office:value-type="float" office:value="0.1178">
                <text:p>0.117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5567">
                <text:p>0.5567</text:p>
              </table:table-cell>
              <table:table-cell office:value-type="float" office:value="0.1138">
                <text:p>0.113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6671">
                <text:p>0.6671</text:p>
              </table:table-cell>
              <table:table-cell office:value-type="float" office:value="0.1165">
                <text:p>0.116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463">
                <text:p>0.3463</text:p>
              </table:table-cell>
              <table:table-cell office:value-type="float" office:value="0.1209">
                <text:p>0.120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4531">
                <text:p>0.4531</text:p>
              </table:table-cell>
              <table:table-cell office:value-type="float" office:value="0.1189">
                <text:p>0.118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6438">
                <text:p>0.643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6399">
                <text:p>0.6399</text:p>
              </table:table-cell>
              <table:table-cell office:value-type="float" office:value="0.3888">
                <text:p>0.388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6598">
                <text:p>0.6598</text:p>
              </table:table-cell>
              <table:table-cell office:value-type="float" office:value="0.3237">
                <text:p>0.323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6919">
                <text:p>0.6919</text:p>
              </table:table-cell>
              <table:table-cell office:value-type="float" office:value="0.3922">
                <text:p>0.392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6581">
                <text:p>0.6581</text:p>
              </table:table-cell>
              <table:table-cell office:value-type="float" office:value="0.3261">
                <text:p>0.326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7025">
                <text:p>0.7025</text:p>
              </table:table-cell>
              <table:table-cell office:value-type="float" office:value="0.3946">
                <text:p>0.394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6582">
                <text:p>0.6582</text:p>
              </table:table-cell>
              <table:table-cell office:value-type="float" office:value="0.3275">
                <text:p>0.327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7109">
                <text:p>0.7109</text:p>
              </table:table-cell>
              <table:table-cell office:value-type="float" office:value="0.3947">
                <text:p>0.394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811">
                <text:p>0.811</text:p>
              </table:table-cell>
              <table:table-cell office:value-type="float" office:value="0.7665">
                <text:p>0.766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8271">
                <text:p>0.8271</text:p>
              </table:table-cell>
              <table:table-cell office:value-type="float" office:value="0.9681">
                <text:p>0.968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8202">
                <text:p>0.8202</text:p>
              </table:table-cell>
              <table:table-cell office:value-type="float" office:value="0.7687">
                <text:p>0.768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8546">
                <text:p>0.8546</text:p>
              </table:table-cell>
              <table:table-cell office:value-type="float" office:value="0.9714">
                <text:p>0.97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8232">
                <text:p>0.8232</text:p>
              </table:table-cell>
              <table:table-cell office:value-type="float" office:value="0.7746">
                <text:p>0.774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8591">
                <text:p>0.8591</text:p>
              </table:table-cell>
              <table:table-cell office:value-type="float" office:value="0.9734">
                <text:p>0.973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8017">
                <text:p>0.8017</text:p>
              </table:table-cell>
              <table:table-cell office:value-type="float" office:value="0.7733">
                <text:p>0.773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7959">
                <text:p>0.7959</text:p>
              </table:table-cell>
              <table:table-cell office:value-type="float" office:value="0.9727">
                <text:p>0.972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3129">
                <text:p>0.3129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3977">
                <text:p>0.3977</text:p>
              </table:table-cell>
              <table:table-cell office:value-type="float" office:value="0.0126">
                <text:p>0.012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3806">
                <text:p>0.3806</text:p>
              </table:table-cell>
              <table:table-cell office:value-type="float" office:value="0.0145">
                <text:p>0.014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2712">
                <text:p>0.2712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2291">
                <text:p>0.2291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3928">
                <text:p>0.3928</text:p>
              </table:table-cell>
              <table:table-cell office:value-type="float" office:value="0.0119">
                <text:p>0.011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879">
                <text:p>0.1879</text:p>
              </table:table-cell>
              <table:table-cell office:value-type="float" office:value="0.0123">
                <text:p>0.012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4052">
                <text:p>0.4052</text:p>
              </table:table-cell>
              <table:table-cell office:value-type="float" office:value="0.0145">
                <text:p>0.014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428">
                <text:p>0.1428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4269">
                <text:p>0.4269</text:p>
              </table:table-cell>
              <table:table-cell office:value-type="float" office:value="0.0126">
                <text:p>0.012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2866">
                <text:p>0.2866</text:p>
              </table:table-cell>
              <table:table-cell office:value-type="float" office:value="0.0119">
                <text:p>0.011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3751">
                <text:p>0.3751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1753">
                <text:p>0.1753</text:p>
              </table:table-cell>
              <table:table-cell office:value-type="float" office:value="0.0151">
                <text:p>0.015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814">
                <text:p>0.1814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3658">
                <text:p>0.3658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3321">
                <text:p>0.3321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2829">
                <text:p>0.2829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3621">
                <text:p>0.3621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3349">
                <text:p>0.3349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2966">
                <text:p>0.2966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3271">
                <text:p>0.3271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302">
                <text:p>0.302</text:p>
              </table:table-cell>
              <table:table-cell office:value-type="float" office:value="0.0179">
                <text:p>0.017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3446">
                <text:p>0.3446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054">
                <text:p>0.4054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3477">
                <text:p>0.3477</text:p>
              </table:table-cell>
              <table:table-cell office:value-type="float" office:value="0.0176">
                <text:p>0.017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4303">
                <text:p>0.4303</text:p>
              </table:table-cell>
              <table:table-cell office:value-type="float" office:value="0.0193">
                <text:p>0.019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4136">
                <text:p>0.4136</text:p>
              </table:table-cell>
              <table:table-cell office:value-type="float" office:value="0.0181">
                <text:p>0.018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2543">
                <text:p>0.2543</text:p>
              </table:table-cell>
              <table:table-cell office:value-type="float" office:value="0.0185">
                <text:p>0.018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3521">
                <text:p>0.3521</text:p>
              </table:table-cell>
              <table:table-cell office:value-type="float" office:value="0.0173">
                <text:p>0.017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252">
                <text:p>0.425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294">
                <text:p>0.294</text:p>
              </table:table-cell>
              <table:table-cell office:value-type="float" office:value="0.0199">
                <text:p>0.019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4854">
                <text:p>0.485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3496">
                <text:p>0.3496</text:p>
              </table:table-cell>
              <table:table-cell office:value-type="float" office:value="0.0201">
                <text:p>0.020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502">
                <text:p>0.4502</text:p>
              </table:table-cell>
              <table:table-cell office:value-type="float" office:value="0.0205">
                <text:p>0.020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4403">
                <text:p>0.4403</text:p>
              </table:table-cell>
              <table:table-cell office:value-type="float" office:value="0.0213">
                <text:p>0.021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4963">
                <text:p>0.4963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4379">
                <text:p>0.4379</text:p>
              </table:table-cell>
              <table:table-cell office:value-type="float" office:value="0.0244">
                <text:p>0.024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613">
                <text:p>0.613</text:p>
              </table:table-cell>
              <table:table-cell office:value-type="float" office:value="0.0281">
                <text:p>0.028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614">
                <text:p>0.614</text:p>
              </table:table-cell>
              <table:table-cell office:value-type="float" office:value="0.0266">
                <text:p>0.026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4521">
                <text:p>0.4521</text:p>
              </table:table-cell>
              <table:table-cell office:value-type="float" office:value="0.0236">
                <text:p>0.023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4876">
                <text:p>0.4876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622">
                <text:p>0.622</text:p>
              </table:table-cell>
              <table:table-cell office:value-type="float" office:value="0.0286">
                <text:p>0.028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6833">
                <text:p>0.6833</text:p>
              </table:table-cell>
              <table:table-cell office:value-type="float" office:value="0.0282">
                <text:p>0.028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6117">
                <text:p>0.6117</text:p>
              </table:table-cell>
              <table:table-cell office:value-type="float" office:value="0.0268">
                <text:p>0.026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2765">
                <text:p>0.2765</text:p>
              </table:table-cell>
              <table:table-cell office:value-type="float" office:value="0.0322">
                <text:p>0.032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3152">
                <text:p>0.3152</text:p>
              </table:table-cell>
              <table:table-cell office:value-type="float" office:value="0.0366">
                <text:p>0.036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332">
                <text:p>0.332</text:p>
              </table:table-cell>
              <table:table-cell office:value-type="float" office:value="0.0372">
                <text:p>0.037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5042">
                <text:p>0.5042</text:p>
              </table:table-cell>
              <table:table-cell office:value-type="float" office:value="0.0406">
                <text:p>0.040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4576">
                <text:p>0.4576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5099">
                <text:p>0.5099</text:p>
              </table:table-cell>
              <table:table-cell office:value-type="float" office:value="0.0406">
                <text:p>0.040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2867">
                <text:p>0.2867</text:p>
              </table:table-cell>
              <table:table-cell office:value-type="float" office:value="0.0363">
                <text:p>0.036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4212">
                <text:p>0.4212</text:p>
              </table:table-cell>
              <table:table-cell office:value-type="float" office:value="0.0404">
                <text:p>0.040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4652">
                <text:p>0.4652</text:p>
              </table:table-cell>
              <table:table-cell office:value-type="float" office:value="0.0387">
                <text:p>0.038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3704">
                <text:p>0.3704</text:p>
              </table:table-cell>
              <table:table-cell office:value-type="float" office:value="0.0425">
                <text:p>0.04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5907">
                <text:p>0.5907</text:p>
              </table:table-cell>
              <table:table-cell office:value-type="float" office:value="0.0451">
                <text:p>0.045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598">
                <text:p>0.598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5291">
                <text:p>0.5291</text:p>
              </table:table-cell>
              <table:table-cell office:value-type="float" office:value="0.0449">
                <text:p>0.044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968">
                <text:p>0.4968</text:p>
              </table:table-cell>
              <table:table-cell office:value-type="float" office:value="0.0485">
                <text:p>0.048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3837">
                <text:p>0.3837</text:p>
              </table:table-cell>
              <table:table-cell office:value-type="float" office:value="0.0508">
                <text:p>0.050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3991">
                <text:p>0.3991</text:p>
              </table:table-cell>
              <table:table-cell office:value-type="float" office:value="0.0546">
                <text:p>0.054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751">
                <text:p>0.4751</text:p>
              </table:table-cell>
              <table:table-cell office:value-type="float" office:value="0.0447">
                <text:p>0.044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3965">
                <text:p>0.3965</text:p>
              </table:table-cell>
              <table:table-cell office:value-type="float" office:value="0.0524">
                <text:p>0.052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4841">
                <text:p>0.4841</text:p>
              </table:table-cell>
              <table:table-cell office:value-type="float" office:value="0.0585">
                <text:p>0.058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115">
                <text:p>0.4115</text:p>
              </table:table-cell>
              <table:table-cell office:value-type="float" office:value="0.0621">
                <text:p>0.062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5231">
                <text:p>0.5231</text:p>
              </table:table-cell>
              <table:table-cell office:value-type="float" office:value="0.1026">
                <text:p>0.102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5894">
                <text:p>0.5894</text:p>
              </table:table-cell>
              <table:table-cell office:value-type="float" office:value="0.1193">
                <text:p>0.119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5172">
                <text:p>0.5172</text:p>
              </table:table-cell>
              <table:table-cell office:value-type="float" office:value="0.1031">
                <text:p>0.103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5884">
                <text:p>0.5884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5301">
                <text:p>0.5301</text:p>
              </table:table-cell>
              <table:table-cell office:value-type="float" office:value="0.1024">
                <text:p>0.102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5957">
                <text:p>0.5957</text:p>
              </table:table-cell>
              <table:table-cell office:value-type="float" office:value="0.1216">
                <text:p>0.121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5349">
                <text:p>0.5349</text:p>
              </table:table-cell>
              <table:table-cell office:value-type="float" office:value="0.1051">
                <text:p>0.105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4805">
                <text:p>0.4805</text:p>
              </table:table-cell>
              <table:table-cell office:value-type="float" office:value="0.1233">
                <text:p>0.123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6257">
                <text:p>0.6257</text:p>
              </table:table-cell>
              <table:table-cell office:value-type="float" office:value="0.1095">
                <text:p>0.109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6213">
                <text:p>0.6213</text:p>
              </table:table-cell>
              <table:table-cell office:value-type="float" office:value="0.1078">
                <text:p>0.107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4893">
                <text:p>0.4893</text:p>
              </table:table-cell>
              <table:table-cell office:value-type="float" office:value="0.1084">
                <text:p>0.108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5654">
                <text:p>0.5654</text:p>
              </table:table-cell>
              <table:table-cell office:value-type="float" office:value="0.1134">
                <text:p>0.113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3619">
                <text:p>0.3619</text:p>
              </table:table-cell>
              <table:table-cell office:value-type="float" office:value="0.1139">
                <text:p>0.113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5728">
                <text:p>0.5728</text:p>
              </table:table-cell>
              <table:table-cell office:value-type="float" office:value="0.1124">
                <text:p>0.112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6339">
                <text:p>0.6339</text:p>
              </table:table-cell>
              <table:table-cell office:value-type="float" office:value="0.1107">
                <text:p>0.110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6305">
                <text:p>0.6305</text:p>
              </table:table-cell>
              <table:table-cell office:value-type="float" office:value="0.1119">
                <text:p>0.111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5086">
                <text:p>0.5086</text:p>
              </table:table-cell>
              <table:table-cell office:value-type="float" office:value="0.1175">
                <text:p>0.117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5853">
                <text:p>0.5853</text:p>
              </table:table-cell>
              <table:table-cell office:value-type="float" office:value="0.1243">
                <text:p>0.124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5544">
                <text:p>0.5544</text:p>
              </table:table-cell>
              <table:table-cell office:value-type="float" office:value="0.1176">
                <text:p>0.117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7217">
                <text:p>0.7217</text:p>
              </table:table-cell>
              <table:table-cell office:value-type="float" office:value="0.1191">
                <text:p>0.119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5304">
                <text:p>0.5304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6401">
                <text:p>0.6401</text:p>
              </table:table-cell>
              <table:table-cell office:value-type="float" office:value="0.1148">
                <text:p>0.114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4965">
                <text:p>0.4965</text:p>
              </table:table-cell>
              <table:table-cell office:value-type="float" office:value="0.1217">
                <text:p>0.121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4659">
                <text:p>0.4659</text:p>
              </table:table-cell>
              <table:table-cell office:value-type="float" office:value="0.1258">
                <text:p>0.125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6493">
                <text:p>0.6493</text:p>
              </table:table-cell>
              <table:table-cell office:value-type="float" office:value="0.3304">
                <text:p>0.330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7545">
                <text:p>0.7545</text:p>
              </table:table-cell>
              <table:table-cell office:value-type="float" office:value="0.4007">
                <text:p>0.400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6531">
                <text:p>0.6531</text:p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6972">
                <text:p>0.6972</text:p>
              </table:table-cell>
              <table:table-cell office:value-type="float" office:value="0.397">
                <text:p>0.39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6576">
                <text:p>0.6576</text:p>
              </table:table-cell>
              <table:table-cell office:value-type="float" office:value="0.3331">
                <text:p>0.333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7565">
                <text:p>0.7565</text:p>
              </table:table-cell>
              <table:table-cell office:value-type="float" office:value="0.4025">
                <text:p>0.402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661">
                <text:p>0.661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7061">
                <text:p>0.7061</text:p>
              </table:table-cell>
              <table:table-cell office:value-type="float" office:value="0.4058">
                <text:p>0.405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8157">
                <text:p>0.8157</text:p>
              </table:table-cell>
              <table:table-cell office:value-type="float" office:value="0.7852">
                <text:p>0.785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8687">
                <text:p>0.8687</text:p>
              </table:table-cell>
              <table:table-cell office:value-type="float" office:value="0.9854">
                <text:p>0.985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8561">
                <text:p>0.8561</text:p>
              </table:table-cell>
              <table:table-cell office:value-type="float" office:value="0.7848">
                <text:p>0.784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8704">
                <text:p>0.8704</text:p>
              </table:table-cell>
              <table:table-cell office:value-type="float" office:value="0.9878">
                <text:p>0.98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125cm" svg:height="9.006cm" xlink:href=".." xlink:type="simple" chart:class="chart:scatter" chart:style-name="ch1">
        <chart:plot-area chart:style-name="ch2" table:cell-range-address="Sheet1.B1:Sheet1.C1001" chart:data-source-has-labels="row" svg:x="0.322cm" svg:y="0.18cm" svg:width="15.481cm" svg:height="8.646cm">
          <chartooo:coordinate-region svg:x="1.049cm" svg:y="0.38cm" svg:width="14.66cm" svg:height="7.799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C2:Sheet1.C1001" chart:label-cell-address="Sheet1.C1:Sheet1.C1" chart:class="chart:scatter">
            <chart:domain table:cell-range-address="Sheet1.B2:Sheet1.B1001"/>
            <chart:data-point chart:repeated="10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BD-BR Inc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96">
                <text:p>0.0496</text:p>
                <draw:g>
                  <svg:desc>Sheet1.B2:Sheet1.B1001</svg:desc>
                </draw:g>
              </table:table-cell>
              <table:table-cell office:value-type="float" office:value="0.0007">
                <text:p>0.0007</text:p>
                <draw:g>
                  <svg:desc>Sheet1.C2:Sheet1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93">
                <text:p>0.3593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56">
                <text:p>0.3656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938">
                <text:p>0.4938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65">
                <text:p>0.1765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63">
                <text:p>0.1363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735">
                <text:p>0.5735</text:p>
              </table:table-cell>
              <table:table-cell office:value-type="float" office:value="0.0184">
                <text:p>0.01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86">
                <text:p>0.2586</text:p>
              </table:table-cell>
              <table:table-cell office:value-type="float" office:value="0.0073">
                <text:p>0.00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2">
                <text:p>0.332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7">
                <text:p>0.27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75">
                <text:p>0.5375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95">
                <text:p>0.2495</text:p>
              </table:table-cell>
              <table:table-cell office:value-type="float" office:value="0.0094">
                <text:p>0.00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28">
                <text:p>0.2028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64">
                <text:p>0.0564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965">
                <text:p>0.3965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73">
                <text:p>0.3273</text:p>
              </table:table-cell>
              <table:table-cell office:value-type="float" office:value="0.0086">
                <text:p>0.00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061">
                <text:p>0.2061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742">
                <text:p>0.3742</text:p>
              </table:table-cell>
              <table:table-cell office:value-type="float" office:value="0.0113">
                <text:p>0.01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05">
                <text:p>0.3005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513">
                <text:p>0.3513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261">
                <text:p>0.2261</text:p>
              </table:table-cell>
              <table:table-cell office:value-type="float" office:value="0.0872">
                <text:p>0.08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82">
                <text:p>0.4782</text:p>
              </table:table-cell>
              <table:table-cell office:value-type="float" office:value="0.0207">
                <text:p>0.02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756">
                <text:p>0.5756</text:p>
              </table:table-cell>
              <table:table-cell office:value-type="float" office:value="0.1006">
                <text:p>0.10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5">
                <text:p>0.165</text:p>
              </table:table-cell>
              <table:table-cell office:value-type="float" office:value="0.0283">
                <text:p>0.02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88">
                <text:p>0.0388</text:p>
              </table:table-cell>
              <table:table-cell office:value-type="float" office:value="0.0327">
                <text:p>0.03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12">
                <text:p>0.612</text:p>
              </table:table-cell>
              <table:table-cell office:value-type="float" office:value="0.2886">
                <text:p>0.28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446">
                <text:p>0.3446</text:p>
              </table:table-cell>
              <table:table-cell office:value-type="float" office:value="0.1035">
                <text:p>0.10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973">
                <text:p>0.7973</text:p>
              </table:table-cell>
              <table:table-cell office:value-type="float" office:value="0.7102">
                <text:p>0.71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749">
                <text:p>0.2749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31">
                <text:p>0.231</text:p>
              </table:table-cell>
              <table:table-cell office:value-type="float" office:value="0.0054">
                <text:p>0.00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93">
                <text:p>0.3193</text:p>
              </table:table-cell>
              <table:table-cell office:value-type="float" office:value="0.0137">
                <text:p>0.01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">
                <text:p>0.2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661">
                <text:p>0.1661</text:p>
              </table:table-cell>
              <table:table-cell office:value-type="float" office:value="0.0043">
                <text:p>0.00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085">
                <text:p>0.4085</text:p>
              </table:table-cell>
              <table:table-cell office:value-type="float" office:value="0.0215">
                <text:p>0.02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994">
                <text:p>0.1994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138">
                <text:p>0.3138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082">
                <text:p>0.4082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89">
                <text:p>0.3689</text:p>
              </table:table-cell>
              <table:table-cell office:value-type="float" office:value="0.0169">
                <text:p>0.0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167">
                <text:p>0.2167</text:p>
              </table:table-cell>
              <table:table-cell office:value-type="float" office:value="0.0109">
                <text:p>0.01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1">
                <text:p>0.0001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273">
                <text:p>0.3273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963">
                <text:p>0.1963</text:p>
              </table:table-cell>
              <table:table-cell office:value-type="float" office:value="0.0093">
                <text:p>0.00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16">
                <text:p>0.216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8">
                <text:p>0.258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751">
                <text:p>0.1751</text:p>
              </table:table-cell>
              <table:table-cell office:value-type="float" office:value="0.0151">
                <text:p>0.01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999">
                <text:p>0.3999</text:p>
              </table:table-cell>
              <table:table-cell office:value-type="float" office:value="0.0428">
                <text:p>0.04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337">
                <text:p>0.3337</text:p>
              </table:table-cell>
              <table:table-cell office:value-type="float" office:value="0.0874">
                <text:p>0.08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049">
                <text:p>0.5049</text:p>
              </table:table-cell>
              <table:table-cell office:value-type="float" office:value="0.0208">
                <text:p>0.02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786">
                <text:p>0.4786</text:p>
              </table:table-cell>
              <table:table-cell office:value-type="float" office:value="0.1139">
                <text:p>0.11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036">
                <text:p>0.1036</text:p>
              </table:table-cell>
              <table:table-cell office:value-type="float" office:value="0.0567">
                <text:p>0.05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156">
                <text:p>0.3156</text:p>
              </table:table-cell>
              <table:table-cell office:value-type="float" office:value="0.0327">
                <text:p>0.03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306">
                <text:p>0.6306</text:p>
              </table:table-cell>
              <table:table-cell office:value-type="float" office:value="0.2943">
                <text:p>0.29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084">
                <text:p>0.4084</text:p>
              </table:table-cell>
              <table:table-cell office:value-type="float" office:value="0.1142">
                <text:p>0.11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909">
                <text:p>0.7909</text:p>
              </table:table-cell>
              <table:table-cell office:value-type="float" office:value="0.7138">
                <text:p>0.71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541">
                <text:p>0.3541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01">
                <text:p>0.101</text:p>
              </table:table-cell>
              <table:table-cell office:value-type="float" office:value="0.0063">
                <text:p>0.00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674">
                <text:p>0.3674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33">
                <text:p>0.333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547">
                <text:p>0.3547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38">
                <text:p>0.5938</text:p>
              </table:table-cell>
              <table:table-cell office:value-type="float" office:value="0.0208">
                <text:p>0.02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14">
                <text:p>0.414</text:p>
              </table:table-cell>
              <table:table-cell office:value-type="float" office:value="0.0071">
                <text:p>0.00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809">
                <text:p>0.3809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333">
                <text:p>0.4333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685">
                <text:p>0.5685</text:p>
              </table:table-cell>
              <table:table-cell office:value-type="float" office:value="0.0178">
                <text:p>0.01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365">
                <text:p>0.4365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021">
                <text:p>0.3021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807">
                <text:p>0.1807</text:p>
              </table:table-cell>
              <table:table-cell office:value-type="float" office:value="0.0094">
                <text:p>0.00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898">
                <text:p>0.0898</text:p>
              </table:table-cell>
              <table:table-cell office:value-type="float" office:value="0.0079">
                <text:p>0.00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798">
                <text:p>0.3798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606">
                <text:p>0.4606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548">
                <text:p>0.4548</text:p>
              </table:table-cell>
              <table:table-cell office:value-type="float" office:value="0.0445">
                <text:p>0.04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283">
                <text:p>0.4283</text:p>
              </table:table-cell>
              <table:table-cell office:value-type="float" office:value="0.0863">
                <text:p>0.08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633">
                <text:p>0.5633</text:p>
              </table:table-cell>
              <table:table-cell office:value-type="float" office:value="0.0198">
                <text:p>0.01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051">
                <text:p>0.5051</text:p>
              </table:table-cell>
              <table:table-cell office:value-type="float" office:value="0.1077">
                <text:p>0.10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198">
                <text:p>0.2198</text:p>
              </table:table-cell>
              <table:table-cell office:value-type="float" office:value="0.0318">
                <text:p>0.03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532">
                <text:p>0.6532</text:p>
              </table:table-cell>
              <table:table-cell office:value-type="float" office:value="0.291">
                <text:p>0.2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826">
                <text:p>0.2826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047">
                <text:p>0.8047</text:p>
              </table:table-cell>
              <table:table-cell office:value-type="float" office:value="0.7111">
                <text:p>0.71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951">
                <text:p>0.2951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837">
                <text:p>0.2837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824">
                <text:p>0.1824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075">
                <text:p>0.4075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051">
                <text:p>0.3051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034">
                <text:p>0.303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246">
                <text:p>0.3246</text:p>
              </table:table-cell>
              <table:table-cell office:value-type="float" office:value="0.0094">
                <text:p>0.00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516">
                <text:p>0.2516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172">
                <text:p>0.1172</text:p>
              </table:table-cell>
              <table:table-cell office:value-type="float" office:value="0.0092">
                <text:p>0.00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402">
                <text:p>0.3402</text:p>
              </table:table-cell>
              <table:table-cell office:value-type="float" office:value="0.0094">
                <text:p>0.00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308">
                <text:p>0.2308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669">
                <text:p>0.2669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065">
                <text:p>0.4065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876">
                <text:p>0.2876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035">
                <text:p>0.3035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037">
                <text:p>0.4037</text:p>
              </table:table-cell>
              <table:table-cell office:value-type="float" office:value="0.0149">
                <text:p>0.01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178">
                <text:p>0.3178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287">
                <text:p>0.3287</text:p>
              </table:table-cell>
              <table:table-cell office:value-type="float" office:value="0.0176">
                <text:p>0.01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486">
                <text:p>0.3486</text:p>
              </table:table-cell>
              <table:table-cell office:value-type="float" office:value="0.0167">
                <text:p>0.01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682">
                <text:p>0.5682</text:p>
              </table:table-cell>
              <table:table-cell office:value-type="float" office:value="0.0241">
                <text:p>0.02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812">
                <text:p>0.4812</text:p>
              </table:table-cell>
              <table:table-cell office:value-type="float" office:value="0.0227">
                <text:p>0.02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988">
                <text:p>0.4988</text:p>
              </table:table-cell>
              <table:table-cell office:value-type="float" office:value="0.0231">
                <text:p>0.02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294">
                <text:p>0.2294</text:p>
              </table:table-cell>
              <table:table-cell office:value-type="float" office:value="0.0323">
                <text:p>0.03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418">
                <text:p>0.2418</text:p>
              </table:table-cell>
              <table:table-cell office:value-type="float" office:value="0.0348">
                <text:p>0.03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695">
                <text:p>0.2695</text:p>
              </table:table-cell>
              <table:table-cell office:value-type="float" office:value="0.0363">
                <text:p>0.03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64">
                <text:p>0.264</text:p>
              </table:table-cell>
              <table:table-cell office:value-type="float" office:value="0.0338">
                <text:p>0.03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56">
                <text:p>0.356</text:p>
              </table:table-cell>
              <table:table-cell office:value-type="float" office:value="0.0433">
                <text:p>0.04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45">
                <text:p>0.345</text:p>
              </table:table-cell>
              <table:table-cell office:value-type="float" office:value="0.0447">
                <text:p>0.04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584">
                <text:p>0.4584</text:p>
              </table:table-cell>
              <table:table-cell office:value-type="float" office:value="0.0419">
                <text:p>0.04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647">
                <text:p>0.1647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649">
                <text:p>0.4649</text:p>
              </table:table-cell>
              <table:table-cell office:value-type="float" office:value="0.0944">
                <text:p>0.09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406">
                <text:p>0.3406</text:p>
              </table:table-cell>
              <table:table-cell office:value-type="float" office:value="0.0928">
                <text:p>0.09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878">
                <text:p>0.4878</text:p>
              </table:table-cell>
              <table:table-cell office:value-type="float" office:value="0.0955">
                <text:p>0.09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109">
                <text:p>0.5109</text:p>
              </table:table-cell>
              <table:table-cell office:value-type="float" office:value="0.1045">
                <text:p>0.10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127">
                <text:p>0.3127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496">
                <text:p>0.4496</text:p>
              </table:table-cell>
              <table:table-cell office:value-type="float" office:value="0.1109">
                <text:p>0.11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">
                <text:p>0.5</text:p>
              </table:table-cell>
              <table:table-cell office:value-type="float" office:value="0.1041">
                <text:p>0.10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899">
                <text:p>0.4899</text:p>
              </table:table-cell>
              <table:table-cell office:value-type="float" office:value="0.1098">
                <text:p>0.10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282">
                <text:p>0.3282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215">
                <text:p>0.6215</text:p>
              </table:table-cell>
              <table:table-cell office:value-type="float" office:value="0.3091">
                <text:p>0.30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909">
                <text:p>0.6909</text:p>
              </table:table-cell>
              <table:table-cell office:value-type="float" office:value="0.3134">
                <text:p>0.31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6602">
                <text:p>0.6602</text:p>
              </table:table-cell>
              <table:table-cell office:value-type="float" office:value="0.3166">
                <text:p>0.316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214">
                <text:p>0.8214</text:p>
              </table:table-cell>
              <table:table-cell office:value-type="float" office:value="0.7476">
                <text:p>0.74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14">
                <text:p>0.814</text:p>
              </table:table-cell>
              <table:table-cell office:value-type="float" office:value="0.7498">
                <text:p>0.74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081">
                <text:p>0.8081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009">
                <text:p>0.2009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626">
                <text:p>0.2626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278">
                <text:p>0.2278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734">
                <text:p>0.2734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854">
                <text:p>0.2854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981">
                <text:p>0.2981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46">
                <text:p>0.446</text:p>
              </table:table-cell>
              <table:table-cell office:value-type="float" office:value="0.0071">
                <text:p>0.00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232">
                <text:p>0.4232</text:p>
              </table:table-cell>
              <table:table-cell office:value-type="float" office:value="0.0087">
                <text:p>0.00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321">
                <text:p>0.3321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176">
                <text:p>0.3176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195">
                <text:p>0.3195</text:p>
              </table:table-cell>
              <table:table-cell office:value-type="float" office:value="0.0117">
                <text:p>0.01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2">
                <text:p>0.42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402">
                <text:p>0.3402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236">
                <text:p>0.4236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89">
                <text:p>0.389</text:p>
              </table:table-cell>
              <table:table-cell office:value-type="float" office:value="0.0089">
                <text:p>0.00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838">
                <text:p>0.4838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53">
                <text:p>0.253</text:p>
              </table:table-cell>
              <table:table-cell office:value-type="float" office:value="0.0089">
                <text:p>0.00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452">
                <text:p>0.3452</text:p>
              </table:table-cell>
              <table:table-cell office:value-type="float" office:value="0.0124">
                <text:p>0.01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142">
                <text:p>0.3142</text:p>
              </table:table-cell>
              <table:table-cell office:value-type="float" office:value="0.0087">
                <text:p>0.008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21">
                <text:p>0.321</text:p>
              </table:table-cell>
              <table:table-cell office:value-type="float" office:value="0.0109">
                <text:p>0.01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566">
                <text:p>0.2566</text:p>
              </table:table-cell>
              <table:table-cell office:value-type="float" office:value="0.0094">
                <text:p>0.00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63">
                <text:p>0.363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398">
                <text:p>0.3398</text:p>
              </table:table-cell>
              <table:table-cell office:value-type="float" office:value="0.0101">
                <text:p>0.01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765">
                <text:p>0.3765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683">
                <text:p>0.4683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979">
                <text:p>0.3979</text:p>
              </table:table-cell>
              <table:table-cell office:value-type="float" office:value="0.0119">
                <text:p>0.01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475">
                <text:p>0.4475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142">
                <text:p>0.4142</text:p>
              </table:table-cell>
              <table:table-cell office:value-type="float" office:value="0.0118">
                <text:p>0.01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85">
                <text:p>0.385</text:p>
              </table:table-cell>
              <table:table-cell office:value-type="float" office:value="0.0129">
                <text:p>0.01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72">
                <text:p>0.472</text:p>
              </table:table-cell>
              <table:table-cell office:value-type="float" office:value="0.0161">
                <text:p>0.01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015">
                <text:p>0.4015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747">
                <text:p>0.3747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4333">
                <text:p>0.4333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194">
                <text:p>0.5194</text:p>
              </table:table-cell>
              <table:table-cell office:value-type="float" office:value="0.0154">
                <text:p>0.01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404">
                <text:p>0.4404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387">
                <text:p>0.5387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65">
                <text:p>0.565</text:p>
              </table:table-cell>
              <table:table-cell office:value-type="float" office:value="0.0168">
                <text:p>0.01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058">
                <text:p>0.2058</text:p>
              </table:table-cell>
              <table:table-cell office:value-type="float" office:value="0.0135">
                <text:p>0.01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745">
                <text:p>0.4745</text:p>
              </table:table-cell>
              <table:table-cell office:value-type="float" office:value="0.0149">
                <text:p>0.01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313">
                <text:p>0.5313</text:p>
              </table:table-cell>
              <table:table-cell office:value-type="float" office:value="0.0146">
                <text:p>0.01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768">
                <text:p>0.5768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178">
                <text:p>0.5178</text:p>
              </table:table-cell>
              <table:table-cell office:value-type="float" office:value="0.0171">
                <text:p>0.01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648">
                <text:p>0.5648</text:p>
              </table:table-cell>
              <table:table-cell office:value-type="float" office:value="0.0176">
                <text:p>0.01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007">
                <text:p>0.4007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71">
                <text:p>0.471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287">
                <text:p>0.4287</text:p>
              </table:table-cell>
              <table:table-cell office:value-type="float" office:value="0.0162">
                <text:p>0.01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515">
                <text:p>0.4515</text:p>
              </table:table-cell>
              <table:table-cell office:value-type="float" office:value="0.0184">
                <text:p>0.01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093">
                <text:p>0.6093</text:p>
              </table:table-cell>
              <table:table-cell office:value-type="float" office:value="0.0184">
                <text:p>0.01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318">
                <text:p>0.6318</text:p>
              </table:table-cell>
              <table:table-cell office:value-type="float" office:value="0.0205">
                <text:p>0.02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15">
                <text:p>0.61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382">
                <text:p>0.5382</text:p>
              </table:table-cell>
              <table:table-cell office:value-type="float" office:value="0.0212">
                <text:p>0.02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956">
                <text:p>0.5956</text:p>
              </table:table-cell>
              <table:table-cell office:value-type="float" office:value="0.0213">
                <text:p>0.02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354">
                <text:p>0.6354</text:p>
              </table:table-cell>
              <table:table-cell office:value-type="float" office:value="0.0248">
                <text:p>0.02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924">
                <text:p>0.5924</text:p>
              </table:table-cell>
              <table:table-cell office:value-type="float" office:value="0.0204">
                <text:p>0.02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994">
                <text:p>0.5994</text:p>
              </table:table-cell>
              <table:table-cell office:value-type="float" office:value="0.0246">
                <text:p>0.02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669">
                <text:p>0.5669</text:p>
              </table:table-cell>
              <table:table-cell office:value-type="float" office:value="0.0232">
                <text:p>0.02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35">
                <text:p>0.635</text:p>
              </table:table-cell>
              <table:table-cell office:value-type="float" office:value="0.0215">
                <text:p>0.02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947">
                <text:p>0.5947</text:p>
              </table:table-cell>
              <table:table-cell office:value-type="float" office:value="0.0242">
                <text:p>0.02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582">
                <text:p>0.5582</text:p>
              </table:table-cell>
              <table:table-cell office:value-type="float" office:value="0.0225">
                <text:p>0.02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449">
                <text:p>0.2449</text:p>
              </table:table-cell>
              <table:table-cell office:value-type="float" office:value="0.0301">
                <text:p>0.03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893">
                <text:p>0.3893</text:p>
              </table:table-cell>
              <table:table-cell office:value-type="float" office:value="0.0305">
                <text:p>0.03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761">
                <text:p>0.1761</text:p>
              </table:table-cell>
              <table:table-cell office:value-type="float" office:value="0.0343">
                <text:p>0.034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972">
                <text:p>0.3972</text:p>
              </table:table-cell>
              <table:table-cell office:value-type="float" office:value="0.0378">
                <text:p>0.03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63">
                <text:p>0.263</text:p>
              </table:table-cell>
              <table:table-cell office:value-type="float" office:value="0.0349">
                <text:p>0.03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33">
                <text:p>0.333</text:p>
              </table:table-cell>
              <table:table-cell office:value-type="float" office:value="0.0372">
                <text:p>0.03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421">
                <text:p>0.2421</text:p>
              </table:table-cell>
              <table:table-cell office:value-type="float" office:value="0.0346">
                <text:p>0.03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545">
                <text:p>0.1545</text:p>
              </table:table-cell>
              <table:table-cell office:value-type="float" office:value="0.0347">
                <text:p>0.03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4537">
                <text:p>0.4537</text:p>
              </table:table-cell>
              <table:table-cell office:value-type="float" office:value="0.0463">
                <text:p>0.04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379">
                <text:p>0.5379</text:p>
              </table:table-cell>
              <table:table-cell office:value-type="float" office:value="0.0441">
                <text:p>0.04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496">
                <text:p>0.4496</text:p>
              </table:table-cell>
              <table:table-cell office:value-type="float" office:value="0.0443">
                <text:p>0.04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761">
                <text:p>0.4761</text:p>
              </table:table-cell>
              <table:table-cell office:value-type="float" office:value="0.0413">
                <text:p>0.04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52">
                <text:p>0.452</text:p>
              </table:table-cell>
              <table:table-cell office:value-type="float" office:value="0.0431">
                <text:p>0.04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251">
                <text:p>0.5251</text:p>
              </table:table-cell>
              <table:table-cell office:value-type="float" office:value="0.0426">
                <text:p>0.04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44">
                <text:p>0.244</text:p>
              </table:table-cell>
              <table:table-cell office:value-type="float" office:value="0.0564">
                <text:p>0.05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849">
                <text:p>0.1849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028">
                <text:p>0.302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202">
                <text:p>0.4202</text:p>
              </table:table-cell>
              <table:table-cell office:value-type="float" office:value="0.1088">
                <text:p>0.10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014">
                <text:p>0.4014</text:p>
              </table:table-cell>
              <table:table-cell office:value-type="float" office:value="0.0989">
                <text:p>0.098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738">
                <text:p>0.4738</text:p>
              </table:table-cell>
              <table:table-cell office:value-type="float" office:value="0.1086">
                <text:p>0.10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4068">
                <text:p>0.4068</text:p>
              </table:table-cell>
              <table:table-cell office:value-type="float" office:value="0.1033">
                <text:p>0.10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408">
                <text:p>0.5408</text:p>
              </table:table-cell>
              <table:table-cell office:value-type="float" office:value="0.1108">
                <text:p>0.11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6028">
                <text:p>0.6028</text:p>
              </table:table-cell>
              <table:table-cell office:value-type="float" office:value="0.1055">
                <text:p>0.10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88">
                <text:p>0.588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903">
                <text:p>0.3903</text:p>
              </table:table-cell>
              <table:table-cell office:value-type="float" office:value="0.1046">
                <text:p>0.104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092">
                <text:p>0.4092</text:p>
              </table:table-cell>
              <table:table-cell office:value-type="float" office:value="0.1032">
                <text:p>0.103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6126">
                <text:p>0.6126</text:p>
              </table:table-cell>
              <table:table-cell office:value-type="float" office:value="0.1074">
                <text:p>0.107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108">
                <text:p>0.4108</text:p>
              </table:table-cell>
              <table:table-cell office:value-type="float" office:value="0.1107">
                <text:p>0.110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233">
                <text:p>0.4233</text:p>
              </table:table-cell>
              <table:table-cell office:value-type="float" office:value="0.1117">
                <text:p>0.11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6322">
                <text:p>0.6322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6482">
                <text:p>0.6482</text:p>
              </table:table-cell>
              <table:table-cell office:value-type="float" office:value="0.1125">
                <text:p>0.11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995">
                <text:p>0.5995</text:p>
              </table:table-cell>
              <table:table-cell office:value-type="float" office:value="0.1157">
                <text:p>0.11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124">
                <text:p>0.3124</text:p>
              </table:table-cell>
              <table:table-cell office:value-type="float" office:value="0.1179">
                <text:p>0.117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273">
                <text:p>0.4273</text:p>
              </table:table-cell>
              <table:table-cell office:value-type="float" office:value="0.1161">
                <text:p>0.116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6382">
                <text:p>0.6382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6677">
                <text:p>0.6677</text:p>
              </table:table-cell>
              <table:table-cell office:value-type="float" office:value="0.3755">
                <text:p>0.37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497">
                <text:p>0.6497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6753">
                <text:p>0.6753</text:p>
              </table:table-cell>
              <table:table-cell office:value-type="float" office:value="0.3794">
                <text:p>0.37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5763">
                <text:p>0.5763</text:p>
              </table:table-cell>
              <table:table-cell office:value-type="float" office:value="0.3586">
                <text:p>0.358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7002">
                <text:p>0.7002</text:p>
              </table:table-cell>
              <table:table-cell office:value-type="float" office:value="0.3822">
                <text:p>0.382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7862">
                <text:p>0.7862</text:p>
              </table:table-cell>
              <table:table-cell office:value-type="float" office:value="0.9124">
                <text:p>0.91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8269">
                <text:p>0.8269</text:p>
              </table:table-cell>
              <table:table-cell office:value-type="float" office:value="0.9511">
                <text:p>0.951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8389">
                <text:p>0.8389</text:p>
              </table:table-cell>
              <table:table-cell office:value-type="float" office:value="0.9136">
                <text:p>0.91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8394">
                <text:p>0.8394</text:p>
              </table:table-cell>
              <table:table-cell office:value-type="float" office:value="0.9531">
                <text:p>0.953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8126">
                <text:p>0.8126</text:p>
              </table:table-cell>
              <table:table-cell office:value-type="float" office:value="0.9147">
                <text:p>0.914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839">
                <text:p>0.839</text:p>
              </table:table-cell>
              <table:table-cell office:value-type="float" office:value="0.9548">
                <text:p>0.95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489">
                <text:p>0.2489</text:p>
              </table:table-cell>
              <table:table-cell office:value-type="float" office:value="0.0067">
                <text:p>0.00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153">
                <text:p>0.3153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852">
                <text:p>0.3852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659">
                <text:p>0.4659</text:p>
              </table:table-cell>
              <table:table-cell office:value-type="float" office:value="0.0165">
                <text:p>0.016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371">
                <text:p>0.2371</text:p>
              </table:table-cell>
              <table:table-cell office:value-type="float" office:value="0.0069">
                <text:p>0.00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797">
                <text:p>0.3797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5033">
                <text:p>0.5033</text:p>
              </table:table-cell>
              <table:table-cell office:value-type="float" office:value="0.0219">
                <text:p>0.02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6062">
                <text:p>0.6062</text:p>
              </table:table-cell>
              <table:table-cell office:value-type="float" office:value="0.0226">
                <text:p>0.022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299">
                <text:p>0.3299</text:p>
              </table:table-cell>
              <table:table-cell office:value-type="float" office:value="0.0101">
                <text:p>0.01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299">
                <text:p>0.3299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457">
                <text:p>0.3457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547">
                <text:p>0.4547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293">
                <text:p>0.4293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5588">
                <text:p>0.5588</text:p>
              </table:table-cell>
              <table:table-cell office:value-type="float" office:value="0.0196">
                <text:p>0.01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5079">
                <text:p>0.5079</text:p>
              </table:table-cell>
              <table:table-cell office:value-type="float" office:value="0.0177">
                <text:p>0.017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581">
                <text:p>0.581</text:p>
              </table:table-cell>
              <table:table-cell office:value-type="float" office:value="0.0195">
                <text:p>0.01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944">
                <text:p>0.2944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5077">
                <text:p>0.5077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641">
                <text:p>0.36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6">
                <text:p>0.26</text:p>
              </table:table-cell>
              <table:table-cell office:value-type="float" office:value="0.0113">
                <text:p>0.011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253">
                <text:p>0.2253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526">
                <text:p>0.2526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501">
                <text:p>0.3501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014">
                <text:p>0.2014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192">
                <text:p>0.2192</text:p>
              </table:table-cell>
              <table:table-cell office:value-type="float" office:value="0.0074">
                <text:p>0.007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65">
                <text:p>0.265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673">
                <text:p>0.3673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084">
                <text:p>0.4084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941">
                <text:p>0.2941</text:p>
              </table:table-cell>
              <table:table-cell office:value-type="float" office:value="0.0151">
                <text:p>0.015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792">
                <text:p>0.3792</text:p>
              </table:table-cell>
              <table:table-cell office:value-type="float" office:value="0.0178">
                <text:p>0.017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126">
                <text:p>0.4126</text:p>
              </table:table-cell>
              <table:table-cell office:value-type="float" office:value="0.0151">
                <text:p>0.015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386">
                <text:p>0.4386</text:p>
              </table:table-cell>
              <table:table-cell office:value-type="float" office:value="0.0179">
                <text:p>0.017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661">
                <text:p>0.1661</text:p>
              </table:table-cell>
              <table:table-cell office:value-type="float" office:value="0.0162">
                <text:p>0.016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296">
                <text:p>0.3296</text:p>
              </table:table-cell>
              <table:table-cell office:value-type="float" office:value="0.0179">
                <text:p>0.017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4178">
                <text:p>0.4178</text:p>
              </table:table-cell>
              <table:table-cell office:value-type="float" office:value="0.0191">
                <text:p>0.01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731">
                <text:p>0.4731</text:p>
              </table:table-cell>
              <table:table-cell office:value-type="float" office:value="0.0201">
                <text:p>0.02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949">
                <text:p>0.3949</text:p>
              </table:table-cell>
              <table:table-cell office:value-type="float" office:value="0.0431">
                <text:p>0.043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883">
                <text:p>0.3883</text:p>
              </table:table-cell>
              <table:table-cell office:value-type="float" office:value="0.0424">
                <text:p>0.04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4945">
                <text:p>0.4945</text:p>
              </table:table-cell>
              <table:table-cell office:value-type="float" office:value="0.0452">
                <text:p>0.04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4993">
                <text:p>0.4993</text:p>
              </table:table-cell>
              <table:table-cell office:value-type="float" office:value="0.0437">
                <text:p>0.043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436">
                <text:p>0.3436</text:p>
              </table:table-cell>
              <table:table-cell office:value-type="float" office:value="0.0894">
                <text:p>0.089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728">
                <text:p>0.3728</text:p>
              </table:table-cell>
              <table:table-cell office:value-type="float" office:value="0.0957">
                <text:p>0.095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4061">
                <text:p>0.4061</text:p>
              </table:table-cell>
              <table:table-cell office:value-type="float" office:value="0.1038">
                <text:p>0.103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4978">
                <text:p>0.4978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4875">
                <text:p>0.4875</text:p>
              </table:table-cell>
              <table:table-cell office:value-type="float" office:value="0.0235">
                <text:p>0.023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507">
                <text:p>0.5507</text:p>
              </table:table-cell>
              <table:table-cell office:value-type="float" office:value="0.0246">
                <text:p>0.024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6114">
                <text:p>0.6114</text:p>
              </table:table-cell>
              <table:table-cell office:value-type="float" office:value="0.0227">
                <text:p>0.022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6108">
                <text:p>0.6108</text:p>
              </table:table-cell>
              <table:table-cell office:value-type="float" office:value="0.0264">
                <text:p>0.026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5361">
                <text:p>0.5361</text:p>
              </table:table-cell>
              <table:table-cell office:value-type="float" office:value="0.1134">
                <text:p>0.113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4652">
                <text:p>0.4652</text:p>
              </table:table-cell>
              <table:table-cell office:value-type="float" office:value="0.1177">
                <text:p>0.117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6539">
                <text:p>0.6539</text:p>
              </table:table-cell>
              <table:table-cell office:value-type="float" office:value="0.1146">
                <text:p>0.114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6312">
                <text:p>0.6312</text:p>
              </table:table-cell>
              <table:table-cell office:value-type="float" office:value="0.1143">
                <text:p>0.114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758">
                <text:p>0.2758</text:p>
              </table:table-cell>
              <table:table-cell office:value-type="float" office:value="0.0352">
                <text:p>0.035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144">
                <text:p>0.2144</text:p>
              </table:table-cell>
              <table:table-cell office:value-type="float" office:value="0.0365">
                <text:p>0.036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325">
                <text:p>0.3325</text:p>
              </table:table-cell>
              <table:table-cell office:value-type="float" office:value="0.0359">
                <text:p>0.035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677">
                <text:p>0.3677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6011">
                <text:p>0.6011</text:p>
              </table:table-cell>
              <table:table-cell office:value-type="float" office:value="0.2973">
                <text:p>0.297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6303">
                <text:p>0.6303</text:p>
              </table:table-cell>
              <table:table-cell office:value-type="float" office:value="0.3166">
                <text:p>0.316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6427">
                <text:p>0.6427</text:p>
              </table:table-cell>
              <table:table-cell office:value-type="float" office:value="0.3594">
                <text:p>0.359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7154">
                <text:p>0.7154</text:p>
              </table:table-cell>
              <table:table-cell office:value-type="float" office:value="0.3828">
                <text:p>0.382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934">
                <text:p>0.2934</text:p>
              </table:table-cell>
              <table:table-cell office:value-type="float" office:value="0.1104">
                <text:p>0.110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738">
                <text:p>0.3738</text:p>
              </table:table-cell>
              <table:table-cell office:value-type="float" office:value="0.1149">
                <text:p>0.114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689">
                <text:p>0.3689</text:p>
              </table:table-cell>
              <table:table-cell office:value-type="float" office:value="0.1172">
                <text:p>0.117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323">
                <text:p>0.3323</text:p>
              </table:table-cell>
              <table:table-cell office:value-type="float" office:value="0.1199">
                <text:p>0.119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804">
                <text:p>0.804</text:p>
              </table:table-cell>
              <table:table-cell office:value-type="float" office:value="0.7128">
                <text:p>0.712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8151">
                <text:p>0.8151</text:p>
              </table:table-cell>
              <table:table-cell office:value-type="float" office:value="0.757">
                <text:p>0.75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8228">
                <text:p>0.8228</text:p>
              </table:table-cell>
              <table:table-cell office:value-type="float" office:value="0.9171">
                <text:p>0.917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8422">
                <text:p>0.8422</text:p>
              </table:table-cell>
              <table:table-cell office:value-type="float" office:value="0.9559">
                <text:p>0.955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4161">
                <text:p>0.4161</text:p>
              </table:table-cell>
              <table:table-cell office:value-type="float" office:value="0.0086">
                <text:p>0.008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634">
                <text:p>0.3634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3944">
                <text:p>0.3944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4522">
                <text:p>0.4522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516">
                <text:p>0.3516</text:p>
              </table:table-cell>
              <table:table-cell office:value-type="float" office:value="0.0074">
                <text:p>0.007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264">
                <text:p>0.2264</text:p>
              </table:table-cell>
              <table:table-cell office:value-type="float" office:value="0.0117">
                <text:p>0.011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026">
                <text:p>0.1026</text:p>
              </table:table-cell>
              <table:table-cell office:value-type="float" office:value="0.0115">
                <text:p>0.011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4078">
                <text:p>0.4078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407">
                <text:p>0.3407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747">
                <text:p>0.3747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121">
                <text:p>0.1121</text:p>
              </table:table-cell>
              <table:table-cell office:value-type="float" office:value="0.0113">
                <text:p>0.011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4">
                <text:p>0.44</text:p>
              </table:table-cell>
              <table:table-cell office:value-type="float" office:value="0.0117">
                <text:p>0.011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151">
                <text:p>0.3151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4077">
                <text:p>0.4077</text:p>
              </table:table-cell>
              <table:table-cell office:value-type="float" office:value="0.0135">
                <text:p>0.013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947">
                <text:p>0.3947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2922">
                <text:p>0.2922</text:p>
              </table:table-cell>
              <table:table-cell office:value-type="float" office:value="0.0137">
                <text:p>0.013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2549">
                <text:p>0.2549</text:p>
              </table:table-cell>
              <table:table-cell office:value-type="float" office:value="0.0129">
                <text:p>0.012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524">
                <text:p>0.3524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501">
                <text:p>0.3501</text:p>
              </table:table-cell>
              <table:table-cell office:value-type="float" office:value="0.0161">
                <text:p>0.016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79">
                <text:p>0.379</text:p>
              </table:table-cell>
              <table:table-cell office:value-type="float" office:value="0.0165">
                <text:p>0.016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89">
                <text:p>0.389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42">
                <text:p>0.442</text:p>
              </table:table-cell>
              <table:table-cell office:value-type="float" office:value="0.0173">
                <text:p>0.017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549">
                <text:p>0.3549</text:p>
              </table:table-cell>
              <table:table-cell office:value-type="float" office:value="0.0137">
                <text:p>0.013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4754">
                <text:p>0.4754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276">
                <text:p>0.3276</text:p>
              </table:table-cell>
              <table:table-cell office:value-type="float" office:value="0.0163">
                <text:p>0.016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485">
                <text:p>0.485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4112">
                <text:p>0.4112</text:p>
              </table:table-cell>
              <table:table-cell office:value-type="float" office:value="0.0162">
                <text:p>0.016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501">
                <text:p>0.3501</text:p>
              </table:table-cell>
              <table:table-cell office:value-type="float" office:value="0.0165">
                <text:p>0.016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512">
                <text:p>0.3512</text:p>
              </table:table-cell>
              <table:table-cell office:value-type="float" office:value="0.0185">
                <text:p>0.018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4659">
                <text:p>0.4659</text:p>
              </table:table-cell>
              <table:table-cell office:value-type="float" office:value="0.0181">
                <text:p>0.018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4718">
                <text:p>0.4718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5086">
                <text:p>0.5086</text:p>
              </table:table-cell>
              <table:table-cell office:value-type="float" office:value="0.0192">
                <text:p>0.019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4155">
                <text:p>0.4155</text:p>
              </table:table-cell>
              <table:table-cell office:value-type="float" office:value="0.0169">
                <text:p>0.016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48">
                <text:p>0.48</text:p>
              </table:table-cell>
              <table:table-cell office:value-type="float" office:value="0.0194">
                <text:p>0.019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329">
                <text:p>0.3329</text:p>
              </table:table-cell>
              <table:table-cell office:value-type="float" office:value="0.0193">
                <text:p>0.019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4815">
                <text:p>0.4815</text:p>
              </table:table-cell>
              <table:table-cell office:value-type="float" office:value="0.0214">
                <text:p>0.021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5014">
                <text:p>0.5014</text:p>
              </table:table-cell>
              <table:table-cell office:value-type="float" office:value="0.0245">
                <text:p>0.024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5955">
                <text:p>0.5955</text:p>
              </table:table-cell>
              <table:table-cell office:value-type="float" office:value="0.0262">
                <text:p>0.026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6103">
                <text:p>0.6103</text:p>
              </table:table-cell>
              <table:table-cell office:value-type="float" office:value="0.0244">
                <text:p>0.024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4473">
                <text:p>0.4473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4975">
                <text:p>0.4975</text:p>
              </table:table-cell>
              <table:table-cell office:value-type="float" office:value="0.0231">
                <text:p>0.023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5966">
                <text:p>0.5966</text:p>
              </table:table-cell>
              <table:table-cell office:value-type="float" office:value="0.0269">
                <text:p>0.026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6059">
                <text:p>0.6059</text:p>
              </table:table-cell>
              <table:table-cell office:value-type="float" office:value="0.0283">
                <text:p>0.028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5794">
                <text:p>0.5794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977">
                <text:p>0.1977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018">
                <text:p>0.3018</text:p>
              </table:table-cell>
              <table:table-cell office:value-type="float" office:value="0.0345">
                <text:p>0.034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197">
                <text:p>0.1197</text:p>
              </table:table-cell>
              <table:table-cell office:value-type="float" office:value="0.0366">
                <text:p>0.036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132">
                <text:p>0.3132</text:p>
              </table:table-cell>
              <table:table-cell office:value-type="float" office:value="0.0392">
                <text:p>0.039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216">
                <text:p>0.1216</text:p>
              </table:table-cell>
              <table:table-cell office:value-type="float" office:value="0.0367">
                <text:p>0.036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2739">
                <text:p>0.2739</text:p>
              </table:table-cell>
              <table:table-cell office:value-type="float" office:value="0.0393">
                <text:p>0.039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2307">
                <text:p>0.2307</text:p>
              </table:table-cell>
              <table:table-cell office:value-type="float" office:value="0.0361">
                <text:p>0.036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795">
                <text:p>0.3795</text:p>
              </table:table-cell>
              <table:table-cell office:value-type="float" office:value="0.0366">
                <text:p>0.036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254">
                <text:p>0.3254</text:p>
              </table:table-cell>
              <table:table-cell office:value-type="float" office:value="0.0372">
                <text:p>0.037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4351">
                <text:p>0.4351</text:p>
              </table:table-cell>
              <table:table-cell office:value-type="float" office:value="0.0402">
                <text:p>0.040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4884">
                <text:p>0.4884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962">
                <text:p>0.4962</text:p>
              </table:table-cell>
              <table:table-cell office:value-type="float" office:value="0.0445">
                <text:p>0.044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172">
                <text:p>0.3172</text:p>
              </table:table-cell>
              <table:table-cell office:value-type="float" office:value="0.0436">
                <text:p>0.04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985">
                <text:p>0.3985</text:p>
              </table:table-cell>
              <table:table-cell office:value-type="float" office:value="0.0461">
                <text:p>0.046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986">
                <text:p>0.3986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645">
                <text:p>0.3645</text:p>
              </table:table-cell>
              <table:table-cell office:value-type="float" office:value="0.0437">
                <text:p>0.043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5299">
                <text:p>0.5299</text:p>
              </table:table-cell>
              <table:table-cell office:value-type="float" office:value="0.0461">
                <text:p>0.046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4519">
                <text:p>0.4519</text:p>
              </table:table-cell>
              <table:table-cell office:value-type="float" office:value="0.0437">
                <text:p>0.043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609">
                <text:p>0.3609</text:p>
              </table:table-cell>
              <table:table-cell office:value-type="float" office:value="0.0577">
                <text:p>0.057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367">
                <text:p>0.0367</text:p>
              </table:table-cell>
              <table:table-cell office:value-type="float" office:value="0.0587">
                <text:p>0.058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4479">
                <text:p>0.4479</text:p>
              </table:table-cell>
              <table:table-cell office:value-type="float" office:value="0.0985">
                <text:p>0.098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5043">
                <text:p>0.5043</text:p>
              </table:table-cell>
              <table:table-cell office:value-type="float" office:value="0.1141">
                <text:p>0.114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4139">
                <text:p>0.4139</text:p>
              </table:table-cell>
              <table:table-cell office:value-type="float" office:value="0.0978">
                <text:p>0.097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4441">
                <text:p>0.4441</text:p>
              </table:table-cell>
              <table:table-cell office:value-type="float" office:value="0.1137">
                <text:p>0.113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4107">
                <text:p>0.4107</text:p>
              </table:table-cell>
              <table:table-cell office:value-type="float" office:value="0.0988">
                <text:p>0.098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4123">
                <text:p>0.4123</text:p>
              </table:table-cell>
              <table:table-cell office:value-type="float" office:value="0.1158">
                <text:p>0.115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4045">
                <text:p>0.4045</text:p>
              </table:table-cell>
              <table:table-cell office:value-type="float" office:value="0.0997">
                <text:p>0.099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5136">
                <text:p>0.5136</text:p>
              </table:table-cell>
              <table:table-cell office:value-type="float" office:value="0.1195">
                <text:p>0.119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5444">
                <text:p>0.5444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6188">
                <text:p>0.6188</text:p>
              </table:table-cell>
              <table:table-cell office:value-type="float" office:value="0.1103">
                <text:p>0.110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523">
                <text:p>0.3523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2737">
                <text:p>0.2737</text:p>
              </table:table-cell>
              <table:table-cell office:value-type="float" office:value="0.1087">
                <text:p>0.108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375">
                <text:p>0.3375</text:p>
              </table:table-cell>
              <table:table-cell office:value-type="float" office:value="0.1099">
                <text:p>0.109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5002">
                <text:p>0.5002</text:p>
              </table:table-cell>
              <table:table-cell office:value-type="float" office:value="0.1129">
                <text:p>0.112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6606">
                <text:p>0.6606</text:p>
              </table:table-cell>
              <table:table-cell office:value-type="float" office:value="0.1124">
                <text:p>0.112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5572">
                <text:p>0.5572</text:p>
              </table:table-cell>
              <table:table-cell office:value-type="float" office:value="0.1038">
                <text:p>0.103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4544">
                <text:p>0.4544</text:p>
              </table:table-cell>
              <table:table-cell office:value-type="float" office:value="0.1217">
                <text:p>0.121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4933">
                <text:p>0.4933</text:p>
              </table:table-cell>
              <table:table-cell office:value-type="float" office:value="0.1252">
                <text:p>0.125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5701">
                <text:p>0.5701</text:p>
              </table:table-cell>
              <table:table-cell office:value-type="float" office:value="0.1176">
                <text:p>0.117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6554">
                <text:p>0.6554</text:p>
              </table:table-cell>
              <table:table-cell office:value-type="float" office:value="0.1178">
                <text:p>0.117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5567">
                <text:p>0.5567</text:p>
              </table:table-cell>
              <table:table-cell office:value-type="float" office:value="0.1138">
                <text:p>0.113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6671">
                <text:p>0.6671</text:p>
              </table:table-cell>
              <table:table-cell office:value-type="float" office:value="0.1165">
                <text:p>0.116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463">
                <text:p>0.3463</text:p>
              </table:table-cell>
              <table:table-cell office:value-type="float" office:value="0.1209">
                <text:p>0.120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4531">
                <text:p>0.4531</text:p>
              </table:table-cell>
              <table:table-cell office:value-type="float" office:value="0.1189">
                <text:p>0.118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6438">
                <text:p>0.643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6399">
                <text:p>0.6399</text:p>
              </table:table-cell>
              <table:table-cell office:value-type="float" office:value="0.3888">
                <text:p>0.388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6598">
                <text:p>0.6598</text:p>
              </table:table-cell>
              <table:table-cell office:value-type="float" office:value="0.3237">
                <text:p>0.323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6919">
                <text:p>0.6919</text:p>
              </table:table-cell>
              <table:table-cell office:value-type="float" office:value="0.3922">
                <text:p>0.392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6581">
                <text:p>0.6581</text:p>
              </table:table-cell>
              <table:table-cell office:value-type="float" office:value="0.3261">
                <text:p>0.326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7025">
                <text:p>0.7025</text:p>
              </table:table-cell>
              <table:table-cell office:value-type="float" office:value="0.3946">
                <text:p>0.394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6582">
                <text:p>0.6582</text:p>
              </table:table-cell>
              <table:table-cell office:value-type="float" office:value="0.3275">
                <text:p>0.327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7109">
                <text:p>0.7109</text:p>
              </table:table-cell>
              <table:table-cell office:value-type="float" office:value="0.3947">
                <text:p>0.394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811">
                <text:p>0.811</text:p>
              </table:table-cell>
              <table:table-cell office:value-type="float" office:value="0.7665">
                <text:p>0.766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8271">
                <text:p>0.8271</text:p>
              </table:table-cell>
              <table:table-cell office:value-type="float" office:value="0.9681">
                <text:p>0.968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8202">
                <text:p>0.8202</text:p>
              </table:table-cell>
              <table:table-cell office:value-type="float" office:value="0.7687">
                <text:p>0.768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8546">
                <text:p>0.8546</text:p>
              </table:table-cell>
              <table:table-cell office:value-type="float" office:value="0.9714">
                <text:p>0.97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8232">
                <text:p>0.8232</text:p>
              </table:table-cell>
              <table:table-cell office:value-type="float" office:value="0.7746">
                <text:p>0.774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8591">
                <text:p>0.8591</text:p>
              </table:table-cell>
              <table:table-cell office:value-type="float" office:value="0.9734">
                <text:p>0.973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8017">
                <text:p>0.8017</text:p>
              </table:table-cell>
              <table:table-cell office:value-type="float" office:value="0.7733">
                <text:p>0.773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7959">
                <text:p>0.7959</text:p>
              </table:table-cell>
              <table:table-cell office:value-type="float" office:value="0.9727">
                <text:p>0.972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3129">
                <text:p>0.3129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3977">
                <text:p>0.3977</text:p>
              </table:table-cell>
              <table:table-cell office:value-type="float" office:value="0.0126">
                <text:p>0.012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3806">
                <text:p>0.3806</text:p>
              </table:table-cell>
              <table:table-cell office:value-type="float" office:value="0.0145">
                <text:p>0.014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2712">
                <text:p>0.2712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2291">
                <text:p>0.2291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3928">
                <text:p>0.3928</text:p>
              </table:table-cell>
              <table:table-cell office:value-type="float" office:value="0.0119">
                <text:p>0.011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879">
                <text:p>0.1879</text:p>
              </table:table-cell>
              <table:table-cell office:value-type="float" office:value="0.0123">
                <text:p>0.012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4052">
                <text:p>0.4052</text:p>
              </table:table-cell>
              <table:table-cell office:value-type="float" office:value="0.0145">
                <text:p>0.014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428">
                <text:p>0.1428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4269">
                <text:p>0.4269</text:p>
              </table:table-cell>
              <table:table-cell office:value-type="float" office:value="0.0126">
                <text:p>0.012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2866">
                <text:p>0.2866</text:p>
              </table:table-cell>
              <table:table-cell office:value-type="float" office:value="0.0119">
                <text:p>0.011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3751">
                <text:p>0.3751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1753">
                <text:p>0.1753</text:p>
              </table:table-cell>
              <table:table-cell office:value-type="float" office:value="0.0151">
                <text:p>0.015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814">
                <text:p>0.1814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3658">
                <text:p>0.3658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3321">
                <text:p>0.3321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2829">
                <text:p>0.2829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3621">
                <text:p>0.3621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3349">
                <text:p>0.3349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2966">
                <text:p>0.2966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3271">
                <text:p>0.3271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302">
                <text:p>0.302</text:p>
              </table:table-cell>
              <table:table-cell office:value-type="float" office:value="0.0179">
                <text:p>0.017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3446">
                <text:p>0.3446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054">
                <text:p>0.4054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3477">
                <text:p>0.3477</text:p>
              </table:table-cell>
              <table:table-cell office:value-type="float" office:value="0.0176">
                <text:p>0.017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4303">
                <text:p>0.4303</text:p>
              </table:table-cell>
              <table:table-cell office:value-type="float" office:value="0.0193">
                <text:p>0.019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4136">
                <text:p>0.4136</text:p>
              </table:table-cell>
              <table:table-cell office:value-type="float" office:value="0.0181">
                <text:p>0.018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2543">
                <text:p>0.2543</text:p>
              </table:table-cell>
              <table:table-cell office:value-type="float" office:value="0.0185">
                <text:p>0.018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3521">
                <text:p>0.3521</text:p>
              </table:table-cell>
              <table:table-cell office:value-type="float" office:value="0.0173">
                <text:p>0.017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252">
                <text:p>0.425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294">
                <text:p>0.294</text:p>
              </table:table-cell>
              <table:table-cell office:value-type="float" office:value="0.0199">
                <text:p>0.019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4854">
                <text:p>0.485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3496">
                <text:p>0.3496</text:p>
              </table:table-cell>
              <table:table-cell office:value-type="float" office:value="0.0201">
                <text:p>0.020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502">
                <text:p>0.4502</text:p>
              </table:table-cell>
              <table:table-cell office:value-type="float" office:value="0.0205">
                <text:p>0.020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4403">
                <text:p>0.4403</text:p>
              </table:table-cell>
              <table:table-cell office:value-type="float" office:value="0.0213">
                <text:p>0.021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4963">
                <text:p>0.4963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4379">
                <text:p>0.4379</text:p>
              </table:table-cell>
              <table:table-cell office:value-type="float" office:value="0.0244">
                <text:p>0.024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613">
                <text:p>0.613</text:p>
              </table:table-cell>
              <table:table-cell office:value-type="float" office:value="0.0281">
                <text:p>0.028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614">
                <text:p>0.614</text:p>
              </table:table-cell>
              <table:table-cell office:value-type="float" office:value="0.0266">
                <text:p>0.026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4521">
                <text:p>0.4521</text:p>
              </table:table-cell>
              <table:table-cell office:value-type="float" office:value="0.0236">
                <text:p>0.023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4876">
                <text:p>0.4876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622">
                <text:p>0.622</text:p>
              </table:table-cell>
              <table:table-cell office:value-type="float" office:value="0.0286">
                <text:p>0.028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6833">
                <text:p>0.6833</text:p>
              </table:table-cell>
              <table:table-cell office:value-type="float" office:value="0.0282">
                <text:p>0.028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6117">
                <text:p>0.6117</text:p>
              </table:table-cell>
              <table:table-cell office:value-type="float" office:value="0.0268">
                <text:p>0.026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2765">
                <text:p>0.2765</text:p>
              </table:table-cell>
              <table:table-cell office:value-type="float" office:value="0.0322">
                <text:p>0.032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3152">
                <text:p>0.3152</text:p>
              </table:table-cell>
              <table:table-cell office:value-type="float" office:value="0.0366">
                <text:p>0.036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332">
                <text:p>0.332</text:p>
              </table:table-cell>
              <table:table-cell office:value-type="float" office:value="0.0372">
                <text:p>0.037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5042">
                <text:p>0.5042</text:p>
              </table:table-cell>
              <table:table-cell office:value-type="float" office:value="0.0406">
                <text:p>0.040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4576">
                <text:p>0.4576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5099">
                <text:p>0.5099</text:p>
              </table:table-cell>
              <table:table-cell office:value-type="float" office:value="0.0406">
                <text:p>0.040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2867">
                <text:p>0.2867</text:p>
              </table:table-cell>
              <table:table-cell office:value-type="float" office:value="0.0363">
                <text:p>0.036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4212">
                <text:p>0.4212</text:p>
              </table:table-cell>
              <table:table-cell office:value-type="float" office:value="0.0404">
                <text:p>0.040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4652">
                <text:p>0.4652</text:p>
              </table:table-cell>
              <table:table-cell office:value-type="float" office:value="0.0387">
                <text:p>0.038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3704">
                <text:p>0.3704</text:p>
              </table:table-cell>
              <table:table-cell office:value-type="float" office:value="0.0425">
                <text:p>0.04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5907">
                <text:p>0.5907</text:p>
              </table:table-cell>
              <table:table-cell office:value-type="float" office:value="0.0451">
                <text:p>0.045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598">
                <text:p>0.598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5291">
                <text:p>0.5291</text:p>
              </table:table-cell>
              <table:table-cell office:value-type="float" office:value="0.0449">
                <text:p>0.044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968">
                <text:p>0.4968</text:p>
              </table:table-cell>
              <table:table-cell office:value-type="float" office:value="0.0485">
                <text:p>0.048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3837">
                <text:p>0.3837</text:p>
              </table:table-cell>
              <table:table-cell office:value-type="float" office:value="0.0508">
                <text:p>0.050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3991">
                <text:p>0.3991</text:p>
              </table:table-cell>
              <table:table-cell office:value-type="float" office:value="0.0546">
                <text:p>0.054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751">
                <text:p>0.4751</text:p>
              </table:table-cell>
              <table:table-cell office:value-type="float" office:value="0.0447">
                <text:p>0.044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3965">
                <text:p>0.3965</text:p>
              </table:table-cell>
              <table:table-cell office:value-type="float" office:value="0.0524">
                <text:p>0.052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4841">
                <text:p>0.4841</text:p>
              </table:table-cell>
              <table:table-cell office:value-type="float" office:value="0.0585">
                <text:p>0.058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115">
                <text:p>0.4115</text:p>
              </table:table-cell>
              <table:table-cell office:value-type="float" office:value="0.0621">
                <text:p>0.062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5231">
                <text:p>0.5231</text:p>
              </table:table-cell>
              <table:table-cell office:value-type="float" office:value="0.1026">
                <text:p>0.102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5894">
                <text:p>0.5894</text:p>
              </table:table-cell>
              <table:table-cell office:value-type="float" office:value="0.1193">
                <text:p>0.119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5172">
                <text:p>0.5172</text:p>
              </table:table-cell>
              <table:table-cell office:value-type="float" office:value="0.1031">
                <text:p>0.103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5884">
                <text:p>0.5884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5301">
                <text:p>0.5301</text:p>
              </table:table-cell>
              <table:table-cell office:value-type="float" office:value="0.1024">
                <text:p>0.102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5957">
                <text:p>0.5957</text:p>
              </table:table-cell>
              <table:table-cell office:value-type="float" office:value="0.1216">
                <text:p>0.121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5349">
                <text:p>0.5349</text:p>
              </table:table-cell>
              <table:table-cell office:value-type="float" office:value="0.1051">
                <text:p>0.105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4805">
                <text:p>0.4805</text:p>
              </table:table-cell>
              <table:table-cell office:value-type="float" office:value="0.1233">
                <text:p>0.123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6257">
                <text:p>0.6257</text:p>
              </table:table-cell>
              <table:table-cell office:value-type="float" office:value="0.1095">
                <text:p>0.109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6213">
                <text:p>0.6213</text:p>
              </table:table-cell>
              <table:table-cell office:value-type="float" office:value="0.1078">
                <text:p>0.107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4893">
                <text:p>0.4893</text:p>
              </table:table-cell>
              <table:table-cell office:value-type="float" office:value="0.1084">
                <text:p>0.108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5654">
                <text:p>0.5654</text:p>
              </table:table-cell>
              <table:table-cell office:value-type="float" office:value="0.1134">
                <text:p>0.113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3619">
                <text:p>0.3619</text:p>
              </table:table-cell>
              <table:table-cell office:value-type="float" office:value="0.1139">
                <text:p>0.113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5728">
                <text:p>0.5728</text:p>
              </table:table-cell>
              <table:table-cell office:value-type="float" office:value="0.1124">
                <text:p>0.112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6339">
                <text:p>0.6339</text:p>
              </table:table-cell>
              <table:table-cell office:value-type="float" office:value="0.1107">
                <text:p>0.110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6305">
                <text:p>0.6305</text:p>
              </table:table-cell>
              <table:table-cell office:value-type="float" office:value="0.1119">
                <text:p>0.111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5086">
                <text:p>0.5086</text:p>
              </table:table-cell>
              <table:table-cell office:value-type="float" office:value="0.1175">
                <text:p>0.117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5853">
                <text:p>0.5853</text:p>
              </table:table-cell>
              <table:table-cell office:value-type="float" office:value="0.1243">
                <text:p>0.124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5544">
                <text:p>0.5544</text:p>
              </table:table-cell>
              <table:table-cell office:value-type="float" office:value="0.1176">
                <text:p>0.117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7217">
                <text:p>0.7217</text:p>
              </table:table-cell>
              <table:table-cell office:value-type="float" office:value="0.1191">
                <text:p>0.119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5304">
                <text:p>0.5304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6401">
                <text:p>0.6401</text:p>
              </table:table-cell>
              <table:table-cell office:value-type="float" office:value="0.1148">
                <text:p>0.114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4965">
                <text:p>0.4965</text:p>
              </table:table-cell>
              <table:table-cell office:value-type="float" office:value="0.1217">
                <text:p>0.121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4659">
                <text:p>0.4659</text:p>
              </table:table-cell>
              <table:table-cell office:value-type="float" office:value="0.1258">
                <text:p>0.125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6493">
                <text:p>0.6493</text:p>
              </table:table-cell>
              <table:table-cell office:value-type="float" office:value="0.3304">
                <text:p>0.330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7545">
                <text:p>0.7545</text:p>
              </table:table-cell>
              <table:table-cell office:value-type="float" office:value="0.4007">
                <text:p>0.400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6531">
                <text:p>0.6531</text:p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6972">
                <text:p>0.6972</text:p>
              </table:table-cell>
              <table:table-cell office:value-type="float" office:value="0.397">
                <text:p>0.39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6576">
                <text:p>0.6576</text:p>
              </table:table-cell>
              <table:table-cell office:value-type="float" office:value="0.3331">
                <text:p>0.333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7565">
                <text:p>0.7565</text:p>
              </table:table-cell>
              <table:table-cell office:value-type="float" office:value="0.4025">
                <text:p>0.402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661">
                <text:p>0.661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7061">
                <text:p>0.7061</text:p>
              </table:table-cell>
              <table:table-cell office:value-type="float" office:value="0.4058">
                <text:p>0.405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8157">
                <text:p>0.8157</text:p>
              </table:table-cell>
              <table:table-cell office:value-type="float" office:value="0.7852">
                <text:p>0.785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8687">
                <text:p>0.8687</text:p>
              </table:table-cell>
              <table:table-cell office:value-type="float" office:value="0.9854">
                <text:p>0.985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8561">
                <text:p>0.8561</text:p>
              </table:table-cell>
              <table:table-cell office:value-type="float" office:value="0.7848">
                <text:p>0.784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8704">
                <text:p>0.8704</text:p>
              </table:table-cell>
              <table:table-cell office:value-type="float" office:value="0.9878">
                <text:p>0.987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8224">
                <text:p>0.8224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8732">
                <text:p>0.8732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8233">
                <text:p>0.8233</text:p>
              </table:table-cell>
              <table:table-cell office:value-type="float" office:value="0.7875">
                <text:p>0.787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8672">
                <text:p>0.8672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505">
                <text:p>0.505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4093">
                <text:p>0.4093</text:p>
              </table:table-cell>
              <table:table-cell office:value-type="float" office:value="0.0124">
                <text:p>0.012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5535">
                <text:p>0.5535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5699">
                <text:p>0.5699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3841">
                <text:p>0.3841</text:p>
              </table:table-cell>
              <table:table-cell office:value-type="float" office:value="0.0174">
                <text:p>0.017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5312">
                <text:p>0.5312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3896">
                <text:p>0.3896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553">
                <text:p>0.553</text:p>
              </table:table-cell>
              <table:table-cell office:value-type="float" office:value="0.0163">
                <text:p>0.016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4237">
                <text:p>0.4237</text:p>
              </table:table-cell>
              <table:table-cell office:value-type="float" office:value="0.0179">
                <text:p>0.017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5762">
                <text:p>0.5762</text:p>
              </table:table-cell>
              <table:table-cell office:value-type="float" office:value="0.0192">
                <text:p>0.019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4863">
                <text:p>0.4863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5498">
                <text:p>0.5498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5644">
                <text:p>0.5644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4693">
                <text:p>0.4693</text:p>
              </table:table-cell>
              <table:table-cell office:value-type="float" office:value="0.0181">
                <text:p>0.018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5103">
                <text:p>0.5103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5397">
                <text:p>0.5397</text:p>
              </table:table-cell>
              <table:table-cell office:value-type="float" office:value="0.0157">
                <text:p>0.015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4431">
                <text:p>0.4431</text:p>
              </table:table-cell>
              <table:table-cell office:value-type="float" office:value="0.0177">
                <text:p>0.017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5747">
                <text:p>0.5747</text:p>
              </table:table-cell>
              <table:table-cell office:value-type="float" office:value="0.0181">
                <text:p>0.018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316">
                <text:p>0.316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3698">
                <text:p>0.3698</text:p>
              </table:table-cell>
              <table:table-cell office:value-type="float" office:value="0.0153">
                <text:p>0.015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4048">
                <text:p>0.4048</text:p>
              </table:table-cell>
              <table:table-cell office:value-type="float" office:value="0.0173">
                <text:p>0.017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4194">
                <text:p>0.4194</text:p>
              </table:table-cell>
              <table:table-cell office:value-type="float" office:value="0.0182">
                <text:p>0.018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3334">
                <text:p>0.3334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4736">
                <text:p>0.4736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544">
                <text:p>0.544</text:p>
              </table:table-cell>
              <table:table-cell office:value-type="float" office:value="0.0185">
                <text:p>0.018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4666">
                <text:p>0.4666</text:p>
              </table:table-cell>
              <table:table-cell office:value-type="float" office:value="0.0212">
                <text:p>0.021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3243">
                <text:p>0.3243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3726">
                <text:p>0.3726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4068">
                <text:p>0.4068</text:p>
              </table:table-cell>
              <table:table-cell office:value-type="float" office:value="0.0188">
                <text:p>0.018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5556">
                <text:p>0.5556</text:p>
              </table:table-cell>
              <table:table-cell office:value-type="float" office:value="0.0219">
                <text:p>0.021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5529">
                <text:p>0.5529</text:p>
              </table:table-cell>
              <table:table-cell office:value-type="float" office:value="0.0191">
                <text:p>0.019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5594">
                <text:p>0.559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4212">
                <text:p>0.4212</text:p>
              </table:table-cell>
              <table:table-cell office:value-type="float" office:value="0.0184">
                <text:p>0.018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5384">
                <text:p>0.5384</text:p>
              </table:table-cell>
              <table:table-cell office:value-type="float" office:value="0.0195">
                <text:p>0.019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3372">
                <text:p>0.3372</text:p>
              </table:table-cell>
              <table:table-cell office:value-type="float" office:value="0.0142">
                <text:p>0.014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3893">
                <text:p>0.3893</text:p>
              </table:table-cell>
              <table:table-cell office:value-type="float" office:value="0.0181">
                <text:p>0.018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5507">
                <text:p>0.5507</text:p>
              </table:table-cell>
              <table:table-cell office:value-type="float" office:value="0.0201">
                <text:p>0.020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4445">
                <text:p>0.4445</text:p>
              </table:table-cell>
              <table:table-cell office:value-type="float" office:value="0.0217">
                <text:p>0.021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5888">
                <text:p>0.5888</text:p>
              </table:table-cell>
              <table:table-cell office:value-type="float" office:value="0.0218">
                <text:p>0.021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4461">
                <text:p>0.4461</text:p>
              </table:table-cell>
              <table:table-cell office:value-type="float" office:value="0.0224">
                <text:p>0.022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496">
                <text:p>0.496</text:p>
              </table:table-cell>
              <table:table-cell office:value-type="float" office:value="0.0197">
                <text:p>0.019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4659">
                <text:p>0.4659</text:p>
              </table:table-cell>
              <table:table-cell office:value-type="float" office:value="0.0203">
                <text:p>0.020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4342">
                <text:p>0.4342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605">
                <text:p>0.605</text:p>
              </table:table-cell>
              <table:table-cell office:value-type="float" office:value="0.0191">
                <text:p>0.019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6198">
                <text:p>0.6198</text:p>
              </table:table-cell>
              <table:table-cell office:value-type="float" office:value="0.0219">
                <text:p>0.021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6305">
                <text:p>0.6305</text:p>
              </table:table-cell>
              <table:table-cell office:value-type="float" office:value="0.0245">
                <text:p>0.024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5618">
                <text:p>0.5618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4532">
                <text:p>0.4532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4847">
                <text:p>0.4847</text:p>
              </table:table-cell>
              <table:table-cell office:value-type="float" office:value="0.0207">
                <text:p>0.020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4912">
                <text:p>0.4912</text:p>
              </table:table-cell>
              <table:table-cell office:value-type="float" office:value="0.0229">
                <text:p>0.022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4951">
                <text:p>0.4951</text:p>
              </table:table-cell>
              <table:table-cell office:value-type="float" office:value="0.0238">
                <text:p>0.023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514">
                <text:p>0.514</text:p>
              </table:table-cell>
              <table:table-cell office:value-type="float" office:value="0.0216">
                <text:p>0.021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6025">
                <text:p>0.6025</text:p>
              </table:table-cell>
              <table:table-cell office:value-type="float" office:value="0.0248">
                <text:p>0.024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6007">
                <text:p>0.6007</text:p>
              </table:table-cell>
              <table:table-cell office:value-type="float" office:value="0.0188">
                <text:p>0.018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6234">
                <text:p>0.6234</text:p>
              </table:table-cell>
              <table:table-cell office:value-type="float" office:value="0.0215">
                <text:p>0.021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6359">
                <text:p>0.6359</text:p>
              </table:table-cell>
              <table:table-cell office:value-type="float" office:value="0.0225">
                <text:p>0.022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6478">
                <text:p>0.6478</text:p>
              </table:table-cell>
              <table:table-cell office:value-type="float" office:value="0.0261">
                <text:p>0.026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4351">
                <text:p>0.4351</text:p>
              </table:table-cell>
              <table:table-cell office:value-type="float" office:value="0.0171">
                <text:p>0.017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5991">
                <text:p>0.5991</text:p>
              </table:table-cell>
              <table:table-cell office:value-type="float" office:value="0.0212">
                <text:p>0.021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6137">
                <text:p>0.6137</text:p>
              </table:table-cell>
              <table:table-cell office:value-type="float" office:value="0.0224">
                <text:p>0.022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6248">
                <text:p>0.6248</text:p>
              </table:table-cell>
              <table:table-cell office:value-type="float" office:value="0.0231">
                <text:p>0.023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6116">
                <text:p>0.6116</text:p>
              </table:table-cell>
              <table:table-cell office:value-type="float" office:value="0.0256">
                <text:p>0.025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6206">
                <text:p>0.6206</text:p>
              </table:table-cell>
              <table:table-cell office:value-type="float" office:value="0.0236">
                <text:p>0.023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6531">
                <text:p>0.6531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6253">
                <text:p>0.6253</text:p>
              </table:table-cell>
              <table:table-cell office:value-type="float" office:value="0.0254">
                <text:p>0.025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6624">
                <text:p>0.6624</text:p>
              </table:table-cell>
              <table:table-cell office:value-type="float" office:value="0.0285">
                <text:p>0.028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6433">
                <text:p>0.6433</text:p>
              </table:table-cell>
              <table:table-cell office:value-type="float" office:value="0.0283">
                <text:p>0.028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4564">
                <text:p>0.4564</text:p>
              </table:table-cell>
              <table:table-cell office:value-type="float" office:value="0.0184">
                <text:p>0.018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6137">
                <text:p>0.6137</text:p>
              </table:table-cell>
              <table:table-cell office:value-type="float" office:value="0.0219">
                <text:p>0.021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6271">
                <text:p>0.6271</text:p>
              </table:table-cell>
              <table:table-cell office:value-type="float" office:value="0.0242">
                <text:p>0.024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5286">
                <text:p>0.5286</text:p>
              </table:table-cell>
              <table:table-cell office:value-type="float" office:value="0.0266">
                <text:p>0.026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6096">
                <text:p>0.6096</text:p>
              </table:table-cell>
              <table:table-cell office:value-type="float" office:value="0.0188">
                <text:p>0.018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6321">
                <text:p>0.6321</text:p>
              </table:table-cell>
              <table:table-cell office:value-type="float" office:value="0.0224">
                <text:p>0.022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6447">
                <text:p>0.6447</text:p>
              </table:table-cell>
              <table:table-cell office:value-type="float" office:value="0.0247">
                <text:p>0.024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5656">
                <text:p>0.5656</text:p>
              </table:table-cell>
              <table:table-cell office:value-type="float" office:value="0.0267">
                <text:p>0.026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6027">
                <text:p>0.6027</text:p>
              </table:table-cell>
              <table:table-cell office:value-type="float" office:value="0.0216">
                <text:p>0.021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6253">
                <text:p>0.6253</text:p>
              </table:table-cell>
              <table:table-cell office:value-type="float" office:value="0.0248">
                <text:p>0.024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5411">
                <text:p>0.5411</text:p>
              </table:table-cell>
              <table:table-cell office:value-type="float" office:value="0.0269">
                <text:p>0.026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5478">
                <text:p>0.5478</text:p>
              </table:table-cell>
              <table:table-cell office:value-type="float" office:value="0.0247">
                <text:p>0.024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6736">
                <text:p>0.6736</text:p>
              </table:table-cell>
              <table:table-cell office:value-type="float" office:value="0.0296">
                <text:p>0.029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5728">
                <text:p>0.5728</text:p>
              </table:table-cell>
              <table:table-cell office:value-type="float" office:value="0.0302">
                <text:p>0.030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6124">
                <text:p>0.6124</text:p>
              </table:table-cell>
              <table:table-cell office:value-type="float" office:value="0.0226">
                <text:p>0.022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6344">
                <text:p>0.6344</text:p>
              </table:table-cell>
              <table:table-cell office:value-type="float" office:value="0.0243">
                <text:p>0.024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6457">
                <text:p>0.6457</text:p>
              </table:table-cell>
              <table:table-cell office:value-type="float" office:value="0.0251">
                <text:p>0.025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6544">
                <text:p>0.6544</text:p>
              </table:table-cell>
              <table:table-cell office:value-type="float" office:value="0.0273">
                <text:p>0.027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683">
                <text:p>0.683</text:p>
              </table:table-cell>
              <table:table-cell office:value-type="float" office:value="0.0319">
                <text:p>0.031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6873">
                <text:p>0.6873</text:p>
              </table:table-cell>
              <table:table-cell office:value-type="float" office:value="0.0335">
                <text:p>0.033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5882">
                <text:p>0.5882</text:p>
              </table:table-cell>
              <table:table-cell office:value-type="float" office:value="0.0311">
                <text:p>0.031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7018">
                <text:p>0.7018</text:p>
              </table:table-cell>
              <table:table-cell office:value-type="float" office:value="0.0328">
                <text:p>0.032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7021">
                <text:p>0.7021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7195">
                <text:p>0.7195</text:p>
              </table:table-cell>
              <table:table-cell office:value-type="float" office:value="0.0282">
                <text:p>0.028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6317">
                <text:p>0.6317</text:p>
              </table:table-cell>
              <table:table-cell office:value-type="float" office:value="0.0305">
                <text:p>0.030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7345">
                <text:p>0.7345</text:p>
              </table:table-cell>
              <table:table-cell office:value-type="float" office:value="0.0332">
                <text:p>0.033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7035">
                <text:p>0.7035</text:p>
              </table:table-cell>
              <table:table-cell office:value-type="float" office:value="0.0249">
                <text:p>0.024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7185">
                <text:p>0.7185</text:p>
              </table:table-cell>
              <table:table-cell office:value-type="float" office:value="0.0268">
                <text:p>0.026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7252">
                <text:p>0.7252</text:p>
              </table:table-cell>
              <table:table-cell office:value-type="float" office:value="0.0287">
                <text:p>0.028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6412">
                <text:p>0.6412</text:p>
              </table:table-cell>
              <table:table-cell office:value-type="float" office:value="0.0307">
                <text:p>0.030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6991">
                <text:p>0.6991</text:p>
              </table:table-cell>
              <table:table-cell office:value-type="float" office:value="0.0347">
                <text:p>0.034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6783">
                <text:p>0.6783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7217">
                <text:p>0.7217</text:p>
              </table:table-cell>
              <table:table-cell office:value-type="float" office:value="0.0298">
                <text:p>0.029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653">
                <text:p>0.653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737">
                <text:p>0.737</text:p>
              </table:table-cell>
              <table:table-cell office:value-type="float" office:value="0.0341">
                <text:p>0.034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7104">
                <text:p>0.7104</text:p>
              </table:table-cell>
              <table:table-cell office:value-type="float" office:value="0.0346">
                <text:p>0.034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6356">
                <text:p>0.6356</text:p>
              </table:table-cell>
              <table:table-cell office:value-type="float" office:value="0.0355">
                <text:p>0.035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6325">
                <text:p>0.6325</text:p>
              </table:table-cell>
              <table:table-cell office:value-type="float" office:value="0.0276">
                <text:p>0.027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7197">
                <text:p>0.7197</text:p>
              </table:table-cell>
              <table:table-cell office:value-type="float" office:value="0.0294">
                <text:p>0.029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6528">
                <text:p>0.6528</text:p>
              </table:table-cell>
              <table:table-cell office:value-type="float" office:value="0.0319">
                <text:p>0.031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7383">
                <text:p>0.7383</text:p>
              </table:table-cell>
              <table:table-cell office:value-type="float" office:value="0.0338">
                <text:p>0.033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4418">
                <text:p>0.4418</text:p>
              </table:table-cell>
              <table:table-cell office:value-type="float" office:value="0.0342">
                <text:p>0.034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4847">
                <text:p>0.4847</text:p>
              </table:table-cell>
              <table:table-cell office:value-type="float" office:value="0.0372">
                <text:p>0.037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5035">
                <text:p>0.5035</text:p>
              </table:table-cell>
              <table:table-cell office:value-type="float" office:value="0.0405">
                <text:p>0.040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388">
                <text:p>0.388</text:p>
              </table:table-cell>
              <table:table-cell office:value-type="float" office:value="0.0403">
                <text:p>0.040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4557">
                <text:p>0.4557</text:p>
              </table:table-cell>
              <table:table-cell office:value-type="float" office:value="0.0391">
                <text:p>0.039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4881">
                <text:p>0.4881</text:p>
              </table:table-cell>
              <table:table-cell office:value-type="float" office:value="0.0415">
                <text:p>0.041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5123">
                <text:p>0.5123</text:p>
              </table:table-cell>
              <table:table-cell office:value-type="float" office:value="0.0432">
                <text:p>0.043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4051">
                <text:p>0.4051</text:p>
              </table:table-cell>
              <table:table-cell office:value-type="float" office:value="0.0453">
                <text:p>0.045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4678">
                <text:p>0.4678</text:p>
              </table:table-cell>
              <table:table-cell office:value-type="float" office:value="0.0379">
                <text:p>0.037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5077">
                <text:p>0.5077</text:p>
              </table:table-cell>
              <table:table-cell office:value-type="float" office:value="0.0406">
                <text:p>0.040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3838">
                <text:p>0.3838</text:p>
              </table:table-cell>
              <table:table-cell office:value-type="float" office:value="0.0433">
                <text:p>0.043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4125">
                <text:p>0.4125</text:p>
              </table:table-cell>
              <table:table-cell office:value-type="float" office:value="0.0467">
                <text:p>0.046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4495">
                <text:p>0.4495</text:p>
              </table:table-cell>
              <table:table-cell office:value-type="float" office:value="0.0379">
                <text:p>0.037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3577">
                <text:p>0.3577</text:p>
              </table:table-cell>
              <table:table-cell office:value-type="float" office:value="0.0402">
                <text:p>0.040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4313">
                <text:p>0.4313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3946">
                <text:p>0.3946</text:p>
              </table:table-cell>
              <table:table-cell office:value-type="float" office:value="0.0449">
                <text:p>0.044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3022">
                <text:p>0.3022</text:p>
              </table:table-cell>
              <table:table-cell office:value-type="float" office:value="0.0412">
                <text:p>0.041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5166">
                <text:p>0.5166</text:p>
              </table:table-cell>
              <table:table-cell office:value-type="float" office:value="0.0442">
                <text:p>0.044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5043">
                <text:p>0.5043</text:p>
              </table:table-cell>
              <table:table-cell office:value-type="float" office:value="0.0463">
                <text:p>0.046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551">
                <text:p>0.551</text:p>
              </table:table-cell>
              <table:table-cell office:value-type="float" office:value="0.0488">
                <text:p>0.048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6231">
                <text:p>0.6231</text:p>
              </table:table-cell>
              <table:table-cell office:value-type="float" office:value="0.0479">
                <text:p>0.047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5135">
                <text:p>0.5135</text:p>
              </table:table-cell>
              <table:table-cell office:value-type="float" office:value="0.0517">
                <text:p>0.051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4866">
                <text:p>0.4866</text:p>
              </table:table-cell>
              <table:table-cell office:value-type="float" office:value="0.0568">
                <text:p>0.056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6045">
                <text:p>0.6045</text:p>
              </table:table-cell>
              <table:table-cell office:value-type="float" office:value="0.0504">
                <text:p>0.050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6427">
                <text:p>0.6427</text:p>
              </table:table-cell>
              <table:table-cell office:value-type="float" office:value="0.0524">
                <text:p>0.052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5589">
                <text:p>0.5589</text:p>
              </table:table-cell>
              <table:table-cell office:value-type="float" office:value="0.0607">
                <text:p>0.060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4746">
                <text:p>0.4746</text:p>
              </table:table-cell>
              <table:table-cell office:value-type="float" office:value="0.0465">
                <text:p>0.046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6149">
                <text:p>0.6149</text:p>
              </table:table-cell>
              <table:table-cell office:value-type="float" office:value="0.0468">
                <text:p>0.046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5176">
                <text:p>0.5176</text:p>
              </table:table-cell>
              <table:table-cell office:value-type="float" office:value="0.0545">
                <text:p>0.054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5152">
                <text:p>0.5152</text:p>
              </table:table-cell>
              <table:table-cell office:value-type="float" office:value="0.0505">
                <text:p>0.050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5072">
                <text:p>0.507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6491">
                <text:p>0.6491</text:p>
              </table:table-cell>
              <table:table-cell office:value-type="float" office:value="0.0549">
                <text:p>0.054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5611">
                <text:p>0.5611</text:p>
              </table:table-cell>
              <table:table-cell office:value-type="float" office:value="0.0559">
                <text:p>0.055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5378">
                <text:p>0.5378</text:p>
              </table:table-cell>
              <table:table-cell office:value-type="float" office:value="0.0494">
                <text:p>0.049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4836">
                <text:p>0.4836</text:p>
              </table:table-cell>
              <table:table-cell office:value-type="float" office:value="0.0456">
                <text:p>0.045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5496">
                <text:p>0.5496</text:p>
              </table:table-cell>
              <table:table-cell office:value-type="float" office:value="0.0534">
                <text:p>0.053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313">
                <text:p>0.313</text:p>
              </table:table-cell>
              <table:table-cell office:value-type="float" office:value="0.0616">
                <text:p>0.061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493">
                <text:p>0.493</text:p>
              </table:table-cell>
              <table:table-cell office:value-type="float" office:value="0.0624">
                <text:p>0.062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3579">
                <text:p>0.3579</text:p>
              </table:table-cell>
              <table:table-cell office:value-type="float" office:value="0.0649">
                <text:p>0.064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5335">
                <text:p>0.5335</text:p>
              </table:table-cell>
              <table:table-cell office:value-type="float" office:value="0.0678">
                <text:p>0.067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5534">
                <text:p>0.5534</text:p>
              </table:table-cell>
              <table:table-cell office:value-type="float" office:value="0.1048">
                <text:p>0.104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5898">
                <text:p>0.5898</text:p>
              </table:table-cell>
              <table:table-cell office:value-type="float" office:value="0.1164">
                <text:p>0.116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6078">
                <text:p>0.6078</text:p>
              </table:table-cell>
              <table:table-cell office:value-type="float" office:value="0.1231">
                <text:p>0.123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5021">
                <text:p>0.5021</text:p>
              </table:table-cell>
              <table:table-cell office:value-type="float" office:value="0.1287">
                <text:p>0.128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5472">
                <text:p>0.5472</text:p>
              </table:table-cell>
              <table:table-cell office:value-type="float" office:value="0.1043">
                <text:p>0.104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4652">
                <text:p>0.4652</text:p>
              </table:table-cell>
              <table:table-cell office:value-type="float" office:value="0.1147">
                <text:p>0.114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6019">
                <text:p>0.6019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6142">
                <text:p>0.6142</text:p>
              </table:table-cell>
              <table:table-cell office:value-type="float" office:value="0.1278">
                <text:p>0.127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562">
                <text:p>0.562</text:p>
              </table:table-cell>
              <table:table-cell office:value-type="float" office:value="0.1049">
                <text:p>0.104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5971">
                <text:p>0.5971</text:p>
              </table:table-cell>
              <table:table-cell office:value-type="float" office:value="0.1171">
                <text:p>0.117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6142">
                <text:p>0.6142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6283">
                <text:p>0.6283</text:p>
              </table:table-cell>
              <table:table-cell office:value-type="float" office:value="0.1293">
                <text:p>0.129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5672">
                <text:p>0.5672</text:p>
              </table:table-cell>
              <table:table-cell office:value-type="float" office:value="0.1084">
                <text:p>0.108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6029">
                <text:p>0.6029</text:p>
              </table:table-cell>
              <table:table-cell office:value-type="float" office:value="0.1197">
                <text:p>0.119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5475">
                <text:p>0.5475</text:p>
              </table:table-cell>
              <table:table-cell office:value-type="float" office:value="0.1262">
                <text:p>0.126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633">
                <text:p>0.633</text:p>
              </table:table-cell>
              <table:table-cell office:value-type="float" office:value="0.1325">
                <text:p>0.132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7268">
                <text:p>0.7268</text:p>
              </table:table-cell>
              <table:table-cell office:value-type="float" office:value="0.1102">
                <text:p>0.110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7401">
                <text:p>0.7401</text:p>
              </table:table-cell>
              <table:table-cell office:value-type="float" office:value="0.1164">
                <text:p>0.116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6523">
                <text:p>0.6523</text:p>
              </table:table-cell>
              <table:table-cell office:value-type="float" office:value="0.1164">
                <text:p>0.116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7546">
                <text:p>0.7546</text:p>
              </table:table-cell>
              <table:table-cell office:value-type="float" office:value="0.1202">
                <text:p>0.120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5385">
                <text:p>0.5385</text:p>
              </table:table-cell>
              <table:table-cell office:value-type="float" office:value="0.1126">
                <text:p>0.112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4984">
                <text:p>0.4984</text:p>
              </table:table-cell>
              <table:table-cell office:value-type="float" office:value="0.1173">
                <text:p>0.117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6024">
                <text:p>0.6024</text:p>
              </table:table-cell>
              <table:table-cell office:value-type="float" office:value="0.1151">
                <text:p>0.115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6146">
                <text:p>0.6146</text:p>
              </table:table-cell>
              <table:table-cell office:value-type="float" office:value="0.1194">
                <text:p>0.119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756">
                <text:p>0.756</text:p>
              </table:table-cell>
              <table:table-cell office:value-type="float" office:value="0.1186">
                <text:p>0.118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749">
                <text:p>0.749</text:p>
              </table:table-cell>
              <table:table-cell office:value-type="float" office:value="0.1162">
                <text:p>0.116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4344">
                <text:p>0.4344</text:p>
              </table:table-cell>
              <table:table-cell office:value-type="float" office:value="0.1159">
                <text:p>0.115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5949">
                <text:p>0.5949</text:p>
              </table:table-cell>
              <table:table-cell office:value-type="float" office:value="0.1164">
                <text:p>0.116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6098">
                <text:p>0.6098</text:p>
              </table:table-cell>
              <table:table-cell office:value-type="float" office:value="0.1172">
                <text:p>0.117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5183">
                <text:p>0.5183</text:p>
              </table:table-cell>
              <table:table-cell office:value-type="float" office:value="0.1226">
                <text:p>0.122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7347">
                <text:p>0.7347</text:p>
              </table:table-cell>
              <table:table-cell office:value-type="float" office:value="0.1097">
                <text:p>0.109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6974">
                <text:p>0.6974</text:p>
              </table:table-cell>
              <table:table-cell office:value-type="float" office:value="0.1181">
                <text:p>0.118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6626">
                <text:p>0.6626</text:p>
              </table:table-cell>
              <table:table-cell office:value-type="float" office:value="0.1178">
                <text:p>0.117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4643">
                <text:p>0.4643</text:p>
              </table:table-cell>
              <table:table-cell office:value-type="float" office:value="0.1209">
                <text:p>0.120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4918">
                <text:p>0.4918</text:p>
              </table:table-cell>
              <table:table-cell office:value-type="float" office:value="0.1251">
                <text:p>0.125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5195">
                <text:p>0.5195</text:p>
              </table:table-cell>
              <table:table-cell office:value-type="float" office:value="0.1284">
                <text:p>0.128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5358">
                <text:p>0.5358</text:p>
              </table:table-cell>
              <table:table-cell office:value-type="float" office:value="0.1312">
                <text:p>0.131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6549">
                <text:p>0.6549</text:p>
              </table:table-cell>
              <table:table-cell office:value-type="float" office:value="0.1221">
                <text:p>0.122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739">
                <text:p>0.739</text:p>
              </table:table-cell>
              <table:table-cell office:value-type="float" office:value="0.1172">
                <text:p>0.117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769">
                <text:p>0.769</text:p>
              </table:table-cell>
              <table:table-cell office:value-type="float" office:value="0.1228">
                <text:p>0.122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7735">
                <text:p>0.7735</text:p>
              </table:table-cell>
              <table:table-cell office:value-type="float" office:value="0.1279">
                <text:p>0.127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699">
                <text:p>0.699</text:p>
              </table:table-cell>
              <table:table-cell office:value-type="float" office:value="0.1212">
                <text:p>0.121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7415">
                <text:p>0.7415</text:p>
              </table:table-cell>
              <table:table-cell office:value-type="float" office:value="0.1206">
                <text:p>0.120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7627">
                <text:p>0.7627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5734">
                <text:p>0.5734</text:p>
              </table:table-cell>
              <table:table-cell office:value-type="float" office:value="0.1222">
                <text:p>0.122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493">
                <text:p>0.493</text:p>
              </table:table-cell>
              <table:table-cell office:value-type="float" office:value="0.1275">
                <text:p>0.127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6171">
                <text:p>0.6171</text:p>
              </table:table-cell>
              <table:table-cell office:value-type="float" office:value="0.1302">
                <text:p>0.130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5269">
                <text:p>0.5269</text:p>
              </table:table-cell>
              <table:table-cell office:value-type="float" office:value="0.1268">
                <text:p>0.126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7269">
                <text:p>0.7269</text:p>
              </table:table-cell>
              <table:table-cell office:value-type="float" office:value="0.3557">
                <text:p>0.355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7482">
                <text:p>0.7482</text:p>
              </table:table-cell>
              <table:table-cell office:value-type="float" office:value="0.3893">
                <text:p>0.389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7594">
                <text:p>0.7594</text:p>
              </table:table-cell>
              <table:table-cell office:value-type="float" office:value="0.4083">
                <text:p>0.408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7046">
                <text:p>0.7046</text:p>
              </table:table-cell>
              <table:table-cell office:value-type="float" office:value="0.4215">
                <text:p>0.421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6568">
                <text:p>0.6568</text:p>
              </table:table-cell>
              <table:table-cell office:value-type="float" office:value="0.3578">
                <text:p>0.357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7516">
                <text:p>0.7516</text:p>
              </table:table-cell>
              <table:table-cell office:value-type="float" office:value="0.3921">
                <text:p>0.392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7621">
                <text:p>0.7621</text:p>
              </table:table-cell>
              <table:table-cell office:value-type="float" office:value="0.4095">
                <text:p>0.409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7083">
                <text:p>0.7083</text:p>
              </table:table-cell>
              <table:table-cell office:value-type="float" office:value="0.4207">
                <text:p>0.420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6623">
                <text:p>0.6623</text:p>
              </table:table-cell>
              <table:table-cell office:value-type="float" office:value="0.3611">
                <text:p>0.361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6888">
                <text:p>0.6888</text:p>
              </table:table-cell>
              <table:table-cell office:value-type="float" office:value="0.3937">
                <text:p>0.393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7652">
                <text:p>0.7652</text:p>
              </table:table-cell>
              <table:table-cell office:value-type="float" office:value="0.4118">
                <text:p>0.411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771">
                <text:p>0.771</text:p>
              </table:table-cell>
              <table:table-cell office:value-type="float" office:value="0.4268">
                <text:p>0.426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7373">
                <text:p>0.7373</text:p>
              </table:table-cell>
              <table:table-cell office:value-type="float" office:value="0.3605">
                <text:p>0.360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7381">
                <text:p>0.7381</text:p>
              </table:table-cell>
              <table:table-cell office:value-type="float" office:value="0.3951">
                <text:p>0.395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7111">
                <text:p>0.7111</text:p>
              </table:table-cell>
              <table:table-cell office:value-type="float" office:value="0.4139">
                <text:p>0.413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7763">
                <text:p>0.7763</text:p>
              </table:table-cell>
              <table:table-cell office:value-type="float" office:value="0.4253">
                <text:p>0.425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8456">
                <text:p>0.8456</text:p>
              </table:table-cell>
              <table:table-cell office:value-type="float" office:value="0.9124">
                <text:p>0.912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8537">
                <text:p>0.8537</text:p>
              </table:table-cell>
              <table:table-cell office:value-type="float" office:value="0.9511">
                <text:p>0.951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864">
                <text:p>0.864</text:p>
              </table:table-cell>
              <table:table-cell office:value-type="float" office:value="0.9681">
                <text:p>0.968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8363">
                <text:p>0.8363</text:p>
              </table:table-cell>
              <table:table-cell office:value-type="float" office:value="0.9854">
                <text:p>0.985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8214">
                <text:p>0.8214</text:p>
              </table:table-cell>
              <table:table-cell office:value-type="float" office:value="0.9136">
                <text:p>0.913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8598">
                <text:p>0.8598</text:p>
              </table:table-cell>
              <table:table-cell office:value-type="float" office:value="0.9531">
                <text:p>0.953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8656">
                <text:p>0.8656</text:p>
              </table:table-cell>
              <table:table-cell office:value-type="float" office:value="0.9714">
                <text:p>0.971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8704">
                <text:p>0.8704</text:p>
              </table:table-cell>
              <table:table-cell office:value-type="float" office:value="0.9878">
                <text:p>0.987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8513">
                <text:p>0.8513</text:p>
              </table:table-cell>
              <table:table-cell office:value-type="float" office:value="0.9171">
                <text:p>0.917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863">
                <text:p>0.863</text:p>
              </table:table-cell>
              <table:table-cell office:value-type="float" office:value="0.9559">
                <text:p>0.955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865">
                <text:p>0.865</text:p>
              </table:table-cell>
              <table:table-cell office:value-type="float" office:value="0.9734">
                <text:p>0.973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8732">
                <text:p>0.8732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8117">
                <text:p>0.8117</text:p>
              </table:table-cell>
              <table:table-cell office:value-type="float" office:value="0.9147">
                <text:p>0.914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8277">
                <text:p>0.8277</text:p>
              </table:table-cell>
              <table:table-cell office:value-type="float" office:value="0.9548">
                <text:p>0.954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8671">
                <text:p>0.8671</text:p>
              </table:table-cell>
              <table:table-cell office:value-type="float" office:value="0.9727">
                <text:p>0.972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8717">
                <text:p>0.8717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4838">
                <text:p>0.4838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4972">
                <text:p>0.4972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4953">
                <text:p>0.4953</text:p>
              </table:table-cell>
              <table:table-cell office:value-type="float" office:value="0.0223">
                <text:p>0.022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344">
                <text:p>0.344</text:p>
              </table:table-cell>
              <table:table-cell office:value-type="float" office:value="0.0129">
                <text:p>0.012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4356">
                <text:p>0.4356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5998">
                <text:p>0.5998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4399">
                <text:p>0.4399</text:p>
              </table:table-cell>
              <table:table-cell office:value-type="float" office:value="0.0113">
                <text:p>0.011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3322">
                <text:p>0.3322</text:p>
              </table:table-cell>
              <table:table-cell office:value-type="float" office:value="0.0154">
                <text:p>0.015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3611">
                <text:p>0.3611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4052">
                <text:p>0.4052</text:p>
              </table:table-cell>
              <table:table-cell office:value-type="float" office:value="0.0168">
                <text:p>0.016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3564">
                <text:p>0.3564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5547">
                <text:p>0.5547</text:p>
              </table:table-cell>
              <table:table-cell office:value-type="float" office:value="0.0184">
                <text:p>0.018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5107">
                <text:p>0.5107</text:p>
              </table:table-cell>
              <table:table-cell office:value-type="float" office:value="0.0196">
                <text:p>0.019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5188">
                <text:p>0.5188</text:p>
              </table:table-cell>
              <table:table-cell office:value-type="float" office:value="0.0214">
                <text:p>0.021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4432">
                <text:p>0.4432</text:p>
              </table:table-cell>
              <table:table-cell office:value-type="float" office:value="0.0173">
                <text:p>0.017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5843">
                <text:p>0.5843</text:p>
              </table:table-cell>
              <table:table-cell office:value-type="float" office:value="0.0216">
                <text:p>0.021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5937">
                <text:p>0.5937</text:p>
              </table:table-cell>
              <table:table-cell office:value-type="float" office:value="0.0227">
                <text:p>0.022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4911">
                <text:p>0.4911</text:p>
              </table:table-cell>
              <table:table-cell office:value-type="float" office:value="0.0247">
                <text:p>0.024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511">
                <text:p>0.511</text:p>
              </table:table-cell>
              <table:table-cell office:value-type="float" office:value="0.0142">
                <text:p>0.014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548">
                <text:p>0.548</text:p>
              </table:table-cell>
              <table:table-cell office:value-type="float" office:value="0.0179">
                <text:p>0.017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556">
                <text:p>0.556</text:p>
              </table:table-cell>
              <table:table-cell office:value-type="float" office:value="0.0186">
                <text:p>0.018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5805">
                <text:p>0.5805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436">
                <text:p>0.436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4893">
                <text:p>0.4893</text:p>
              </table:table-cell>
              <table:table-cell office:value-type="float" office:value="0.0183">
                <text:p>0.018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5063">
                <text:p>0.5063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3955">
                <text:p>0.3955</text:p>
              </table:table-cell>
              <table:table-cell office:value-type="float" office:value="0.0218">
                <text:p>0.021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4169">
                <text:p>0.4169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4593">
                <text:p>0.4593</text:p>
              </table:table-cell>
              <table:table-cell office:value-type="float" office:value="0.0212">
                <text:p>0.021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5006">
                <text:p>0.5006</text:p>
              </table:table-cell>
              <table:table-cell office:value-type="float" office:value="0.0244">
                <text:p>0.024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5215">
                <text:p>0.5215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4452">
                <text:p>0.4452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335">
                <text:p>0.335</text:p>
              </table:table-cell>
              <table:table-cell office:value-type="float" office:value="0.0185">
                <text:p>0.018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3663">
                <text:p>0.3663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5385">
                <text:p>0.5385</text:p>
              </table:table-cell>
              <table:table-cell office:value-type="float" office:value="0.0193">
                <text:p>0.019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3375">
                <text:p>0.3375</text:p>
              </table:table-cell>
              <table:table-cell office:value-type="float" office:value="0.0195">
                <text:p>0.019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5404">
                <text:p>0.5404</text:p>
              </table:table-cell>
              <table:table-cell office:value-type="float" office:value="0.0213">
                <text:p>0.021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5193">
                <text:p>0.5193</text:p>
              </table:table-cell>
              <table:table-cell office:value-type="float" office:value="0.0213">
                <text:p>0.021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5587">
                <text:p>0.5587</text:p>
              </table:table-cell>
              <table:table-cell office:value-type="float" office:value="0.0217">
                <text:p>0.021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555">
                <text:p>0.555</text:p>
              </table:table-cell>
              <table:table-cell office:value-type="float" office:value="0.0188">
                <text:p>0.018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4699">
                <text:p>0.4699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6045">
                <text:p>0.6045</text:p>
              </table:table-cell>
              <table:table-cell office:value-type="float" office:value="0.0258">
                <text:p>0.025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6209">
                <text:p>0.6209</text:p>
              </table:table-cell>
              <table:table-cell office:value-type="float" office:value="0.0262">
                <text:p>0.026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5001">
                <text:p>0.5001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5693">
                <text:p>0.5693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4869">
                <text:p>0.4869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5039">
                <text:p>0.5039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5724">
                <text:p>0.5724</text:p>
              </table:table-cell>
              <table:table-cell office:value-type="float" office:value="0.0177">
                <text:p>0.017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6201">
                <text:p>0.6201</text:p>
              </table:table-cell>
              <table:table-cell office:value-type="float" office:value="0.0263">
                <text:p>0.026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491">
                <text:p>0.491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4576">
                <text:p>0.4576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6095">
                <text:p>0.6095</text:p>
              </table:table-cell>
              <table:table-cell office:value-type="float" office:value="0.0245">
                <text:p>0.024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476">
                <text:p>0.476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5653">
                <text:p>0.5653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6132">
                <text:p>0.6132</text:p>
              </table:table-cell>
              <table:table-cell office:value-type="float" office:value="0.0265">
                <text:p>0.026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4315">
                <text:p>0.4315</text:p>
              </table:table-cell>
              <table:table-cell office:value-type="float" office:value="0.0161">
                <text:p>0.016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493">
                <text:p>0.493</text:p>
              </table:table-cell>
              <table:table-cell office:value-type="float" office:value="0.0197">
                <text:p>0.019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5127">
                <text:p>0.5127</text:p>
              </table:table-cell>
              <table:table-cell office:value-type="float" office:value="0.0176">
                <text:p>0.017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402">
                <text:p>0.402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3437">
                <text:p>0.343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5683">
                <text:p>0.5683</text:p>
              </table:table-cell>
              <table:table-cell office:value-type="float" office:value="0.0213">
                <text:p>0.021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3966">
                <text:p>0.3966</text:p>
              </table:table-cell>
              <table:table-cell office:value-type="float" office:value="0.0218">
                <text:p>0.021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58">
                <text:p>0.58</text:p>
              </table:table-cell>
              <table:table-cell office:value-type="float" office:value="0.0234">
                <text:p>0.023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566">
                <text:p>0.566</text:p>
              </table:table-cell>
              <table:table-cell office:value-type="float" office:value="0.0189">
                <text:p>0.018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5932">
                <text:p>0.5932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5051">
                <text:p>0.5051</text:p>
              </table:table-cell>
              <table:table-cell office:value-type="float" office:value="0.0245">
                <text:p>0.024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6298">
                <text:p>0.6298</text:p>
              </table:table-cell>
              <table:table-cell office:value-type="float" office:value="0.0287">
                <text:p>0.028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5355">
                <text:p>0.5355</text:p>
              </table:table-cell>
              <table:table-cell office:value-type="float" office:value="0.0164">
                <text:p>0.016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5119">
                <text:p>0.5119</text:p>
              </table:table-cell>
              <table:table-cell office:value-type="float" office:value="0.0178">
                <text:p>0.017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6498">
                <text:p>0.6498</text:p>
              </table:table-cell>
              <table:table-cell office:value-type="float" office:value="0.0294">
                <text:p>0.029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3834">
                <text:p>0.3834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4718">
                <text:p>0.4718</text:p>
              </table:table-cell>
              <table:table-cell office:value-type="float" office:value="0.0193">
                <text:p>0.019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6298">
                <text:p>0.6298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5524">
                <text:p>0.5524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6045">
                <text:p>0.6045</text:p>
              </table:table-cell>
              <table:table-cell office:value-type="float" office:value="0.0188">
                <text:p>0.018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6643">
                <text:p>0.6643</text:p>
              </table:table-cell>
              <table:table-cell office:value-type="float" office:value="0.0273">
                <text:p>0.027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5103">
                <text:p>0.5103</text:p>
              </table:table-cell>
              <table:table-cell office:value-type="float" office:value="0.0154">
                <text:p>0.015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5744">
                <text:p>0.5744</text:p>
              </table:table-cell>
              <table:table-cell office:value-type="float" office:value="0.0189">
                <text:p>0.018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5368">
                <text:p>0.5368</text:p>
              </table:table-cell>
              <table:table-cell office:value-type="float" office:value="0.0285">
                <text:p>0.028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3532">
                <text:p>0.3532</text:p>
              </table:table-cell>
              <table:table-cell office:value-type="float" office:value="0.0183">
                <text:p>0.018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4612">
                <text:p>0.4612</text:p>
              </table:table-cell>
              <table:table-cell office:value-type="float" office:value="0.0209">
                <text:p>0.020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5802">
                <text:p>0.5802</text:p>
              </table:table-cell>
              <table:table-cell office:value-type="float" office:value="0.0187">
                <text:p>0.018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5787">
                <text:p>0.5787</text:p>
              </table:table-cell>
              <table:table-cell office:value-type="float" office:value="0.0211">
                <text:p>0.021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3941">
                <text:p>0.3941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4915">
                <text:p>0.4915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5539">
                <text:p>0.5539</text:p>
              </table:table-cell>
              <table:table-cell office:value-type="float" office:value="0.0226">
                <text:p>0.022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5086">
                <text:p>0.5086</text:p>
              </table:table-cell>
              <table:table-cell office:value-type="float" office:value="0.0241">
                <text:p>0.024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5345">
                <text:p>0.5345</text:p>
              </table:table-cell>
              <table:table-cell office:value-type="float" office:value="0.0215">
                <text:p>0.021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5372">
                <text:p>0.5372</text:p>
              </table:table-cell>
              <table:table-cell office:value-type="float" office:value="0.0258">
                <text:p>0.025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658">
                <text:p>0.658</text:p>
              </table:table-cell>
              <table:table-cell office:value-type="float" office:value="0.0279">
                <text:p>0.027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6773">
                <text:p>0.6773</text:p>
              </table:table-cell>
              <table:table-cell office:value-type="float" office:value="0.0294">
                <text:p>0.029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433">
                <text:p>0.433</text:p>
              </table:table-cell>
              <table:table-cell office:value-type="float" office:value="0.0171">
                <text:p>0.017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515">
                <text:p>0.515</text:p>
              </table:table-cell>
              <table:table-cell office:value-type="float" office:value="0.0192">
                <text:p>0.019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5676">
                <text:p>0.5676</text:p>
              </table:table-cell>
              <table:table-cell office:value-type="float" office:value="0.0184">
                <text:p>0.018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5927">
                <text:p>0.5927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5205">
                <text:p>0.5205</text:p>
              </table:table-cell>
              <table:table-cell office:value-type="float" office:value="0.0199">
                <text:p>0.019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604">
                <text:p>0.604</text:p>
              </table:table-cell>
              <table:table-cell office:value-type="float" office:value="0.0228">
                <text:p>0.022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5391">
                <text:p>0.5391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5057">
                <text:p>0.5057</text:p>
              </table:table-cell>
              <table:table-cell office:value-type="float" office:value="0.0232">
                <text:p>0.023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6205">
                <text:p>0.6205</text:p>
              </table:table-cell>
              <table:table-cell office:value-type="float" office:value="0.0218">
                <text:p>0.021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6384">
                <text:p>0.6384</text:p>
              </table:table-cell>
              <table:table-cell office:value-type="float" office:value="0.0251">
                <text:p>0.025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5508">
                <text:p>0.5508</text:p>
              </table:table-cell>
              <table:table-cell office:value-type="float" office:value="0.0268">
                <text:p>0.026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6681">
                <text:p>0.6681</text:p>
              </table:table-cell>
              <table:table-cell office:value-type="float" office:value="0.0273">
                <text:p>0.027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5392">
                <text:p>0.5392</text:p>
              </table:table-cell>
              <table:table-cell office:value-type="float" office:value="0.0174">
                <text:p>0.017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6064">
                <text:p>0.6064</text:p>
              </table:table-cell>
              <table:table-cell office:value-type="float" office:value="0.0193">
                <text:p>0.019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6277">
                <text:p>0.6277</text:p>
              </table:table-cell>
              <table:table-cell office:value-type="float" office:value="0.0305">
                <text:p>0.030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4407">
                <text:p>0.4407</text:p>
              </table:table-cell>
              <table:table-cell office:value-type="float" office:value="0.0197">
                <text:p>0.019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4791">
                <text:p>0.4791</text:p>
              </table:table-cell>
              <table:table-cell office:value-type="float" office:value="0.0193">
                <text:p>0.019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668">
                <text:p>0.668</text:p>
              </table:table-cell>
              <table:table-cell office:value-type="float" office:value="0.0282">
                <text:p>0.028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426">
                <text:p>0.426</text:p>
              </table:table-cell>
              <table:table-cell office:value-type="float" office:value="0.0182">
                <text:p>0.018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5111">
                <text:p>0.5111</text:p>
              </table:table-cell>
              <table:table-cell office:value-type="float" office:value="0.0196">
                <text:p>0.019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6578">
                <text:p>0.6578</text:p>
              </table:table-cell>
              <table:table-cell office:value-type="float" office:value="0.0322">
                <text:p>0.032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4444">
                <text:p>0.4444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5883">
                <text:p>0.5883</text:p>
              </table:table-cell>
              <table:table-cell office:value-type="float" office:value="0.0217">
                <text:p>0.021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5935">
                <text:p>0.5935</text:p>
              </table:table-cell>
              <table:table-cell office:value-type="float" office:value="0.0223">
                <text:p>0.022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483">
                <text:p>0.483</text:p>
              </table:table-cell>
              <table:table-cell office:value-type="float" office:value="0.0247">
                <text:p>0.024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4938">
                <text:p>0.4938</text:p>
              </table:table-cell>
              <table:table-cell office:value-type="float" office:value="0.0185">
                <text:p>0.018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5202">
                <text:p>0.5202</text:p>
              </table:table-cell>
              <table:table-cell office:value-type="float" office:value="0.0205">
                <text:p>0.020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5199">
                <text:p>0.5199</text:p>
              </table:table-cell>
              <table:table-cell office:value-type="float" office:value="0.0221">
                <text:p>0.022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5461">
                <text:p>0.5461</text:p>
              </table:table-cell>
              <table:table-cell office:value-type="float" office:value="0.0232">
                <text:p>0.023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6256">
                <text:p>0.6256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6482">
                <text:p>0.6482</text:p>
              </table:table-cell>
              <table:table-cell office:value-type="float" office:value="0.0257">
                <text:p>0.025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6592">
                <text:p>0.6592</text:p>
              </table:table-cell>
              <table:table-cell office:value-type="float" office:value="0.0283">
                <text:p>0.028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67">
                <text:p>0.67</text:p>
              </table:table-cell>
              <table:table-cell office:value-type="float" office:value="0.0292">
                <text:p>0.029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5479">
                <text:p>0.5479</text:p>
              </table:table-cell>
              <table:table-cell office:value-type="float" office:value="0.0199">
                <text:p>0.019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5965">
                <text:p>0.5965</text:p>
              </table:table-cell>
              <table:table-cell office:value-type="float" office:value="0.0208">
                <text:p>0.020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6619">
                <text:p>0.6619</text:p>
              </table:table-cell>
              <table:table-cell office:value-type="float" office:value="0.0317">
                <text:p>0.031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4059">
                <text:p>0.4059</text:p>
              </table:table-cell>
              <table:table-cell office:value-type="float" office:value="0.0189">
                <text:p>0.018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5335">
                <text:p>0.5335</text:p>
              </table:table-cell>
              <table:table-cell office:value-type="float" office:value="0.0206">
                <text:p>0.020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5794">
                <text:p>0.5794</text:p>
              </table:table-cell>
              <table:table-cell office:value-type="float" office:value="0.0288">
                <text:p>0.028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5902">
                <text:p>0.5902</text:p>
              </table:table-cell>
              <table:table-cell office:value-type="float" office:value="0.0209">
                <text:p>0.020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579">
                <text:p>0.579</text:p>
              </table:table-cell>
              <table:table-cell office:value-type="float" office:value="0.0212">
                <text:p>0.021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6987">
                <text:p>0.6987</text:p>
              </table:table-cell>
              <table:table-cell office:value-type="float" office:value="0.0338">
                <text:p>0.033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4535">
                <text:p>0.4535</text:p>
              </table:table-cell>
              <table:table-cell office:value-type="float" office:value="0.0198">
                <text:p>0.019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5358">
                <text:p>0.5358</text:p>
              </table:table-cell>
              <table:table-cell office:value-type="float" office:value="0.0206">
                <text:p>0.020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6757">
                <text:p>0.6757</text:p>
              </table:table-cell>
              <table:table-cell office:value-type="float" office:value="0.0323">
                <text:p>0.032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4557">
                <text:p>0.4557</text:p>
              </table:table-cell>
              <table:table-cell office:value-type="float" office:value="0.0212">
                <text:p>0.021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6442">
                <text:p>0.6442</text:p>
              </table:table-cell>
              <table:table-cell office:value-type="float" office:value="0.0256">
                <text:p>0.025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6227">
                <text:p>0.6227</text:p>
              </table:table-cell>
              <table:table-cell office:value-type="float" office:value="0.0362">
                <text:p>0.036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478">
                <text:p>0.478</text:p>
              </table:table-cell>
              <table:table-cell office:value-type="float" office:value="0.0213">
                <text:p>0.021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5069">
                <text:p>0.5069</text:p>
              </table:table-cell>
              <table:table-cell office:value-type="float" office:value="0.0233">
                <text:p>0.023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7017">
                <text:p>0.7017</text:p>
              </table:table-cell>
              <table:table-cell office:value-type="float" office:value="0.0349">
                <text:p>0.034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3471">
                <text:p>0.3471</text:p>
              </table:table-cell>
              <table:table-cell office:value-type="float" office:value="0.0199">
                <text:p>0.019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3942">
                <text:p>0.3942</text:p>
              </table:table-cell>
              <table:table-cell office:value-type="float" office:value="0.0226">
                <text:p>0.022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4606">
                <text:p>0.4606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4862">
                <text:p>0.4862</text:p>
              </table:table-cell>
              <table:table-cell office:value-type="float" office:value="0.0227">
                <text:p>0.022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367">
                <text:p>0.367</text:p>
              </table:table-cell>
              <table:table-cell office:value-type="float" office:value="0.0231">
                <text:p>0.023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6169">
                <text:p>0.6169</text:p>
              </table:table-cell>
              <table:table-cell office:value-type="float" office:value="0.0238">
                <text:p>0.023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5549">
                <text:p>0.5549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5251">
                <text:p>0.5251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5273">
                <text:p>0.5273</text:p>
              </table:table-cell>
              <table:table-cell office:value-type="float" office:value="0.0232">
                <text:p>0.023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5483">
                <text:p>0.5483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6689">
                <text:p>0.6689</text:p>
              </table:table-cell>
              <table:table-cell office:value-type="float" office:value="0.0279">
                <text:p>0.027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5777">
                <text:p>0.5777</text:p>
              </table:table-cell>
              <table:table-cell office:value-type="float" office:value="0.0309">
                <text:p>0.030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6089">
                <text:p>0.6089</text:p>
              </table:table-cell>
              <table:table-cell office:value-type="float" office:value="0.0208">
                <text:p>0.020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667">
                <text:p>0.667</text:p>
              </table:table-cell>
              <table:table-cell office:value-type="float" office:value="0.0221">
                <text:p>0.022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7156">
                <text:p>0.7156</text:p>
              </table:table-cell>
              <table:table-cell office:value-type="float" office:value="0.0359">
                <text:p>0.035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5995">
                <text:p>0.5995</text:p>
              </table:table-cell>
              <table:table-cell office:value-type="float" office:value="0.0229">
                <text:p>0.022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6551">
                <text:p>0.6551</text:p>
              </table:table-cell>
              <table:table-cell office:value-type="float" office:value="0.0248">
                <text:p>0.024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6278">
                <text:p>0.6278</text:p>
              </table:table-cell>
              <table:table-cell office:value-type="float" office:value="0.0367">
                <text:p>0.036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4785">
                <text:p>0.4785</text:p>
              </table:table-cell>
              <table:table-cell office:value-type="float" office:value="0.0226">
                <text:p>0.022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6783">
                <text:p>0.6783</text:p>
              </table:table-cell>
              <table:table-cell office:value-type="float" office:value="0.0251">
                <text:p>0.025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7219">
                <text:p>0.7219</text:p>
              </table:table-cell>
              <table:table-cell office:value-type="float" office:value="0.0377">
                <text:p>0.037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618">
                <text:p>0.618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6779">
                <text:p>0.6779</text:p>
              </table:table-cell>
              <table:table-cell office:value-type="float" office:value="0.0254">
                <text:p>0.025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6298">
                <text:p>0.6298</text:p>
              </table:table-cell>
              <table:table-cell office:value-type="float" office:value="0.0398">
                <text:p>0.039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6099">
                <text:p>0.6099</text:p>
              </table:table-cell>
              <table:table-cell office:value-type="float" office:value="0.0241">
                <text:p>0.024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6737">
                <text:p>0.6737</text:p>
              </table:table-cell>
              <table:table-cell office:value-type="float" office:value="0.0258">
                <text:p>0.025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6489">
                <text:p>0.6489</text:p>
              </table:table-cell>
              <table:table-cell office:value-type="float" office:value="0.0362">
                <text:p>0.036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6349">
                <text:p>0.6349</text:p>
              </table:table-cell>
              <table:table-cell office:value-type="float" office:value="0.0254">
                <text:p>0.025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6948">
                <text:p>0.6948</text:p>
              </table:table-cell>
              <table:table-cell office:value-type="float" office:value="0.0262">
                <text:p>0.026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7389">
                <text:p>0.7389</text:p>
              </table:table-cell>
              <table:table-cell office:value-type="float" office:value="0.0387">
                <text:p>0.038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6372">
                <text:p>0.6372</text:p>
              </table:table-cell>
              <table:table-cell office:value-type="float" office:value="0.0263">
                <text:p>0.026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6969">
                <text:p>0.6969</text:p>
              </table:table-cell>
              <table:table-cell office:value-type="float" office:value="0.0283">
                <text:p>0.028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7412">
                <text:p>0.7412</text:p>
              </table:table-cell>
              <table:table-cell office:value-type="float" office:value="0.0404">
                <text:p>0.040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6413">
                <text:p>0.6413</text:p>
              </table:table-cell>
              <table:table-cell office:value-type="float" office:value="0.0265">
                <text:p>0.026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62">
                <text:p>0.62</text:p>
              </table:table-cell>
              <table:table-cell office:value-type="float" office:value="0.0286">
                <text:p>0.028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7446">
                <text:p>0.7446</text:p>
              </table:table-cell>
              <table:table-cell office:value-type="float" office:value="0.0427">
                <text:p>0.042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6437">
                <text:p>0.6437</text:p>
              </table:table-cell>
              <table:table-cell office:value-type="float" office:value="0.0268">
                <text:p>0.026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6231">
                <text:p>0.6231</text:p>
              </table:table-cell>
              <table:table-cell office:value-type="float" office:value="0.0293">
                <text:p>0.029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7478">
                <text:p>0.7478</text:p>
              </table:table-cell>
              <table:table-cell office:value-type="float" office:value="0.0419">
                <text:p>0.041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3936">
                <text:p>0.3936</text:p>
              </table:table-cell>
              <table:table-cell office:value-type="float" office:value="0.0349">
                <text:p>0.034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4325">
                <text:p>0.4325</text:p>
              </table:table-cell>
              <table:table-cell office:value-type="float" office:value="0.0374">
                <text:p>0.037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4175">
                <text:p>0.4175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5014">
                <text:p>0.5014</text:p>
              </table:table-cell>
              <table:table-cell office:value-type="float" office:value="0.0376">
                <text:p>0.037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3005">
                <text:p>0.3005</text:p>
              </table:table-cell>
              <table:table-cell office:value-type="float" office:value="0.0378">
                <text:p>0.037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4026">
                <text:p>0.4026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4665">
                <text:p>0.4665</text:p>
              </table:table-cell>
              <table:table-cell office:value-type="float" office:value="0.0405">
                <text:p>0.040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4173">
                <text:p>0.4173</text:p>
              </table:table-cell>
              <table:table-cell office:value-type="float" office:value="0.0385">
                <text:p>0.038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3978">
                <text:p>0.3978</text:p>
              </table:table-cell>
              <table:table-cell office:value-type="float" office:value="0.0423">
                <text:p>0.042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4284">
                <text:p>0.4284</text:p>
              </table:table-cell>
              <table:table-cell office:value-type="float" office:value="0.0419">
                <text:p>0.041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5663">
                <text:p>0.5663</text:p>
              </table:table-cell>
              <table:table-cell office:value-type="float" office:value="0.0458">
                <text:p>0.045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5869">
                <text:p>0.5869</text:p>
              </table:table-cell>
              <table:table-cell office:value-type="float" office:value="0.0475">
                <text:p>0.047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4543">
                <text:p>0.4543</text:p>
              </table:table-cell>
              <table:table-cell office:value-type="float" office:value="0.0395">
                <text:p>0.039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4891">
                <text:p>0.4891</text:p>
              </table:table-cell>
              <table:table-cell office:value-type="float" office:value="0.0404">
                <text:p>0.040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5077">
                <text:p>0.5077</text:p>
              </table:table-cell>
              <table:table-cell office:value-type="float" office:value="0.0409">
                <text:p>0.040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4132">
                <text:p>0.4132</text:p>
              </table:table-cell>
              <table:table-cell office:value-type="float" office:value="0.0424">
                <text:p>0.042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5066">
                <text:p>0.5066</text:p>
              </table:table-cell>
              <table:table-cell office:value-type="float" office:value="0.0406">
                <text:p>0.040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4353">
                <text:p>0.4353</text:p>
              </table:table-cell>
              <table:table-cell office:value-type="float" office:value="0.0436">
                <text:p>0.043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5238">
                <text:p>0.5238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577">
                <text:p>0.577</text:p>
              </table:table-cell>
              <table:table-cell office:value-type="float" office:value="0.0474">
                <text:p>0.047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5484">
                <text:p>0.5484</text:p>
              </table:table-cell>
              <table:table-cell office:value-type="float" office:value="0.0442">
                <text:p>0.044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5805">
                <text:p>0.5805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5967">
                <text:p>0.5967</text:p>
              </table:table-cell>
              <table:table-cell office:value-type="float" office:value="0.0502">
                <text:p>0.050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4946">
                <text:p>0.4946</text:p>
              </table:table-cell>
              <table:table-cell office:value-type="float" office:value="0.0521">
                <text:p>0.052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4537">
                <text:p>0.4537</text:p>
              </table:table-cell>
              <table:table-cell office:value-type="float" office:value="0.0392">
                <text:p>0.039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3525">
                <text:p>0.3525</text:p>
              </table:table-cell>
              <table:table-cell office:value-type="float" office:value="0.0412">
                <text:p>0.041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3733">
                <text:p>0.3733</text:p>
              </table:table-cell>
              <table:table-cell office:value-type="float" office:value="0.0399">
                <text:p>0.039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5486">
                <text:p>0.5486</text:p>
              </table:table-cell>
              <table:table-cell office:value-type="float" office:value="0.0434">
                <text:p>0.043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3752">
                <text:p>0.3752</text:p>
              </table:table-cell>
              <table:table-cell office:value-type="float" office:value="0.0439">
                <text:p>0.043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5683">
                <text:p>0.5683</text:p>
              </table:table-cell>
              <table:table-cell office:value-type="float" office:value="0.0452">
                <text:p>0.045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3962">
                <text:p>0.3962</text:p>
              </table:table-cell>
              <table:table-cell office:value-type="float" office:value="0.0458">
                <text:p>0.045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4659">
                <text:p>0.4659</text:p>
              </table:table-cell>
              <table:table-cell office:value-type="float" office:value="0.0462">
                <text:p>0.046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5558">
                <text:p>0.5558</text:p>
              </table:table-cell>
              <table:table-cell office:value-type="float" office:value="0.0459">
                <text:p>0.045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5865">
                <text:p>0.5865</text:p>
              </table:table-cell>
              <table:table-cell office:value-type="float" office:value="0.0476">
                <text:p>0.047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6033">
                <text:p>0.6033</text:p>
              </table:table-cell>
              <table:table-cell office:value-type="float" office:value="0.0506">
                <text:p>0.050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6187">
                <text:p>0.6187</text:p>
              </table:table-cell>
              <table:table-cell office:value-type="float" office:value="0.0539">
                <text:p>0.053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4498">
                <text:p>0.4498</text:p>
              </table:table-cell>
              <table:table-cell office:value-type="float" office:value="0.0369">
                <text:p>0.036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485">
                <text:p>0.485</text:p>
              </table:table-cell>
              <table:table-cell office:value-type="float" office:value="0.0405">
                <text:p>0.040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5075">
                <text:p>0.5075</text:p>
              </table:table-cell>
              <table:table-cell office:value-type="float" office:value="0.0399">
                <text:p>0.039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5329">
                <text:p>0.5329</text:p>
              </table:table-cell>
              <table:table-cell office:value-type="float" office:value="0.0412">
                <text:p>0.041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5021">
                <text:p>0.5021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5564">
                <text:p>0.5564</text:p>
              </table:table-cell>
              <table:table-cell office:value-type="float" office:value="0.0435">
                <text:p>0.043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5192">
                <text:p>0.5192</text:p>
              </table:table-cell>
              <table:table-cell office:value-type="float" office:value="0.0439">
                <text:p>0.043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4535">
                <text:p>0.4535</text:p>
              </table:table-cell>
              <table:table-cell office:value-type="float" office:value="0.0449">
                <text:p>0.044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5441">
                <text:p>0.5441</text:p>
              </table:table-cell>
              <table:table-cell office:value-type="float" office:value="0.0438">
                <text:p>0.043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5757">
                <text:p>0.5757</text:p>
              </table:table-cell>
              <table:table-cell office:value-type="float" office:value="0.0462">
                <text:p>0.046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5918">
                <text:p>0.5918</text:p>
              </table:table-cell>
              <table:table-cell office:value-type="float" office:value="0.0493">
                <text:p>0.049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6076">
                <text:p>0.6076</text:p>
              </table:table-cell>
              <table:table-cell office:value-type="float" office:value="0.0512">
                <text:p>0.051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3027">
                <text:p>0.3027</text:p>
              </table:table-cell>
              <table:table-cell office:value-type="float" office:value="0.0405">
                <text:p>0.040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5021">
                <text:p>0.5021</text:p>
              </table:table-cell>
              <table:table-cell office:value-type="float" office:value="0.0416">
                <text:p>0.041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36">
                <text:p>0.36</text:p>
              </table:table-cell>
              <table:table-cell office:value-type="float" office:value="0.0418">
                <text:p>0.041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5564">
                <text:p>0.5564</text:p>
              </table:table-cell>
              <table:table-cell office:value-type="float" office:value="0.0442">
                <text:p>0.044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5181">
                <text:p>0.5181</text:p>
              </table:table-cell>
              <table:table-cell office:value-type="float" office:value="0.0434">
                <text:p>0.043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5718">
                <text:p>0.5718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4026">
                <text:p>0.4026</text:p>
              </table:table-cell>
              <table:table-cell office:value-type="float" office:value="0.0439">
                <text:p>0.043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5878">
                <text:p>0.5878</text:p>
              </table:table-cell>
              <table:table-cell office:value-type="float" office:value="0.0475">
                <text:p>0.047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5614">
                <text:p>0.5614</text:p>
              </table:table-cell>
              <table:table-cell office:value-type="float" office:value="0.0482">
                <text:p>0.048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5915">
                <text:p>0.5915</text:p>
              </table:table-cell>
              <table:table-cell office:value-type="float" office:value="0.0511">
                <text:p>0.051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5958">
                <text:p>0.5958</text:p>
              </table:table-cell>
              <table:table-cell office:value-type="float" office:value="0.0533">
                <text:p>0.053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494">
                <text:p>0.494</text:p>
              </table:table-cell>
              <table:table-cell office:value-type="float" office:value="0.0535">
                <text:p>0.053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4659">
                <text:p>0.4659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5063">
                <text:p>0.5063</text:p>
              </table:table-cell>
              <table:table-cell office:value-type="float" office:value="0.0546">
                <text:p>0.054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6218">
                <text:p>0.6218</text:p>
              </table:table-cell>
              <table:table-cell office:value-type="float" office:value="0.0565">
                <text:p>0.056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6292">
                <text:p>0.6292</text:p>
              </table:table-cell>
              <table:table-cell office:value-type="float" office:value="0.0572">
                <text:p>0.057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5386">
                <text:p>0.5386</text:p>
              </table:table-cell>
              <table:table-cell office:value-type="float" office:value="0.0461">
                <text:p>0.046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6123">
                <text:p>0.6123</text:p>
              </table:table-cell>
              <table:table-cell office:value-type="float" office:value="0.0548">
                <text:p>0.054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5665">
                <text:p>0.5665</text:p>
              </table:table-cell>
              <table:table-cell office:value-type="float" office:value="0.0547">
                <text:p>0.054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549">
                <text:p>0.549</text:p>
              </table:table-cell>
              <table:table-cell office:value-type="float" office:value="0.0493">
                <text:p>0.049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4954">
                <text:p>0.4954</text:p>
              </table:table-cell>
              <table:table-cell office:value-type="float" office:value="0.0508">
                <text:p>0.050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678">
                <text:p>0.678</text:p>
              </table:table-cell>
              <table:table-cell office:value-type="float" office:value="0.0618">
                <text:p>0.061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4817">
                <text:p>0.4817</text:p>
              </table:table-cell>
              <table:table-cell office:value-type="float" office:value="0.0539">
                <text:p>0.053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398">
                <text:p>0.398</text:p>
              </table:table-cell>
              <table:table-cell office:value-type="float" office:value="0.0597">
                <text:p>0.059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637">
                <text:p>0.637</text:p>
              </table:table-cell>
              <table:table-cell office:value-type="float" office:value="0.0511">
                <text:p>0.051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5216">
                <text:p>0.5216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4252">
                <text:p>0.4252</text:p>
              </table:table-cell>
              <table:table-cell office:value-type="float" office:value="0.0565">
                <text:p>0.056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4941">
                <text:p>0.4941</text:p>
              </table:table-cell>
              <table:table-cell office:value-type="float" office:value="0.0485">
                <text:p>0.048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6224">
                <text:p>0.6224</text:p>
              </table:table-cell>
              <table:table-cell office:value-type="float" office:value="0.0517">
                <text:p>0.051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4005">
                <text:p>0.4005</text:p>
              </table:table-cell>
              <table:table-cell office:value-type="float" office:value="0.0489">
                <text:p>0.048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4126">
                <text:p>0.4126</text:p>
              </table:table-cell>
              <table:table-cell office:value-type="float" office:value="0.0585">
                <text:p>0.058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5007">
                <text:p>0.5007</text:p>
              </table:table-cell>
              <table:table-cell office:value-type="float" office:value="0.0516">
                <text:p>0.051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6378">
                <text:p>0.6378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6536">
                <text:p>0.6536</text:p>
              </table:table-cell>
              <table:table-cell office:value-type="float" office:value="0.0587">
                <text:p>0.058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587">
                <text:p>0.587</text:p>
              </table:table-cell>
              <table:table-cell office:value-type="float" office:value="0.0511">
                <text:p>0.051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6833">
                <text:p>0.6833</text:p>
              </table:table-cell>
              <table:table-cell office:value-type="float" office:value="0.0558">
                <text:p>0.055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6944">
                <text:p>0.6944</text:p>
              </table:table-cell>
              <table:table-cell office:value-type="float" office:value="0.0565">
                <text:p>0.056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4892">
                <text:p>0.4892</text:p>
              </table:table-cell>
              <table:table-cell office:value-type="float" office:value="0.0455">
                <text:p>0.045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4007">
                <text:p>0.4007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4118">
                <text:p>0.4118</text:p>
              </table:table-cell>
              <table:table-cell office:value-type="float" office:value="0.0464">
                <text:p>0.04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